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6"/>
    <style:style style:name="ce3" style:family="table-cell" style:parent-style-name="ChanceOfSurvival">
      <style:map style:condition="cell-content()&lt;50" style:apply-style-name="Unbenannt5" style:base-cell-address="Enemy12.B2"/>
      <style:map style:condition="cell-content()&gt;75" style:apply-style-name="Unbenannt6" style:base-cell-address="Enemy12.B2"/>
    </style:style>
    <style:style style:name="ce4" style:family="table-cell" style:parent-style-name="ReturnOnInvest">
      <style:map style:condition="cell-content()&lt;[$Enemy12.$B$37]-1" style:apply-style-name="Unbenannt3" style:base-cell-address="Enemy12.B20"/>
      <style:map style:condition="cell-content()&gt;[$Enemy12.$B$37]" style:apply-style-name="Unbenannt4" style:base-cell-address="Enemy12.B2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ate" table:style-name="ta1" table:print="false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Rati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Create.Y17" table:end-x="1.001cm" table:end-y="0.373cm" draw:z-index="0" draw:style-name="gr1" draw:text-style-name="P1" svg:width="14.303cm" svg:height="7.473cm" svg:x="0.246cm" svg:y="0.126cm">
              <draw:object draw:notify-on-update-of-ranges="Create.A1:Create.A1 Create.B1:Create.Q1 Create.A2:Create.A2 Create.B2:Create.Q2 Create.A3:Create.A3 Create.B3:Create.Q3 Create.A4:Create.A4 Create.B4:Create.Q4 Create.A5:Create.A5 Create.B5:Create.Q5 Create.A6:Create.A6 Create.B6:Create.Q6 Create.A7:Create.A7 Create.B7:Create.Q7 Create.A8:Create.A8 Create.B8:Create.Q8 Create.A9:Create.A9 Create.B9:Create.Q9 Create.A10:Create.A10 Create.B10:Create.Q10 Create.A11:Create.A11 Create.B11:Create.Q11 Create.A12:Create.A12 Create.B12:Create.Q12 Create.A13:Create.A13 Create.B13:Create.Q13 Create.A14:Create.A14 Create.B14:Create.Q14 Create.A15:Create.A15 Create.B15:Create.Q15 Create.A16:Create.A16 Create.B16:Create.Q16 Create.A17:Create.A17 Create.B17:Create.Q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table:style-name="Default" office:value-type="float" office:value="0">
            <text:p>0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.827">
            <text:p>0,827</text:p>
          </table:table-cell>
          <table:table-cell table:style-name="Default" office:value-type="float" office:value="8.788">
            <text:p>8,78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12" table:style-name="Default" office:value-type="float" office:value="0">
            <text:p>0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.861">
            <text:p>0,861</text:p>
          </table:table-cell>
          <table:table-cell table:style-name="Default" office:value-type="float" office:value="8.793">
            <text:p>8,793</text:p>
          </table:table-cell>
          <table:table-cell table:style-name="Default" office:value-type="float" office:value="35.825">
            <text:p>35,8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11" table:style-name="Default" office:value-type="float" office:value="0">
            <text:p>0</text:p>
          </table:table-cell>
          <table:table-cell table:style-name="Default" office:value-type="float" office:value="0.022">
            <text:p>0,022</text:p>
          </table:table-cell>
          <table:table-cell table:style-name="Default" office:value-type="float" office:value="0.872">
            <text:p>0,872</text:p>
          </table:table-cell>
          <table:table-cell table:style-name="Default" office:value-type="float" office:value="8.545">
            <text:p>8,545</text:p>
          </table:table-cell>
          <table:table-cell table:style-name="Default" office:value-type="float" office:value="35.893">
            <text:p>35,893</text:p>
          </table:table-cell>
          <table:table-cell table:style-name="Default" office:value-type="float" office:value="73.182">
            <text:p>73,18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10" table:style-name="Default" office:value-type="float" office:value="0">
            <text:p>0</text:p>
          </table:table-cell>
          <table:table-cell table:style-name="Default" office:value-type="float" office:value="0.017">
            <text:p>0,017</text:p>
          </table:table-cell>
          <table:table-cell table:style-name="Default" office:value-type="float" office:value="0.822">
            <text:p>0,822</text:p>
          </table:table-cell>
          <table:table-cell table:style-name="Default" office:value-type="float" office:value="8.704">
            <text:p>8,704</text:p>
          </table:table-cell>
          <table:table-cell table:style-name="Default" office:value-type="float" office:value="35.688">
            <text:p>35,688</text:p>
          </table:table-cell>
          <table:table-cell table:style-name="Default" office:value-type="float" office:value="73.606">
            <text:p>73,606</text:p>
          </table:table-cell>
          <table:table-cell table:style-name="Default" office:value-type="float" office:value="95.288">
            <text:p>95,2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9" table:style-name="Default" office:value-type="float" office:value="0">
            <text:p>0</text:p>
          </table:table-cell>
          <table:table-cell table:style-name="Default" office:value-type="float" office:value="0.021">
            <text:p>0,021</text:p>
          </table:table-cell>
          <table:table-cell table:style-name="Default" office:value-type="float" office:value="0.809">
            <text:p>0,809</text:p>
          </table:table-cell>
          <table:table-cell table:style-name="Default" office:value-type="float" office:value="8.668">
            <text:p>8,668</text:p>
          </table:table-cell>
          <table:table-cell table:style-name="Default" office:value-type="float" office:value="35.869">
            <text:p>35,869</text:p>
          </table:table-cell>
          <table:table-cell table:style-name="Default" office:value-type="float" office:value="73.464">
            <text:p>73,464</text:p>
          </table:table-cell>
          <table:table-cell table:style-name="Default" office:value-type="float" office:value="95.22">
            <text:p>95,22</text:p>
          </table:table-cell>
          <table:table-cell table:style-name="Default" office:value-type="float" office:value="99.726">
            <text:p>99,72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0.016">
            <text:p>0,016</text:p>
          </table:table-cell>
          <table:table-cell table:style-name="Default" office:value-type="float" office:value="0.833">
            <text:p>0,833</text:p>
          </table:table-cell>
          <table:table-cell table:style-name="Default" office:value-type="float" office:value="8.743">
            <text:p>8,743</text:p>
          </table:table-cell>
          <table:table-cell table:style-name="Default" office:value-type="float" office:value="35.847">
            <text:p>35,847</text:p>
          </table:table-cell>
          <table:table-cell table:style-name="Default" office:value-type="float" office:value="73.58">
            <text:p>73,58</text:p>
          </table:table-cell>
          <table:table-cell table:style-name="Default" office:value-type="float" office:value="95.315">
            <text:p>95,315</text:p>
          </table:table-cell>
          <table:table-cell table:style-name="Default" office:value-type="float" office:value="99.717">
            <text:p>99,717</text:p>
          </table:table-cell>
          <table:table-cell table:style-name="Default" office:value-type="float" office:value="99.995">
            <text:p>99,99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0.018">
            <text:p>0,018</text:p>
          </table:table-cell>
          <table:table-cell table:style-name="Default" office:value-type="float" office:value="0.825">
            <text:p>0,825</text:p>
          </table:table-cell>
          <table:table-cell table:style-name="Default" office:value-type="float" office:value="8.88">
            <text:p>8,88</text:p>
          </table:table-cell>
          <table:table-cell table:style-name="Default" office:value-type="float" office:value="35.547">
            <text:p>35,547</text:p>
          </table:table-cell>
          <table:table-cell table:style-name="Default" office:value-type="float" office:value="73.705">
            <text:p>73,705</text:p>
          </table:table-cell>
          <table:table-cell table:style-name="Default" office:value-type="float" office:value="95.113">
            <text:p>95,113</text:p>
          </table:table-cell>
          <table:table-cell table:style-name="Default" office:value-type="float" office:value="99.741">
            <text:p>99,741</text:p>
          </table:table-cell>
          <table:table-cell table:style-name="Default" office:value-type="float" office:value="99.998">
            <text:p>99,998</text:p>
          </table:table-cell>
          <table:table-cell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0.018">
            <text:p>0,018</text:p>
          </table:table-cell>
          <table:table-cell table:style-name="Default" office:value-type="float" office:value="0.826">
            <text:p>0,826</text:p>
          </table:table-cell>
          <table:table-cell table:style-name="Default" office:value-type="float" office:value="8.714">
            <text:p>8,714</text:p>
          </table:table-cell>
          <table:table-cell table:style-name="Default" office:value-type="float" office:value="35.736">
            <text:p>35,736</text:p>
          </table:table-cell>
          <table:table-cell table:style-name="Default" office:value-type="float" office:value="73.478">
            <text:p>73,478</text:p>
          </table:table-cell>
          <table:table-cell table:style-name="Default" office:value-type="float" office:value="95.155">
            <text:p>95,155</text:p>
          </table:table-cell>
          <table:table-cell table:style-name="Default" office:value-type="float" office:value="99.706">
            <text:p>99,706</text:p>
          </table:table-cell>
          <table:table-cell table:style-name="Default" office:value-type="float" office:value="99.995">
            <text:p>99,995</text:p>
          </table:table-cell>
          <table:table-cell table:number-columns-repeated="2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0.018">
            <text:p>0,018</text:p>
          </table:table-cell>
          <table:table-cell table:style-name="Default" office:value-type="float" office:value="0.888">
            <text:p>0,888</text:p>
          </table:table-cell>
          <table:table-cell table:style-name="Default" office:value-type="float" office:value="8.707">
            <text:p>8,707</text:p>
          </table:table-cell>
          <table:table-cell table:style-name="Default" office:value-type="float" office:value="35.621">
            <text:p>35,621</text:p>
          </table:table-cell>
          <table:table-cell table:style-name="Default" office:value-type="float" office:value="73.645">
            <text:p>73,645</text:p>
          </table:table-cell>
          <table:table-cell table:style-name="Default" office:value-type="float" office:value="95.46">
            <text:p>95,46</text:p>
          </table:table-cell>
          <table:table-cell table:style-name="Default" office:value-type="float" office:value="99.738">
            <text:p>99,738</text:p>
          </table:table-cell>
          <table:table-cell table:style-name="Default" office:value-type="float" office:value="99.999">
            <text:p>99,999</text:p>
          </table:table-cell>
          <table:table-cell table:number-columns-repeated="3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0.061">
            <text:p>0,061</text:p>
          </table:table-cell>
          <table:table-cell table:style-name="Default" office:value-type="float" office:value="1.332">
            <text:p>1,332</text:p>
          </table:table-cell>
          <table:table-cell table:style-name="Default" office:value-type="float" office:value="10.235">
            <text:p>10,235</text:p>
          </table:table-cell>
          <table:table-cell table:style-name="Default" office:value-type="float" office:value="37.664">
            <text:p>37,664</text:p>
          </table:table-cell>
          <table:table-cell table:style-name="Default" office:value-type="float" office:value="74.969">
            <text:p>74,969</text:p>
          </table:table-cell>
          <table:table-cell table:style-name="Default" office:value-type="float" office:value="95.653">
            <text:p>95,653</text:p>
          </table:table-cell>
          <table:table-cell table:style-name="Default" office:value-type="float" office:value="99.746">
            <text:p>99,746</text:p>
          </table:table-cell>
          <table:table-cell table:style-name="Default" office:value-type="float" office:value="99.997">
            <text:p>99,997</text:p>
          </table:table-cell>
          <table:table-cell table:number-columns-repeated="4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.037">
            <text:p>0,037</text:p>
          </table:table-cell>
          <table:table-cell table:style-name="Default" office:value-type="float" office:value="0.065">
            <text:p>0,065</text:p>
          </table:table-cell>
          <table:table-cell table:style-name="Default" office:value-type="float" office:value="0.198">
            <text:p>0,198</text:p>
          </table:table-cell>
          <table:table-cell table:style-name="Default" office:value-type="float" office:value="0.834">
            <text:p>0,834</text:p>
          </table:table-cell>
          <table:table-cell table:style-name="Default" office:value-type="float" office:value="3.84">
            <text:p>3,84</text:p>
          </table:table-cell>
          <table:table-cell table:style-name="Default" office:value-type="float" office:value="16.2">
            <text:p>16,2</text:p>
          </table:table-cell>
          <table:table-cell table:style-name="Default" office:value-type="float" office:value="44.983">
            <text:p>44,983</text:p>
          </table:table-cell>
          <table:table-cell table:style-name="Default" office:value-type="float" office:value="78.637">
            <text:p>78,637</text:p>
          </table:table-cell>
          <table:table-cell table:style-name="Default" office:value-type="float" office:value="96.325">
            <text:p>96,325</text:p>
          </table:table-cell>
          <table:table-cell table:style-name="Default" office:value-type="float" office:value="99.813">
            <text:p>99,813</text:p>
          </table:table-cell>
          <table:table-cell table:style-name="Default" office:value-type="float" office:value="99.999">
            <text:p>99,999</text:p>
          </table:table-cell>
          <table:table-cell table:number-columns-repeated="5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5.266">
            <text:p>5,266</text:p>
          </table:table-cell>
          <table:table-cell table:style-name="Default" office:value-type="float" office:value="6.652">
            <text:p>6,652</text:p>
          </table:table-cell>
          <table:table-cell table:style-name="Default" office:value-type="float" office:value="10.616">
            <text:p>10,616</text:p>
          </table:table-cell>
          <table:table-cell table:style-name="Default" office:value-type="float" office:value="19.197">
            <text:p>19,197</text:p>
          </table:table-cell>
          <table:table-cell table:style-name="Default" office:value-type="float" office:value="37.003">
            <text:p>37,003</text:p>
          </table:table-cell>
          <table:table-cell table:style-name="Default" office:value-type="float" office:value="62.77">
            <text:p>62,77</text:p>
          </table:table-cell>
          <table:table-cell table:style-name="Default" office:value-type="float" office:value="87.024">
            <text:p>87,024</text:p>
          </table:table-cell>
          <table:table-cell table:style-name="Default" office:value-type="float" office:value="97.881">
            <text:p>97,881</text:p>
          </table:table-cell>
          <table:table-cell table:style-name="Default" office:value-type="float" office:value="99.889">
            <text:p>99,889</text:p>
          </table:table-cell>
          <table:table-cell table:style-name="Default" office:value-type="float" office:value="99.999">
            <text:p>99,999</text:p>
          </table:table-cell>
          <table:table-cell table:number-columns-repeated="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49.939">
            <text:p>49,939</text:p>
          </table:table-cell>
          <table:table-cell table:style-name="Default" office:value-type="float" office:value="54.58">
            <text:p>54,58</text:p>
          </table:table-cell>
          <table:table-cell table:style-name="Default" office:value-type="float" office:value="62.736">
            <text:p>62,736</text:p>
          </table:table-cell>
          <table:table-cell table:style-name="Default" office:value-type="float" office:value="75.063">
            <text:p>75,063</text:p>
          </table:table-cell>
          <table:table-cell table:style-name="Default" office:value-type="float" office:value="87.339">
            <text:p>87,339</text:p>
          </table:table-cell>
          <table:table-cell table:style-name="Default" office:value-type="float" office:value="96.107">
            <text:p>96,107</text:p>
          </table:table-cell>
          <table:table-cell table:style-name="Default" office:value-type="float" office:value="99.4">
            <text:p>99,4</text:p>
          </table:table-cell>
          <table:table-cell table:style-name="Default" office:value-type="float" office:value="99.973">
            <text:p>99,973</text:p>
          </table:table-cell>
          <table:table-cell table:style-name="Default" office:value-type="float" office:value="99.998">
            <text:p>99,998</text:p>
          </table:table-cell>
          <table:table-cell table:number-columns-repeated="7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94.727">
            <text:p>94,727</text:p>
          </table:table-cell>
          <table:table-cell table:style-name="Default" office:value-type="float" office:value="95.897">
            <text:p>95,897</text:p>
          </table:table-cell>
          <table:table-cell table:style-name="Default" office:value-type="float" office:value="97.468">
            <text:p>97,468</text:p>
          </table:table-cell>
          <table:table-cell table:style-name="Default" office:value-type="float" office:value="98.832">
            <text:p>98,832</text:p>
          </table:table-cell>
          <table:table-cell table:style-name="Default" office:value-type="float" office:value="99.683">
            <text:p>99,683</text:p>
          </table:table-cell>
          <table:table-cell table:style-name="Default" office:value-type="float" office:value="99.955">
            <text:p>99,955</text:p>
          </table:table-cell>
          <table:table-cell table:style-name="Default" office:value-type="float" office:value="99.998">
            <text:p>99,998</text:p>
          </table:table-cell>
          <table:table-cell table:number-columns-repeated="9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99.959">
            <text:p>99,959</text:p>
          </table:table-cell>
          <table:table-cell table:style-name="Default" office:value-type="float" office:value="99.97">
            <text:p>99,97</text:p>
          </table:table-cell>
          <table:table-cell table:style-name="Default" office:value-type="float" office:value="99.993">
            <text:p>99,993</text:p>
          </table:table-cell>
          <table:table-cell table:style-name="Default" office:value-type="float" office:value="99.996">
            <text:p>99,996</text:p>
          </table:table-cell>
          <table:table-cell table:style-name="Default" office:value-type="float" office:value="99.998">
            <text:p>99,998</text:p>
          </table:table-cell>
          <table:table-cell table:number-columns-repeated="11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office:value-type="string">
            <text:p>Abrasion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Create.Y35" table:end-x="1.153cm" table:end-y="0.251cm" draw:z-index="1" draw:style-name="gr1" draw:text-style-name="P1" svg:width="14.505cm" svg:height="7.356cm" svg:x="0.196cm" svg:y="0.121cm">
              <draw:object draw:notify-on-update-of-ranges="Create.B19:Create.Q19 Create.A20:Create.A20 Create.B20:Create.Q20 Create.A21:Create.A21 Create.B21:Create.Q21 Create.A22:Create.A22 Create.B22:Create.Q22 Create.A23:Create.A23 Create.B23:Create.Q23 Create.A24:Create.A24 Create.B24:Create.Q24 Create.A25:Create.A25 Create.B25:Create.Q25 Create.A26:Create.A26 Create.B26:Create.Q26 Create.A27:Create.A27 Create.B27:Create.Q27 Create.A28:Create.A28 Create.B28:Create.Q28 Create.A29:Create.A29 Create.B29:Create.Q29 Create.A30:Create.A30 Create.B30:Create.Q30 Create.A31:Create.A31 Create.B31:Create.Q31 Create.A32:Create.A32 Create.B32:Create.Q32 Create.A33:Create.A33 Create.B33:Create.Q33 Create.A34:Create.A34 Create.B34:Create.Q34 Create.A35:Create.A35 Create.B35:Create.Q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7163">
            <text:p>1,97163</text:p>
          </table:table-cell>
          <table:table-cell table:style-name="Default" office:value-type="float" office:value="2.09718">
            <text:p>2,09718</text:p>
          </table:table-cell>
          <table:table-cell table:style-name="Default" office:value-type="float" office:value="2.24169">
            <text:p>2,24169</text:p>
          </table:table-cell>
          <table:table-cell table:style-name="Default" office:value-type="float" office:value="2.45704">
            <text:p>2,45704</text:p>
          </table:table-cell>
          <table:table-cell table:style-name="Default" office:value-type="float" office:value="2.72572">
            <text:p>2,72572</text:p>
          </table:table-cell>
          <table:table-cell table:style-name="Default" office:value-type="float" office:value="3.05447">
            <text:p>3,05447</text:p>
          </table:table-cell>
          <table:table-cell table:style-name="Default" office:value-type="float" office:value="3.45476">
            <text:p>3,45476</text:p>
          </table:table-cell>
          <table:table-cell table:style-name="Default" office:value-type="float" office:value="3.95499">
            <text:p>3,95499</text:p>
          </table:table-cell>
          <table:table-cell table:style-name="Default" office:value-type="float" office:value="4.54887">
            <text:p>4,54887</text:p>
          </table:table-cell>
          <table:table-cell table:style-name="Default" office:value-type="float" office:value="5.25063">
            <text:p>5,25063</text:p>
          </table:table-cell>
          <table:table-cell table:style-name="Default" office:value-type="float" office:value="6.06204">
            <text:p>6,06204</text:p>
          </table:table-cell>
          <table:table-cell table:style-name="Default" office:value-type="float" office:value="6.94873">
            <text:p>6,94873</text:p>
          </table:table-cell>
          <table:table-cell table:style-name="Default" office:value-type="float" office:value="7.85592">
            <text:p>7,85592</text:p>
          </table:table-cell>
          <table:table-cell table:style-name="Default" office:value-type="float" office:value="8.44261">
            <text:p>8,4426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23661">
            <text:p>2,23661</text:p>
          </table:table-cell>
          <table:table-cell table:style-name="Default" office:value-type="float" office:value="2.45118">
            <text:p>2,45118</text:p>
          </table:table-cell>
          <table:table-cell table:style-name="Default" office:value-type="float" office:value="2.72224">
            <text:p>2,72224</text:p>
          </table:table-cell>
          <table:table-cell table:style-name="Default" office:value-type="float" office:value="3.0527">
            <text:p>3,0527</text:p>
          </table:table-cell>
          <table:table-cell table:style-name="Default" office:value-type="float" office:value="3.45959">
            <text:p>3,45959</text:p>
          </table:table-cell>
          <table:table-cell table:style-name="Default" office:value-type="float" office:value="3.94917">
            <text:p>3,94917</text:p>
          </table:table-cell>
          <table:table-cell table:style-name="Default" office:value-type="float" office:value="4.55148">
            <text:p>4,55148</text:p>
          </table:table-cell>
          <table:table-cell table:style-name="Default" office:value-type="float" office:value="5.25267">
            <text:p>5,25267</text:p>
          </table:table-cell>
          <table:table-cell table:style-name="Default" office:value-type="float" office:value="6.05668">
            <text:p>6,05668</text:p>
          </table:table-cell>
          <table:table-cell table:style-name="Default" office:value-type="float" office:value="6.9479">
            <text:p>6,9479</text:p>
          </table:table-cell>
          <table:table-cell table:style-name="Default" office:value-type="float" office:value="7.8513">
            <text:p>7,8513</text:p>
          </table:table-cell>
          <table:table-cell table:style-name="Default" office:value-type="float" office:value="8.44899">
            <text:p>8,44899</text:p>
          </table:table-cell>
          <table:table-cell table:style-name="Default" office:value-type="float" office:value="7.85214">
            <text:p>7,852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4444">
            <text:p>2,4444</text:p>
          </table:table-cell>
          <table:table-cell table:style-name="Default" office:value-type="float" office:value="2.72342">
            <text:p>2,72342</text:p>
          </table:table-cell>
          <table:table-cell table:style-name="Default" office:value-type="float" office:value="3.0536">
            <text:p>3,0536</text:p>
          </table:table-cell>
          <table:table-cell table:style-name="Default" office:value-type="float" office:value="3.454">
            <text:p>3,454</text:p>
          </table:table-cell>
          <table:table-cell table:style-name="Default" office:value-type="float" office:value="3.95229">
            <text:p>3,95229</text:p>
          </table:table-cell>
          <table:table-cell table:style-name="Default" office:value-type="float" office:value="4.54596">
            <text:p>4,54596</text:p>
          </table:table-cell>
          <table:table-cell table:style-name="Default" office:value-type="float" office:value="5.25815">
            <text:p>5,25815</text:p>
          </table:table-cell>
          <table:table-cell table:style-name="Default" office:value-type="float" office:value="6.06146">
            <text:p>6,06146</text:p>
          </table:table-cell>
          <table:table-cell table:style-name="Default" office:value-type="float" office:value="6.94036">
            <text:p>6,94036</text:p>
          </table:table-cell>
          <table:table-cell table:style-name="Default" office:value-type="float" office:value="7.855">
            <text:p>7,855</text:p>
          </table:table-cell>
          <table:table-cell table:style-name="Default" office:value-type="float" office:value="8.45445">
            <text:p>8,45445</text:p>
          </table:table-cell>
          <table:table-cell table:style-name="Default" office:value-type="float" office:value="7.85183">
            <text:p>7,85183</text:p>
          </table:table-cell>
          <table:table-cell table:style-name="Default" office:value-type="float" office:value="5.9017">
            <text:p>5,90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66602">
            <text:p>2,66602</text:p>
          </table:table-cell>
          <table:table-cell table:style-name="Default" office:value-type="float" office:value="3.04469">
            <text:p>3,04469</text:p>
          </table:table-cell>
          <table:table-cell table:style-name="Default" office:value-type="float" office:value="3.45709">
            <text:p>3,45709</text:p>
          </table:table-cell>
          <table:table-cell table:style-name="Default" office:value-type="float" office:value="3.9501">
            <text:p>3,9501</text:p>
          </table:table-cell>
          <table:table-cell table:style-name="Default" office:value-type="float" office:value="4.55258">
            <text:p>4,55258</text:p>
          </table:table-cell>
          <table:table-cell table:style-name="Default" office:value-type="float" office:value="5.25849">
            <text:p>5,25849</text:p>
          </table:table-cell>
          <table:table-cell table:style-name="Default" office:value-type="float" office:value="6.0594">
            <text:p>6,0594</text:p>
          </table:table-cell>
          <table:table-cell table:style-name="Default" office:value-type="float" office:value="6.94855">
            <text:p>6,94855</text:p>
          </table:table-cell>
          <table:table-cell table:style-name="Default" office:value-type="float" office:value="7.85631">
            <text:p>7,85631</text:p>
          </table:table-cell>
          <table:table-cell table:style-name="Default" office:value-type="float" office:value="8.45018">
            <text:p>8,45018</text:p>
          </table:table-cell>
          <table:table-cell table:style-name="Default" office:value-type="float" office:value="7.85461">
            <text:p>7,85461</text:p>
          </table:table-cell>
          <table:table-cell table:style-name="Default" office:value-type="float" office:value="5.87839">
            <text:p>5,87839</text:p>
          </table:table-cell>
          <table:table-cell table:style-name="Default" office:value-type="float" office:value="3.96483">
            <text:p>3,9648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84137">
            <text:p>2,84137</text:p>
          </table:table-cell>
          <table:table-cell table:style-name="Default" office:value-type="float" office:value="3.3985">
            <text:p>3,3985</text:p>
          </table:table-cell>
          <table:table-cell table:style-name="Default" office:value-type="float" office:value="3.93175">
            <text:p>3,93175</text:p>
          </table:table-cell>
          <table:table-cell table:style-name="Default" office:value-type="float" office:value="4.54139">
            <text:p>4,54139</text:p>
          </table:table-cell>
          <table:table-cell table:style-name="Default" office:value-type="float" office:value="5.24789">
            <text:p>5,24789</text:p>
          </table:table-cell>
          <table:table-cell table:style-name="Default" office:value-type="float" office:value="6.0638">
            <text:p>6,0638</text:p>
          </table:table-cell>
          <table:table-cell table:style-name="Default" office:value-type="float" office:value="6.94101">
            <text:p>6,94101</text:p>
          </table:table-cell>
          <table:table-cell table:style-name="Default" office:value-type="float" office:value="7.85039">
            <text:p>7,85039</text:p>
          </table:table-cell>
          <table:table-cell table:style-name="Default" office:value-type="float" office:value="8.45065">
            <text:p>8,45065</text:p>
          </table:table-cell>
          <table:table-cell table:style-name="Default" office:value-type="float" office:value="7.84965">
            <text:p>7,84965</text:p>
          </table:table-cell>
          <table:table-cell table:style-name="Default" office:value-type="float" office:value="5.89135">
            <text:p>5,89135</text:p>
          </table:table-cell>
          <table:table-cell table:style-name="Default" office:value-type="float" office:value="3.96155">
            <text:p>3,96155</text:p>
          </table:table-cell>
          <table:table-cell table:style-name="Default" office:value-type="float" office:value="2.97559">
            <text:p>2,9755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4633">
            <text:p>2,94633</text:p>
          </table:table-cell>
          <table:table-cell table:style-name="Default" office:value-type="float" office:value="3.7041">
            <text:p>3,7041</text:p>
          </table:table-cell>
          <table:table-cell table:style-name="Default" office:value-type="float" office:value="4.41395">
            <text:p>4,41395</text:p>
          </table:table-cell>
          <table:table-cell table:style-name="Default" office:value-type="float" office:value="5.16622">
            <text:p>5,16622</text:p>
          </table:table-cell>
          <table:table-cell table:style-name="Default" office:value-type="float" office:value="5.99439">
            <text:p>5,99439</text:p>
          </table:table-cell>
          <table:table-cell table:style-name="Default" office:value-type="float" office:value="6.88764">
            <text:p>6,88764</text:p>
          </table:table-cell>
          <table:table-cell table:style-name="Default" office:value-type="float" office:value="7.799">
            <text:p>7,799</text:p>
          </table:table-cell>
          <table:table-cell table:style-name="Default" office:value-type="float" office:value="8.40407">
            <text:p>8,40407</text:p>
          </table:table-cell>
          <table:table-cell table:style-name="Default" office:value-type="float" office:value="7.8267">
            <text:p>7,8267</text:p>
          </table:table-cell>
          <table:table-cell table:style-name="Default" office:value-type="float" office:value="5.87735">
            <text:p>5,87735</text:p>
          </table:table-cell>
          <table:table-cell table:style-name="Default" office:value-type="float" office:value="3.94874">
            <text:p>3,94874</text:p>
          </table:table-cell>
          <table:table-cell table:style-name="Default" office:value-type="float" office:value="2.97833">
            <text:p>2,97833</text:p>
          </table:table-cell>
          <table:table-cell table:style-name="Default" office:value-type="float" office:value="2.51697">
            <text:p>2,5169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39">
            <text:p>2,98839</text:p>
          </table:table-cell>
          <table:table-cell table:style-name="Default" office:value-type="float" office:value="3.90032">
            <text:p>3,90032</text:p>
          </table:table-cell>
          <table:table-cell table:style-name="Default" office:value-type="float" office:value="4.77762">
            <text:p>4,77762</text:p>
          </table:table-cell>
          <table:table-cell table:style-name="Default" office:value-type="float" office:value="5.66872">
            <text:p>5,66872</text:p>
          </table:table-cell>
          <table:table-cell table:style-name="Default" office:value-type="float" office:value="6.59981">
            <text:p>6,59981</text:p>
          </table:table-cell>
          <table:table-cell table:style-name="Default" office:value-type="float" office:value="7.53797">
            <text:p>7,53797</text:p>
          </table:table-cell>
          <table:table-cell table:style-name="Default" office:value-type="float" office:value="8.16853">
            <text:p>8,16853</text:p>
          </table:table-cell>
          <table:table-cell table:style-name="Default" office:value-type="float" office:value="7.69483">
            <text:p>7,69483</text:p>
          </table:table-cell>
          <table:table-cell table:style-name="Default" office:value-type="float" office:value="5.81999">
            <text:p>5,81999</text:p>
          </table:table-cell>
          <table:table-cell table:style-name="Default" office:value-type="float" office:value="3.96923">
            <text:p>3,96923</text:p>
          </table:table-cell>
          <table:table-cell table:style-name="Default" office:value-type="float" office:value="2.97532">
            <text:p>2,97532</text:p>
          </table:table-cell>
          <table:table-cell table:style-name="Default" office:value-type="float" office:value="2.51322">
            <text:p>2,51322</text:p>
          </table:table-cell>
          <table:table-cell table:style-name="Default" office:value-type="float" office:value="2.25062">
            <text:p>2,2506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22">
            <text:p>2,99922</text:p>
          </table:table-cell>
          <table:table-cell table:style-name="Default" office:value-type="float" office:value="3.98005">
            <text:p>3,98005</text:p>
          </table:table-cell>
          <table:table-cell table:style-name="Default" office:value-type="float" office:value="4.95185">
            <text:p>4,95185</text:p>
          </table:table-cell>
          <table:table-cell table:style-name="Default" office:value-type="float" office:value="5.92474">
            <text:p>5,92474</text:p>
          </table:table-cell>
          <table:table-cell table:style-name="Default" office:value-type="float" office:value="6.8913">
            <text:p>6,8913</text:p>
          </table:table-cell>
          <table:table-cell table:style-name="Default" office:value-type="float" office:value="7.60123">
            <text:p>7,60123</text:p>
          </table:table-cell>
          <table:table-cell table:style-name="Default" office:value-type="float" office:value="7.30588">
            <text:p>7,30588</text:p>
          </table:table-cell>
          <table:table-cell table:style-name="Default" office:value-type="float" office:value="5.68491">
            <text:p>5,68491</text:p>
          </table:table-cell>
          <table:table-cell table:style-name="Default" office:value-type="float" office:value="3.93689">
            <text:p>3,93689</text:p>
          </table:table-cell>
          <table:table-cell table:style-name="Default" office:value-type="float" office:value="2.97708">
            <text:p>2,97708</text:p>
          </table:table-cell>
          <table:table-cell table:style-name="Default" office:value-type="float" office:value="2.51197">
            <text:p>2,51197</text:p>
          </table:table-cell>
          <table:table-cell table:style-name="Default" office:value-type="float" office:value="2.2483">
            <text:p>2,2483</text:p>
          </table:table-cell>
          <table:table-cell table:style-name="Default" office:value-type="float" office:value="2.07112">
            <text:p>2,0711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818">
            <text:p>3,99818</text:p>
          </table:table-cell>
          <table:table-cell table:style-name="Default" office:value-type="float" office:value="4.99488">
            <text:p>4,99488</text:p>
          </table:table-cell>
          <table:table-cell table:style-name="Default" office:value-type="float" office:value="5.97864">
            <text:p>5,97864</text:p>
          </table:table-cell>
          <table:table-cell table:style-name="Default" office:value-type="float" office:value="6.77598">
            <text:p>6,77598</text:p>
          </table:table-cell>
          <table:table-cell table:style-name="Default" office:value-type="float" office:value="6.74983">
            <text:p>6,74983</text:p>
          </table:table-cell>
          <table:table-cell table:style-name="Default" office:value-type="float" office:value="5.45144">
            <text:p>5,45144</text:p>
          </table:table-cell>
          <table:table-cell table:style-name="Default" office:value-type="float" office:value="3.88074">
            <text:p>3,88074</text:p>
          </table:table-cell>
          <table:table-cell table:style-name="Default" office:value-type="float" office:value="2.9749">
            <text:p>2,9749</text:p>
          </table:table-cell>
          <table:table-cell table:style-name="Default" office:value-type="float" office:value="2.50927">
            <text:p>2,50927</text:p>
          </table:table-cell>
          <table:table-cell table:style-name="Default" office:value-type="float" office:value="2.24955">
            <text:p>2,24955</text:p>
          </table:table-cell>
          <table:table-cell table:style-name="Default" office:value-type="float" office:value="2.06972">
            <text:p>2,06972</text:p>
          </table:table-cell>
          <table:table-cell table:style-name="Default" office:value-type="float" office:value="1.94389">
            <text:p>1,9438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999">
            <text:p>3,99999</text:p>
          </table:table-cell>
          <table:table-cell table:style-name="Default" office:value-type="float" office:value="4.99257">
            <text:p>4,99257</text:p>
          </table:table-cell>
          <table:table-cell table:style-name="Default" office:value-type="float" office:value="5.86287">
            <text:p>5,86287</text:p>
          </table:table-cell>
          <table:table-cell table:style-name="Default" office:value-type="float" office:value="6.09156">
            <text:p>6,09156</text:p>
          </table:table-cell>
          <table:table-cell table:style-name="Default" office:value-type="float" office:value="5.17943">
            <text:p>5,17943</text:p>
          </table:table-cell>
          <table:table-cell table:style-name="Default" office:value-type="float" office:value="3.83353">
            <text:p>3,83353</text:p>
          </table:table-cell>
          <table:table-cell table:style-name="Default" office:value-type="float" office:value="2.97111">
            <text:p>2,97111</text:p>
          </table:table-cell>
          <table:table-cell table:style-name="Default" office:value-type="float" office:value="2.51253">
            <text:p>2,51253</text:p>
          </table:table-cell>
          <table:table-cell table:style-name="Default" office:value-type="float" office:value="2.24914">
            <text:p>2,24914</text:p>
          </table:table-cell>
          <table:table-cell table:style-name="Default" office:value-type="float" office:value="2.071">
            <text:p>2,071</text:p>
          </table:table-cell>
          <table:table-cell table:style-name="Default" office:value-type="float" office:value="1.9443">
            <text:p>1,9443</text:p>
          </table:table-cell>
          <table:table-cell table:style-name="Default" office:value-type="float" office:value="1.83833">
            <text:p>1,8383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799">
            <text:p>3,99799</text:p>
          </table:table-cell>
          <table:table-cell table:style-name="Default" office:value-type="float" office:value="4.93272">
            <text:p>4,93272</text:p>
          </table:table-cell>
          <table:table-cell table:style-name="Default" office:value-type="float" office:value="5.41134">
            <text:p>5,41134</text:p>
          </table:table-cell>
          <table:table-cell table:style-name="Default" office:value-type="float" office:value="4.89944">
            <text:p>4,89944</text:p>
          </table:table-cell>
          <table:table-cell table:style-name="Default" office:value-type="float" office:value="3.78468">
            <text:p>3,78468</text:p>
          </table:table-cell>
          <table:table-cell table:style-name="Default" office:value-type="float" office:value="2.96834">
            <text:p>2,96834</text:p>
          </table:table-cell>
          <table:table-cell table:style-name="Default" office:value-type="float" office:value="2.51154">
            <text:p>2,51154</text:p>
          </table:table-cell>
          <table:table-cell table:style-name="Default" office:value-type="float" office:value="2.25252">
            <text:p>2,25252</text:p>
          </table:table-cell>
          <table:table-cell table:style-name="Default" office:value-type="float" office:value="2.07111">
            <text:p>2,07111</text:p>
          </table:table-cell>
          <table:table-cell table:style-name="Default" office:value-type="float" office:value="1.94267">
            <text:p>1,94267</text:p>
          </table:table-cell>
          <table:table-cell table:style-name="Default" office:value-type="float" office:value="1.83724">
            <text:p>1,83724</text:p>
          </table:table-cell>
          <table:table-cell table:style-name="Default" office:value-type="float" office:value="1.72362">
            <text:p>1,7236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7989">
            <text:p>3,97989</text:p>
          </table:table-cell>
          <table:table-cell table:style-name="Default" office:value-type="float" office:value="4.68966">
            <text:p>4,68966</text:p>
          </table:table-cell>
          <table:table-cell table:style-name="Default" office:value-type="float" office:value="4.56153">
            <text:p>4,56153</text:p>
          </table:table-cell>
          <table:table-cell table:style-name="Default" office:value-type="float" office:value="3.72646">
            <text:p>3,72646</text:p>
          </table:table-cell>
          <table:table-cell table:style-name="Default" office:value-type="float" office:value="2.96997">
            <text:p>2,96997</text:p>
          </table:table-cell>
          <table:table-cell table:style-name="Default" office:value-type="float" office:value="2.51415">
            <text:p>2,51415</text:p>
          </table:table-cell>
          <table:table-cell table:style-name="Default" office:value-type="float" office:value="2.2483">
            <text:p>2,2483</text:p>
          </table:table-cell>
          <table:table-cell table:style-name="Default" office:value-type="float" office:value="2.06755">
            <text:p>2,06755</text:p>
          </table:table-cell>
          <table:table-cell table:style-name="Default" office:value-type="float" office:value="1.94393">
            <text:p>1,94393</text:p>
          </table:table-cell>
          <table:table-cell table:style-name="Default" office:value-type="float" office:value="1.83589">
            <text:p>1,83589</text:p>
          </table:table-cell>
          <table:table-cell table:style-name="Default" office:value-type="float" office:value="1.72102">
            <text:p>1,72102</text:p>
          </table:table-cell>
          <table:table-cell table:style-name="Default" office:value-type="float" office:value="1.58313">
            <text:p>1,583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17">
            <text:p>2,99917</text:p>
          </table:table-cell>
          <table:table-cell table:style-name="Default" office:value-type="float" office:value="3.89125">
            <text:p>3,89125</text:p>
          </table:table-cell>
          <table:table-cell table:style-name="Default" office:value-type="float" office:value="4.17695">
            <text:p>4,17695</text:p>
          </table:table-cell>
          <table:table-cell table:style-name="Default" office:value-type="float" office:value="3.64002">
            <text:p>3,64002</text:p>
          </table:table-cell>
          <table:table-cell table:style-name="Default" office:value-type="float" office:value="2.95353">
            <text:p>2,95353</text:p>
          </table:table-cell>
          <table:table-cell table:style-name="Default" office:value-type="float" office:value="2.51098">
            <text:p>2,51098</text:p>
          </table:table-cell>
          <table:table-cell table:style-name="Default" office:value-type="float" office:value="2.24927">
            <text:p>2,24927</text:p>
          </table:table-cell>
          <table:table-cell table:style-name="Default" office:value-type="float" office:value="2.07049">
            <text:p>2,07049</text:p>
          </table:table-cell>
          <table:table-cell table:style-name="Default" office:value-type="float" office:value="1.94342">
            <text:p>1,94342</text:p>
          </table:table-cell>
          <table:table-cell table:style-name="Default" office:value-type="float" office:value="1.83875">
            <text:p>1,83875</text:p>
          </table:table-cell>
          <table:table-cell table:style-name="Default" office:value-type="float" office:value="1.72289">
            <text:p>1,72289</text:p>
          </table:table-cell>
          <table:table-cell table:style-name="Default" office:value-type="float" office:value="1.5823">
            <text:p>1,5823</text:p>
          </table:table-cell>
          <table:table-cell table:style-name="Default" office:value-type="float" office:value="1.41646">
            <text:p>1,4164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83">
            <text:p>2,98883</text:p>
          </table:table-cell>
          <table:table-cell table:style-name="Default" office:value-type="float" office:value="3.66441">
            <text:p>3,66441</text:p>
          </table:table-cell>
          <table:table-cell table:style-name="Default" office:value-type="float" office:value="3.51631">
            <text:p>3,51631</text:p>
          </table:table-cell>
          <table:table-cell table:style-name="Default" office:value-type="float" office:value="2.94841">
            <text:p>2,94841</text:p>
          </table:table-cell>
          <table:table-cell table:style-name="Default" office:value-type="float" office:value="2.51366">
            <text:p>2,51366</text:p>
          </table:table-cell>
          <table:table-cell table:style-name="Default" office:value-type="float" office:value="2.24876">
            <text:p>2,24876</text:p>
          </table:table-cell>
          <table:table-cell table:style-name="Default" office:value-type="float" office:value="2.07003">
            <text:p>2,07003</text:p>
          </table:table-cell>
          <table:table-cell table:style-name="Default" office:value-type="float" office:value="1.94374">
            <text:p>1,94374</text:p>
          </table:table-cell>
          <table:table-cell table:style-name="Default" office:value-type="float" office:value="1.83821">
            <text:p>1,83821</text:p>
          </table:table-cell>
          <table:table-cell table:style-name="Default" office:value-type="float" office:value="1.72378">
            <text:p>1,72378</text:p>
          </table:table-cell>
          <table:table-cell table:style-name="Default" office:value-type="float" office:value="1.58504">
            <text:p>1,58504</text:p>
          </table:table-cell>
          <table:table-cell table:style-name="Default" office:value-type="float" office:value="1.41452">
            <text:p>1,41452</text:p>
          </table:table-cell>
          <table:table-cell table:style-name="Default" office:value-type="float" office:value="1.27632">
            <text:p>1,2763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4572">
            <text:p>2,94572</text:p>
          </table:table-cell>
          <table:table-cell table:style-name="Default" office:value-type="float" office:value="3.28695">
            <text:p>3,28695</text:p>
          </table:table-cell>
          <table:table-cell table:style-name="Default" office:value-type="float" office:value="2.92809">
            <text:p>2,92809</text:p>
          </table:table-cell>
          <table:table-cell table:style-name="Default" office:value-type="float" office:value="2.51406">
            <text:p>2,51406</text:p>
          </table:table-cell>
          <table:table-cell table:style-name="Default" office:value-type="float" office:value="2.24898">
            <text:p>2,24898</text:p>
          </table:table-cell>
          <table:table-cell table:style-name="Default" office:value-type="float" office:value="2.07117">
            <text:p>2,07117</text:p>
          </table:table-cell>
          <table:table-cell table:style-name="Default" office:value-type="float" office:value="1.94238">
            <text:p>1,94238</text:p>
          </table:table-cell>
          <table:table-cell table:style-name="Default" office:value-type="float" office:value="1.83454">
            <text:p>1,83454</text:p>
          </table:table-cell>
          <table:table-cell table:style-name="Default" office:value-type="float" office:value="1.72425">
            <text:p>1,72425</text:p>
          </table:table-cell>
          <table:table-cell table:style-name="Default" office:value-type="float" office:value="1.58318">
            <text:p>1,58318</text:p>
          </table:table-cell>
          <table:table-cell table:style-name="Default" office:value-type="float" office:value="1.41741">
            <text:p>1,41741</text:p>
          </table:table-cell>
          <table:table-cell table:style-name="Default" office:value-type="float" office:value="1.27693">
            <text:p>1,27693</text:p>
          </table:table-cell>
          <table:table-cell table:style-name="Default" office:value-type="float" office:value="1.1664">
            <text:p>1,16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84031">
            <text:p>2,84031</text:p>
          </table:table-cell>
          <table:table-cell table:style-name="Default" office:value-type="float" office:value="2.87442">
            <text:p>2,87442</text:p>
          </table:table-cell>
          <table:table-cell table:style-name="Default" office:value-type="float" office:value="2.51112">
            <text:p>2,51112</text:p>
          </table:table-cell>
          <table:table-cell table:style-name="Default" office:value-type="float" office:value="2.24651">
            <text:p>2,24651</text:p>
          </table:table-cell>
          <table:table-cell table:style-name="Default" office:value-type="float" office:value="2.06977">
            <text:p>2,06977</text:p>
          </table:table-cell>
          <table:table-cell table:style-name="Default" office:value-type="float" office:value="1.94368">
            <text:p>1,94368</text:p>
          </table:table-cell>
          <table:table-cell table:style-name="Default" office:value-type="float" office:value="1.83657">
            <text:p>1,83657</text:p>
          </table:table-cell>
          <table:table-cell table:style-name="Default" office:value-type="float" office:value="1.71919">
            <text:p>1,71919</text:p>
          </table:table-cell>
          <table:table-cell table:style-name="Default" office:value-type="float" office:value="1.58444">
            <text:p>1,58444</text:p>
          </table:table-cell>
          <table:table-cell table:style-name="Default" office:value-type="float" office:value="1.41564">
            <text:p>1,41564</text:p>
          </table:table-cell>
          <table:table-cell table:style-name="Default" office:value-type="float" office:value="1.27841">
            <text:p>1,27841</text:p>
          </table:table-cell>
          <table:table-cell table:style-name="Default" office:value-type="float" office:value="1.16532">
            <text:p>1,16532</text:p>
          </table:table-cell>
          <table:table-cell table:style-name="Default" office:value-type="float" office:value="1.08166">
            <text:p>1,08166</text:p>
          </table:table-cell>
          <table:table-cell table:number-columns-repeated="2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emy3" table:style-name="ta1" table:print="false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Strength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3">
            <text:p>3,00</text:p>
          </table:table-cell>
          <table:table-cell office:value-type="float" office:value="4">
            <text:p>4,00</text:p>
          </table:table-cell>
          <table:table-cell office:value-type="float" office:value="5">
            <text:p>5,00</text:p>
          </table:table-cell>
          <table:table-cell office:value-type="float" office:value="6">
            <text:p>6,00</text:p>
          </table:table-cell>
          <table:table-cell office:value-type="float" office:value="7">
            <text:p>7,00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10">
            <text:p>10,00</text:p>
          </table:table-cell>
          <table:table-cell office:value-type="float" office:value="11">
            <text:p>11,00</text:p>
          </table:table-cell>
          <table:table-cell office:value-type="float" office:value="12">
            <text:p>12,00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/>
          <table:table-cell>
            <draw:frame table:end-cell-address="Enemy3.Y17" table:end-x="1.001cm" table:end-y="0.373cm" draw:z-index="0" draw:style-name="gr1" draw:text-style-name="P1" svg:width="14.303cm" svg:height="7.473cm" svg:x="0.246cm" svg:y="0.126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  <draw:frame table:end-cell-address="Enemy3.Y17" table:end-x="1.001cm" table:end-y="0.373cm" draw:z-index="2" draw:style-name="gr1" draw:text-style-name="P1" svg:width="14.303cm" svg:height="7.473cm" svg:x="0.246cm" svg:y="0.126cm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0">
            <text:p>0,00</text:p>
          </table:table-cell>
          <table:table-cell office:value-type="float" office:value="0.002">
            <text:p>0,00</text:p>
          </table:table-cell>
          <table:table-cell office:value-type="float" office:value="0.049">
            <text:p>0,05</text:p>
          </table:table-cell>
          <table:table-cell office:value-type="float" office:value="1.198">
            <text:p>1,20</text:p>
          </table:table-cell>
          <table:table-cell office:value-type="float" office:value="10.182">
            <text:p>10,18</text:p>
          </table:table-cell>
          <table:table-cell office:value-type="float" office:value="38.084">
            <text:p>38,08</text:p>
          </table:table-cell>
          <table:table-cell office:value-type="float" office:value="74.909">
            <text:p>74,91</text:p>
          </table:table-cell>
          <table:table-cell office:value-type="float" office:value="95.502">
            <text:p>95,50</text:p>
          </table:table-cell>
          <table:table-cell office:value-type="float" office:value="99.748">
            <text:p>99,75</text:p>
          </table:table-cell>
          <table:table-cell office:value-type="float" office:value="99.997">
            <text:p>100,00</text:p>
          </table:table-cell>
          <table:table-cell table:number-columns-repeated="4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7">
            <text:p>0,05</text:p>
          </table:table-cell>
          <table:table-cell office:value-type="float" office:value="0.057">
            <text:p>0,06</text:p>
          </table:table-cell>
          <table:table-cell office:value-type="float" office:value="0.16">
            <text:p>0,16</text:p>
          </table:table-cell>
          <table:table-cell office:value-type="float" office:value="0.778">
            <text:p>0,78</text:p>
          </table:table-cell>
          <table:table-cell office:value-type="float" office:value="3.832">
            <text:p>3,83</text:p>
          </table:table-cell>
          <table:table-cell office:value-type="float" office:value="16.176">
            <text:p>16,18</text:p>
          </table:table-cell>
          <table:table-cell office:value-type="float" office:value="44.845">
            <text:p>44,85</text:p>
          </table:table-cell>
          <table:table-cell office:value-type="float" office:value="78.807">
            <text:p>78,81</text:p>
          </table:table-cell>
          <table:table-cell office:value-type="float" office:value="96.488">
            <text:p>96,49</text:p>
          </table:table-cell>
          <table:table-cell office:value-type="float" office:value="99.775">
            <text:p>99,78</text:p>
          </table:table-cell>
          <table:table-cell office:value-type="float" office:value="99.997">
            <text:p>100,00</text:p>
          </table:table-cell>
          <table:table-cell table:number-columns-repeated="5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33">
            <text:p>5,33</text:p>
          </table:table-cell>
          <table:table-cell office:value-type="float" office:value="6.629">
            <text:p>6,63</text:p>
          </table:table-cell>
          <table:table-cell office:value-type="float" office:value="10.479">
            <text:p>10,48</text:p>
          </table:table-cell>
          <table:table-cell office:value-type="float" office:value="18.9">
            <text:p>18,90</text:p>
          </table:table-cell>
          <table:table-cell office:value-type="float" office:value="36.662">
            <text:p>36,66</text:p>
          </table:table-cell>
          <table:table-cell office:value-type="float" office:value="62.842">
            <text:p>62,84</text:p>
          </table:table-cell>
          <table:table-cell office:value-type="float" office:value="87.024">
            <text:p>87,02</text:p>
          </table:table-cell>
          <table:table-cell office:value-type="float" office:value="97.846">
            <text:p>97,85</text:p>
          </table:table-cell>
          <table:table-cell office:value-type="float" office:value="99.892">
            <text:p>99,89</text:p>
          </table:table-cell>
          <table:table-cell office:value-type="float" office:value="99.998">
            <text:p>100,00</text:p>
          </table:table-cell>
          <table:table-cell table:number-columns-repeated="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.849">
            <text:p>49,85</text:p>
          </table:table-cell>
          <table:table-cell office:value-type="float" office:value="54.216">
            <text:p>54,22</text:p>
          </table:table-cell>
          <table:table-cell office:value-type="float" office:value="62.867">
            <text:p>62,87</text:p>
          </table:table-cell>
          <table:table-cell office:value-type="float" office:value="74.996">
            <text:p>75,00</text:p>
          </table:table-cell>
          <table:table-cell office:value-type="float" office:value="87.424">
            <text:p>87,42</text:p>
          </table:table-cell>
          <table:table-cell office:value-type="float" office:value="95.996">
            <text:p>96,00</text:p>
          </table:table-cell>
          <table:table-cell office:value-type="float" office:value="99.384">
            <text:p>99,38</text:p>
          </table:table-cell>
          <table:table-cell office:value-type="float" office:value="99.971">
            <text:p>99,97</text:p>
          </table:table-cell>
          <table:table-cell table:number-columns-repeated="8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4.695">
            <text:p>94,70</text:p>
          </table:table-cell>
          <table:table-cell office:value-type="float" office:value="95.757">
            <text:p>95,76</text:p>
          </table:table-cell>
          <table:table-cell office:value-type="float" office:value="97.456">
            <text:p>97,46</text:p>
          </table:table-cell>
          <table:table-cell office:value-type="float" office:value="98.795">
            <text:p>98,80</text:p>
          </table:table-cell>
          <table:table-cell office:value-type="float" office:value="99.681">
            <text:p>99,68</text:p>
          </table:table-cell>
          <table:table-cell office:value-type="float" office:value="99.963">
            <text:p>99,96</text:p>
          </table:table-cell>
          <table:table-cell office:value-type="float" office:value="99.998">
            <text:p>100,00</text:p>
          </table:table-cell>
          <table:table-cell table:number-columns-repeated="9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.968">
            <text:p>99,97</text:p>
          </table:table-cell>
          <table:table-cell office:value-type="float" office:value="99.972">
            <text:p>99,97</text:p>
          </table:table-cell>
          <table:table-cell office:value-type="float" office:value="99.989">
            <text:p>99,99</text:p>
          </table:table-cell>
          <table:table-cell office:value-type="float" office:value="99.999">
            <text:p>100,00</text:p>
          </table:table-cell>
          <table:table-cell table:number-columns-repeated="12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16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brasion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3">
            <text:p>3,00</text:p>
          </table:table-cell>
          <table:table-cell office:value-type="float" office:value="4">
            <text:p>4,00</text:p>
          </table:table-cell>
          <table:table-cell office:value-type="float" office:value="5">
            <text:p>5,00</text:p>
          </table:table-cell>
          <table:table-cell office:value-type="float" office:value="6">
            <text:p>6,00</text:p>
          </table:table-cell>
          <table:table-cell office:value-type="float" office:value="7">
            <text:p>7,00</text:p>
          </table:table-cell>
          <table:table-cell office:value-type="float" office:value="8">
            <text:p>8,00</text:p>
          </table:table-cell>
          <table:table-cell office:value-type="float" office:value="9">
            <text:p>9,00</text:p>
          </table:table-cell>
          <table:table-cell office:value-type="float" office:value="10">
            <text:p>10,00</text:p>
          </table:table-cell>
          <table:table-cell office:value-type="float" office:value="11">
            <text:p>11,00</text:p>
          </table:table-cell>
          <table:table-cell office:value-type="float" office:value="12">
            <text:p>12,00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/>
          <table:table-cell>
            <draw:frame table:end-cell-address="Enemy3.Y35" table:end-x="1.153cm" table:end-y="0.251cm" draw:z-index="1" draw:style-name="gr1" draw:text-style-name="P1" svg:width="14.505cm" svg:height="7.356cm" svg:x="0.196cm" svg:y="0.12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Enemy3.Y35" table:end-x="1.153cm" table:end-y="0.251cm" draw:z-index="3" draw:style-name="gr1" draw:text-style-name="P1" svg:width="14.505cm" svg:height="7.356cm" svg:x="0.196cm" svg:y="0.121cm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3">
            <text:p>3,00</text:p>
          </table:table-cell>
          <table:table-cell office:value-type="float" office:value="3.99997">
            <text:p>4,00</text:p>
          </table:table-cell>
          <table:table-cell office:value-type="float" office:value="4.9929">
            <text:p>4,99</text:p>
          </table:table-cell>
          <table:table-cell office:value-type="float" office:value="5.86413">
            <text:p>5,86</text:p>
          </table:table-cell>
          <table:table-cell office:value-type="float" office:value="6.07828">
            <text:p>6,08</text:p>
          </table:table-cell>
          <table:table-cell office:value-type="float" office:value="5.17509">
            <text:p>5,18</text:p>
          </table:table-cell>
          <table:table-cell office:value-type="float" office:value="3.84124">
            <text:p>3,84</text:p>
          </table:table-cell>
          <table:table-cell office:value-type="float" office:value="2.97399">
            <text:p>2,97</text:p>
          </table:table-cell>
          <table:table-cell office:value-type="float" office:value="2.51413">
            <text:p>2,51</text:p>
          </table:table-cell>
          <table:table-cell office:value-type="float" office:value="2.25259">
            <text:p>2,25</text:p>
          </table:table-cell>
          <table:table-cell office:value-type="float" office:value="2.07194">
            <text:p>2,07</text:p>
          </table:table-cell>
          <table:table-cell office:value-type="float" office:value="1.94503">
            <text:p>1,95</text:p>
          </table:table-cell>
          <table:table-cell office:value-type="float" office:value="1.83717">
            <text:p>1,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3">
            <text:p>3,00</text:p>
          </table:table-cell>
          <table:table-cell office:value-type="float" office:value="3.99813">
            <text:p>4,00</text:p>
          </table:table-cell>
          <table:table-cell office:value-type="float" office:value="4.93131">
            <text:p>4,93</text:p>
          </table:table-cell>
          <table:table-cell office:value-type="float" office:value="5.40932">
            <text:p>5,41</text:p>
          </table:table-cell>
          <table:table-cell office:value-type="float" office:value="4.89452">
            <text:p>4,89</text:p>
          </table:table-cell>
          <table:table-cell office:value-type="float" office:value="3.78569">
            <text:p>3,79</text:p>
          </table:table-cell>
          <table:table-cell office:value-type="float" office:value="2.97414">
            <text:p>2,97</text:p>
          </table:table-cell>
          <table:table-cell office:value-type="float" office:value="2.51407">
            <text:p>2,51</text:p>
          </table:table-cell>
          <table:table-cell office:value-type="float" office:value="2.25007">
            <text:p>2,25</text:p>
          </table:table-cell>
          <table:table-cell office:value-type="float" office:value="2.07058">
            <text:p>2,07</text:p>
          </table:table-cell>
          <table:table-cell office:value-type="float" office:value="1.94325">
            <text:p>1,94</text:p>
          </table:table-cell>
          <table:table-cell office:value-type="float" office:value="1.83757">
            <text:p>1,84</text:p>
          </table:table-cell>
          <table:table-cell office:value-type="float" office:value="1.72038">
            <text:p>1,7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3">
            <text:p>3,00</text:p>
          </table:table-cell>
          <table:table-cell office:value-type="float" office:value="3.97872">
            <text:p>3,98</text:p>
          </table:table-cell>
          <table:table-cell office:value-type="float" office:value="4.68264">
            <text:p>4,68</text:p>
          </table:table-cell>
          <table:table-cell office:value-type="float" office:value="4.57249">
            <text:p>4,57</text:p>
          </table:table-cell>
          <table:table-cell office:value-type="float" office:value="3.72138">
            <text:p>3,72</text:p>
          </table:table-cell>
          <table:table-cell office:value-type="float" office:value="2.96584">
            <text:p>2,97</text:p>
          </table:table-cell>
          <table:table-cell office:value-type="float" office:value="2.51328">
            <text:p>2,51</text:p>
          </table:table-cell>
          <table:table-cell office:value-type="float" office:value="2.25333">
            <text:p>2,25</text:p>
          </table:table-cell>
          <table:table-cell office:value-type="float" office:value="2.07051">
            <text:p>2,07</text:p>
          </table:table-cell>
          <table:table-cell office:value-type="float" office:value="1.94292">
            <text:p>1,94</text:p>
          </table:table-cell>
          <table:table-cell office:value-type="float" office:value="1.83776">
            <text:p>1,84</text:p>
          </table:table-cell>
          <table:table-cell office:value-type="float" office:value="1.72128">
            <text:p>1,72</text:p>
          </table:table-cell>
          <table:table-cell office:value-type="float" office:value="1.58426">
            <text:p>1,5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99913">
            <text:p>3,00</text:p>
          </table:table-cell>
          <table:table-cell office:value-type="float" office:value="3.88941">
            <text:p>3,89</text:p>
          </table:table-cell>
          <table:table-cell office:value-type="float" office:value="4.1776">
            <text:p>4,18</text:p>
          </table:table-cell>
          <table:table-cell office:value-type="float" office:value="3.6436">
            <text:p>3,64</text:p>
          </table:table-cell>
          <table:table-cell office:value-type="float" office:value="2.95882">
            <text:p>2,96</text:p>
          </table:table-cell>
          <table:table-cell office:value-type="float" office:value="2.51371">
            <text:p>2,51</text:p>
          </table:table-cell>
          <table:table-cell office:value-type="float" office:value="2.2473">
            <text:p>2,25</text:p>
          </table:table-cell>
          <table:table-cell office:value-type="float" office:value="2.06985">
            <text:p>2,07</text:p>
          </table:table-cell>
          <table:table-cell office:value-type="float" office:value="1.94327">
            <text:p>1,94</text:p>
          </table:table-cell>
          <table:table-cell office:value-type="float" office:value="1.83695">
            <text:p>1,84</text:p>
          </table:table-cell>
          <table:table-cell office:value-type="float" office:value="1.72045">
            <text:p>1,72</text:p>
          </table:table-cell>
          <table:table-cell office:value-type="float" office:value="1.58453">
            <text:p>1,58</text:p>
          </table:table-cell>
          <table:table-cell office:value-type="float" office:value="1.41713">
            <text:p>1,4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98883">
            <text:p>2,99</text:p>
          </table:table-cell>
          <table:table-cell office:value-type="float" office:value="3.66204">
            <text:p>3,66</text:p>
          </table:table-cell>
          <table:table-cell office:value-type="float" office:value="3.51487">
            <text:p>3,51</text:p>
          </table:table-cell>
          <table:table-cell office:value-type="float" office:value="2.94224">
            <text:p>2,94</text:p>
          </table:table-cell>
          <table:table-cell office:value-type="float" office:value="2.51119">
            <text:p>2,51</text:p>
          </table:table-cell>
          <table:table-cell office:value-type="float" office:value="2.25005">
            <text:p>2,25</text:p>
          </table:table-cell>
          <table:table-cell office:value-type="float" office:value="2.07235">
            <text:p>2,07</text:p>
          </table:table-cell>
          <table:table-cell office:value-type="float" office:value="1.94438">
            <text:p>1,94</text:p>
          </table:table-cell>
          <table:table-cell office:value-type="float" office:value="1.83861">
            <text:p>1,84</text:p>
          </table:table-cell>
          <table:table-cell office:value-type="float" office:value="1.72274">
            <text:p>1,72</text:p>
          </table:table-cell>
          <table:table-cell office:value-type="float" office:value="1.58126">
            <text:p>1,58</text:p>
          </table:table-cell>
          <table:table-cell office:value-type="float" office:value="1.41585">
            <text:p>1,42</text:p>
          </table:table-cell>
          <table:table-cell office:value-type="float" office:value="1.27785">
            <text:p>1,2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94606">
            <text:p>2,95</text:p>
          </table:table-cell>
          <table:table-cell office:value-type="float" office:value="3.29617">
            <text:p>3,30</text:p>
          </table:table-cell>
          <table:table-cell office:value-type="float" office:value="2.93048">
            <text:p>2,93</text:p>
          </table:table-cell>
          <table:table-cell office:value-type="float" office:value="2.50963">
            <text:p>2,51</text:p>
          </table:table-cell>
          <table:table-cell office:value-type="float" office:value="2.24985">
            <text:p>2,25</text:p>
          </table:table-cell>
          <table:table-cell office:value-type="float" office:value="2.06907">
            <text:p>2,07</text:p>
          </table:table-cell>
          <table:table-cell office:value-type="float" office:value="1.94317">
            <text:p>1,94</text:p>
          </table:table-cell>
          <table:table-cell office:value-type="float" office:value="1.83994">
            <text:p>1,84</text:p>
          </table:table-cell>
          <table:table-cell office:value-type="float" office:value="1.72521">
            <text:p>1,73</text:p>
          </table:table-cell>
          <table:table-cell office:value-type="float" office:value="1.58197">
            <text:p>1,58</text:p>
          </table:table-cell>
          <table:table-cell office:value-type="float" office:value="1.41854">
            <text:p>1,42</text:p>
          </table:table-cell>
          <table:table-cell office:value-type="float" office:value="1.28066">
            <text:p>1,28</text:p>
          </table:table-cell>
          <table:table-cell office:value-type="float" office:value="1.16654">
            <text:p>1,1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84137">
            <text:p>2,84</text:p>
          </table:table-cell>
          <table:table-cell office:value-type="float" office:value="2.86887">
            <text:p>2,87</text:p>
          </table:table-cell>
          <table:table-cell office:value-type="float" office:value="2.51272">
            <text:p>2,51</text:p>
          </table:table-cell>
          <table:table-cell office:value-type="float" office:value="2.25101">
            <text:p>2,25</text:p>
          </table:table-cell>
          <table:table-cell office:value-type="float" office:value="2.06968">
            <text:p>2,07</text:p>
          </table:table-cell>
          <table:table-cell office:value-type="float" office:value="1.94558">
            <text:p>1,95</text:p>
          </table:table-cell>
          <table:table-cell office:value-type="float" office:value="1.83856">
            <text:p>1,84</text:p>
          </table:table-cell>
          <table:table-cell office:value-type="float" office:value="1.72102">
            <text:p>1,72</text:p>
          </table:table-cell>
          <table:table-cell office:value-type="float" office:value="1.58025">
            <text:p>1,58</text:p>
          </table:table-cell>
          <table:table-cell office:value-type="float" office:value="1.41615">
            <text:p>1,42</text:p>
          </table:table-cell>
          <table:table-cell office:value-type="float" office:value="1.27909">
            <text:p>1,28</text:p>
          </table:table-cell>
          <table:table-cell office:value-type="float" office:value="1.16608">
            <text:p>1,17</text:p>
          </table:table-cell>
          <table:table-cell office:value-type="float" office:value="1.08278">
            <text:p>1,0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6641">
            <text:p>2,66</text:p>
          </table:table-cell>
          <table:table-cell office:value-type="float" office:value="2.50493">
            <text:p>2,50</text:p>
          </table:table-cell>
          <table:table-cell office:value-type="float" office:value="2.24838">
            <text:p>2,25</text:p>
          </table:table-cell>
          <table:table-cell office:value-type="float" office:value="2.07021">
            <text:p>2,07</text:p>
          </table:table-cell>
          <table:table-cell office:value-type="float" office:value="1.94308">
            <text:p>1,94</text:p>
          </table:table-cell>
          <table:table-cell office:value-type="float" office:value="1.83548">
            <text:p>1,84</text:p>
          </table:table-cell>
          <table:table-cell office:value-type="float" office:value="1.72018">
            <text:p>1,72</text:p>
          </table:table-cell>
          <table:table-cell office:value-type="float" office:value="1.58159">
            <text:p>1,58</text:p>
          </table:table-cell>
          <table:table-cell office:value-type="float" office:value="1.42054">
            <text:p>1,42</text:p>
          </table:table-cell>
          <table:table-cell office:value-type="float" office:value="1.27445">
            <text:p>1,27</text:p>
          </table:table-cell>
          <table:table-cell office:value-type="float" office:value="1.16601">
            <text:p>1,17</text:p>
          </table:table-cell>
          <table:table-cell office:value-type="float" office:value="1.08418">
            <text:p>1,08</text:p>
          </table:table-cell>
          <table:table-cell office:value-type="float" office:value="1.02789">
            <text:p>1,0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44339">
            <text:p>2,44</text:p>
          </table:table-cell>
          <table:table-cell office:value-type="float" office:value="2.2497">
            <text:p>2,25</text:p>
          </table:table-cell>
          <table:table-cell office:value-type="float" office:value="2.0712">
            <text:p>2,07</text:p>
          </table:table-cell>
          <table:table-cell office:value-type="float" office:value="1.94071">
            <text:p>1,94</text:p>
          </table:table-cell>
          <table:table-cell office:value-type="float" office:value="1.83862">
            <text:p>1,84</text:p>
          </table:table-cell>
          <table:table-cell office:value-type="float" office:value="1.72335">
            <text:p>1,72</text:p>
          </table:table-cell>
          <table:table-cell office:value-type="float" office:value="1.58513">
            <text:p>1,59</text:p>
          </table:table-cell>
          <table:table-cell office:value-type="float" office:value="1.41676">
            <text:p>1,42</text:p>
          </table:table-cell>
          <table:table-cell office:value-type="float" office:value="1.27758">
            <text:p>1,28</text:p>
          </table:table-cell>
          <table:table-cell office:value-type="float" office:value="1.16675">
            <text:p>1,17</text:p>
          </table:table-cell>
          <table:table-cell office:value-type="float" office:value="1.08198">
            <text:p>1,08</text:p>
          </table:table-cell>
          <table:table-cell office:value-type="float" office:value="1.02815">
            <text:p>1,03</text:p>
          </table:table-cell>
          <table:table-cell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24272">
            <text:p>2,24</text:p>
          </table:table-cell>
          <table:table-cell office:value-type="float" office:value="2.06967">
            <text:p>2,07</text:p>
          </table:table-cell>
          <table:table-cell office:value-type="float" office:value="1.94366">
            <text:p>1,94</text:p>
          </table:table-cell>
          <table:table-cell office:value-type="float" office:value="1.83745">
            <text:p>1,84</text:p>
          </table:table-cell>
          <table:table-cell office:value-type="float" office:value="1.72355">
            <text:p>1,72</text:p>
          </table:table-cell>
          <table:table-cell office:value-type="float" office:value="1.58486">
            <text:p>1,58</text:p>
          </table:table-cell>
          <table:table-cell office:value-type="float" office:value="1.414">
            <text:p>1,41</text:p>
          </table:table-cell>
          <table:table-cell office:value-type="float" office:value="1.27892">
            <text:p>1,28</text:p>
          </table:table-cell>
          <table:table-cell office:value-type="float" office:value="1.16793">
            <text:p>1,17</text:p>
          </table:table-cell>
          <table:table-cell office:value-type="float" office:value="1.08418">
            <text:p>1,08</text:p>
          </table:table-cell>
          <table:table-cell office:value-type="float" office:value="1.02687">
            <text:p>1,03</text:p>
          </table:table-cell>
          <table:table-cell table:number-columns-repeated="2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office:value-type="float" office:value="2.0695">
            <text:p>2,07</text:p>
          </table:table-cell>
          <table:table-cell office:value-type="float" office:value="1.94325">
            <text:p>1,94</text:p>
          </table:table-cell>
          <table:table-cell office:value-type="float" office:value="1.83704">
            <text:p>1,84</text:p>
          </table:table-cell>
          <table:table-cell office:value-type="float" office:value="1.72269">
            <text:p>1,72</text:p>
          </table:table-cell>
          <table:table-cell office:value-type="float" office:value="1.5861">
            <text:p>1,59</text:p>
          </table:table-cell>
          <table:table-cell office:value-type="float" office:value="1.41547">
            <text:p>1,42</text:p>
          </table:table-cell>
          <table:table-cell office:value-type="float" office:value="1.27749">
            <text:p>1,28</text:p>
          </table:table-cell>
          <table:table-cell office:value-type="float" office:value="1.16695">
            <text:p>1,17</text:p>
          </table:table-cell>
          <table:table-cell office:value-type="float" office:value="1.08369">
            <text:p>1,08</text:p>
          </table:table-cell>
          <table:table-cell office:value-type="float" office:value="1.02844">
            <text:p>1,03</text:p>
          </table:table-cell>
          <table:table-cell table:number-columns-repeated="3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1.97161">
            <text:p>1,97</text:p>
          </table:table-cell>
          <table:table-cell office:value-type="float" office:value="1.94479">
            <text:p>1,94</text:p>
          </table:table-cell>
          <table:table-cell office:value-type="float" office:value="1.83663">
            <text:p>1,84</text:p>
          </table:table-cell>
          <table:table-cell office:value-type="float" office:value="1.72075">
            <text:p>1,72</text:p>
          </table:table-cell>
          <table:table-cell office:value-type="float" office:value="1.58398">
            <text:p>1,58</text:p>
          </table:table-cell>
          <table:table-cell office:value-type="float" office:value="1.41502">
            <text:p>1,42</text:p>
          </table:table-cell>
          <table:table-cell office:value-type="float" office:value="1.27721">
            <text:p>1,28</text:p>
          </table:table-cell>
          <table:table-cell office:value-type="float" office:value="1.16663">
            <text:p>1,17</text:p>
          </table:table-cell>
          <table:table-cell office:value-type="float" office:value="1.0823">
            <text:p>1,08</text:p>
          </table:table-cell>
          <table:table-cell office:value-type="float" office:value="1.028">
            <text:p>1,03</text:p>
          </table:table-cell>
          <table:table-cell table:number-columns-repeated="4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1.9193">
            <text:p>1,92</text:p>
          </table:table-cell>
          <table:table-cell office:value-type="float" office:value="1.83659">
            <text:p>1,84</text:p>
          </table:table-cell>
          <table:table-cell office:value-type="float" office:value="1.7217">
            <text:p>1,72</text:p>
          </table:table-cell>
          <table:table-cell office:value-type="float" office:value="1.58449">
            <text:p>1,58</text:p>
          </table:table-cell>
          <table:table-cell office:value-type="float" office:value="1.41817">
            <text:p>1,42</text:p>
          </table:table-cell>
          <table:table-cell office:value-type="float" office:value="1.27772">
            <text:p>1,28</text:p>
          </table:table-cell>
          <table:table-cell office:value-type="float" office:value="1.16651">
            <text:p>1,17</text:p>
          </table:table-cell>
          <table:table-cell office:value-type="float" office:value="1.08428">
            <text:p>1,08</text:p>
          </table:table-cell>
          <table:table-cell office:value-type="float" office:value="1.02845">
            <text:p>1,03</text:p>
          </table:table-cell>
          <table:table-cell table:number-columns-repeated="5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1.83472">
            <text:p>1,83</text:p>
          </table:table-cell>
          <table:table-cell office:value-type="float" office:value="1.72402">
            <text:p>1,72</text:p>
          </table:table-cell>
          <table:table-cell office:value-type="float" office:value="1.58451">
            <text:p>1,58</text:p>
          </table:table-cell>
          <table:table-cell office:value-type="float" office:value="1.41495">
            <text:p>1,41</text:p>
          </table:table-cell>
          <table:table-cell office:value-type="float" office:value="1.27892">
            <text:p>1,28</text:p>
          </table:table-cell>
          <table:table-cell office:value-type="float" office:value="1.16717">
            <text:p>1,17</text:p>
          </table:table-cell>
          <table:table-cell office:value-type="float" office:value="1.08479">
            <text:p>1,08</text:p>
          </table:table-cell>
          <table:table-cell office:value-type="float" office:value="1.02754">
            <text:p>1,03</text:p>
          </table:table-cell>
          <table:table-cell table:number-columns-repeated="6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1.72433">
            <text:p>1,72</text:p>
          </table:table-cell>
          <table:table-cell office:value-type="float" office:value="1.58306">
            <text:p>1,58</text:p>
          </table:table-cell>
          <table:table-cell office:value-type="float" office:value="1.4173">
            <text:p>1,42</text:p>
          </table:table-cell>
          <table:table-cell office:value-type="float" office:value="1.27798">
            <text:p>1,28</text:p>
          </table:table-cell>
          <table:table-cell office:value-type="float" office:value="1.16648">
            <text:p>1,17</text:p>
          </table:table-cell>
          <table:table-cell office:value-type="float" office:value="1.08391">
            <text:p>1,08</text:p>
          </table:table-cell>
          <table:table-cell office:value-type="float" office:value="1.02711">
            <text:p>1,03</text:p>
          </table:table-cell>
          <table:table-cell table:number-columns-repeated="7" office:value-type="float" office:value="1">
            <text:p>1,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1.58277">
            <text:p>1,58</text:p>
          </table:table-cell>
          <table:table-cell office:value-type="float" office:value="1.41653">
            <text:p>1,42</text:p>
          </table:table-cell>
          <table:table-cell office:value-type="float" office:value="1.27776">
            <text:p>1,28</text:p>
          </table:table-cell>
          <table:table-cell office:value-type="float" office:value="1.16778">
            <text:p>1,17</text:p>
          </table:table-cell>
          <table:table-cell office:value-type="float" office:value="1.08235">
            <text:p>1,08</text:p>
          </table:table-cell>
          <table:table-cell office:value-type="float" office:value="1.02903">
            <text:p>1,03</text:p>
          </table:table-cell>
          <table:table-cell table:number-columns-repeated="8" office:value-type="float" office:value="1">
            <text:p>1,00</text:p>
          </table:table-cell>
          <table:table-cell table:number-columns-repeated="2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emy6" table:style-name="ta1" table:print="false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Rati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6.Y17" table:end-x="1.001cm" table:end-y="0.373cm" draw:z-index="0" draw:style-name="gr1" draw:text-style-name="P1" svg:width="14.303cm" svg:height="7.473cm" svg:x="0.246cm" svg:y="0.126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Enemy6.Y17" table:end-x="1.001cm" table:end-y="0.373cm" draw:z-index="2" draw:style-name="gr1" draw:text-style-name="P1" svg:width="14.303cm" svg:height="7.473cm" svg:x="0.246cm" svg:y="0.126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  <draw:frame table:end-cell-address="Enemy6.Y17" table:end-x="1.001cm" table:end-y="0.373cm" draw:z-index="4" draw:style-name="gr1" draw:text-style-name="P1" svg:width="14.303cm" svg:height="7.473cm" svg:x="0.246cm" svg:y="0.126cm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0.019">
            <text:p>0,019</text:p>
          </table:table-cell>
          <table:table-cell table:style-name="Default" office:value-type="float" office:value="0.879">
            <text:p>0,879</text:p>
          </table:table-cell>
          <table:table-cell table:style-name="Default" office:value-type="float" office:value="8.79">
            <text:p>8,79</text:p>
          </table:table-cell>
          <table:table-cell table:style-name="Default" office:value-type="float" office:value="35.894">
            <text:p>35,894</text:p>
          </table:table-cell>
          <table:table-cell table:style-name="Default" office:value-type="float" office:value="73.586">
            <text:p>73,586</text:p>
          </table:table-cell>
          <table:table-cell table:style-name="Default" office:value-type="float" office:value="95.175">
            <text:p>95,175</text:p>
          </table:table-cell>
          <table:table-cell table:style-name="Default" office:value-type="float" office:value="99.705">
            <text:p>99,705</text:p>
          </table:table-cell>
          <table:table-cell table:style-name="Default" office:value-type="float" office:value="99.997">
            <text:p>99,997</text:p>
          </table:table-cell>
          <table:table-cell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0.024">
            <text:p>0,024</text:p>
          </table:table-cell>
          <table:table-cell table:style-name="Default" office:value-type="float" office:value="0.875">
            <text:p>0,875</text:p>
          </table:table-cell>
          <table:table-cell table:style-name="Default" office:value-type="float" office:value="8.539">
            <text:p>8,539</text:p>
          </table:table-cell>
          <table:table-cell table:style-name="Default" office:value-type="float" office:value="36.027">
            <text:p>36,027</text:p>
          </table:table-cell>
          <table:table-cell table:style-name="Default" office:value-type="float" office:value="73.699">
            <text:p>73,699</text:p>
          </table:table-cell>
          <table:table-cell table:style-name="Default" office:value-type="float" office:value="95.368">
            <text:p>95,368</text:p>
          </table:table-cell>
          <table:table-cell table:style-name="Default" office:value-type="float" office:value="99.724">
            <text:p>99,724</text:p>
          </table:table-cell>
          <table:table-cell table:number-columns-repeated="3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0.023">
            <text:p>0,023</text:p>
          </table:table-cell>
          <table:table-cell table:style-name="Default" office:value-type="float" office:value="0.875">
            <text:p>0,875</text:p>
          </table:table-cell>
          <table:table-cell table:style-name="Default" office:value-type="float" office:value="8.926">
            <text:p>8,926</text:p>
          </table:table-cell>
          <table:table-cell table:style-name="Default" office:value-type="float" office:value="35.784">
            <text:p>35,784</text:p>
          </table:table-cell>
          <table:table-cell table:style-name="Default" office:value-type="float" office:value="73.896">
            <text:p>73,896</text:p>
          </table:table-cell>
          <table:table-cell table:style-name="Default" office:value-type="float" office:value="95.295">
            <text:p>95,295</text:p>
          </table:table-cell>
          <table:table-cell table:style-name="Default" office:value-type="float" office:value="99.745">
            <text:p>99,745</text:p>
          </table:table-cell>
          <table:table-cell table:style-name="Default" office:value-type="float" office:value="99.998">
            <text:p>99,998</text:p>
          </table:table-cell>
          <table:table-cell table:number-columns-repeated="3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0.059">
            <text:p>0,059</text:p>
          </table:table-cell>
          <table:table-cell table:style-name="Default" office:value-type="float" office:value="1.128">
            <text:p>1,128</text:p>
          </table:table-cell>
          <table:table-cell table:style-name="Default" office:value-type="float" office:value="10.245">
            <text:p>10,245</text:p>
          </table:table-cell>
          <table:table-cell table:style-name="Default" office:value-type="float" office:value="37.929">
            <text:p>37,929</text:p>
          </table:table-cell>
          <table:table-cell table:style-name="Default" office:value-type="float" office:value="75.231">
            <text:p>75,231</text:p>
          </table:table-cell>
          <table:table-cell table:style-name="Default" office:value-type="float" office:value="95.567">
            <text:p>95,567</text:p>
          </table:table-cell>
          <table:table-cell table:style-name="Default" office:value-type="float" office:value="99.772">
            <text:p>99,772</text:p>
          </table:table-cell>
          <table:table-cell table:style-name="Default" office:value-type="float" office:value="99.998">
            <text:p>99,998</text:p>
          </table:table-cell>
          <table:table-cell table:number-columns-repeated="4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.038">
            <text:p>0,038</text:p>
          </table:table-cell>
          <table:table-cell table:style-name="Default" office:value-type="float" office:value="0.061">
            <text:p>0,061</text:p>
          </table:table-cell>
          <table:table-cell table:style-name="Default" office:value-type="float" office:value="0.196">
            <text:p>0,196</text:p>
          </table:table-cell>
          <table:table-cell table:style-name="Default" office:value-type="float" office:value="0.743">
            <text:p>0,743</text:p>
          </table:table-cell>
          <table:table-cell table:style-name="Default" office:value-type="float" office:value="3.784">
            <text:p>3,784</text:p>
          </table:table-cell>
          <table:table-cell table:style-name="Default" office:value-type="float" office:value="16.119">
            <text:p>16,119</text:p>
          </table:table-cell>
          <table:table-cell table:style-name="Default" office:value-type="float" office:value="44.924">
            <text:p>44,924</text:p>
          </table:table-cell>
          <table:table-cell table:style-name="Default" office:value-type="float" office:value="78.843">
            <text:p>78,843</text:p>
          </table:table-cell>
          <table:table-cell table:style-name="Default" office:value-type="float" office:value="96.417">
            <text:p>96,417</text:p>
          </table:table-cell>
          <table:table-cell table:style-name="Default" office:value-type="float" office:value="99.783">
            <text:p>99,783</text:p>
          </table:table-cell>
          <table:table-cell table:style-name="Default" office:value-type="float" office:value="99.999">
            <text:p>99,999</text:p>
          </table:table-cell>
          <table:table-cell table:number-columns-repeated="5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5.217">
            <text:p>5,217</text:p>
          </table:table-cell>
          <table:table-cell table:style-name="Default" office:value-type="float" office:value="6.652">
            <text:p>6,652</text:p>
          </table:table-cell>
          <table:table-cell table:style-name="Default" office:value-type="float" office:value="10.416">
            <text:p>10,416</text:p>
          </table:table-cell>
          <table:table-cell table:style-name="Default" office:value-type="float" office:value="19.325">
            <text:p>19,325</text:p>
          </table:table-cell>
          <table:table-cell table:style-name="Default" office:value-type="float" office:value="36.693">
            <text:p>36,693</text:p>
          </table:table-cell>
          <table:table-cell table:style-name="Default" office:value-type="float" office:value="63.243">
            <text:p>63,243</text:p>
          </table:table-cell>
          <table:table-cell table:style-name="Default" office:value-type="float" office:value="87.095">
            <text:p>87,095</text:p>
          </table:table-cell>
          <table:table-cell table:style-name="Default" office:value-type="float" office:value="97.9">
            <text:p>97,9</text:p>
          </table:table-cell>
          <table:table-cell table:style-name="Default" office:value-type="float" office:value="99.884">
            <text:p>99,884</text:p>
          </table:table-cell>
          <table:table-cell table:number-columns-repeated="7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50.158">
            <text:p>50,158</text:p>
          </table:table-cell>
          <table:table-cell table:style-name="Default" office:value-type="float" office:value="54.46">
            <text:p>54,46</text:p>
          </table:table-cell>
          <table:table-cell table:style-name="Default" office:value-type="float" office:value="62.87">
            <text:p>62,87</text:p>
          </table:table-cell>
          <table:table-cell table:style-name="Default" office:value-type="float" office:value="74.695">
            <text:p>74,695</text:p>
          </table:table-cell>
          <table:table-cell table:style-name="Default" office:value-type="float" office:value="87.481">
            <text:p>87,481</text:p>
          </table:table-cell>
          <table:table-cell table:style-name="Default" office:value-type="float" office:value="96.169">
            <text:p>96,169</text:p>
          </table:table-cell>
          <table:table-cell table:style-name="Default" office:value-type="float" office:value="99.449">
            <text:p>99,449</text:p>
          </table:table-cell>
          <table:table-cell table:style-name="Default" office:value-type="float" office:value="99.966">
            <text:p>99,966</text:p>
          </table:table-cell>
          <table:table-cell table:style-name="Default" office:value-type="float" office:value="99.999">
            <text:p>99,999</text:p>
          </table:table-cell>
          <table:table-cell table:number-columns-repeated="7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94.775">
            <text:p>94,775</text:p>
          </table:table-cell>
          <table:table-cell table:style-name="Default" office:value-type="float" office:value="95.863">
            <text:p>95,863</text:p>
          </table:table-cell>
          <table:table-cell table:style-name="Default" office:value-type="float" office:value="97.434">
            <text:p>97,434</text:p>
          </table:table-cell>
          <table:table-cell table:style-name="Default" office:value-type="float" office:value="98.823">
            <text:p>98,823</text:p>
          </table:table-cell>
          <table:table-cell table:style-name="Default" office:value-type="float" office:value="99.702">
            <text:p>99,702</text:p>
          </table:table-cell>
          <table:table-cell table:style-name="Default" office:value-type="float" office:value="99.945">
            <text:p>99,945</text:p>
          </table:table-cell>
          <table:table-cell table:number-columns-repeated="10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99.963">
            <text:p>99,963</text:p>
          </table:table-cell>
          <table:table-cell table:style-name="Default" office:value-type="float" office:value="99.973">
            <text:p>99,973</text:p>
          </table:table-cell>
          <table:table-cell table:style-name="Default" office:value-type="float" office:value="99.992">
            <text:p>99,992</text:p>
          </table:table-cell>
          <table:table-cell table:style-name="Default" office:value-type="float" office:value="99.993">
            <text:p>99,993</text:p>
          </table:table-cell>
          <table:table-cell table:number-columns-repeated="12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1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office:value-type="string">
            <text:p>Abrasion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6.Y35" table:end-x="1.153cm" table:end-y="0.251cm" draw:z-index="1" draw:style-name="gr1" draw:text-style-name="P1" svg:width="14.505cm" svg:height="7.356cm" svg:x="0.196cm" svg:y="0.121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Enemy6.Y35" table:end-x="1.153cm" table:end-y="0.251cm" draw:z-index="3" draw:style-name="gr1" draw:text-style-name="P1" svg:width="14.505cm" svg:height="7.356cm" svg:x="0.196cm" svg:y="0.121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Enemy6.Y35" table:end-x="1.153cm" table:end-y="0.251cm" draw:z-index="5" draw:style-name="gr1" draw:text-style-name="P1" svg:width="14.505cm" svg:height="7.356cm" svg:x="0.196cm" svg:y="0.121cm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21">
            <text:p>2,98821</text:p>
          </table:table-cell>
          <table:table-cell table:style-name="Default" office:value-type="float" office:value="3.89981">
            <text:p>3,89981</text:p>
          </table:table-cell>
          <table:table-cell table:style-name="Default" office:value-type="float" office:value="4.77584">
            <text:p>4,77584</text:p>
          </table:table-cell>
          <table:table-cell table:style-name="Default" office:value-type="float" office:value="5.67146">
            <text:p>5,67146</text:p>
          </table:table-cell>
          <table:table-cell table:style-name="Default" office:value-type="float" office:value="6.60364">
            <text:p>6,60364</text:p>
          </table:table-cell>
          <table:table-cell table:style-name="Default" office:value-type="float" office:value="7.53398">
            <text:p>7,53398</text:p>
          </table:table-cell>
          <table:table-cell table:style-name="Default" office:value-type="float" office:value="8.1721">
            <text:p>8,1721</text:p>
          </table:table-cell>
          <table:table-cell table:style-name="Default" office:value-type="float" office:value="7.68321">
            <text:p>7,68321</text:p>
          </table:table-cell>
          <table:table-cell table:style-name="Default" office:value-type="float" office:value="5.83163">
            <text:p>5,83163</text:p>
          </table:table-cell>
          <table:table-cell table:style-name="Default" office:value-type="float" office:value="3.96189">
            <text:p>3,96189</text:p>
          </table:table-cell>
          <table:table-cell table:style-name="Default" office:value-type="float" office:value="2.97354">
            <text:p>2,97354</text:p>
          </table:table-cell>
          <table:table-cell table:style-name="Default" office:value-type="float" office:value="2.51754">
            <text:p>2,51754</text:p>
          </table:table-cell>
          <table:table-cell table:style-name="Default" office:value-type="float" office:value="2.24718">
            <text:p>2,2471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32">
            <text:p>2,99932</text:p>
          </table:table-cell>
          <table:table-cell table:style-name="Default" office:value-type="float" office:value="3.98013">
            <text:p>3,98013</text:p>
          </table:table-cell>
          <table:table-cell table:style-name="Default" office:value-type="float" office:value="4.95107">
            <text:p>4,95107</text:p>
          </table:table-cell>
          <table:table-cell table:style-name="Default" office:value-type="float" office:value="5.92619">
            <text:p>5,92619</text:p>
          </table:table-cell>
          <table:table-cell table:style-name="Default" office:value-type="float" office:value="6.88848">
            <text:p>6,88848</text:p>
          </table:table-cell>
          <table:table-cell table:style-name="Default" office:value-type="float" office:value="7.60923">
            <text:p>7,60923</text:p>
          </table:table-cell>
          <table:table-cell table:style-name="Default" office:value-type="float" office:value="7.29064">
            <text:p>7,29064</text:p>
          </table:table-cell>
          <table:table-cell table:style-name="Default" office:value-type="float" office:value="5.67382">
            <text:p>5,67382</text:p>
          </table:table-cell>
          <table:table-cell table:style-name="Default" office:value-type="float" office:value="3.92312">
            <text:p>3,92312</text:p>
          </table:table-cell>
          <table:table-cell table:style-name="Default" office:value-type="float" office:value="2.97611">
            <text:p>2,97611</text:p>
          </table:table-cell>
          <table:table-cell table:style-name="Default" office:value-type="float" office:value="2.51479">
            <text:p>2,51479</text:p>
          </table:table-cell>
          <table:table-cell table:style-name="Default" office:value-type="float" office:value="2.2492">
            <text:p>2,2492</text:p>
          </table:table-cell>
          <table:table-cell table:style-name="Default" office:value-type="float" office:value="2.06977">
            <text:p>2,0697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823">
            <text:p>3,99823</text:p>
          </table:table-cell>
          <table:table-cell table:style-name="Default" office:value-type="float" office:value="4.99505">
            <text:p>4,99505</text:p>
          </table:table-cell>
          <table:table-cell table:style-name="Default" office:value-type="float" office:value="5.97825">
            <text:p>5,97825</text:p>
          </table:table-cell>
          <table:table-cell table:style-name="Default" office:value-type="float" office:value="6.77332">
            <text:p>6,77332</text:p>
          </table:table-cell>
          <table:table-cell table:style-name="Default" office:value-type="float" office:value="6.73884">
            <text:p>6,73884</text:p>
          </table:table-cell>
          <table:table-cell table:style-name="Default" office:value-type="float" office:value="5.44091">
            <text:p>5,44091</text:p>
          </table:table-cell>
          <table:table-cell table:style-name="Default" office:value-type="float" office:value="3.88863">
            <text:p>3,88863</text:p>
          </table:table-cell>
          <table:table-cell table:style-name="Default" office:value-type="float" office:value="2.97366">
            <text:p>2,97366</text:p>
          </table:table-cell>
          <table:table-cell table:style-name="Default" office:value-type="float" office:value="2.51525">
            <text:p>2,51525</text:p>
          </table:table-cell>
          <table:table-cell table:style-name="Default" office:value-type="float" office:value="2.24932">
            <text:p>2,24932</text:p>
          </table:table-cell>
          <table:table-cell table:style-name="Default" office:value-type="float" office:value="2.06946">
            <text:p>2,06946</text:p>
          </table:table-cell>
          <table:table-cell table:style-name="Default" office:value-type="float" office:value="1.9422">
            <text:p>1,94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998">
            <text:p>3,99998</text:p>
          </table:table-cell>
          <table:table-cell table:style-name="Default" office:value-type="float" office:value="4.99392">
            <text:p>4,99392</text:p>
          </table:table-cell>
          <table:table-cell table:style-name="Default" office:value-type="float" office:value="5.86061">
            <text:p>5,86061</text:p>
          </table:table-cell>
          <table:table-cell table:style-name="Default" office:value-type="float" office:value="6.08296">
            <text:p>6,08296</text:p>
          </table:table-cell>
          <table:table-cell table:style-name="Default" office:value-type="float" office:value="5.16445">
            <text:p>5,16445</text:p>
          </table:table-cell>
          <table:table-cell table:style-name="Default" office:value-type="float" office:value="3.84329">
            <text:p>3,84329</text:p>
          </table:table-cell>
          <table:table-cell table:style-name="Default" office:value-type="float" office:value="2.96933">
            <text:p>2,96933</text:p>
          </table:table-cell>
          <table:table-cell table:style-name="Default" office:value-type="float" office:value="2.51445">
            <text:p>2,51445</text:p>
          </table:table-cell>
          <table:table-cell table:style-name="Default" office:value-type="float" office:value="2.24847">
            <text:p>2,24847</text:p>
          </table:table-cell>
          <table:table-cell table:style-name="Default" office:value-type="float" office:value="2.07044">
            <text:p>2,07044</text:p>
          </table:table-cell>
          <table:table-cell table:style-name="Default" office:value-type="float" office:value="1.94477">
            <text:p>1,94477</text:p>
          </table:table-cell>
          <table:table-cell table:style-name="Default" office:value-type="float" office:value="1.8371">
            <text:p>1,837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838">
            <text:p>3,99838</text:p>
          </table:table-cell>
          <table:table-cell table:style-name="Default" office:value-type="float" office:value="4.93161">
            <text:p>4,93161</text:p>
          </table:table-cell>
          <table:table-cell table:style-name="Default" office:value-type="float" office:value="5.40216">
            <text:p>5,40216</text:p>
          </table:table-cell>
          <table:table-cell table:style-name="Default" office:value-type="float" office:value="4.89163">
            <text:p>4,89163</text:p>
          </table:table-cell>
          <table:table-cell table:style-name="Default" office:value-type="float" office:value="3.7865">
            <text:p>3,7865</text:p>
          </table:table-cell>
          <table:table-cell table:style-name="Default" office:value-type="float" office:value="2.96781">
            <text:p>2,96781</text:p>
          </table:table-cell>
          <table:table-cell table:style-name="Default" office:value-type="float" office:value="2.51096">
            <text:p>2,51096</text:p>
          </table:table-cell>
          <table:table-cell table:style-name="Default" office:value-type="float" office:value="2.24799">
            <text:p>2,24799</text:p>
          </table:table-cell>
          <table:table-cell table:style-name="Default" office:value-type="float" office:value="2.07074">
            <text:p>2,07074</text:p>
          </table:table-cell>
          <table:table-cell table:style-name="Default" office:value-type="float" office:value="1.94488">
            <text:p>1,94488</text:p>
          </table:table-cell>
          <table:table-cell table:style-name="Default" office:value-type="float" office:value="1.83516">
            <text:p>1,83516</text:p>
          </table:table-cell>
          <table:table-cell table:style-name="Default" office:value-type="float" office:value="1.72147">
            <text:p>1,7214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7871">
            <text:p>3,97871</text:p>
          </table:table-cell>
          <table:table-cell table:style-name="Default" office:value-type="float" office:value="4.68852">
            <text:p>4,68852</text:p>
          </table:table-cell>
          <table:table-cell table:style-name="Default" office:value-type="float" office:value="4.57009">
            <text:p>4,57009</text:p>
          </table:table-cell>
          <table:table-cell table:style-name="Default" office:value-type="float" office:value="3.72971">
            <text:p>3,72971</text:p>
          </table:table-cell>
          <table:table-cell table:style-name="Default" office:value-type="float" office:value="2.96753">
            <text:p>2,96753</text:p>
          </table:table-cell>
          <table:table-cell table:style-name="Default" office:value-type="float" office:value="2.51477">
            <text:p>2,51477</text:p>
          </table:table-cell>
          <table:table-cell table:style-name="Default" office:value-type="float" office:value="2.24947">
            <text:p>2,24947</text:p>
          </table:table-cell>
          <table:table-cell table:style-name="Default" office:value-type="float" office:value="2.06827">
            <text:p>2,06827</text:p>
          </table:table-cell>
          <table:table-cell table:style-name="Default" office:value-type="float" office:value="1.9433">
            <text:p>1,9433</text:p>
          </table:table-cell>
          <table:table-cell table:style-name="Default" office:value-type="float" office:value="1.83823">
            <text:p>1,83823</text:p>
          </table:table-cell>
          <table:table-cell table:style-name="Default" office:value-type="float" office:value="1.72035">
            <text:p>1,72035</text:p>
          </table:table-cell>
          <table:table-cell table:style-name="Default" office:value-type="float" office:value="1.58437">
            <text:p>1,5843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22">
            <text:p>2,99922</text:p>
          </table:table-cell>
          <table:table-cell table:style-name="Default" office:value-type="float" office:value="3.88976">
            <text:p>3,88976</text:p>
          </table:table-cell>
          <table:table-cell table:style-name="Default" office:value-type="float" office:value="4.17371">
            <text:p>4,17371</text:p>
          </table:table-cell>
          <table:table-cell table:style-name="Default" office:value-type="float" office:value="3.64889">
            <text:p>3,64889</text:p>
          </table:table-cell>
          <table:table-cell table:style-name="Default" office:value-type="float" office:value="2.96139">
            <text:p>2,96139</text:p>
          </table:table-cell>
          <table:table-cell table:style-name="Default" office:value-type="float" office:value="2.51514">
            <text:p>2,51514</text:p>
          </table:table-cell>
          <table:table-cell table:style-name="Default" office:value-type="float" office:value="2.24981">
            <text:p>2,24981</text:p>
          </table:table-cell>
          <table:table-cell table:style-name="Default" office:value-type="float" office:value="2.07096">
            <text:p>2,07096</text:p>
          </table:table-cell>
          <table:table-cell table:style-name="Default" office:value-type="float" office:value="1.94222">
            <text:p>1,94222</text:p>
          </table:table-cell>
          <table:table-cell table:style-name="Default" office:value-type="float" office:value="1.83713">
            <text:p>1,83713</text:p>
          </table:table-cell>
          <table:table-cell table:style-name="Default" office:value-type="float" office:value="1.72138">
            <text:p>1,72138</text:p>
          </table:table-cell>
          <table:table-cell table:style-name="Default" office:value-type="float" office:value="1.58089">
            <text:p>1,58089</text:p>
          </table:table-cell>
          <table:table-cell table:style-name="Default" office:value-type="float" office:value="1.41923">
            <text:p>1,4192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55">
            <text:p>2,98855</text:p>
          </table:table-cell>
          <table:table-cell table:style-name="Default" office:value-type="float" office:value="3.66399">
            <text:p>3,66399</text:p>
          </table:table-cell>
          <table:table-cell table:style-name="Default" office:value-type="float" office:value="3.51596">
            <text:p>3,51596</text:p>
          </table:table-cell>
          <table:table-cell table:style-name="Default" office:value-type="float" office:value="2.95206">
            <text:p>2,95206</text:p>
          </table:table-cell>
          <table:table-cell table:style-name="Default" office:value-type="float" office:value="2.5142">
            <text:p>2,5142</text:p>
          </table:table-cell>
          <table:table-cell table:style-name="Default" office:value-type="float" office:value="2.2499">
            <text:p>2,2499</text:p>
          </table:table-cell>
          <table:table-cell table:style-name="Default" office:value-type="float" office:value="2.06884">
            <text:p>2,06884</text:p>
          </table:table-cell>
          <table:table-cell table:style-name="Default" office:value-type="float" office:value="1.94405">
            <text:p>1,94405</text:p>
          </table:table-cell>
          <table:table-cell table:style-name="Default" office:value-type="float" office:value="1.83685">
            <text:p>1,83685</text:p>
          </table:table-cell>
          <table:table-cell table:style-name="Default" office:value-type="float" office:value="1.722">
            <text:p>1,722</text:p>
          </table:table-cell>
          <table:table-cell table:style-name="Default" office:value-type="float" office:value="1.58579">
            <text:p>1,58579</text:p>
          </table:table-cell>
          <table:table-cell table:style-name="Default" office:value-type="float" office:value="1.41897">
            <text:p>1,41897</text:p>
          </table:table-cell>
          <table:table-cell table:style-name="Default" office:value-type="float" office:value="1.27816">
            <text:p>1,2781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4535">
            <text:p>2,94535</text:p>
          </table:table-cell>
          <table:table-cell table:style-name="Default" office:value-type="float" office:value="3.29987">
            <text:p>3,29987</text:p>
          </table:table-cell>
          <table:table-cell table:style-name="Default" office:value-type="float" office:value="2.93014">
            <text:p>2,93014</text:p>
          </table:table-cell>
          <table:table-cell table:style-name="Default" office:value-type="float" office:value="2.5085">
            <text:p>2,5085</text:p>
          </table:table-cell>
          <table:table-cell table:style-name="Default" office:value-type="float" office:value="2.25065">
            <text:p>2,25065</text:p>
          </table:table-cell>
          <table:table-cell table:style-name="Default" office:value-type="float" office:value="2.07172">
            <text:p>2,07172</text:p>
          </table:table-cell>
          <table:table-cell table:style-name="Default" office:value-type="float" office:value="1.94453">
            <text:p>1,94453</text:p>
          </table:table-cell>
          <table:table-cell table:style-name="Default" office:value-type="float" office:value="1.83902">
            <text:p>1,83902</text:p>
          </table:table-cell>
          <table:table-cell table:style-name="Default" office:value-type="float" office:value="1.7218">
            <text:p>1,7218</text:p>
          </table:table-cell>
          <table:table-cell table:style-name="Default" office:value-type="float" office:value="1.58115">
            <text:p>1,58115</text:p>
          </table:table-cell>
          <table:table-cell table:style-name="Default" office:value-type="float" office:value="1.41466">
            <text:p>1,41466</text:p>
          </table:table-cell>
          <table:table-cell table:style-name="Default" office:value-type="float" office:value="1.27708">
            <text:p>1,27708</text:p>
          </table:table-cell>
          <table:table-cell table:style-name="Default" office:value-type="float" office:value="1.16768">
            <text:p>1,1676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84055">
            <text:p>2,84055</text:p>
          </table:table-cell>
          <table:table-cell table:style-name="Default" office:value-type="float" office:value="2.87569">
            <text:p>2,87569</text:p>
          </table:table-cell>
          <table:table-cell table:style-name="Default" office:value-type="float" office:value="2.50632">
            <text:p>2,50632</text:p>
          </table:table-cell>
          <table:table-cell table:style-name="Default" office:value-type="float" office:value="2.25042">
            <text:p>2,25042</text:p>
          </table:table-cell>
          <table:table-cell table:style-name="Default" office:value-type="float" office:value="2.07215">
            <text:p>2,07215</text:p>
          </table:table-cell>
          <table:table-cell table:style-name="Default" office:value-type="float" office:value="1.94192">
            <text:p>1,94192</text:p>
          </table:table-cell>
          <table:table-cell table:style-name="Default" office:value-type="float" office:value="1.8365">
            <text:p>1,8365</text:p>
          </table:table-cell>
          <table:table-cell table:style-name="Default" office:value-type="float" office:value="1.71975">
            <text:p>1,71975</text:p>
          </table:table-cell>
          <table:table-cell table:style-name="Default" office:value-type="float" office:value="1.58414">
            <text:p>1,58414</text:p>
          </table:table-cell>
          <table:table-cell table:style-name="Default" office:value-type="float" office:value="1.41758">
            <text:p>1,41758</text:p>
          </table:table-cell>
          <table:table-cell table:style-name="Default" office:value-type="float" office:value="1.27711">
            <text:p>1,27711</text:p>
          </table:table-cell>
          <table:table-cell table:style-name="Default" office:value-type="float" office:value="1.16481">
            <text:p>1,16481</text:p>
          </table:table-cell>
          <table:table-cell table:style-name="Default" office:value-type="float" office:value="1.08237">
            <text:p>1,0823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66254">
            <text:p>2,66254</text:p>
          </table:table-cell>
          <table:table-cell table:style-name="Default" office:value-type="float" office:value="2.50627">
            <text:p>2,50627</text:p>
          </table:table-cell>
          <table:table-cell table:style-name="Default" office:value-type="float" office:value="2.24932">
            <text:p>2,24932</text:p>
          </table:table-cell>
          <table:table-cell table:style-name="Default" office:value-type="float" office:value="2.07054">
            <text:p>2,07054</text:p>
          </table:table-cell>
          <table:table-cell table:style-name="Default" office:value-type="float" office:value="1.94168">
            <text:p>1,94168</text:p>
          </table:table-cell>
          <table:table-cell table:style-name="Default" office:value-type="float" office:value="1.83586">
            <text:p>1,83586</text:p>
          </table:table-cell>
          <table:table-cell table:style-name="Default" office:value-type="float" office:value="1.72223">
            <text:p>1,72223</text:p>
          </table:table-cell>
          <table:table-cell table:style-name="Default" office:value-type="float" office:value="1.58559">
            <text:p>1,58559</text:p>
          </table:table-cell>
          <table:table-cell table:style-name="Default" office:value-type="float" office:value="1.4185">
            <text:p>1,4185</text:p>
          </table:table-cell>
          <table:table-cell table:style-name="Default" office:value-type="float" office:value="1.27813">
            <text:p>1,27813</text:p>
          </table:table-cell>
          <table:table-cell table:style-name="Default" office:value-type="float" office:value="1.16588">
            <text:p>1,16588</text:p>
          </table:table-cell>
          <table:table-cell table:style-name="Default" office:value-type="float" office:value="1.08318">
            <text:p>1,08318</text:p>
          </table:table-cell>
          <table:table-cell table:style-name="Default" office:value-type="float" office:value="1.02773">
            <text:p>1,027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44625">
            <text:p>2,44625</text:p>
          </table:table-cell>
          <table:table-cell table:style-name="Default" office:value-type="float" office:value="2.24645">
            <text:p>2,24645</text:p>
          </table:table-cell>
          <table:table-cell table:style-name="Default" office:value-type="float" office:value="2.07017">
            <text:p>2,07017</text:p>
          </table:table-cell>
          <table:table-cell table:style-name="Default" office:value-type="float" office:value="1.94385">
            <text:p>1,94385</text:p>
          </table:table-cell>
          <table:table-cell table:style-name="Default" office:value-type="float" office:value="1.83805">
            <text:p>1,83805</text:p>
          </table:table-cell>
          <table:table-cell table:style-name="Default" office:value-type="float" office:value="1.72027">
            <text:p>1,72027</text:p>
          </table:table-cell>
          <table:table-cell table:style-name="Default" office:value-type="float" office:value="1.58454">
            <text:p>1,58454</text:p>
          </table:table-cell>
          <table:table-cell table:style-name="Default" office:value-type="float" office:value="1.41632">
            <text:p>1,41632</text:p>
          </table:table-cell>
          <table:table-cell table:style-name="Default" office:value-type="float" office:value="1.27795">
            <text:p>1,27795</text:p>
          </table:table-cell>
          <table:table-cell table:style-name="Default" office:value-type="float" office:value="1.16705">
            <text:p>1,16705</text:p>
          </table:table-cell>
          <table:table-cell table:style-name="Default" office:value-type="float" office:value="1.08227">
            <text:p>1,08227</text:p>
          </table:table-cell>
          <table:table-cell table:style-name="Default" office:value-type="float" office:value="1.02771">
            <text:p>1,02771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23838">
            <text:p>2,23838</text:p>
          </table:table-cell>
          <table:table-cell table:style-name="Default" office:value-type="float" office:value="2.06891">
            <text:p>2,06891</text:p>
          </table:table-cell>
          <table:table-cell table:style-name="Default" office:value-type="float" office:value="1.94573">
            <text:p>1,94573</text:p>
          </table:table-cell>
          <table:table-cell table:style-name="Default" office:value-type="float" office:value="1.83699">
            <text:p>1,83699</text:p>
          </table:table-cell>
          <table:table-cell table:style-name="Default" office:value-type="float" office:value="1.72411">
            <text:p>1,72411</text:p>
          </table:table-cell>
          <table:table-cell table:style-name="Default" office:value-type="float" office:value="1.58294">
            <text:p>1,58294</text:p>
          </table:table-cell>
          <table:table-cell table:style-name="Default" office:value-type="float" office:value="1.4125">
            <text:p>1,4125</text:p>
          </table:table-cell>
          <table:table-cell table:style-name="Default" office:value-type="float" office:value="1.27895">
            <text:p>1,27895</text:p>
          </table:table-cell>
          <table:table-cell table:style-name="Default" office:value-type="float" office:value="1.16534">
            <text:p>1,16534</text:p>
          </table:table-cell>
          <table:table-cell table:style-name="Default" office:value-type="float" office:value="1.0832">
            <text:p>1,0832</text:p>
          </table:table-cell>
          <table:table-cell table:style-name="Default" office:value-type="float" office:value="1.0282">
            <text:p>1,028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07011">
            <text:p>2,07011</text:p>
          </table:table-cell>
          <table:table-cell table:style-name="Default" office:value-type="float" office:value="1.94434">
            <text:p>1,94434</text:p>
          </table:table-cell>
          <table:table-cell table:style-name="Default" office:value-type="float" office:value="1.83655">
            <text:p>1,83655</text:p>
          </table:table-cell>
          <table:table-cell table:style-name="Default" office:value-type="float" office:value="1.72086">
            <text:p>1,72086</text:p>
          </table:table-cell>
          <table:table-cell table:style-name="Default" office:value-type="float" office:value="1.58736">
            <text:p>1,58736</text:p>
          </table:table-cell>
          <table:table-cell table:style-name="Default" office:value-type="float" office:value="1.41716">
            <text:p>1,41716</text:p>
          </table:table-cell>
          <table:table-cell table:style-name="Default" office:value-type="float" office:value="1.27707">
            <text:p>1,27707</text:p>
          </table:table-cell>
          <table:table-cell table:style-name="Default" office:value-type="float" office:value="1.16664">
            <text:p>1,16664</text:p>
          </table:table-cell>
          <table:table-cell table:style-name="Default" office:value-type="float" office:value="1.08277">
            <text:p>1,08277</text:p>
          </table:table-cell>
          <table:table-cell table:style-name="Default" office:value-type="float" office:value="1.02888">
            <text:p>1,02888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7331">
            <text:p>1,97331</text:p>
          </table:table-cell>
          <table:table-cell table:style-name="Default" office:value-type="float" office:value="1.94416">
            <text:p>1,94416</text:p>
          </table:table-cell>
          <table:table-cell table:style-name="Default" office:value-type="float" office:value="1.83745">
            <text:p>1,83745</text:p>
          </table:table-cell>
          <table:table-cell table:style-name="Default" office:value-type="float" office:value="1.72032">
            <text:p>1,72032</text:p>
          </table:table-cell>
          <table:table-cell table:style-name="Default" office:value-type="float" office:value="1.58317">
            <text:p>1,58317</text:p>
          </table:table-cell>
          <table:table-cell table:style-name="Default" office:value-type="float" office:value="1.41616">
            <text:p>1,41616</text:p>
          </table:table-cell>
          <table:table-cell table:style-name="Default" office:value-type="float" office:value="1.27794">
            <text:p>1,27794</text:p>
          </table:table-cell>
          <table:table-cell table:style-name="Default" office:value-type="float" office:value="1.16694">
            <text:p>1,16694</text:p>
          </table:table-cell>
          <table:table-cell table:style-name="Default" office:value-type="float" office:value="1.08247">
            <text:p>1,08247</text:p>
          </table:table-cell>
          <table:table-cell table:style-name="Default" office:value-type="float" office:value="1.02783">
            <text:p>1,02783</text:p>
          </table:table-cell>
          <table:table-cell table:number-columns-repeated="4" table:style-name="Default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1639">
            <text:p>1,91639</text:p>
          </table:table-cell>
          <table:table-cell table:style-name="Default" office:value-type="float" office:value="1.83849">
            <text:p>1,83849</text:p>
          </table:table-cell>
          <table:table-cell table:style-name="Default" office:value-type="float" office:value="1.72441">
            <text:p>1,72441</text:p>
          </table:table-cell>
          <table:table-cell table:style-name="Default" office:value-type="float" office:value="1.58275">
            <text:p>1,58275</text:p>
          </table:table-cell>
          <table:table-cell table:style-name="Default" office:value-type="float" office:value="1.4162">
            <text:p>1,4162</text:p>
          </table:table-cell>
          <table:table-cell table:style-name="Default" office:value-type="float" office:value="1.27731">
            <text:p>1,27731</text:p>
          </table:table-cell>
          <table:table-cell table:style-name="Default" office:value-type="float" office:value="1.1663">
            <text:p>1,1663</text:p>
          </table:table-cell>
          <table:table-cell table:style-name="Default" office:value-type="float" office:value="1.08313">
            <text:p>1,08313</text:p>
          </table:table-cell>
          <table:table-cell table:style-name="Default" office:value-type="float" office:value="1.02736">
            <text:p>1,02736</text:p>
          </table:table-cell>
          <table:table-cell table:number-columns-repeated="5" table:style-name="Default" office:value-type="float" office:value="1">
            <text:p>1</text:p>
          </table:table-cell>
          <table:table-cell table:number-columns-repeated="2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emy9" table:style-name="ta1" table:print="false">
        <table:table-column table:style-name="co1" table:default-cell-style-name="ce2"/>
        <table:table-column table:style-name="co2" table:number-columns-repeated="16" table:default-cell-style-name="ce2"/>
        <table:table-column table:style-name="co1" table:number-columns-repeated="1007" table:default-cell-style-name="ce2"/>
        <table:table-row table:style-name="ro1">
          <table:table-cell office:value-type="string">
            <text:p>Ratio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9.Y17" table:end-x="1.001cm" table:end-y="0.373cm" draw:z-index="0" draw:style-name="gr1" draw:text-style-name="P1" svg:width="14.303cm" svg:height="7.473cm" svg:x="0.246cm" svg:y="0.126cm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number-columns-repeated="11" office:value-type="float" office:value="0">
            <text:p>0,0</text:p>
          </table:table-cell>
          <table:table-cell office:value-type="float" office:value="0.017">
            <text:p>0,0</text:p>
          </table:table-cell>
          <table:table-cell office:value-type="float" office:value="0.78">
            <text:p>0,8</text:p>
          </table:table-cell>
          <table:table-cell office:value-type="float" office:value="8.836">
            <text:p>8,8</text:p>
          </table:table-cell>
          <table:table-cell office:value-type="float" office:value="35.453">
            <text:p>35,5</text:p>
          </table:table-cell>
          <table:table-cell office:value-type="float" office:value="73.736">
            <text:p>73,7</text:p>
          </table:table-cell>
          <table:table-cell office:value-type="float" office:value="95.275">
            <text:p>95,3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table:number-columns-repeated="9" office:value-type="float" office:value="0">
            <text:p>0,0</text:p>
          </table:table-cell>
          <table:table-cell office:value-type="float" office:value="0.014">
            <text:p>0,0</text:p>
          </table:table-cell>
          <table:table-cell office:value-type="float" office:value="0.853">
            <text:p>0,9</text:p>
          </table:table-cell>
          <table:table-cell office:value-type="float" office:value="8.803">
            <text:p>8,8</text:p>
          </table:table-cell>
          <table:table-cell office:value-type="float" office:value="35.511">
            <text:p>35,5</text:p>
          </table:table-cell>
          <table:table-cell office:value-type="float" office:value="73.619">
            <text:p>73,6</text:p>
          </table:table-cell>
          <table:table-cell office:value-type="float" office:value="95.212">
            <text:p>95,2</text:p>
          </table:table-cell>
          <table:table-cell office:value-type="float" office:value="99.711">
            <text:p>99,7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table:number-columns-repeated="8" office:value-type="float" office:value="0">
            <text:p>0,0</text:p>
          </table:table-cell>
          <table:table-cell office:value-type="float" office:value="0.017">
            <text:p>0,0</text:p>
          </table:table-cell>
          <table:table-cell office:value-type="float" office:value="0.838">
            <text:p>0,8</text:p>
          </table:table-cell>
          <table:table-cell office:value-type="float" office:value="8.804">
            <text:p>8,8</text:p>
          </table:table-cell>
          <table:table-cell office:value-type="float" office:value="35.735">
            <text:p>35,7</text:p>
          </table:table-cell>
          <table:table-cell office:value-type="float" office:value="73.644">
            <text:p>73,6</text:p>
          </table:table-cell>
          <table:table-cell office:value-type="float" office:value="95.28">
            <text:p>95,3</text:p>
          </table:table-cell>
          <table:table-cell office:value-type="float" office:value="99.718">
            <text:p>99,7</text:p>
          </table:table-cell>
          <table:table-cell office:value-type="float" office:value="99.998">
            <text:p>100,0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table:number-columns-repeated="7" office:value-type="float" office:value="0">
            <text:p>0,0</text:p>
          </table:table-cell>
          <table:table-cell office:value-type="float" office:value="0.022">
            <text:p>0,0</text:p>
          </table:table-cell>
          <table:table-cell office:value-type="float" office:value="0.838">
            <text:p>0,8</text:p>
          </table:table-cell>
          <table:table-cell office:value-type="float" office:value="8.688">
            <text:p>8,7</text:p>
          </table:table-cell>
          <table:table-cell office:value-type="float" office:value="35.806">
            <text:p>35,8</text:p>
          </table:table-cell>
          <table:table-cell office:value-type="float" office:value="73.583">
            <text:p>73,6</text:p>
          </table:table-cell>
          <table:table-cell office:value-type="float" office:value="95.374">
            <text:p>95,4</text:p>
          </table:table-cell>
          <table:table-cell office:value-type="float" office:value="99.731">
            <text:p>99,7</text:p>
          </table:table-cell>
          <table:table-cell office:value-type="float" office:value="99.999">
            <text:p>100,0</text:p>
          </table:table-cell>
          <table:table-cell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table:number-columns-repeated="6" office:value-type="float" office:value="0">
            <text:p>0,0</text:p>
          </table:table-cell>
          <table:table-cell office:value-type="float" office:value="0.009">
            <text:p>0,0</text:p>
          </table:table-cell>
          <table:table-cell office:value-type="float" office:value="0.834">
            <text:p>0,8</text:p>
          </table:table-cell>
          <table:table-cell office:value-type="float" office:value="8.65">
            <text:p>8,7</text:p>
          </table:table-cell>
          <table:table-cell office:value-type="float" office:value="35.806">
            <text:p>35,8</text:p>
          </table:table-cell>
          <table:table-cell office:value-type="float" office:value="73.767">
            <text:p>73,8</text:p>
          </table:table-cell>
          <table:table-cell office:value-type="float" office:value="95.301">
            <text:p>95,3</text:p>
          </table:table-cell>
          <table:table-cell office:value-type="float" office:value="99.731">
            <text:p>99,7</text:p>
          </table:table-cell>
          <table:table-cell office:value-type="float" office:value="99.999">
            <text:p>100,0</text:p>
          </table:table-cell>
          <table:table-cell table:number-columns-repeated="2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table:number-columns-repeated="5" office:value-type="float" office:value="0">
            <text:p>0,0</text:p>
          </table:table-cell>
          <table:table-cell office:value-type="float" office:value="0.017">
            <text:p>0,0</text:p>
          </table:table-cell>
          <table:table-cell office:value-type="float" office:value="0.929">
            <text:p>0,9</text:p>
          </table:table-cell>
          <table:table-cell office:value-type="float" office:value="8.895">
            <text:p>8,9</text:p>
          </table:table-cell>
          <table:table-cell office:value-type="float" office:value="36.296">
            <text:p>36,3</text:p>
          </table:table-cell>
          <table:table-cell office:value-type="float" office:value="73.923">
            <text:p>73,9</text:p>
          </table:table-cell>
          <table:table-cell office:value-type="float" office:value="95.439">
            <text:p>95,4</text:p>
          </table:table-cell>
          <table:table-cell office:value-type="float" office:value="99.724">
            <text:p>99,7</text:p>
          </table:table-cell>
          <table:table-cell office:value-type="float" office:value="99.999">
            <text:p>100,0</text:p>
          </table:table-cell>
          <table:table-cell table:number-columns-repeated="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table:number-columns-repeated="3" office:value-type="float" office:value="0">
            <text:p>0,0</text:p>
          </table:table-cell>
          <table:table-cell office:value-type="float" office:value="0.002">
            <text:p>0,0</text:p>
          </table:table-cell>
          <table:table-cell office:value-type="float" office:value="0.061">
            <text:p>0,1</text:p>
          </table:table-cell>
          <table:table-cell office:value-type="float" office:value="1.268">
            <text:p>1,3</text:p>
          </table:table-cell>
          <table:table-cell office:value-type="float" office:value="10.187">
            <text:p>10,2</text:p>
          </table:table-cell>
          <table:table-cell office:value-type="float" office:value="38.05">
            <text:p>38,1</text:p>
          </table:table-cell>
          <table:table-cell office:value-type="float" office:value="74.933">
            <text:p>74,9</text:p>
          </table:table-cell>
          <table:table-cell office:value-type="float" office:value="95.44">
            <text:p>95,4</text:p>
          </table:table-cell>
          <table:table-cell office:value-type="float" office:value="99.765">
            <text:p>99,8</text:p>
          </table:table-cell>
          <table:table-cell office:value-type="float" office:value="99.997">
            <text:p>100,0</text:p>
          </table:table-cell>
          <table:table-cell table:number-columns-repeated="4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office:value-type="float" office:value="0.027">
            <text:p>0,0</text:p>
          </table:table-cell>
          <table:table-cell office:value-type="float" office:value="0.062">
            <text:p>0,1</text:p>
          </table:table-cell>
          <table:table-cell office:value-type="float" office:value="0.183">
            <text:p>0,2</text:p>
          </table:table-cell>
          <table:table-cell office:value-type="float" office:value="0.782">
            <text:p>0,8</text:p>
          </table:table-cell>
          <table:table-cell office:value-type="float" office:value="3.843">
            <text:p>3,8</text:p>
          </table:table-cell>
          <table:table-cell office:value-type="float" office:value="16.158">
            <text:p>16,2</text:p>
          </table:table-cell>
          <table:table-cell office:value-type="float" office:value="45.045">
            <text:p>45,0</text:p>
          </table:table-cell>
          <table:table-cell office:value-type="float" office:value="78.998">
            <text:p>79,0</text:p>
          </table:table-cell>
          <table:table-cell office:value-type="float" office:value="96.314">
            <text:p>96,3</text:p>
          </table:table-cell>
          <table:table-cell office:value-type="float" office:value="99.798">
            <text:p>99,8</text:p>
          </table:table-cell>
          <table:table-cell office:value-type="float" office:value="99.996">
            <text:p>100,0</text:p>
          </table:table-cell>
          <table:table-cell table:number-columns-repeated="5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office:value-type="float" office:value="5.245">
            <text:p>5,2</text:p>
          </table:table-cell>
          <table:table-cell office:value-type="float" office:value="6.72">
            <text:p>6,7</text:p>
          </table:table-cell>
          <table:table-cell office:value-type="float" office:value="10.368">
            <text:p>10,4</text:p>
          </table:table-cell>
          <table:table-cell office:value-type="float" office:value="19.138">
            <text:p>19,1</text:p>
          </table:table-cell>
          <table:table-cell office:value-type="float" office:value="36.693">
            <text:p>36,7</text:p>
          </table:table-cell>
          <table:table-cell office:value-type="float" office:value="63.033">
            <text:p>63,0</text:p>
          </table:table-cell>
          <table:table-cell office:value-type="float" office:value="87.124">
            <text:p>87,1</text:p>
          </table:table-cell>
          <table:table-cell office:value-type="float" office:value="97.819">
            <text:p>97,8</text:p>
          </table:table-cell>
          <table:table-cell office:value-type="float" office:value="99.894">
            <text:p>99,9</text:p>
          </table:table-cell>
          <table:table-cell office:value-type="float" office:value="99.997">
            <text:p>100,0</text:p>
          </table:table-cell>
          <table:table-cell table:number-columns-repeated="6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office:value-type="float" office:value="50.111">
            <text:p>50,1</text:p>
          </table:table-cell>
          <table:table-cell office:value-type="float" office:value="54.222">
            <text:p>54,2</text:p>
          </table:table-cell>
          <table:table-cell office:value-type="float" office:value="63.013">
            <text:p>63,0</text:p>
          </table:table-cell>
          <table:table-cell office:value-type="float" office:value="75.01">
            <text:p>75,0</text:p>
          </table:table-cell>
          <table:table-cell office:value-type="float" office:value="87.545">
            <text:p>87,5</text:p>
          </table:table-cell>
          <table:table-cell office:value-type="float" office:value="96.095">
            <text:p>96,1</text:p>
          </table:table-cell>
          <table:table-cell office:value-type="float" office:value="99.412">
            <text:p>99,4</text:p>
          </table:table-cell>
          <table:table-cell office:value-type="float" office:value="99.975">
            <text:p>100,0</text:p>
          </table:table-cell>
          <table:table-cell table:number-columns-repeated="8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office:value-type="float" office:value="94.87">
            <text:p>94,9</text:p>
          </table:table-cell>
          <table:table-cell office:value-type="float" office:value="95.91">
            <text:p>95,9</text:p>
          </table:table-cell>
          <table:table-cell office:value-type="float" office:value="97.506">
            <text:p>97,5</text:p>
          </table:table-cell>
          <table:table-cell office:value-type="float" office:value="98.851">
            <text:p>98,9</text:p>
          </table:table-cell>
          <table:table-cell office:value-type="float" office:value="99.668">
            <text:p>99,7</text:p>
          </table:table-cell>
          <table:table-cell office:value-type="float" office:value="99.942">
            <text:p>99,9</text:p>
          </table:table-cell>
          <table:table-cell table:number-columns-repeated="10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office:value-type="float" office:value="99.97">
            <text:p>100,0</text:p>
          </table:table-cell>
          <table:table-cell office:value-type="float" office:value="99.972">
            <text:p>100,0</text:p>
          </table:table-cell>
          <table:table-cell office:value-type="float" office:value="99.99">
            <text:p>100,0</text:p>
          </table:table-cell>
          <table:table-cell office:value-type="float" office:value="99.997">
            <text:p>100,0</text:p>
          </table:table-cell>
          <table:table-cell office:value-type="float" office:value="99.999">
            <text:p>100,0</text:p>
          </table:table-cell>
          <table:table-cell table:number-columns-repeated="11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table:number-columns-repeated="16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table:number-columns-repeated="16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table:number-columns-repeated="16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table:number-columns-repeated="16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rasion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9.Y35" table:end-x="1.153cm" table:end-y="0.251cm" draw:z-index="1" draw:style-name="gr1" draw:text-style-name="P1" svg:width="14.505cm" svg:height="7.356cm" svg:x="0.196cm" svg:y="0.121cm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0">
            <text:p>0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66404">
            <text:p>2,7</text:p>
          </table:table-cell>
          <table:table-cell table:style-name="ReturnOnInvest" office:value-type="float" office:value="3.04809">
            <text:p>3,0</text:p>
          </table:table-cell>
          <table:table-cell table:style-name="ReturnOnInvest" office:value-type="float" office:value="3.45609">
            <text:p>3,5</text:p>
          </table:table-cell>
          <table:table-cell table:style-name="ReturnOnInvest" office:value-type="float" office:value="3.95117">
            <text:p>4,0</text:p>
          </table:table-cell>
          <table:table-cell table:style-name="ReturnOnInvest" office:value-type="float" office:value="4.55092">
            <text:p>4,6</text:p>
          </table:table-cell>
          <table:table-cell table:style-name="ReturnOnInvest" office:value-type="float" office:value="5.25994">
            <text:p>5,3</text:p>
          </table:table-cell>
          <table:table-cell table:style-name="ReturnOnInvest" office:value-type="float" office:value="6.05907">
            <text:p>6,1</text:p>
          </table:table-cell>
          <table:table-cell table:style-name="ReturnOnInvest" office:value-type="float" office:value="6.94773">
            <text:p>6,9</text:p>
          </table:table-cell>
          <table:table-cell table:style-name="ReturnOnInvest" office:value-type="float" office:value="7.8538">
            <text:p>7,9</text:p>
          </table:table-cell>
          <table:table-cell table:style-name="ReturnOnInvest" office:value-type="float" office:value="8.44307">
            <text:p>8,4</text:p>
          </table:table-cell>
          <table:table-cell table:style-name="ReturnOnInvest" office:value-type="float" office:value="7.87246">
            <text:p>7,9</text:p>
          </table:table-cell>
          <table:table-cell table:style-name="ReturnOnInvest" office:value-type="float" office:value="5.87589">
            <text:p>5,9</text:p>
          </table:table-cell>
          <table:table-cell table:style-name="ReturnOnInvest" office:value-type="float" office:value="3.96202">
            <text:p>4,0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83907">
            <text:p>2,8</text:p>
          </table:table-cell>
          <table:table-cell table:style-name="ReturnOnInvest" office:value-type="float" office:value="3.39919">
            <text:p>3,4</text:p>
          </table:table-cell>
          <table:table-cell table:style-name="ReturnOnInvest" office:value-type="float" office:value="3.92708">
            <text:p>3,9</text:p>
          </table:table-cell>
          <table:table-cell table:style-name="ReturnOnInvest" office:value-type="float" office:value="4.54271">
            <text:p>4,5</text:p>
          </table:table-cell>
          <table:table-cell table:style-name="ReturnOnInvest" office:value-type="float" office:value="5.24857">
            <text:p>5,2</text:p>
          </table:table-cell>
          <table:table-cell table:style-name="ReturnOnInvest" office:value-type="float" office:value="6.05403">
            <text:p>6,1</text:p>
          </table:table-cell>
          <table:table-cell table:style-name="ReturnOnInvest" office:value-type="float" office:value="6.94803">
            <text:p>6,9</text:p>
          </table:table-cell>
          <table:table-cell table:style-name="ReturnOnInvest" office:value-type="float" office:value="7.85186">
            <text:p>7,9</text:p>
          </table:table-cell>
          <table:table-cell table:style-name="ReturnOnInvest" office:value-type="float" office:value="8.44056">
            <text:p>8,4</text:p>
          </table:table-cell>
          <table:table-cell table:style-name="ReturnOnInvest" office:value-type="float" office:value="7.86867">
            <text:p>7,9</text:p>
          </table:table-cell>
          <table:table-cell table:style-name="ReturnOnInvest" office:value-type="float" office:value="5.88079">
            <text:p>5,9</text:p>
          </table:table-cell>
          <table:table-cell table:style-name="ReturnOnInvest" office:value-type="float" office:value="3.96209">
            <text:p>4,0</text:p>
          </table:table-cell>
          <table:table-cell table:style-name="ReturnOnInvest" office:value-type="float" office:value="2.98018">
            <text:p>3,0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4686">
            <text:p>2,9</text:p>
          </table:table-cell>
          <table:table-cell table:style-name="ReturnOnInvest" office:value-type="float" office:value="3.70618">
            <text:p>3,7</text:p>
          </table:table-cell>
          <table:table-cell table:style-name="ReturnOnInvest" office:value-type="float" office:value="4.41561">
            <text:p>4,4</text:p>
          </table:table-cell>
          <table:table-cell table:style-name="ReturnOnInvest" office:value-type="float" office:value="5.16714">
            <text:p>5,2</text:p>
          </table:table-cell>
          <table:table-cell table:style-name="ReturnOnInvest" office:value-type="float" office:value="5.99907">
            <text:p>6,0</text:p>
          </table:table-cell>
          <table:table-cell table:style-name="ReturnOnInvest" office:value-type="float" office:value="6.88693">
            <text:p>6,9</text:p>
          </table:table-cell>
          <table:table-cell table:style-name="ReturnOnInvest" office:value-type="float" office:value="7.80194">
            <text:p>7,8</text:p>
          </table:table-cell>
          <table:table-cell table:style-name="ReturnOnInvest" office:value-type="float" office:value="8.40526">
            <text:p>8,4</text:p>
          </table:table-cell>
          <table:table-cell table:style-name="ReturnOnInvest" office:value-type="float" office:value="7.83274">
            <text:p>7,8</text:p>
          </table:table-cell>
          <table:table-cell table:style-name="ReturnOnInvest" office:value-type="float" office:value="5.86473">
            <text:p>5,9</text:p>
          </table:table-cell>
          <table:table-cell table:style-name="ReturnOnInvest" office:value-type="float" office:value="3.96818">
            <text:p>4,0</text:p>
          </table:table-cell>
          <table:table-cell table:style-name="ReturnOnInvest" office:value-type="float" office:value="2.97563">
            <text:p>3,0</text:p>
          </table:table-cell>
          <table:table-cell table:style-name="ReturnOnInvest" office:value-type="float" office:value="2.51434">
            <text:p>2,5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8766">
            <text:p>3,0</text:p>
          </table:table-cell>
          <table:table-cell table:style-name="ReturnOnInvest" office:value-type="float" office:value="3.9007">
            <text:p>3,9</text:p>
          </table:table-cell>
          <table:table-cell table:style-name="ReturnOnInvest" office:value-type="float" office:value="4.77785">
            <text:p>4,8</text:p>
          </table:table-cell>
          <table:table-cell table:style-name="ReturnOnInvest" office:value-type="float" office:value="5.67286">
            <text:p>5,7</text:p>
          </table:table-cell>
          <table:table-cell table:style-name="ReturnOnInvest" office:value-type="float" office:value="6.60407">
            <text:p>6,6</text:p>
          </table:table-cell>
          <table:table-cell table:style-name="ReturnOnInvest" office:value-type="float" office:value="7.53197">
            <text:p>7,5</text:p>
          </table:table-cell>
          <table:table-cell table:style-name="ReturnOnInvest" office:value-type="float" office:value="8.17924">
            <text:p>8,2</text:p>
          </table:table-cell>
          <table:table-cell table:style-name="ReturnOnInvest" office:value-type="float" office:value="7.68238">
            <text:p>7,7</text:p>
          </table:table-cell>
          <table:table-cell table:style-name="ReturnOnInvest" office:value-type="float" office:value="5.8235">
            <text:p>5,8</text:p>
          </table:table-cell>
          <table:table-cell table:style-name="ReturnOnInvest" office:value-type="float" office:value="3.93995">
            <text:p>3,9</text:p>
          </table:table-cell>
          <table:table-cell table:style-name="ReturnOnInvest" office:value-type="float" office:value="2.97918">
            <text:p>3,0</text:p>
          </table:table-cell>
          <table:table-cell table:style-name="ReturnOnInvest" office:value-type="float" office:value="2.51187">
            <text:p>2,5</text:p>
          </table:table-cell>
          <table:table-cell table:style-name="ReturnOnInvest" office:value-type="float" office:value="2.24986">
            <text:p>2,2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9935">
            <text:p>3,0</text:p>
          </table:table-cell>
          <table:table-cell table:style-name="ReturnOnInvest" office:value-type="float" office:value="3.9801">
            <text:p>4,0</text:p>
          </table:table-cell>
          <table:table-cell table:style-name="ReturnOnInvest" office:value-type="float" office:value="4.95031">
            <text:p>5,0</text:p>
          </table:table-cell>
          <table:table-cell table:style-name="ReturnOnInvest" office:value-type="float" office:value="5.92487">
            <text:p>5,9</text:p>
          </table:table-cell>
          <table:table-cell table:style-name="ReturnOnInvest" office:value-type="float" office:value="6.88988">
            <text:p>6,9</text:p>
          </table:table-cell>
          <table:table-cell table:style-name="ReturnOnInvest" office:value-type="float" office:value="7.60175">
            <text:p>7,6</text:p>
          </table:table-cell>
          <table:table-cell table:style-name="ReturnOnInvest" office:value-type="float" office:value="7.30444">
            <text:p>7,3</text:p>
          </table:table-cell>
          <table:table-cell table:style-name="ReturnOnInvest" office:value-type="float" office:value="5.66188">
            <text:p>5,7</text:p>
          </table:table-cell>
          <table:table-cell table:style-name="ReturnOnInvest" office:value-type="float" office:value="3.9282">
            <text:p>3,9</text:p>
          </table:table-cell>
          <table:table-cell table:style-name="ReturnOnInvest" office:value-type="float" office:value="2.97734">
            <text:p>3,0</text:p>
          </table:table-cell>
          <table:table-cell table:style-name="ReturnOnInvest" office:value-type="float" office:value="2.51234">
            <text:p>2,5</text:p>
          </table:table-cell>
          <table:table-cell table:style-name="ReturnOnInvest" office:value-type="float" office:value="2.25026">
            <text:p>2,3</text:p>
          </table:table-cell>
          <table:table-cell table:style-name="ReturnOnInvest" office:value-type="float" office:value="2.06961">
            <text:p>2,1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3">
            <text:p>3,0</text:p>
          </table:table-cell>
          <table:table-cell table:style-name="ReturnOnInvest" office:value-type="float" office:value="3.99816">
            <text:p>4,0</text:p>
          </table:table-cell>
          <table:table-cell table:style-name="ReturnOnInvest" office:value-type="float" office:value="4.99509">
            <text:p>5,0</text:p>
          </table:table-cell>
          <table:table-cell table:style-name="ReturnOnInvest" office:value-type="float" office:value="5.97762">
            <text:p>6,0</text:p>
          </table:table-cell>
          <table:table-cell table:style-name="ReturnOnInvest" office:value-type="float" office:value="6.77208">
            <text:p>6,8</text:p>
          </table:table-cell>
          <table:table-cell table:style-name="ReturnOnInvest" office:value-type="float" office:value="6.71554">
            <text:p>6,7</text:p>
          </table:table-cell>
          <table:table-cell table:style-name="ReturnOnInvest" office:value-type="float" office:value="5.43937">
            <text:p>5,4</text:p>
          </table:table-cell>
          <table:table-cell table:style-name="ReturnOnInvest" office:value-type="float" office:value="3.88075">
            <text:p>3,9</text:p>
          </table:table-cell>
          <table:table-cell table:style-name="ReturnOnInvest" office:value-type="float" office:value="2.97336">
            <text:p>3,0</text:p>
          </table:table-cell>
          <table:table-cell table:style-name="ReturnOnInvest" office:value-type="float" office:value="2.51503">
            <text:p>2,5</text:p>
          </table:table-cell>
          <table:table-cell table:style-name="ReturnOnInvest" office:value-type="float" office:value="2.24826">
            <text:p>2,2</text:p>
          </table:table-cell>
          <table:table-cell table:style-name="ReturnOnInvest" office:value-type="float" office:value="2.07045">
            <text:p>2,1</text:p>
          </table:table-cell>
          <table:table-cell table:style-name="ReturnOnInvest" office:value-type="float" office:value="1.94228">
            <text:p>1,9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3">
            <text:p>3,0</text:p>
          </table:table-cell>
          <table:table-cell table:style-name="ReturnOnInvest" office:value-type="float" office:value="3.99995">
            <text:p>4,0</text:p>
          </table:table-cell>
          <table:table-cell table:style-name="ReturnOnInvest" office:value-type="float" office:value="4.99276">
            <text:p>5,0</text:p>
          </table:table-cell>
          <table:table-cell table:style-name="ReturnOnInvest" office:value-type="float" office:value="5.8612">
            <text:p>5,9</text:p>
          </table:table-cell>
          <table:table-cell table:style-name="ReturnOnInvest" office:value-type="float" office:value="6.07692">
            <text:p>6,1</text:p>
          </table:table-cell>
          <table:table-cell table:style-name="ReturnOnInvest" office:value-type="float" office:value="5.17593">
            <text:p>5,2</text:p>
          </table:table-cell>
          <table:table-cell table:style-name="ReturnOnInvest" office:value-type="float" office:value="3.84762">
            <text:p>3,8</text:p>
          </table:table-cell>
          <table:table-cell table:style-name="ReturnOnInvest" office:value-type="float" office:value="2.96807">
            <text:p>3,0</text:p>
          </table:table-cell>
          <table:table-cell table:style-name="ReturnOnInvest" office:value-type="float" office:value="2.51187">
            <text:p>2,5</text:p>
          </table:table-cell>
          <table:table-cell table:style-name="ReturnOnInvest" office:value-type="float" office:value="2.24888">
            <text:p>2,2</text:p>
          </table:table-cell>
          <table:table-cell table:style-name="ReturnOnInvest" office:value-type="float" office:value="2.07151">
            <text:p>2,1</text:p>
          </table:table-cell>
          <table:table-cell table:style-name="ReturnOnInvest" office:value-type="float" office:value="1.94189">
            <text:p>1,9</text:p>
          </table:table-cell>
          <table:table-cell table:style-name="ReturnOnInvest" office:value-type="float" office:value="1.83825">
            <text:p>1,8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3">
            <text:p>3,0</text:p>
          </table:table-cell>
          <table:table-cell table:style-name="ReturnOnInvest" office:value-type="float" office:value="3.99829">
            <text:p>4,0</text:p>
          </table:table-cell>
          <table:table-cell table:style-name="ReturnOnInvest" office:value-type="float" office:value="4.93166">
            <text:p>4,9</text:p>
          </table:table-cell>
          <table:table-cell table:style-name="ReturnOnInvest" office:value-type="float" office:value="5.4116">
            <text:p>5,4</text:p>
          </table:table-cell>
          <table:table-cell table:style-name="ReturnOnInvest" office:value-type="float" office:value="4.87475">
            <text:p>4,9</text:p>
          </table:table-cell>
          <table:table-cell table:style-name="ReturnOnInvest" office:value-type="float" office:value="3.7933">
            <text:p>3,8</text:p>
          </table:table-cell>
          <table:table-cell table:style-name="ReturnOnInvest" office:value-type="float" office:value="2.96837">
            <text:p>3,0</text:p>
          </table:table-cell>
          <table:table-cell table:style-name="ReturnOnInvest" office:value-type="float" office:value="2.51384">
            <text:p>2,5</text:p>
          </table:table-cell>
          <table:table-cell table:style-name="ReturnOnInvest" office:value-type="float" office:value="2.24982">
            <text:p>2,2</text:p>
          </table:table-cell>
          <table:table-cell table:style-name="ReturnOnInvest" office:value-type="float" office:value="2.06926">
            <text:p>2,1</text:p>
          </table:table-cell>
          <table:table-cell table:style-name="ReturnOnInvest" office:value-type="float" office:value="1.94533">
            <text:p>1,9</text:p>
          </table:table-cell>
          <table:table-cell table:style-name="ReturnOnInvest" office:value-type="float" office:value="1.83755">
            <text:p>1,8</text:p>
          </table:table-cell>
          <table:table-cell table:style-name="ReturnOnInvest" office:value-type="float" office:value="1.72299">
            <text:p>1,7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3">
            <text:p>3,0</text:p>
          </table:table-cell>
          <table:table-cell table:style-name="ReturnOnInvest" office:value-type="float" office:value="3.97966">
            <text:p>4,0</text:p>
          </table:table-cell>
          <table:table-cell table:style-name="ReturnOnInvest" office:value-type="float" office:value="4.68777">
            <text:p>4,7</text:p>
          </table:table-cell>
          <table:table-cell table:style-name="ReturnOnInvest" office:value-type="float" office:value="4.56473">
            <text:p>4,6</text:p>
          </table:table-cell>
          <table:table-cell table:style-name="ReturnOnInvest" office:value-type="float" office:value="3.72982">
            <text:p>3,7</text:p>
          </table:table-cell>
          <table:table-cell table:style-name="ReturnOnInvest" office:value-type="float" office:value="2.96857">
            <text:p>3,0</text:p>
          </table:table-cell>
          <table:table-cell table:style-name="ReturnOnInvest" office:value-type="float" office:value="2.51558">
            <text:p>2,5</text:p>
          </table:table-cell>
          <table:table-cell table:style-name="ReturnOnInvest" office:value-type="float" office:value="2.24805">
            <text:p>2,2</text:p>
          </table:table-cell>
          <table:table-cell table:style-name="ReturnOnInvest" office:value-type="float" office:value="2.06961">
            <text:p>2,1</text:p>
          </table:table-cell>
          <table:table-cell table:style-name="ReturnOnInvest" office:value-type="float" office:value="1.9442">
            <text:p>1,9</text:p>
          </table:table-cell>
          <table:table-cell table:style-name="ReturnOnInvest" office:value-type="float" office:value="1.83658">
            <text:p>1,8</text:p>
          </table:table-cell>
          <table:table-cell table:style-name="ReturnOnInvest" office:value-type="float" office:value="1.72204">
            <text:p>1,7</text:p>
          </table:table-cell>
          <table:table-cell table:style-name="ReturnOnInvest" office:value-type="float" office:value="1.58529">
            <text:p>1,6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9916">
            <text:p>3,0</text:p>
          </table:table-cell>
          <table:table-cell table:style-name="ReturnOnInvest" office:value-type="float" office:value="3.88947">
            <text:p>3,9</text:p>
          </table:table-cell>
          <table:table-cell table:style-name="ReturnOnInvest" office:value-type="float" office:value="4.18202">
            <text:p>4,2</text:p>
          </table:table-cell>
          <table:table-cell table:style-name="ReturnOnInvest" office:value-type="float" office:value="3.63743">
            <text:p>3,6</text:p>
          </table:table-cell>
          <table:table-cell table:style-name="ReturnOnInvest" office:value-type="float" office:value="2.95513">
            <text:p>3,0</text:p>
          </table:table-cell>
          <table:table-cell table:style-name="ReturnOnInvest" office:value-type="float" office:value="2.5161">
            <text:p>2,5</text:p>
          </table:table-cell>
          <table:table-cell table:style-name="ReturnOnInvest" office:value-type="float" office:value="2.25044">
            <text:p>2,3</text:p>
          </table:table-cell>
          <table:table-cell table:style-name="ReturnOnInvest" office:value-type="float" office:value="2.07055">
            <text:p>2,1</text:p>
          </table:table-cell>
          <table:table-cell table:style-name="ReturnOnInvest" office:value-type="float" office:value="1.94482">
            <text:p>1,9</text:p>
          </table:table-cell>
          <table:table-cell table:style-name="ReturnOnInvest" office:value-type="float" office:value="1.83738">
            <text:p>1,8</text:p>
          </table:table-cell>
          <table:table-cell table:style-name="ReturnOnInvest" office:value-type="float" office:value="1.72318">
            <text:p>1,7</text:p>
          </table:table-cell>
          <table:table-cell table:style-name="ReturnOnInvest" office:value-type="float" office:value="1.58351">
            <text:p>1,6</text:p>
          </table:table-cell>
          <table:table-cell table:style-name="ReturnOnInvest" office:value-type="float" office:value="1.41833">
            <text:p>1,4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8847">
            <text:p>3,0</text:p>
          </table:table-cell>
          <table:table-cell table:style-name="ReturnOnInvest" office:value-type="float" office:value="3.66384">
            <text:p>3,7</text:p>
          </table:table-cell>
          <table:table-cell table:style-name="ReturnOnInvest" office:value-type="float" office:value="3.5222">
            <text:p>3,5</text:p>
          </table:table-cell>
          <table:table-cell table:style-name="ReturnOnInvest" office:value-type="float" office:value="2.95354">
            <text:p>3,0</text:p>
          </table:table-cell>
          <table:table-cell table:style-name="ReturnOnInvest" office:value-type="float" office:value="2.51399">
            <text:p>2,5</text:p>
          </table:table-cell>
          <table:table-cell table:style-name="ReturnOnInvest" office:value-type="float" office:value="2.24995">
            <text:p>2,2</text:p>
          </table:table-cell>
          <table:table-cell table:style-name="ReturnOnInvest" office:value-type="float" office:value="2.06933">
            <text:p>2,1</text:p>
          </table:table-cell>
          <table:table-cell table:style-name="ReturnOnInvest" office:value-type="float" office:value="1.94358">
            <text:p>1,9</text:p>
          </table:table-cell>
          <table:table-cell table:style-name="ReturnOnInvest" office:value-type="float" office:value="1.83714">
            <text:p>1,8</text:p>
          </table:table-cell>
          <table:table-cell table:style-name="ReturnOnInvest" office:value-type="float" office:value="1.72168">
            <text:p>1,7</text:p>
          </table:table-cell>
          <table:table-cell table:style-name="ReturnOnInvest" office:value-type="float" office:value="1.5838">
            <text:p>1,6</text:p>
          </table:table-cell>
          <table:table-cell table:style-name="ReturnOnInvest" office:value-type="float" office:value="1.41508">
            <text:p>1,4</text:p>
          </table:table-cell>
          <table:table-cell table:style-name="ReturnOnInvest" office:value-type="float" office:value="1.27783">
            <text:p>1,3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9466">
            <text:p>2,9</text:p>
          </table:table-cell>
          <table:table-cell table:style-name="ReturnOnInvest" office:value-type="float" office:value="3.29617">
            <text:p>3,3</text:p>
          </table:table-cell>
          <table:table-cell table:style-name="ReturnOnInvest" office:value-type="float" office:value="2.927">
            <text:p>2,9</text:p>
          </table:table-cell>
          <table:table-cell table:style-name="ReturnOnInvest" office:value-type="float" office:value="2.5132">
            <text:p>2,5</text:p>
          </table:table-cell>
          <table:table-cell table:style-name="ReturnOnInvest" office:value-type="float" office:value="2.24849">
            <text:p>2,2</text:p>
          </table:table-cell>
          <table:table-cell table:style-name="ReturnOnInvest" office:value-type="float" office:value="2.07068">
            <text:p>2,1</text:p>
          </table:table-cell>
          <table:table-cell table:style-name="ReturnOnInvest" office:value-type="float" office:value="1.94352">
            <text:p>1,9</text:p>
          </table:table-cell>
          <table:table-cell table:style-name="ReturnOnInvest" office:value-type="float" office:value="1.83653">
            <text:p>1,8</text:p>
          </table:table-cell>
          <table:table-cell table:style-name="ReturnOnInvest" office:value-type="float" office:value="1.72053">
            <text:p>1,7</text:p>
          </table:table-cell>
          <table:table-cell table:style-name="ReturnOnInvest" office:value-type="float" office:value="1.58112">
            <text:p>1,6</text:p>
          </table:table-cell>
          <table:table-cell table:style-name="ReturnOnInvest" office:value-type="float" office:value="1.41716">
            <text:p>1,4</text:p>
          </table:table-cell>
          <table:table-cell table:style-name="ReturnOnInvest" office:value-type="float" office:value="1.27752">
            <text:p>1,3</text:p>
          </table:table-cell>
          <table:table-cell table:style-name="ReturnOnInvest" office:value-type="float" office:value="1.16752">
            <text:p>1,2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84004">
            <text:p>2,8</text:p>
          </table:table-cell>
          <table:table-cell table:style-name="ReturnOnInvest" office:value-type="float" office:value="2.86894">
            <text:p>2,9</text:p>
          </table:table-cell>
          <table:table-cell table:style-name="ReturnOnInvest" office:value-type="float" office:value="2.50771">
            <text:p>2,5</text:p>
          </table:table-cell>
          <table:table-cell table:style-name="ReturnOnInvest" office:value-type="float" office:value="2.24647">
            <text:p>2,2</text:p>
          </table:table-cell>
          <table:table-cell table:style-name="ReturnOnInvest" office:value-type="float" office:value="2.069">
            <text:p>2,1</text:p>
          </table:table-cell>
          <table:table-cell table:style-name="ReturnOnInvest" office:value-type="float" office:value="1.94231">
            <text:p>1,9</text:p>
          </table:table-cell>
          <table:table-cell table:style-name="ReturnOnInvest" office:value-type="float" office:value="1.83787">
            <text:p>1,8</text:p>
          </table:table-cell>
          <table:table-cell table:style-name="ReturnOnInvest" office:value-type="float" office:value="1.7231">
            <text:p>1,7</text:p>
          </table:table-cell>
          <table:table-cell table:style-name="ReturnOnInvest" office:value-type="float" office:value="1.58247">
            <text:p>1,6</text:p>
          </table:table-cell>
          <table:table-cell table:style-name="ReturnOnInvest" office:value-type="float" office:value="1.41631">
            <text:p>1,4</text:p>
          </table:table-cell>
          <table:table-cell table:style-name="ReturnOnInvest" office:value-type="float" office:value="1.2777">
            <text:p>1,3</text:p>
          </table:table-cell>
          <table:table-cell table:style-name="ReturnOnInvest" office:value-type="float" office:value="1.16914">
            <text:p>1,2</text:p>
          </table:table-cell>
          <table:table-cell table:style-name="ReturnOnInvest" office:value-type="float" office:value="1.08288">
            <text:p>1,1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66275">
            <text:p>2,7</text:p>
          </table:table-cell>
          <table:table-cell table:style-name="ReturnOnInvest" office:value-type="float" office:value="2.50299">
            <text:p>2,5</text:p>
          </table:table-cell>
          <table:table-cell table:style-name="ReturnOnInvest" office:value-type="float" office:value="2.24879">
            <text:p>2,2</text:p>
          </table:table-cell>
          <table:table-cell table:style-name="ReturnOnInvest" office:value-type="float" office:value="2.07149">
            <text:p>2,1</text:p>
          </table:table-cell>
          <table:table-cell table:style-name="ReturnOnInvest" office:value-type="float" office:value="1.94274">
            <text:p>1,9</text:p>
          </table:table-cell>
          <table:table-cell table:style-name="ReturnOnInvest" office:value-type="float" office:value="1.83596">
            <text:p>1,8</text:p>
          </table:table-cell>
          <table:table-cell table:style-name="ReturnOnInvest" office:value-type="float" office:value="1.71997">
            <text:p>1,7</text:p>
          </table:table-cell>
          <table:table-cell table:style-name="ReturnOnInvest" office:value-type="float" office:value="1.58343">
            <text:p>1,6</text:p>
          </table:table-cell>
          <table:table-cell table:style-name="ReturnOnInvest" office:value-type="float" office:value="1.41556">
            <text:p>1,4</text:p>
          </table:table-cell>
          <table:table-cell table:style-name="ReturnOnInvest" office:value-type="float" office:value="1.27574">
            <text:p>1,3</text:p>
          </table:table-cell>
          <table:table-cell table:style-name="ReturnOnInvest" office:value-type="float" office:value="1.16579">
            <text:p>1,2</text:p>
          </table:table-cell>
          <table:table-cell table:style-name="ReturnOnInvest" office:value-type="float" office:value="1.08184">
            <text:p>1,1</text:p>
          </table:table-cell>
          <table:table-cell table:style-name="ReturnOnInvest" office:value-type="float" office:value="1.02825">
            <text:p>1,0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44179">
            <text:p>2,4</text:p>
          </table:table-cell>
          <table:table-cell table:style-name="ReturnOnInvest" office:value-type="float" office:value="2.24956">
            <text:p>2,2</text:p>
          </table:table-cell>
          <table:table-cell table:style-name="ReturnOnInvest" office:value-type="float" office:value="2.07086">
            <text:p>2,1</text:p>
          </table:table-cell>
          <table:table-cell table:style-name="ReturnOnInvest" office:value-type="float" office:value="1.94334">
            <text:p>1,9</text:p>
          </table:table-cell>
          <table:table-cell table:style-name="ReturnOnInvest" office:value-type="float" office:value="1.8349">
            <text:p>1,8</text:p>
          </table:table-cell>
          <table:table-cell table:style-name="ReturnOnInvest" office:value-type="float" office:value="1.7201">
            <text:p>1,7</text:p>
          </table:table-cell>
          <table:table-cell table:style-name="ReturnOnInvest" office:value-type="float" office:value="1.58384">
            <text:p>1,6</text:p>
          </table:table-cell>
          <table:table-cell table:style-name="ReturnOnInvest" office:value-type="float" office:value="1.4182">
            <text:p>1,4</text:p>
          </table:table-cell>
          <table:table-cell table:style-name="ReturnOnInvest" office:value-type="float" office:value="1.27759">
            <text:p>1,3</text:p>
          </table:table-cell>
          <table:table-cell table:style-name="ReturnOnInvest" office:value-type="float" office:value="1.16828">
            <text:p>1,2</text:p>
          </table:table-cell>
          <table:table-cell table:style-name="ReturnOnInvest" office:value-type="float" office:value="1.08259">
            <text:p>1,1</text:p>
          </table:table-cell>
          <table:table-cell table:style-name="ReturnOnInvest" office:value-type="float" office:value="1.02796">
            <text:p>1,0</text:p>
          </table:table-cell>
          <table:table-cell table:style-name="ReturnOnInvest" office:value-type="float" office:value="1">
            <text:p>1,0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table:style-name="ReturnOnInvest" office:value-type="float" office:value="0">
            <text:p>0,0</text:p>
          </table:table-cell>
          <table:table-cell table:style-name="ReturnOnInvest" office:value-type="float" office:value="1">
            <text:p>1,0</text:p>
          </table:table-cell>
          <table:table-cell table:style-name="ReturnOnInvest" office:value-type="float" office:value="2">
            <text:p>2,0</text:p>
          </table:table-cell>
          <table:table-cell table:style-name="ReturnOnInvest" office:value-type="float" office:value="2.23912">
            <text:p>2,2</text:p>
          </table:table-cell>
          <table:table-cell table:style-name="ReturnOnInvest" office:value-type="float" office:value="2.07021">
            <text:p>2,1</text:p>
          </table:table-cell>
          <table:table-cell table:style-name="ReturnOnInvest" office:value-type="float" office:value="1.94467">
            <text:p>1,9</text:p>
          </table:table-cell>
          <table:table-cell table:style-name="ReturnOnInvest" office:value-type="float" office:value="1.83687">
            <text:p>1,8</text:p>
          </table:table-cell>
          <table:table-cell table:style-name="ReturnOnInvest" office:value-type="float" office:value="1.72153">
            <text:p>1,7</text:p>
          </table:table-cell>
          <table:table-cell table:style-name="ReturnOnInvest" office:value-type="float" office:value="1.58432">
            <text:p>1,6</text:p>
          </table:table-cell>
          <table:table-cell table:style-name="ReturnOnInvest" office:value-type="float" office:value="1.41526">
            <text:p>1,4</text:p>
          </table:table-cell>
          <table:table-cell table:style-name="ReturnOnInvest" office:value-type="float" office:value="1.27786">
            <text:p>1,3</text:p>
          </table:table-cell>
          <table:table-cell table:style-name="ReturnOnInvest" office:value-type="float" office:value="1.16583">
            <text:p>1,2</text:p>
          </table:table-cell>
          <table:table-cell table:style-name="ReturnOnInvest" office:value-type="float" office:value="1.08217">
            <text:p>1,1</text:p>
          </table:table-cell>
          <table:table-cell table:style-name="ReturnOnInvest" office:value-type="float" office:value="1.02856">
            <text:p>1,0</text:p>
          </table:table-cell>
          <table:table-cell table:number-columns-repeated="2" table:style-name="ReturnOnInvest" office:value-type="float" office:value="1">
            <text:p>1,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ld</text:p>
          </table:table-cell>
          <table:table-cell office:value-type="float" office:value="5">
            <text:p>5,0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12" table:style-name="ta1" table:print="false">
        <table:table-column table:style-name="co1" table:default-cell-style-name="ce2"/>
        <table:table-column table:style-name="co2" table:number-columns-repeated="16" table:default-cell-style-name="ce2"/>
        <table:table-column table:style-name="co1" table:number-columns-repeated="1007" table:default-cell-style-name="ce2"/>
        <table:table-row table:style-name="ro1">
          <table:table-cell office:value-type="string">
            <text:p>Ratio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12.Y17" table:end-x="1.001cm" table:end-y="0.373cm" draw:z-index="0" draw:style-name="gr1" draw:text-style-name="P1" svg:width="14.303cm" svg:height="7.473cm" svg:x="0.246cm" svg:y="0.126cm">
              <draw:object draw:notify-on-update-of-ranges="Create.B1:Create.Q1 Create.A2:Create.A2 Create.B2:Create.Q2 Create.A3:Create.A3 Create.B3:Create.Q3 Create.A4:Create.A4 Create.B4:Create.Q4 Create.A5:Create.A5 Create.B5:Create.Q5 Create.A6:Create.A6 Create.B6:Create.Q6 Create.A7:Create.A7 Create.B7:Create.Q7 Create.A8:Create.A8 Create.B8:Create.Q8 Create.A9:Create.A9 Create.B9:Create.Q9 Create.A10:Create.A10 Create.B10:Create.Q10 Create.A11:Create.A11 Create.B11:Create.Q11 Create.A12:Create.A12 Create.B12:Create.Q12 Create.A13:Create.A13 Create.B13:Create.Q13 Create.A14:Create.A14 Create.B14:Create.Q14 Create.A15:Create.A15 Create.B15:Create.Q15 Create.A16:Create.A16 Create.B16:Create.Q16 Create.A17:Create.A17 Create.B17:Create.Q1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0">
            <text:p>0,0</text:p>
          </table:table-cell>
          <table:table-cell table:number-columns-repeated="13" table:style-name="ce3" office:value-type="float" office:value="0">
            <text:p>0,0</text:p>
          </table:table-cell>
          <table:table-cell table:style-name="ce3" office:value-type="float" office:value="0.02">
            <text:p>0,0</text:p>
          </table:table-cell>
          <table:table-cell table:style-name="ce3" office:value-type="float" office:value="0.827">
            <text:p>0,8</text:p>
          </table:table-cell>
          <table:table-cell table:style-name="ce3" office:value-type="float" office:value="8.788">
            <text:p>8,8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table:number-columns-repeated="12" table:style-name="ce3" office:value-type="float" office:value="0">
            <text:p>0,0</text:p>
          </table:table-cell>
          <table:table-cell table:style-name="ce3" office:value-type="float" office:value="0.02">
            <text:p>0,0</text:p>
          </table:table-cell>
          <table:table-cell table:style-name="ce3" office:value-type="float" office:value="0.861">
            <text:p>0,9</text:p>
          </table:table-cell>
          <table:table-cell table:style-name="ce3" office:value-type="float" office:value="8.793">
            <text:p>8,8</text:p>
          </table:table-cell>
          <table:table-cell table:style-name="ce3" office:value-type="float" office:value="35.825">
            <text:p>35,8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table:number-columns-repeated="11" table:style-name="ce3" office:value-type="float" office:value="0">
            <text:p>0,0</text:p>
          </table:table-cell>
          <table:table-cell table:style-name="ce3" office:value-type="float" office:value="0.022">
            <text:p>0,0</text:p>
          </table:table-cell>
          <table:table-cell table:style-name="ce3" office:value-type="float" office:value="0.872">
            <text:p>0,9</text:p>
          </table:table-cell>
          <table:table-cell table:style-name="ce3" office:value-type="float" office:value="8.545">
            <text:p>8,5</text:p>
          </table:table-cell>
          <table:table-cell table:style-name="ce3" office:value-type="float" office:value="35.893">
            <text:p>35,9</text:p>
          </table:table-cell>
          <table:table-cell table:style-name="ce3" office:value-type="float" office:value="73.182">
            <text:p>73,2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table:number-columns-repeated="10" table:style-name="ce3" office:value-type="float" office:value="0">
            <text:p>0,0</text:p>
          </table:table-cell>
          <table:table-cell table:style-name="ce3" office:value-type="float" office:value="0.017">
            <text:p>0,0</text:p>
          </table:table-cell>
          <table:table-cell table:style-name="ce3" office:value-type="float" office:value="0.822">
            <text:p>0,8</text:p>
          </table:table-cell>
          <table:table-cell table:style-name="ce3" office:value-type="float" office:value="8.704">
            <text:p>8,7</text:p>
          </table:table-cell>
          <table:table-cell table:style-name="ce3" office:value-type="float" office:value="35.688">
            <text:p>35,7</text:p>
          </table:table-cell>
          <table:table-cell table:style-name="ce3" office:value-type="float" office:value="73.606">
            <text:p>73,6</text:p>
          </table:table-cell>
          <table:table-cell table:style-name="ce3" office:value-type="float" office:value="95.288">
            <text:p>95,3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table:number-columns-repeated="9" table:style-name="ce3" office:value-type="float" office:value="0">
            <text:p>0,0</text:p>
          </table:table-cell>
          <table:table-cell table:style-name="ce3" office:value-type="float" office:value="0.021">
            <text:p>0,0</text:p>
          </table:table-cell>
          <table:table-cell table:style-name="ce3" office:value-type="float" office:value="0.809">
            <text:p>0,8</text:p>
          </table:table-cell>
          <table:table-cell table:style-name="ce3" office:value-type="float" office:value="8.668">
            <text:p>8,7</text:p>
          </table:table-cell>
          <table:table-cell table:style-name="ce3" office:value-type="float" office:value="35.869">
            <text:p>35,9</text:p>
          </table:table-cell>
          <table:table-cell table:style-name="ce3" office:value-type="float" office:value="73.464">
            <text:p>73,5</text:p>
          </table:table-cell>
          <table:table-cell table:style-name="ce3" office:value-type="float" office:value="95.22">
            <text:p>95,2</text:p>
          </table:table-cell>
          <table:table-cell table:style-name="ce3" office:value-type="float" office:value="99.726">
            <text:p>99,7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table:number-columns-repeated="8" table:style-name="ce3" office:value-type="float" office:value="0">
            <text:p>0,0</text:p>
          </table:table-cell>
          <table:table-cell table:style-name="ce3" office:value-type="float" office:value="0.016">
            <text:p>0,0</text:p>
          </table:table-cell>
          <table:table-cell table:style-name="ce3" office:value-type="float" office:value="0.833">
            <text:p>0,8</text:p>
          </table:table-cell>
          <table:table-cell table:style-name="ce3" office:value-type="float" office:value="8.743">
            <text:p>8,7</text:p>
          </table:table-cell>
          <table:table-cell table:style-name="ce3" office:value-type="float" office:value="35.847">
            <text:p>35,8</text:p>
          </table:table-cell>
          <table:table-cell table:style-name="ce3" office:value-type="float" office:value="73.58">
            <text:p>73,6</text:p>
          </table:table-cell>
          <table:table-cell table:style-name="ce3" office:value-type="float" office:value="95.315">
            <text:p>95,3</text:p>
          </table:table-cell>
          <table:table-cell table:style-name="ce3" office:value-type="float" office:value="99.717">
            <text:p>99,7</text:p>
          </table:table-cell>
          <table:table-cell table:style-name="ce3" office:value-type="float" office:value="99.995">
            <text:p>100,0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table:number-columns-repeated="7" table:style-name="ce3" office:value-type="float" office:value="0">
            <text:p>0,0</text:p>
          </table:table-cell>
          <table:table-cell table:style-name="ce3" office:value-type="float" office:value="0.018">
            <text:p>0,0</text:p>
          </table:table-cell>
          <table:table-cell table:style-name="ce3" office:value-type="float" office:value="0.825">
            <text:p>0,8</text:p>
          </table:table-cell>
          <table:table-cell table:style-name="ce3" office:value-type="float" office:value="8.88">
            <text:p>8,9</text:p>
          </table:table-cell>
          <table:table-cell table:style-name="ce3" office:value-type="float" office:value="35.547">
            <text:p>35,5</text:p>
          </table:table-cell>
          <table:table-cell table:style-name="ce3" office:value-type="float" office:value="73.705">
            <text:p>73,7</text:p>
          </table:table-cell>
          <table:table-cell table:style-name="ce3" office:value-type="float" office:value="95.113">
            <text:p>95,1</text:p>
          </table:table-cell>
          <table:table-cell table:style-name="ce3" office:value-type="float" office:value="99.741">
            <text:p>99,7</text:p>
          </table:table-cell>
          <table:table-cell table:style-name="ce3" office:value-type="float" office:value="99.998">
            <text:p>100,0</text:p>
          </table:table-cell>
          <table:table-cell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table:number-columns-repeated="6" table:style-name="ce3" office:value-type="float" office:value="0">
            <text:p>0,0</text:p>
          </table:table-cell>
          <table:table-cell table:style-name="ce3" office:value-type="float" office:value="0.018">
            <text:p>0,0</text:p>
          </table:table-cell>
          <table:table-cell table:style-name="ce3" office:value-type="float" office:value="0.826">
            <text:p>0,8</text:p>
          </table:table-cell>
          <table:table-cell table:style-name="ce3" office:value-type="float" office:value="8.714">
            <text:p>8,7</text:p>
          </table:table-cell>
          <table:table-cell table:style-name="ce3" office:value-type="float" office:value="35.736">
            <text:p>35,7</text:p>
          </table:table-cell>
          <table:table-cell table:style-name="ce3" office:value-type="float" office:value="73.478">
            <text:p>73,5</text:p>
          </table:table-cell>
          <table:table-cell table:style-name="ce3" office:value-type="float" office:value="95.155">
            <text:p>95,2</text:p>
          </table:table-cell>
          <table:table-cell table:style-name="ce3" office:value-type="float" office:value="99.706">
            <text:p>99,7</text:p>
          </table:table-cell>
          <table:table-cell table:style-name="ce3" office:value-type="float" office:value="99.995">
            <text:p>100,0</text:p>
          </table:table-cell>
          <table:table-cell table:number-columns-repeated="2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table:number-columns-repeated="5" table:style-name="ce3" office:value-type="float" office:value="0">
            <text:p>0,0</text:p>
          </table:table-cell>
          <table:table-cell table:style-name="ce3" office:value-type="float" office:value="0.018">
            <text:p>0,0</text:p>
          </table:table-cell>
          <table:table-cell table:style-name="ce3" office:value-type="float" office:value="0.888">
            <text:p>0,9</text:p>
          </table:table-cell>
          <table:table-cell table:style-name="ce3" office:value-type="float" office:value="8.707">
            <text:p>8,7</text:p>
          </table:table-cell>
          <table:table-cell table:style-name="ce3" office:value-type="float" office:value="35.621">
            <text:p>35,6</text:p>
          </table:table-cell>
          <table:table-cell table:style-name="ce3" office:value-type="float" office:value="73.645">
            <text:p>73,6</text:p>
          </table:table-cell>
          <table:table-cell table:style-name="ce3" office:value-type="float" office:value="95.46">
            <text:p>95,5</text:p>
          </table:table-cell>
          <table:table-cell table:style-name="ce3" office:value-type="float" office:value="99.738">
            <text:p>99,7</text:p>
          </table:table-cell>
          <table:table-cell table:style-name="ce3" office:value-type="float" office:value="99.999">
            <text:p>100,0</text:p>
          </table:table-cell>
          <table:table-cell table:number-columns-repeated="3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table:number-columns-repeated="4" table:style-name="ce3" office:value-type="float" office:value="0">
            <text:p>0,0</text:p>
          </table:table-cell>
          <table:table-cell table:style-name="ce3" office:value-type="float" office:value="0.061">
            <text:p>0,1</text:p>
          </table:table-cell>
          <table:table-cell table:style-name="ce3" office:value-type="float" office:value="1.332">
            <text:p>1,3</text:p>
          </table:table-cell>
          <table:table-cell table:style-name="ce3" office:value-type="float" office:value="10.235">
            <text:p>10,2</text:p>
          </table:table-cell>
          <table:table-cell table:style-name="ce3" office:value-type="float" office:value="37.664">
            <text:p>37,7</text:p>
          </table:table-cell>
          <table:table-cell table:style-name="ce3" office:value-type="float" office:value="74.969">
            <text:p>75,0</text:p>
          </table:table-cell>
          <table:table-cell table:style-name="ce3" office:value-type="float" office:value="95.653">
            <text:p>95,7</text:p>
          </table:table-cell>
          <table:table-cell table:style-name="ce3" office:value-type="float" office:value="99.746">
            <text:p>99,7</text:p>
          </table:table-cell>
          <table:table-cell table:style-name="ce3" office:value-type="float" office:value="99.997">
            <text:p>100,0</text:p>
          </table:table-cell>
          <table:table-cell table:number-columns-repeated="4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table:style-name="ce3" office:value-type="float" office:value="0.037">
            <text:p>0,0</text:p>
          </table:table-cell>
          <table:table-cell table:style-name="ce3" office:value-type="float" office:value="0.065">
            <text:p>0,1</text:p>
          </table:table-cell>
          <table:table-cell table:style-name="ce3" office:value-type="float" office:value="0.198">
            <text:p>0,2</text:p>
          </table:table-cell>
          <table:table-cell table:style-name="ce3" office:value-type="float" office:value="0.834">
            <text:p>0,8</text:p>
          </table:table-cell>
          <table:table-cell table:style-name="ce3" office:value-type="float" office:value="3.84">
            <text:p>3,8</text:p>
          </table:table-cell>
          <table:table-cell table:style-name="ce3" office:value-type="float" office:value="16.2">
            <text:p>16,2</text:p>
          </table:table-cell>
          <table:table-cell table:style-name="ce3" office:value-type="float" office:value="44.983">
            <text:p>45,0</text:p>
          </table:table-cell>
          <table:table-cell table:style-name="ce3" office:value-type="float" office:value="78.637">
            <text:p>78,6</text:p>
          </table:table-cell>
          <table:table-cell table:style-name="ce3" office:value-type="float" office:value="96.325">
            <text:p>96,3</text:p>
          </table:table-cell>
          <table:table-cell table:style-name="ce3" office:value-type="float" office:value="99.813">
            <text:p>99,8</text:p>
          </table:table-cell>
          <table:table-cell table:style-name="ce3" office:value-type="float" office:value="99.999">
            <text:p>100,0</text:p>
          </table:table-cell>
          <table:table-cell table:number-columns-repeated="5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table:style-name="ce3" office:value-type="float" office:value="5.266">
            <text:p>5,3</text:p>
          </table:table-cell>
          <table:table-cell table:style-name="ce3" office:value-type="float" office:value="6.652">
            <text:p>6,7</text:p>
          </table:table-cell>
          <table:table-cell table:style-name="ce3" office:value-type="float" office:value="10.616">
            <text:p>10,6</text:p>
          </table:table-cell>
          <table:table-cell table:style-name="ce3" office:value-type="float" office:value="19.197">
            <text:p>19,2</text:p>
          </table:table-cell>
          <table:table-cell table:style-name="ce3" office:value-type="float" office:value="37.003">
            <text:p>37,0</text:p>
          </table:table-cell>
          <table:table-cell table:style-name="ce3" office:value-type="float" office:value="62.77">
            <text:p>62,8</text:p>
          </table:table-cell>
          <table:table-cell table:style-name="ce3" office:value-type="float" office:value="87.024">
            <text:p>87,0</text:p>
          </table:table-cell>
          <table:table-cell table:style-name="ce3" office:value-type="float" office:value="97.881">
            <text:p>97,9</text:p>
          </table:table-cell>
          <table:table-cell table:style-name="ce3" office:value-type="float" office:value="99.889">
            <text:p>99,9</text:p>
          </table:table-cell>
          <table:table-cell table:style-name="ce3" office:value-type="float" office:value="99.999">
            <text:p>100,0</text:p>
          </table:table-cell>
          <table:table-cell table:number-columns-repeated="6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table:style-name="ce3" office:value-type="float" office:value="49.939">
            <text:p>49,9</text:p>
          </table:table-cell>
          <table:table-cell table:style-name="ce3" office:value-type="float" office:value="54.58">
            <text:p>54,6</text:p>
          </table:table-cell>
          <table:table-cell table:style-name="ce3" office:value-type="float" office:value="62.736">
            <text:p>62,7</text:p>
          </table:table-cell>
          <table:table-cell table:style-name="ce3" office:value-type="float" office:value="75.063">
            <text:p>75,1</text:p>
          </table:table-cell>
          <table:table-cell table:style-name="ce3" office:value-type="float" office:value="87.339">
            <text:p>87,3</text:p>
          </table:table-cell>
          <table:table-cell table:style-name="ce3" office:value-type="float" office:value="96.107">
            <text:p>96,1</text:p>
          </table:table-cell>
          <table:table-cell table:style-name="ce3" office:value-type="float" office:value="99.4">
            <text:p>99,4</text:p>
          </table:table-cell>
          <table:table-cell table:style-name="ce3" office:value-type="float" office:value="99.973">
            <text:p>100,0</text:p>
          </table:table-cell>
          <table:table-cell table:style-name="ce3" office:value-type="float" office:value="99.998">
            <text:p>100,0</text:p>
          </table:table-cell>
          <table:table-cell table:number-columns-repeated="7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table:style-name="ce3" office:value-type="float" office:value="94.727">
            <text:p>94,7</text:p>
          </table:table-cell>
          <table:table-cell table:style-name="ce3" office:value-type="float" office:value="95.897">
            <text:p>95,9</text:p>
          </table:table-cell>
          <table:table-cell table:style-name="ce3" office:value-type="float" office:value="97.468">
            <text:p>97,5</text:p>
          </table:table-cell>
          <table:table-cell table:style-name="ce3" office:value-type="float" office:value="98.832">
            <text:p>98,8</text:p>
          </table:table-cell>
          <table:table-cell table:style-name="ce3" office:value-type="float" office:value="99.683">
            <text:p>99,7</text:p>
          </table:table-cell>
          <table:table-cell table:style-name="ce3" office:value-type="float" office:value="99.955">
            <text:p>100,0</text:p>
          </table:table-cell>
          <table:table-cell table:style-name="ce3" office:value-type="float" office:value="99.998">
            <text:p>100,0</text:p>
          </table:table-cell>
          <table:table-cell table:number-columns-repeated="9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table:style-name="ce3" office:value-type="float" office:value="99.959">
            <text:p>100,0</text:p>
          </table:table-cell>
          <table:table-cell table:style-name="ce3" office:value-type="float" office:value="99.97">
            <text:p>100,0</text:p>
          </table:table-cell>
          <table:table-cell table:style-name="ce3" office:value-type="float" office:value="99.993">
            <text:p>100,0</text:p>
          </table:table-cell>
          <table:table-cell table:style-name="ce3" office:value-type="float" office:value="99.996">
            <text:p>100,0</text:p>
          </table:table-cell>
          <table:table-cell table:style-name="ce3" office:value-type="float" office:value="99.998">
            <text:p>100,0</text:p>
          </table:table-cell>
          <table:table-cell table:number-columns-repeated="11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table:number-columns-repeated="16" table:style-name="ce3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rasion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12.Y35" table:end-x="1.153cm" table:end-y="0.251cm" draw:z-index="1" draw:style-name="gr1" draw:text-style-name="P1" svg:width="14.505cm" svg:height="7.356cm" svg:x="0.196cm" svg:y="0.121cm">
              <draw:object draw:notify-on-update-of-ranges="Create.B19:Create.Q19 Create.A20:Create.A20 Create.B20:Create.Q20 Create.A21:Create.A21 Create.B21:Create.Q21 Create.A22:Create.A22 Create.B22:Create.Q22 Create.A23:Create.A23 Create.B23:Create.Q23 Create.A24:Create.A24 Create.B24:Create.Q24 Create.A25:Create.A25 Create.B25:Create.Q25 Create.A26:Create.A26 Create.B26:Create.Q26 Create.A27:Create.A27 Create.B27:Create.Q27 Create.A28:Create.A28 Create.B28:Create.Q28 Create.A29:Create.A29 Create.B29:Create.Q29 Create.A30:Create.A30 Create.B30:Create.Q30 Create.A31:Create.A31 Create.B31:Create.Q31 Create.A32:Create.A32 Create.B32:Create.Q32 Create.A33:Create.A33 Create.B33:Create.Q33 Create.A34:Create.A34 Create.B34:Create.Q34 Create.A35:Create.A35 Create.B35:Create.Q35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0">
            <text:p>0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1.97163">
            <text:p>2,0</text:p>
          </table:table-cell>
          <table:table-cell table:style-name="ce4" office:value-type="float" office:value="2.09718">
            <text:p>2,1</text:p>
          </table:table-cell>
          <table:table-cell table:style-name="ce4" office:value-type="float" office:value="2.24169">
            <text:p>2,2</text:p>
          </table:table-cell>
          <table:table-cell table:style-name="ce4" office:value-type="float" office:value="2.45704">
            <text:p>2,5</text:p>
          </table:table-cell>
          <table:table-cell table:style-name="ce4" office:value-type="float" office:value="2.72572">
            <text:p>2,7</text:p>
          </table:table-cell>
          <table:table-cell table:style-name="ce4" office:value-type="float" office:value="3.05447">
            <text:p>3,1</text:p>
          </table:table-cell>
          <table:table-cell table:style-name="ce4" office:value-type="float" office:value="3.45476">
            <text:p>3,5</text:p>
          </table:table-cell>
          <table:table-cell table:style-name="ce4" office:value-type="float" office:value="3.95499">
            <text:p>4,0</text:p>
          </table:table-cell>
          <table:table-cell table:style-name="ce4" office:value-type="float" office:value="4.54887">
            <text:p>4,5</text:p>
          </table:table-cell>
          <table:table-cell table:style-name="ce4" office:value-type="float" office:value="5.25063">
            <text:p>5,3</text:p>
          </table:table-cell>
          <table:table-cell table:style-name="ce4" office:value-type="float" office:value="6.06204">
            <text:p>6,1</text:p>
          </table:table-cell>
          <table:table-cell table:style-name="ce4" office:value-type="float" office:value="6.94873">
            <text:p>6,9</text:p>
          </table:table-cell>
          <table:table-cell table:style-name="ce4" office:value-type="float" office:value="7.85592">
            <text:p>7,9</text:p>
          </table:table-cell>
          <table:table-cell table:style-name="ce4" office:value-type="float" office:value="8.44261">
            <text:p>8,4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23661">
            <text:p>2,2</text:p>
          </table:table-cell>
          <table:table-cell table:style-name="ce4" office:value-type="float" office:value="2.45118">
            <text:p>2,5</text:p>
          </table:table-cell>
          <table:table-cell table:style-name="ce4" office:value-type="float" office:value="2.72224">
            <text:p>2,7</text:p>
          </table:table-cell>
          <table:table-cell table:style-name="ce4" office:value-type="float" office:value="3.0527">
            <text:p>3,1</text:p>
          </table:table-cell>
          <table:table-cell table:style-name="ce4" office:value-type="float" office:value="3.45959">
            <text:p>3,5</text:p>
          </table:table-cell>
          <table:table-cell table:style-name="ce4" office:value-type="float" office:value="3.94917">
            <text:p>3,9</text:p>
          </table:table-cell>
          <table:table-cell table:style-name="ce4" office:value-type="float" office:value="4.55148">
            <text:p>4,6</text:p>
          </table:table-cell>
          <table:table-cell table:style-name="ce4" office:value-type="float" office:value="5.25267">
            <text:p>5,3</text:p>
          </table:table-cell>
          <table:table-cell table:style-name="ce4" office:value-type="float" office:value="6.05668">
            <text:p>6,1</text:p>
          </table:table-cell>
          <table:table-cell table:style-name="ce4" office:value-type="float" office:value="6.9479">
            <text:p>6,9</text:p>
          </table:table-cell>
          <table:table-cell table:style-name="ce4" office:value-type="float" office:value="7.8513">
            <text:p>7,9</text:p>
          </table:table-cell>
          <table:table-cell table:style-name="ce4" office:value-type="float" office:value="8.44899">
            <text:p>8,4</text:p>
          </table:table-cell>
          <table:table-cell table:style-name="ce4" office:value-type="float" office:value="7.85214">
            <text:p>7,9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4444">
            <text:p>2,4</text:p>
          </table:table-cell>
          <table:table-cell table:style-name="ce4" office:value-type="float" office:value="2.72342">
            <text:p>2,7</text:p>
          </table:table-cell>
          <table:table-cell table:style-name="ce4" office:value-type="float" office:value="3.0536">
            <text:p>3,1</text:p>
          </table:table-cell>
          <table:table-cell table:style-name="ce4" office:value-type="float" office:value="3.454">
            <text:p>3,5</text:p>
          </table:table-cell>
          <table:table-cell table:style-name="ce4" office:value-type="float" office:value="3.95229">
            <text:p>4,0</text:p>
          </table:table-cell>
          <table:table-cell table:style-name="ce4" office:value-type="float" office:value="4.54596">
            <text:p>4,5</text:p>
          </table:table-cell>
          <table:table-cell table:style-name="ce4" office:value-type="float" office:value="5.25815">
            <text:p>5,3</text:p>
          </table:table-cell>
          <table:table-cell table:style-name="ce4" office:value-type="float" office:value="6.06146">
            <text:p>6,1</text:p>
          </table:table-cell>
          <table:table-cell table:style-name="ce4" office:value-type="float" office:value="6.94036">
            <text:p>6,9</text:p>
          </table:table-cell>
          <table:table-cell table:style-name="ce4" office:value-type="float" office:value="7.855">
            <text:p>7,9</text:p>
          </table:table-cell>
          <table:table-cell table:style-name="ce4" office:value-type="float" office:value="8.45445">
            <text:p>8,5</text:p>
          </table:table-cell>
          <table:table-cell table:style-name="ce4" office:value-type="float" office:value="7.85183">
            <text:p>7,9</text:p>
          </table:table-cell>
          <table:table-cell table:style-name="ce4" office:value-type="float" office:value="5.9017">
            <text:p>5,9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66602">
            <text:p>2,7</text:p>
          </table:table-cell>
          <table:table-cell table:style-name="ce4" office:value-type="float" office:value="3.04469">
            <text:p>3,0</text:p>
          </table:table-cell>
          <table:table-cell table:style-name="ce4" office:value-type="float" office:value="3.45709">
            <text:p>3,5</text:p>
          </table:table-cell>
          <table:table-cell table:style-name="ce4" office:value-type="float" office:value="3.9501">
            <text:p>4,0</text:p>
          </table:table-cell>
          <table:table-cell table:style-name="ce4" office:value-type="float" office:value="4.55258">
            <text:p>4,6</text:p>
          </table:table-cell>
          <table:table-cell table:style-name="ce4" office:value-type="float" office:value="5.25849">
            <text:p>5,3</text:p>
          </table:table-cell>
          <table:table-cell table:style-name="ce4" office:value-type="float" office:value="6.0594">
            <text:p>6,1</text:p>
          </table:table-cell>
          <table:table-cell table:style-name="ce4" office:value-type="float" office:value="6.94855">
            <text:p>6,9</text:p>
          </table:table-cell>
          <table:table-cell table:style-name="ce4" office:value-type="float" office:value="7.85631">
            <text:p>7,9</text:p>
          </table:table-cell>
          <table:table-cell table:style-name="ce4" office:value-type="float" office:value="8.45018">
            <text:p>8,5</text:p>
          </table:table-cell>
          <table:table-cell table:style-name="ce4" office:value-type="float" office:value="7.85461">
            <text:p>7,9</text:p>
          </table:table-cell>
          <table:table-cell table:style-name="ce4" office:value-type="float" office:value="5.87839">
            <text:p>5,9</text:p>
          </table:table-cell>
          <table:table-cell table:style-name="ce4" office:value-type="float" office:value="3.96483">
            <text:p>4,0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84137">
            <text:p>2,8</text:p>
          </table:table-cell>
          <table:table-cell table:style-name="ce4" office:value-type="float" office:value="3.3985">
            <text:p>3,4</text:p>
          </table:table-cell>
          <table:table-cell table:style-name="ce4" office:value-type="float" office:value="3.93175">
            <text:p>3,9</text:p>
          </table:table-cell>
          <table:table-cell table:style-name="ce4" office:value-type="float" office:value="4.54139">
            <text:p>4,5</text:p>
          </table:table-cell>
          <table:table-cell table:style-name="ce4" office:value-type="float" office:value="5.24789">
            <text:p>5,2</text:p>
          </table:table-cell>
          <table:table-cell table:style-name="ce4" office:value-type="float" office:value="6.0638">
            <text:p>6,1</text:p>
          </table:table-cell>
          <table:table-cell table:style-name="ce4" office:value-type="float" office:value="6.94101">
            <text:p>6,9</text:p>
          </table:table-cell>
          <table:table-cell table:style-name="ce4" office:value-type="float" office:value="7.85039">
            <text:p>7,9</text:p>
          </table:table-cell>
          <table:table-cell table:style-name="ce4" office:value-type="float" office:value="8.45065">
            <text:p>8,5</text:p>
          </table:table-cell>
          <table:table-cell table:style-name="ce4" office:value-type="float" office:value="7.84965">
            <text:p>7,8</text:p>
          </table:table-cell>
          <table:table-cell table:style-name="ce4" office:value-type="float" office:value="5.89135">
            <text:p>5,9</text:p>
          </table:table-cell>
          <table:table-cell table:style-name="ce4" office:value-type="float" office:value="3.96155">
            <text:p>4,0</text:p>
          </table:table-cell>
          <table:table-cell table:style-name="ce4" office:value-type="float" office:value="2.97559">
            <text:p>3,0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4633">
            <text:p>2,9</text:p>
          </table:table-cell>
          <table:table-cell table:style-name="ce4" office:value-type="float" office:value="3.7041">
            <text:p>3,7</text:p>
          </table:table-cell>
          <table:table-cell table:style-name="ce4" office:value-type="float" office:value="4.41395">
            <text:p>4,4</text:p>
          </table:table-cell>
          <table:table-cell table:style-name="ce4" office:value-type="float" office:value="5.16622">
            <text:p>5,2</text:p>
          </table:table-cell>
          <table:table-cell table:style-name="ce4" office:value-type="float" office:value="5.99439">
            <text:p>6,0</text:p>
          </table:table-cell>
          <table:table-cell table:style-name="ce4" office:value-type="float" office:value="6.88764">
            <text:p>6,9</text:p>
          </table:table-cell>
          <table:table-cell table:style-name="ce4" office:value-type="float" office:value="7.799">
            <text:p>7,8</text:p>
          </table:table-cell>
          <table:table-cell table:style-name="ce4" office:value-type="float" office:value="8.40407">
            <text:p>8,4</text:p>
          </table:table-cell>
          <table:table-cell table:style-name="ce4" office:value-type="float" office:value="7.8267">
            <text:p>7,8</text:p>
          </table:table-cell>
          <table:table-cell table:style-name="ce4" office:value-type="float" office:value="5.87735">
            <text:p>5,9</text:p>
          </table:table-cell>
          <table:table-cell table:style-name="ce4" office:value-type="float" office:value="3.94874">
            <text:p>3,9</text:p>
          </table:table-cell>
          <table:table-cell table:style-name="ce4" office:value-type="float" office:value="2.97833">
            <text:p>3,0</text:p>
          </table:table-cell>
          <table:table-cell table:style-name="ce4" office:value-type="float" office:value="2.51697">
            <text:p>2,5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8839">
            <text:p>3,0</text:p>
          </table:table-cell>
          <table:table-cell table:style-name="ce4" office:value-type="float" office:value="3.90032">
            <text:p>3,9</text:p>
          </table:table-cell>
          <table:table-cell table:style-name="ce4" office:value-type="float" office:value="4.77762">
            <text:p>4,8</text:p>
          </table:table-cell>
          <table:table-cell table:style-name="ce4" office:value-type="float" office:value="5.66872">
            <text:p>5,7</text:p>
          </table:table-cell>
          <table:table-cell table:style-name="ce4" office:value-type="float" office:value="6.59981">
            <text:p>6,6</text:p>
          </table:table-cell>
          <table:table-cell table:style-name="ce4" office:value-type="float" office:value="7.53797">
            <text:p>7,5</text:p>
          </table:table-cell>
          <table:table-cell table:style-name="ce4" office:value-type="float" office:value="8.16853">
            <text:p>8,2</text:p>
          </table:table-cell>
          <table:table-cell table:style-name="ce4" office:value-type="float" office:value="7.69483">
            <text:p>7,7</text:p>
          </table:table-cell>
          <table:table-cell table:style-name="ce4" office:value-type="float" office:value="5.81999">
            <text:p>5,8</text:p>
          </table:table-cell>
          <table:table-cell table:style-name="ce4" office:value-type="float" office:value="3.96923">
            <text:p>4,0</text:p>
          </table:table-cell>
          <table:table-cell table:style-name="ce4" office:value-type="float" office:value="2.97532">
            <text:p>3,0</text:p>
          </table:table-cell>
          <table:table-cell table:style-name="ce4" office:value-type="float" office:value="2.51322">
            <text:p>2,5</text:p>
          </table:table-cell>
          <table:table-cell table:style-name="ce4" office:value-type="float" office:value="2.25062">
            <text:p>2,3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9922">
            <text:p>3,0</text:p>
          </table:table-cell>
          <table:table-cell table:style-name="ce4" office:value-type="float" office:value="3.98005">
            <text:p>4,0</text:p>
          </table:table-cell>
          <table:table-cell table:style-name="ce4" office:value-type="float" office:value="4.95185">
            <text:p>5,0</text:p>
          </table:table-cell>
          <table:table-cell table:style-name="ce4" office:value-type="float" office:value="5.92474">
            <text:p>5,9</text:p>
          </table:table-cell>
          <table:table-cell table:style-name="ce4" office:value-type="float" office:value="6.8913">
            <text:p>6,9</text:p>
          </table:table-cell>
          <table:table-cell table:style-name="ce4" office:value-type="float" office:value="7.60123">
            <text:p>7,6</text:p>
          </table:table-cell>
          <table:table-cell table:style-name="ce4" office:value-type="float" office:value="7.30588">
            <text:p>7,3</text:p>
          </table:table-cell>
          <table:table-cell table:style-name="ce4" office:value-type="float" office:value="5.68491">
            <text:p>5,7</text:p>
          </table:table-cell>
          <table:table-cell table:style-name="ce4" office:value-type="float" office:value="3.93689">
            <text:p>3,9</text:p>
          </table:table-cell>
          <table:table-cell table:style-name="ce4" office:value-type="float" office:value="2.97708">
            <text:p>3,0</text:p>
          </table:table-cell>
          <table:table-cell table:style-name="ce4" office:value-type="float" office:value="2.51197">
            <text:p>2,5</text:p>
          </table:table-cell>
          <table:table-cell table:style-name="ce4" office:value-type="float" office:value="2.2483">
            <text:p>2,2</text:p>
          </table:table-cell>
          <table:table-cell table:style-name="ce4" office:value-type="float" office:value="2.07112">
            <text:p>2,1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3.99818">
            <text:p>4,0</text:p>
          </table:table-cell>
          <table:table-cell table:style-name="ce4" office:value-type="float" office:value="4.99488">
            <text:p>5,0</text:p>
          </table:table-cell>
          <table:table-cell table:style-name="ce4" office:value-type="float" office:value="5.97864">
            <text:p>6,0</text:p>
          </table:table-cell>
          <table:table-cell table:style-name="ce4" office:value-type="float" office:value="6.77598">
            <text:p>6,8</text:p>
          </table:table-cell>
          <table:table-cell table:style-name="ce4" office:value-type="float" office:value="6.74983">
            <text:p>6,7</text:p>
          </table:table-cell>
          <table:table-cell table:style-name="ce4" office:value-type="float" office:value="5.45144">
            <text:p>5,5</text:p>
          </table:table-cell>
          <table:table-cell table:style-name="ce4" office:value-type="float" office:value="3.88074">
            <text:p>3,9</text:p>
          </table:table-cell>
          <table:table-cell table:style-name="ce4" office:value-type="float" office:value="2.9749">
            <text:p>3,0</text:p>
          </table:table-cell>
          <table:table-cell table:style-name="ce4" office:value-type="float" office:value="2.50927">
            <text:p>2,5</text:p>
          </table:table-cell>
          <table:table-cell table:style-name="ce4" office:value-type="float" office:value="2.24955">
            <text:p>2,2</text:p>
          </table:table-cell>
          <table:table-cell table:style-name="ce4" office:value-type="float" office:value="2.06972">
            <text:p>2,1</text:p>
          </table:table-cell>
          <table:table-cell table:style-name="ce4" office:value-type="float" office:value="1.94389">
            <text:p>1,9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3.99999">
            <text:p>4,0</text:p>
          </table:table-cell>
          <table:table-cell table:style-name="ce4" office:value-type="float" office:value="4.99257">
            <text:p>5,0</text:p>
          </table:table-cell>
          <table:table-cell table:style-name="ce4" office:value-type="float" office:value="5.86287">
            <text:p>5,9</text:p>
          </table:table-cell>
          <table:table-cell table:style-name="ce4" office:value-type="float" office:value="6.09156">
            <text:p>6,1</text:p>
          </table:table-cell>
          <table:table-cell table:style-name="ce4" office:value-type="float" office:value="5.17943">
            <text:p>5,2</text:p>
          </table:table-cell>
          <table:table-cell table:style-name="ce4" office:value-type="float" office:value="3.83353">
            <text:p>3,8</text:p>
          </table:table-cell>
          <table:table-cell table:style-name="ce4" office:value-type="float" office:value="2.97111">
            <text:p>3,0</text:p>
          </table:table-cell>
          <table:table-cell table:style-name="ce4" office:value-type="float" office:value="2.51253">
            <text:p>2,5</text:p>
          </table:table-cell>
          <table:table-cell table:style-name="ce4" office:value-type="float" office:value="2.24914">
            <text:p>2,2</text:p>
          </table:table-cell>
          <table:table-cell table:style-name="ce4" office:value-type="float" office:value="2.071">
            <text:p>2,1</text:p>
          </table:table-cell>
          <table:table-cell table:style-name="ce4" office:value-type="float" office:value="1.9443">
            <text:p>1,9</text:p>
          </table:table-cell>
          <table:table-cell table:style-name="ce4" office:value-type="float" office:value="1.83833">
            <text:p>1,8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3.99799">
            <text:p>4,0</text:p>
          </table:table-cell>
          <table:table-cell table:style-name="ce4" office:value-type="float" office:value="4.93272">
            <text:p>4,9</text:p>
          </table:table-cell>
          <table:table-cell table:style-name="ce4" office:value-type="float" office:value="5.41134">
            <text:p>5,4</text:p>
          </table:table-cell>
          <table:table-cell table:style-name="ce4" office:value-type="float" office:value="4.89944">
            <text:p>4,9</text:p>
          </table:table-cell>
          <table:table-cell table:style-name="ce4" office:value-type="float" office:value="3.78468">
            <text:p>3,8</text:p>
          </table:table-cell>
          <table:table-cell table:style-name="ce4" office:value-type="float" office:value="2.96834">
            <text:p>3,0</text:p>
          </table:table-cell>
          <table:table-cell table:style-name="ce4" office:value-type="float" office:value="2.51154">
            <text:p>2,5</text:p>
          </table:table-cell>
          <table:table-cell table:style-name="ce4" office:value-type="float" office:value="2.25252">
            <text:p>2,3</text:p>
          </table:table-cell>
          <table:table-cell table:style-name="ce4" office:value-type="float" office:value="2.07111">
            <text:p>2,1</text:p>
          </table:table-cell>
          <table:table-cell table:style-name="ce4" office:value-type="float" office:value="1.94267">
            <text:p>1,9</text:p>
          </table:table-cell>
          <table:table-cell table:style-name="ce4" office:value-type="float" office:value="1.83724">
            <text:p>1,8</text:p>
          </table:table-cell>
          <table:table-cell table:style-name="ce4" office:value-type="float" office:value="1.72362">
            <text:p>1,7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3">
            <text:p>3,0</text:p>
          </table:table-cell>
          <table:table-cell table:style-name="ce4" office:value-type="float" office:value="3.97989">
            <text:p>4,0</text:p>
          </table:table-cell>
          <table:table-cell table:style-name="ce4" office:value-type="float" office:value="4.68966">
            <text:p>4,7</text:p>
          </table:table-cell>
          <table:table-cell table:style-name="ce4" office:value-type="float" office:value="4.56153">
            <text:p>4,6</text:p>
          </table:table-cell>
          <table:table-cell table:style-name="ce4" office:value-type="float" office:value="3.72646">
            <text:p>3,7</text:p>
          </table:table-cell>
          <table:table-cell table:style-name="ce4" office:value-type="float" office:value="2.96997">
            <text:p>3,0</text:p>
          </table:table-cell>
          <table:table-cell table:style-name="ce4" office:value-type="float" office:value="2.51415">
            <text:p>2,5</text:p>
          </table:table-cell>
          <table:table-cell table:style-name="ce4" office:value-type="float" office:value="2.2483">
            <text:p>2,2</text:p>
          </table:table-cell>
          <table:table-cell table:style-name="ce4" office:value-type="float" office:value="2.06755">
            <text:p>2,1</text:p>
          </table:table-cell>
          <table:table-cell table:style-name="ce4" office:value-type="float" office:value="1.94393">
            <text:p>1,9</text:p>
          </table:table-cell>
          <table:table-cell table:style-name="ce4" office:value-type="float" office:value="1.83589">
            <text:p>1,8</text:p>
          </table:table-cell>
          <table:table-cell table:style-name="ce4" office:value-type="float" office:value="1.72102">
            <text:p>1,7</text:p>
          </table:table-cell>
          <table:table-cell table:style-name="ce4" office:value-type="float" office:value="1.58313">
            <text:p>1,6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9917">
            <text:p>3,0</text:p>
          </table:table-cell>
          <table:table-cell table:style-name="ce4" office:value-type="float" office:value="3.89125">
            <text:p>3,9</text:p>
          </table:table-cell>
          <table:table-cell table:style-name="ce4" office:value-type="float" office:value="4.17695">
            <text:p>4,2</text:p>
          </table:table-cell>
          <table:table-cell table:style-name="ce4" office:value-type="float" office:value="3.64002">
            <text:p>3,6</text:p>
          </table:table-cell>
          <table:table-cell table:style-name="ce4" office:value-type="float" office:value="2.95353">
            <text:p>3,0</text:p>
          </table:table-cell>
          <table:table-cell table:style-name="ce4" office:value-type="float" office:value="2.51098">
            <text:p>2,5</text:p>
          </table:table-cell>
          <table:table-cell table:style-name="ce4" office:value-type="float" office:value="2.24927">
            <text:p>2,2</text:p>
          </table:table-cell>
          <table:table-cell table:style-name="ce4" office:value-type="float" office:value="2.07049">
            <text:p>2,1</text:p>
          </table:table-cell>
          <table:table-cell table:style-name="ce4" office:value-type="float" office:value="1.94342">
            <text:p>1,9</text:p>
          </table:table-cell>
          <table:table-cell table:style-name="ce4" office:value-type="float" office:value="1.83875">
            <text:p>1,8</text:p>
          </table:table-cell>
          <table:table-cell table:style-name="ce4" office:value-type="float" office:value="1.72289">
            <text:p>1,7</text:p>
          </table:table-cell>
          <table:table-cell table:style-name="ce4" office:value-type="float" office:value="1.5823">
            <text:p>1,6</text:p>
          </table:table-cell>
          <table:table-cell table:style-name="ce4" office:value-type="float" office:value="1.41646">
            <text:p>1,4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8883">
            <text:p>3,0</text:p>
          </table:table-cell>
          <table:table-cell table:style-name="ce4" office:value-type="float" office:value="3.66441">
            <text:p>3,7</text:p>
          </table:table-cell>
          <table:table-cell table:style-name="ce4" office:value-type="float" office:value="3.51631">
            <text:p>3,5</text:p>
          </table:table-cell>
          <table:table-cell table:style-name="ce4" office:value-type="float" office:value="2.94841">
            <text:p>2,9</text:p>
          </table:table-cell>
          <table:table-cell table:style-name="ce4" office:value-type="float" office:value="2.51366">
            <text:p>2,5</text:p>
          </table:table-cell>
          <table:table-cell table:style-name="ce4" office:value-type="float" office:value="2.24876">
            <text:p>2,2</text:p>
          </table:table-cell>
          <table:table-cell table:style-name="ce4" office:value-type="float" office:value="2.07003">
            <text:p>2,1</text:p>
          </table:table-cell>
          <table:table-cell table:style-name="ce4" office:value-type="float" office:value="1.94374">
            <text:p>1,9</text:p>
          </table:table-cell>
          <table:table-cell table:style-name="ce4" office:value-type="float" office:value="1.83821">
            <text:p>1,8</text:p>
          </table:table-cell>
          <table:table-cell table:style-name="ce4" office:value-type="float" office:value="1.72378">
            <text:p>1,7</text:p>
          </table:table-cell>
          <table:table-cell table:style-name="ce4" office:value-type="float" office:value="1.58504">
            <text:p>1,6</text:p>
          </table:table-cell>
          <table:table-cell table:style-name="ce4" office:value-type="float" office:value="1.41452">
            <text:p>1,4</text:p>
          </table:table-cell>
          <table:table-cell table:style-name="ce4" office:value-type="float" office:value="1.27632">
            <text:p>1,3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94572">
            <text:p>2,9</text:p>
          </table:table-cell>
          <table:table-cell table:style-name="ce4" office:value-type="float" office:value="3.28695">
            <text:p>3,3</text:p>
          </table:table-cell>
          <table:table-cell table:style-name="ce4" office:value-type="float" office:value="2.92809">
            <text:p>2,9</text:p>
          </table:table-cell>
          <table:table-cell table:style-name="ce4" office:value-type="float" office:value="2.51406">
            <text:p>2,5</text:p>
          </table:table-cell>
          <table:table-cell table:style-name="ce4" office:value-type="float" office:value="2.24898">
            <text:p>2,2</text:p>
          </table:table-cell>
          <table:table-cell table:style-name="ce4" office:value-type="float" office:value="2.07117">
            <text:p>2,1</text:p>
          </table:table-cell>
          <table:table-cell table:style-name="ce4" office:value-type="float" office:value="1.94238">
            <text:p>1,9</text:p>
          </table:table-cell>
          <table:table-cell table:style-name="ce4" office:value-type="float" office:value="1.83454">
            <text:p>1,8</text:p>
          </table:table-cell>
          <table:table-cell table:style-name="ce4" office:value-type="float" office:value="1.72425">
            <text:p>1,7</text:p>
          </table:table-cell>
          <table:table-cell table:style-name="ce4" office:value-type="float" office:value="1.58318">
            <text:p>1,6</text:p>
          </table:table-cell>
          <table:table-cell table:style-name="ce4" office:value-type="float" office:value="1.41741">
            <text:p>1,4</text:p>
          </table:table-cell>
          <table:table-cell table:style-name="ce4" office:value-type="float" office:value="1.27693">
            <text:p>1,3</text:p>
          </table:table-cell>
          <table:table-cell table:style-name="ce4" office:value-type="float" office:value="1.1664">
            <text:p>1,2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table:style-name="ce4" office:value-type="float" office:value="0">
            <text:p>0,0</text:p>
          </table:table-cell>
          <table:table-cell table:style-name="ce4" office:value-type="float" office:value="1">
            <text:p>1,0</text:p>
          </table:table-cell>
          <table:table-cell table:style-name="ce4" office:value-type="float" office:value="2">
            <text:p>2,0</text:p>
          </table:table-cell>
          <table:table-cell table:style-name="ce4" office:value-type="float" office:value="2.84031">
            <text:p>2,8</text:p>
          </table:table-cell>
          <table:table-cell table:style-name="ce4" office:value-type="float" office:value="2.87442">
            <text:p>2,9</text:p>
          </table:table-cell>
          <table:table-cell table:style-name="ce4" office:value-type="float" office:value="2.51112">
            <text:p>2,5</text:p>
          </table:table-cell>
          <table:table-cell table:style-name="ce4" office:value-type="float" office:value="2.24651">
            <text:p>2,2</text:p>
          </table:table-cell>
          <table:table-cell table:style-name="ce4" office:value-type="float" office:value="2.06977">
            <text:p>2,1</text:p>
          </table:table-cell>
          <table:table-cell table:style-name="ce4" office:value-type="float" office:value="1.94368">
            <text:p>1,9</text:p>
          </table:table-cell>
          <table:table-cell table:style-name="ce4" office:value-type="float" office:value="1.83657">
            <text:p>1,8</text:p>
          </table:table-cell>
          <table:table-cell table:style-name="ce4" office:value-type="float" office:value="1.71919">
            <text:p>1,7</text:p>
          </table:table-cell>
          <table:table-cell table:style-name="ce4" office:value-type="float" office:value="1.58444">
            <text:p>1,6</text:p>
          </table:table-cell>
          <table:table-cell table:style-name="ce4" office:value-type="float" office:value="1.41564">
            <text:p>1,4</text:p>
          </table:table-cell>
          <table:table-cell table:style-name="ce4" office:value-type="float" office:value="1.27841">
            <text:p>1,3</text:p>
          </table:table-cell>
          <table:table-cell table:style-name="ce4" office:value-type="float" office:value="1.16532">
            <text:p>1,2</text:p>
          </table:table-cell>
          <table:table-cell table:style-name="ce4" office:value-type="float" office:value="1.08166">
            <text:p>1,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ld</text:p>
          </table:table-cell>
          <table:table-cell office:value-type="float" office:value="6">
            <text:p>6,0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15" table:style-name="ta1" table:print="false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Rati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15.Y17" table:end-x="1.001cm" table:end-y="0.373cm" draw:z-index="0" draw:style-name="gr1" draw:text-style-name="P1" svg:width="14.303cm" svg:height="7.473cm" svg:x="0.246cm" svg:y="0.126cm">
              <draw:object draw:notify-on-update-of-ranges="Enemy15.B1:Enemy15.Q1 Enemy15.A2:Enemy15.A2 Enemy15.B2:Enemy15.Q2 Enemy15.A3:Enemy15.A3 Enemy15.B3:Enemy15.Q3 Enemy15.A4:Enemy15.A4 Enemy15.B4:Enemy15.Q4 Enemy15.A5:Enemy15.A5 Enemy15.B5:Enemy15.Q5 Enemy15.A6:Enemy15.A6 Enemy15.B6:Enemy15.Q6 Enemy15.A7:Enemy15.A7 Enemy15.B7:Enemy15.Q7 Enemy15.A8:Enemy15.A8 Enemy15.B8:Enemy15.Q8 Enemy15.A9:Enemy15.A9 Enemy15.B9:Enemy15.Q9 Enemy15.A10:Enemy15.A10 Enemy15.B10:Enemy15.Q10 Enemy15.A11:Enemy15.A11 Enemy15.B11:Enemy15.Q11 Enemy15.A12:Enemy15.A12 Enemy15.B12:Enemy15.Q12 Enemy15.A13:Enemy15.A13 Enemy15.B13:Enemy15.Q13 Enemy15.A14:Enemy15.A14 Enemy15.B14:Enemy15.Q14 Enemy15.A15:Enemy15.A15 Enemy15.B15:Enemy15.Q15 Enemy15.A16:Enemy15.A16 Enemy15.B16:Enemy15.Q16 Enemy15.A17:Enemy15.A17 Enemy15.B17:Enemy15.Q17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15" table:style-name="Default" office:value-type="float" office:value="0">
            <text:p>0</text:p>
          </table:table-cell>
          <table:table-cell table:style-name="Default" office:value-type="float" office:value="0.016">
            <text:p>0,01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14" table:style-name="Default" office:value-type="float" office:value="0">
            <text:p>0</text:p>
          </table:table-cell>
          <table:table-cell table:style-name="Default" office:value-type="float" office:value="0.013">
            <text:p>0,013</text:p>
          </table:table-cell>
          <table:table-cell table:style-name="Default" office:value-type="float" office:value="0.873">
            <text:p>0,87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13" table:style-name="Default" office:value-type="float" office:value="0">
            <text:p>0</text:p>
          </table:table-cell>
          <table:table-cell table:style-name="Default" office:value-type="float" office:value="0.015">
            <text:p>0,015</text:p>
          </table:table-cell>
          <table:table-cell table:style-name="Default" office:value-type="float" office:value="0.825">
            <text:p>0,825</text:p>
          </table:table-cell>
          <table:table-cell table:style-name="Default" office:value-type="float" office:value="8.767">
            <text:p>8,76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12" table:style-name="Default" office:value-type="float" office:value="0">
            <text:p>0</text:p>
          </table:table-cell>
          <table:table-cell table:style-name="Default" office:value-type="float" office:value="0.014">
            <text:p>0,014</text:p>
          </table:table-cell>
          <table:table-cell table:style-name="Default" office:value-type="float" office:value="0.874">
            <text:p>0,874</text:p>
          </table:table-cell>
          <table:table-cell table:style-name="Default" office:value-type="float" office:value="8.79">
            <text:p>8,79</text:p>
          </table:table-cell>
          <table:table-cell table:style-name="Default" office:value-type="float" office:value="35.897">
            <text:p>35,89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11" table:style-name="Default" office:value-type="float" office:value="0">
            <text:p>0</text:p>
          </table:table-cell>
          <table:table-cell table:style-name="Default" office:value-type="float" office:value="0.019">
            <text:p>0,019</text:p>
          </table:table-cell>
          <table:table-cell table:style-name="Default" office:value-type="float" office:value="0.897">
            <text:p>0,897</text:p>
          </table:table-cell>
          <table:table-cell table:style-name="Default" office:value-type="float" office:value="8.702">
            <text:p>8,702</text:p>
          </table:table-cell>
          <table:table-cell table:style-name="Default" office:value-type="float" office:value="35.871">
            <text:p>35,871</text:p>
          </table:table-cell>
          <table:table-cell table:style-name="Default" office:value-type="float" office:value="73.706">
            <text:p>73,70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10" table:style-name="Default" office:value-type="float" office:value="0">
            <text:p>0</text:p>
          </table:table-cell>
          <table:table-cell table:style-name="Default" office:value-type="float" office:value="0.021">
            <text:p>0,021</text:p>
          </table:table-cell>
          <table:table-cell table:style-name="Default" office:value-type="float" office:value="0.767">
            <text:p>0,767</text:p>
          </table:table-cell>
          <table:table-cell table:style-name="Default" office:value-type="float" office:value="8.751">
            <text:p>8,751</text:p>
          </table:table-cell>
          <table:table-cell table:style-name="Default" office:value-type="float" office:value="35.831">
            <text:p>35,831</text:p>
          </table:table-cell>
          <table:table-cell table:style-name="Default" office:value-type="float" office:value="73.561">
            <text:p>73,561</text:p>
          </table:table-cell>
          <table:table-cell table:style-name="Default" office:value-type="float" office:value="95.309">
            <text:p>95,30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9" table:style-name="Default" office:value-type="float" office:value="0">
            <text:p>0</text:p>
          </table:table-cell>
          <table:table-cell table:style-name="Default" office:value-type="float" office:value="0.012">
            <text:p>0,012</text:p>
          </table:table-cell>
          <table:table-cell table:style-name="Default" office:value-type="float" office:value="0.802">
            <text:p>0,802</text:p>
          </table:table-cell>
          <table:table-cell table:style-name="Default" office:value-type="float" office:value="8.882">
            <text:p>8,882</text:p>
          </table:table-cell>
          <table:table-cell table:style-name="Default" office:value-type="float" office:value="35.701">
            <text:p>35,701</text:p>
          </table:table-cell>
          <table:table-cell table:style-name="Default" office:value-type="float" office:value="73.714">
            <text:p>73,714</text:p>
          </table:table-cell>
          <table:table-cell table:style-name="Default" office:value-type="float" office:value="95.232">
            <text:p>95,232</text:p>
          </table:table-cell>
          <table:table-cell table:style-name="Default" office:value-type="float" office:value="99.706">
            <text:p>99,70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.816">
            <text:p>0,816</text:p>
          </table:table-cell>
          <table:table-cell table:style-name="Default" office:value-type="float" office:value="8.68">
            <text:p>8,68</text:p>
          </table:table-cell>
          <table:table-cell table:style-name="Default" office:value-type="float" office:value="35.779">
            <text:p>35,779</text:p>
          </table:table-cell>
          <table:table-cell table:style-name="Default" office:value-type="float" office:value="73.871">
            <text:p>73,871</text:p>
          </table:table-cell>
          <table:table-cell table:style-name="Default" office:value-type="float" office:value="95.331">
            <text:p>95,331</text:p>
          </table:table-cell>
          <table:table-cell table:style-name="Default" office:value-type="float" office:value="99.74">
            <text:p>99,74</text:p>
          </table:table-cell>
          <table:table-cell table:style-name="Default" office:value-type="float" office:value="99.995">
            <text:p>99,99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0.017">
            <text:p>0,017</text:p>
          </table:table-cell>
          <table:table-cell table:style-name="Default" office:value-type="float" office:value="0.86">
            <text:p>0,86</text:p>
          </table:table-cell>
          <table:table-cell table:style-name="Default" office:value-type="float" office:value="8.729">
            <text:p>8,729</text:p>
          </table:table-cell>
          <table:table-cell table:style-name="Default" office:value-type="float" office:value="35.692">
            <text:p>35,692</text:p>
          </table:table-cell>
          <table:table-cell table:style-name="Default" office:value-type="float" office:value="73.526">
            <text:p>73,526</text:p>
          </table:table-cell>
          <table:table-cell table:style-name="Default" office:value-type="float" office:value="95.228">
            <text:p>95,228</text:p>
          </table:table-cell>
          <table:table-cell table:style-name="Default" office:value-type="float" office:value="99.718">
            <text:p>99,718</text:p>
          </table:table-cell>
          <table:table-cell table:style-name="Default" office:value-type="float" office:value="99.996">
            <text:p>99,996</text:p>
          </table:table-cell>
          <table:table-cell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0.012">
            <text:p>0,012</text:p>
          </table:table-cell>
          <table:table-cell table:style-name="Default" office:value-type="float" office:value="0.849">
            <text:p>0,849</text:p>
          </table:table-cell>
          <table:table-cell table:style-name="Default" office:value-type="float" office:value="8.683">
            <text:p>8,683</text:p>
          </table:table-cell>
          <table:table-cell table:style-name="Default" office:value-type="float" office:value="35.691">
            <text:p>35,691</text:p>
          </table:table-cell>
          <table:table-cell table:style-name="Default" office:value-type="float" office:value="73.813">
            <text:p>73,813</text:p>
          </table:table-cell>
          <table:table-cell table:style-name="Default" office:value-type="float" office:value="95.305">
            <text:p>95,305</text:p>
          </table:table-cell>
          <table:table-cell table:style-name="Default" office:value-type="float" office:value="99.715">
            <text:p>99,715</text:p>
          </table:table-cell>
          <table:table-cell table:style-name="Default" office:value-type="float" office:value="99.997">
            <text:p>99,997</text:p>
          </table:table-cell>
          <table:table-cell table:number-columns-repeated="2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Default" office:value-type="float" office:value="0.016">
            <text:p>0,016</text:p>
          </table:table-cell>
          <table:table-cell table:style-name="Default" office:value-type="float" office:value="0.894">
            <text:p>0,894</text:p>
          </table:table-cell>
          <table:table-cell table:style-name="Default" office:value-type="float" office:value="8.759">
            <text:p>8,759</text:p>
          </table:table-cell>
          <table:table-cell table:style-name="Default" office:value-type="float" office:value="36.081">
            <text:p>36,081</text:p>
          </table:table-cell>
          <table:table-cell table:style-name="Default" office:value-type="float" office:value="73.818">
            <text:p>73,818</text:p>
          </table:table-cell>
          <table:table-cell table:style-name="Default" office:value-type="float" office:value="95.365">
            <text:p>95,365</text:p>
          </table:table-cell>
          <table:table-cell table:style-name="Default" office:value-type="float" office:value="99.753">
            <text:p>99,753</text:p>
          </table:table-cell>
          <table:table-cell table:style-name="Default" office:value-type="float" office:value="99.996">
            <text:p>99,996</text:p>
          </table:table-cell>
          <table:table-cell table:number-columns-repeated="3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 office:value-type="float" office:value="0.068">
            <text:p>0,068</text:p>
          </table:table-cell>
          <table:table-cell table:style-name="Default" office:value-type="float" office:value="1.274">
            <text:p>1,274</text:p>
          </table:table-cell>
          <table:table-cell table:style-name="Default" office:value-type="float" office:value="10.374">
            <text:p>10,374</text:p>
          </table:table-cell>
          <table:table-cell table:style-name="Default" office:value-type="float" office:value="38.139">
            <text:p>38,139</text:p>
          </table:table-cell>
          <table:table-cell table:style-name="Default" office:value-type="float" office:value="74.831">
            <text:p>74,831</text:p>
          </table:table-cell>
          <table:table-cell table:style-name="Default" office:value-type="float" office:value="95.526">
            <text:p>95,526</text:p>
          </table:table-cell>
          <table:table-cell table:style-name="Default" office:value-type="float" office:value="99.739">
            <text:p>99,739</text:p>
          </table:table-cell>
          <table:table-cell table:style-name="Default" office:value-type="float" office:value="99.994">
            <text:p>99,994</text:p>
          </table:table-cell>
          <table:table-cell table:number-columns-repeated="4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.042">
            <text:p>0,042</text:p>
          </table:table-cell>
          <table:table-cell table:style-name="Default" office:value-type="float" office:value="0.064">
            <text:p>0,064</text:p>
          </table:table-cell>
          <table:table-cell table:style-name="Default" office:value-type="float" office:value="0.175">
            <text:p>0,175</text:p>
          </table:table-cell>
          <table:table-cell table:style-name="Default" office:value-type="float" office:value="0.774">
            <text:p>0,774</text:p>
          </table:table-cell>
          <table:table-cell table:style-name="Default" office:value-type="float" office:value="3.898">
            <text:p>3,898</text:p>
          </table:table-cell>
          <table:table-cell table:style-name="Default" office:value-type="float" office:value="16.086">
            <text:p>16,086</text:p>
          </table:table-cell>
          <table:table-cell table:style-name="Default" office:value-type="float" office:value="45.19">
            <text:p>45,19</text:p>
          </table:table-cell>
          <table:table-cell table:style-name="Default" office:value-type="float" office:value="78.676">
            <text:p>78,676</text:p>
          </table:table-cell>
          <table:table-cell table:style-name="Default" office:value-type="float" office:value="96.331">
            <text:p>96,331</text:p>
          </table:table-cell>
          <table:table-cell table:style-name="Default" office:value-type="float" office:value="99.801">
            <text:p>99,801</text:p>
          </table:table-cell>
          <table:table-cell table:style-name="Default" office:value-type="float" office:value="99.998">
            <text:p>99,998</text:p>
          </table:table-cell>
          <table:table-cell table:number-columns-repeated="5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5.225">
            <text:p>5,225</text:p>
          </table:table-cell>
          <table:table-cell table:style-name="Default" office:value-type="float" office:value="6.628">
            <text:p>6,628</text:p>
          </table:table-cell>
          <table:table-cell table:style-name="Default" office:value-type="float" office:value="10.606">
            <text:p>10,606</text:p>
          </table:table-cell>
          <table:table-cell table:style-name="Default" office:value-type="float" office:value="19.031">
            <text:p>19,031</text:p>
          </table:table-cell>
          <table:table-cell table:style-name="Default" office:value-type="float" office:value="36.957">
            <text:p>36,957</text:p>
          </table:table-cell>
          <table:table-cell table:style-name="Default" office:value-type="float" office:value="63.102">
            <text:p>63,102</text:p>
          </table:table-cell>
          <table:table-cell table:style-name="Default" office:value-type="float" office:value="86.966">
            <text:p>86,966</text:p>
          </table:table-cell>
          <table:table-cell table:style-name="Default" office:value-type="float" office:value="97.924">
            <text:p>97,924</text:p>
          </table:table-cell>
          <table:table-cell table:style-name="Default" office:value-type="float" office:value="99.896">
            <text:p>99,896</text:p>
          </table:table-cell>
          <table:table-cell table:style-name="Default" office:value-type="float" office:value="99.998">
            <text:p>99,998</text:p>
          </table:table-cell>
          <table:table-cell table:number-columns-repeated="6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50.29">
            <text:p>50,29</text:p>
          </table:table-cell>
          <table:table-cell table:style-name="Default" office:value-type="float" office:value="54.457">
            <text:p>54,457</text:p>
          </table:table-cell>
          <table:table-cell table:style-name="Default" office:value-type="float" office:value="62.666">
            <text:p>62,666</text:p>
          </table:table-cell>
          <table:table-cell table:style-name="Default" office:value-type="float" office:value="74.796">
            <text:p>74,796</text:p>
          </table:table-cell>
          <table:table-cell table:style-name="Default" office:value-type="float" office:value="87.365">
            <text:p>87,365</text:p>
          </table:table-cell>
          <table:table-cell table:style-name="Default" office:value-type="float" office:value="96.039">
            <text:p>96,039</text:p>
          </table:table-cell>
          <table:table-cell table:style-name="Default" office:value-type="float" office:value="99.388">
            <text:p>99,388</text:p>
          </table:table-cell>
          <table:table-cell table:style-name="Default" office:value-type="float" office:value="99.951">
            <text:p>99,951</text:p>
          </table:table-cell>
          <table:table-cell table:style-name="Default" office:value-type="float" office:value="99.999">
            <text:p>99,999</text:p>
          </table:table-cell>
          <table:table-cell table:number-columns-repeated="7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office:value-type="string">
            <text:p>Abrasion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15.Y35" table:end-x="1.153cm" table:end-y="0.251cm" draw:z-index="1" draw:style-name="gr1" draw:text-style-name="P1" svg:width="14.505cm" svg:height="7.356cm" svg:x="0.196cm" svg:y="0.121cm">
              <draw:object draw:notify-on-update-of-ranges="Enemy15.B19:Enemy15.Q19 Enemy15.A20:Enemy15.A20 Enemy15.B20:Enemy15.Q20 Enemy15.A21:Enemy15.A21 Enemy15.B21:Enemy15.Q21 Enemy15.A22:Enemy15.A22 Enemy15.B22:Enemy15.Q22 Enemy15.A23:Enemy15.A23 Enemy15.B23:Enemy15.Q23 Enemy15.A24:Enemy15.A24 Enemy15.B24:Enemy15.Q24 Enemy15.A25:Enemy15.A25 Enemy15.B25:Enemy15.Q25 Enemy15.A26:Enemy15.A26 Enemy15.B26:Enemy15.Q26 Enemy15.A27:Enemy15.A27 Enemy15.B27:Enemy15.Q27 Enemy15.A28:Enemy15.A28 Enemy15.B28:Enemy15.Q28 Enemy15.A29:Enemy15.A29 Enemy15.B29:Enemy15.Q29 Enemy15.A30:Enemy15.A30 Enemy15.B30:Enemy15.Q30 Enemy15.A31:Enemy15.A31 Enemy15.B31:Enemy15.Q31 Enemy15.A32:Enemy15.A32 Enemy15.B32:Enemy15.Q32 Enemy15.A33:Enemy15.A33 Enemy15.B33:Enemy15.Q33 Enemy15.A34:Enemy15.A34 Enemy15.B34:Enemy15.Q34 Enemy15.A35:Enemy15.A35 Enemy15.B35:Enemy15.Q3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72288">
            <text:p>1,72288</text:p>
          </table:table-cell>
          <table:table-cell table:style-name="Default" office:value-type="float" office:value="1.83305">
            <text:p>1,83305</text:p>
          </table:table-cell>
          <table:table-cell table:style-name="Default" office:value-type="float" office:value="1.92062">
            <text:p>1,92062</text:p>
          </table:table-cell>
          <table:table-cell table:style-name="Default" office:value-type="float" office:value="1.99944">
            <text:p>1,99944</text:p>
          </table:table-cell>
          <table:table-cell table:style-name="Default" office:value-type="float" office:value="2.09804">
            <text:p>2,09804</text:p>
          </table:table-cell>
          <table:table-cell table:style-name="Default" office:value-type="float" office:value="2.24034">
            <text:p>2,24034</text:p>
          </table:table-cell>
          <table:table-cell table:style-name="Default" office:value-type="float" office:value="2.45312">
            <text:p>2,45312</text:p>
          </table:table-cell>
          <table:table-cell table:style-name="Default" office:value-type="float" office:value="2.72578">
            <text:p>2,72578</text:p>
          </table:table-cell>
          <table:table-cell table:style-name="Default" office:value-type="float" office:value="3.05256">
            <text:p>3,05256</text:p>
          </table:table-cell>
          <table:table-cell table:style-name="Default" office:value-type="float" office:value="3.45852">
            <text:p>3,45852</text:p>
          </table:table-cell>
          <table:table-cell table:style-name="Default" office:value-type="float" office:value="3.94675">
            <text:p>3,94675</text:p>
          </table:table-cell>
          <table:table-cell table:style-name="Default" office:value-type="float" office:value="4.54917">
            <text:p>4,54917</text:p>
          </table:table-cell>
          <table:table-cell table:style-name="Default" office:value-type="float" office:value="5.25789">
            <text:p>5,25789</text:p>
          </table:table-cell>
          <table:table-cell table:style-name="Default" office:value-type="float" office:value="6.06161">
            <text:p>6,0616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83322">
            <text:p>1,83322</text:p>
          </table:table-cell>
          <table:table-cell table:style-name="Default" office:value-type="float" office:value="1.91934">
            <text:p>1,91934</text:p>
          </table:table-cell>
          <table:table-cell table:style-name="Default" office:value-type="float" office:value="1.99926">
            <text:p>1,99926</text:p>
          </table:table-cell>
          <table:table-cell table:style-name="Default" office:value-type="float" office:value="2.09882">
            <text:p>2,09882</text:p>
          </table:table-cell>
          <table:table-cell table:style-name="Default" office:value-type="float" office:value="2.24117">
            <text:p>2,24117</text:p>
          </table:table-cell>
          <table:table-cell table:style-name="Default" office:value-type="float" office:value="2.45221">
            <text:p>2,45221</text:p>
          </table:table-cell>
          <table:table-cell table:style-name="Default" office:value-type="float" office:value="2.72399">
            <text:p>2,72399</text:p>
          </table:table-cell>
          <table:table-cell table:style-name="Default" office:value-type="float" office:value="3.05606">
            <text:p>3,05606</text:p>
          </table:table-cell>
          <table:table-cell table:style-name="Default" office:value-type="float" office:value="3.45977">
            <text:p>3,45977</text:p>
          </table:table-cell>
          <table:table-cell table:style-name="Default" office:value-type="float" office:value="3.95559">
            <text:p>3,95559</text:p>
          </table:table-cell>
          <table:table-cell table:style-name="Default" office:value-type="float" office:value="4.55547">
            <text:p>4,55547</text:p>
          </table:table-cell>
          <table:table-cell table:style-name="Default" office:value-type="float" office:value="5.25356">
            <text:p>5,25356</text:p>
          </table:table-cell>
          <table:table-cell table:style-name="Default" office:value-type="float" office:value="6.06031">
            <text:p>6,06031</text:p>
          </table:table-cell>
          <table:table-cell table:style-name="Default" office:value-type="float" office:value="6.94342">
            <text:p>6,9434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1733">
            <text:p>1,91733</text:p>
          </table:table-cell>
          <table:table-cell table:style-name="Default" office:value-type="float" office:value="1.99764">
            <text:p>1,99764</text:p>
          </table:table-cell>
          <table:table-cell table:style-name="Default" office:value-type="float" office:value="2.09621">
            <text:p>2,09621</text:p>
          </table:table-cell>
          <table:table-cell table:style-name="Default" office:value-type="float" office:value="2.239">
            <text:p>2,239</text:p>
          </table:table-cell>
          <table:table-cell table:style-name="Default" office:value-type="float" office:value="2.45266">
            <text:p>2,45266</text:p>
          </table:table-cell>
          <table:table-cell table:style-name="Default" office:value-type="float" office:value="2.72453">
            <text:p>2,72453</text:p>
          </table:table-cell>
          <table:table-cell table:style-name="Default" office:value-type="float" office:value="3.05301">
            <text:p>3,05301</text:p>
          </table:table-cell>
          <table:table-cell table:style-name="Default" office:value-type="float" office:value="3.45567">
            <text:p>3,45567</text:p>
          </table:table-cell>
          <table:table-cell table:style-name="Default" office:value-type="float" office:value="3.95162">
            <text:p>3,95162</text:p>
          </table:table-cell>
          <table:table-cell table:style-name="Default" office:value-type="float" office:value="4.55366">
            <text:p>4,55366</text:p>
          </table:table-cell>
          <table:table-cell table:style-name="Default" office:value-type="float" office:value="5.25368">
            <text:p>5,25368</text:p>
          </table:table-cell>
          <table:table-cell table:style-name="Default" office:value-type="float" office:value="6.06263">
            <text:p>6,06263</text:p>
          </table:table-cell>
          <table:table-cell table:style-name="Default" office:value-type="float" office:value="6.9492">
            <text:p>6,9492</text:p>
          </table:table-cell>
          <table:table-cell table:style-name="Default" office:value-type="float" office:value="7.85279">
            <text:p>7,8527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7282">
            <text:p>1,97282</text:p>
          </table:table-cell>
          <table:table-cell table:style-name="Default" office:value-type="float" office:value="2.0972">
            <text:p>2,0972</text:p>
          </table:table-cell>
          <table:table-cell table:style-name="Default" office:value-type="float" office:value="2.24064">
            <text:p>2,24064</text:p>
          </table:table-cell>
          <table:table-cell table:style-name="Default" office:value-type="float" office:value="2.45564">
            <text:p>2,45564</text:p>
          </table:table-cell>
          <table:table-cell table:style-name="Default" office:value-type="float" office:value="2.72545">
            <text:p>2,72545</text:p>
          </table:table-cell>
          <table:table-cell table:style-name="Default" office:value-type="float" office:value="3.0546">
            <text:p>3,0546</text:p>
          </table:table-cell>
          <table:table-cell table:style-name="Default" office:value-type="float" office:value="3.46017">
            <text:p>3,46017</text:p>
          </table:table-cell>
          <table:table-cell table:style-name="Default" office:value-type="float" office:value="3.94619">
            <text:p>3,94619</text:p>
          </table:table-cell>
          <table:table-cell table:style-name="Default" office:value-type="float" office:value="4.55112">
            <text:p>4,55112</text:p>
          </table:table-cell>
          <table:table-cell table:style-name="Default" office:value-type="float" office:value="5.25737">
            <text:p>5,25737</text:p>
          </table:table-cell>
          <table:table-cell table:style-name="Default" office:value-type="float" office:value="6.06381">
            <text:p>6,06381</text:p>
          </table:table-cell>
          <table:table-cell table:style-name="Default" office:value-type="float" office:value="6.94852">
            <text:p>6,94852</text:p>
          </table:table-cell>
          <table:table-cell table:style-name="Default" office:value-type="float" office:value="7.85172">
            <text:p>7,85172</text:p>
          </table:table-cell>
          <table:table-cell table:style-name="Default" office:value-type="float" office:value="8.44574">
            <text:p>8,4457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23837">
            <text:p>2,23837</text:p>
          </table:table-cell>
          <table:table-cell table:style-name="Default" office:value-type="float" office:value="2.45367">
            <text:p>2,45367</text:p>
          </table:table-cell>
          <table:table-cell table:style-name="Default" office:value-type="float" office:value="2.7206">
            <text:p>2,7206</text:p>
          </table:table-cell>
          <table:table-cell table:style-name="Default" office:value-type="float" office:value="3.05592">
            <text:p>3,05592</text:p>
          </table:table-cell>
          <table:table-cell table:style-name="Default" office:value-type="float" office:value="3.45946">
            <text:p>3,45946</text:p>
          </table:table-cell>
          <table:table-cell table:style-name="Default" office:value-type="float" office:value="3.95035">
            <text:p>3,95035</text:p>
          </table:table-cell>
          <table:table-cell table:style-name="Default" office:value-type="float" office:value="4.54982">
            <text:p>4,54982</text:p>
          </table:table-cell>
          <table:table-cell table:style-name="Default" office:value-type="float" office:value="5.26112">
            <text:p>5,26112</text:p>
          </table:table-cell>
          <table:table-cell table:style-name="Default" office:value-type="float" office:value="6.06693">
            <text:p>6,06693</text:p>
          </table:table-cell>
          <table:table-cell table:style-name="Default" office:value-type="float" office:value="6.94874">
            <text:p>6,94874</text:p>
          </table:table-cell>
          <table:table-cell table:style-name="Default" office:value-type="float" office:value="7.85618">
            <text:p>7,85618</text:p>
          </table:table-cell>
          <table:table-cell table:style-name="Default" office:value-type="float" office:value="8.44451">
            <text:p>8,44451</text:p>
          </table:table-cell>
          <table:table-cell table:style-name="Default" office:value-type="float" office:value="7.84973">
            <text:p>7,8497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44356">
            <text:p>2,44356</text:p>
          </table:table-cell>
          <table:table-cell table:style-name="Default" office:value-type="float" office:value="2.72832">
            <text:p>2,72832</text:p>
          </table:table-cell>
          <table:table-cell table:style-name="Default" office:value-type="float" office:value="3.05428">
            <text:p>3,05428</text:p>
          </table:table-cell>
          <table:table-cell table:style-name="Default" office:value-type="float" office:value="3.45907">
            <text:p>3,45907</text:p>
          </table:table-cell>
          <table:table-cell table:style-name="Default" office:value-type="float" office:value="3.94977">
            <text:p>3,94977</text:p>
          </table:table-cell>
          <table:table-cell table:style-name="Default" office:value-type="float" office:value="4.54642">
            <text:p>4,54642</text:p>
          </table:table-cell>
          <table:table-cell table:style-name="Default" office:value-type="float" office:value="5.25083">
            <text:p>5,25083</text:p>
          </table:table-cell>
          <table:table-cell table:style-name="Default" office:value-type="float" office:value="6.06074">
            <text:p>6,06074</text:p>
          </table:table-cell>
          <table:table-cell table:style-name="Default" office:value-type="float" office:value="6.94972">
            <text:p>6,94972</text:p>
          </table:table-cell>
          <table:table-cell table:style-name="Default" office:value-type="float" office:value="7.85506">
            <text:p>7,85506</text:p>
          </table:table-cell>
          <table:table-cell table:style-name="Default" office:value-type="float" office:value="8.44795">
            <text:p>8,44795</text:p>
          </table:table-cell>
          <table:table-cell table:style-name="Default" office:value-type="float" office:value="7.84942">
            <text:p>7,84942</text:p>
          </table:table-cell>
          <table:table-cell table:style-name="Default" office:value-type="float" office:value="5.86994">
            <text:p>5,8699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66343">
            <text:p>2,66343</text:p>
          </table:table-cell>
          <table:table-cell table:style-name="Default" office:value-type="float" office:value="3.04598">
            <text:p>3,04598</text:p>
          </table:table-cell>
          <table:table-cell table:style-name="Default" office:value-type="float" office:value="3.45443">
            <text:p>3,45443</text:p>
          </table:table-cell>
          <table:table-cell table:style-name="Default" office:value-type="float" office:value="3.95489">
            <text:p>3,95489</text:p>
          </table:table-cell>
          <table:table-cell table:style-name="Default" office:value-type="float" office:value="4.54866">
            <text:p>4,54866</text:p>
          </table:table-cell>
          <table:table-cell table:style-name="Default" office:value-type="float" office:value="5.25089">
            <text:p>5,25089</text:p>
          </table:table-cell>
          <table:table-cell table:style-name="Default" office:value-type="float" office:value="6.05962">
            <text:p>6,05962</text:p>
          </table:table-cell>
          <table:table-cell table:style-name="Default" office:value-type="float" office:value="6.94673">
            <text:p>6,94673</text:p>
          </table:table-cell>
          <table:table-cell table:style-name="Default" office:value-type="float" office:value="7.85451">
            <text:p>7,85451</text:p>
          </table:table-cell>
          <table:table-cell table:style-name="Default" office:value-type="float" office:value="8.44306">
            <text:p>8,44306</text:p>
          </table:table-cell>
          <table:table-cell table:style-name="Default" office:value-type="float" office:value="7.84447">
            <text:p>7,84447</text:p>
          </table:table-cell>
          <table:table-cell table:style-name="Default" office:value-type="float" office:value="5.88502">
            <text:p>5,88502</text:p>
          </table:table-cell>
          <table:table-cell table:style-name="Default" office:value-type="float" office:value="3.96082">
            <text:p>3,9608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83961">
            <text:p>2,83961</text:p>
          </table:table-cell>
          <table:table-cell table:style-name="Default" office:value-type="float" office:value="3.40004">
            <text:p>3,40004</text:p>
          </table:table-cell>
          <table:table-cell table:style-name="Default" office:value-type="float" office:value="3.92985">
            <text:p>3,92985</text:p>
          </table:table-cell>
          <table:table-cell table:style-name="Default" office:value-type="float" office:value="4.54593">
            <text:p>4,54593</text:p>
          </table:table-cell>
          <table:table-cell table:style-name="Default" office:value-type="float" office:value="5.25008">
            <text:p>5,25008</text:p>
          </table:table-cell>
          <table:table-cell table:style-name="Default" office:value-type="float" office:value="6.05891">
            <text:p>6,05891</text:p>
          </table:table-cell>
          <table:table-cell table:style-name="Default" office:value-type="float" office:value="6.94486">
            <text:p>6,94486</text:p>
          </table:table-cell>
          <table:table-cell table:style-name="Default" office:value-type="float" office:value="7.84864">
            <text:p>7,84864</text:p>
          </table:table-cell>
          <table:table-cell table:style-name="Default" office:value-type="float" office:value="8.43958">
            <text:p>8,43958</text:p>
          </table:table-cell>
          <table:table-cell table:style-name="Default" office:value-type="float" office:value="7.86206">
            <text:p>7,86206</text:p>
          </table:table-cell>
          <table:table-cell table:style-name="Default" office:value-type="float" office:value="5.8741">
            <text:p>5,8741</text:p>
          </table:table-cell>
          <table:table-cell table:style-name="Default" office:value-type="float" office:value="3.96845">
            <text:p>3,96845</text:p>
          </table:table-cell>
          <table:table-cell table:style-name="Default" office:value-type="float" office:value="2.98453">
            <text:p>2,984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4651">
            <text:p>2,94651</text:p>
          </table:table-cell>
          <table:table-cell table:style-name="Default" office:value-type="float" office:value="3.70663">
            <text:p>3,70663</text:p>
          </table:table-cell>
          <table:table-cell table:style-name="Default" office:value-type="float" office:value="4.41228">
            <text:p>4,41228</text:p>
          </table:table-cell>
          <table:table-cell table:style-name="Default" office:value-type="float" office:value="5.16855">
            <text:p>5,16855</text:p>
          </table:table-cell>
          <table:table-cell table:style-name="Default" office:value-type="float" office:value="5.99359">
            <text:p>5,99359</text:p>
          </table:table-cell>
          <table:table-cell table:style-name="Default" office:value-type="float" office:value="6.89002">
            <text:p>6,89002</text:p>
          </table:table-cell>
          <table:table-cell table:style-name="Default" office:value-type="float" office:value="7.79961">
            <text:p>7,79961</text:p>
          </table:table-cell>
          <table:table-cell table:style-name="Default" office:value-type="float" office:value="8.41402">
            <text:p>8,41402</text:p>
          </table:table-cell>
          <table:table-cell table:style-name="Default" office:value-type="float" office:value="7.8263">
            <text:p>7,8263</text:p>
          </table:table-cell>
          <table:table-cell table:style-name="Default" office:value-type="float" office:value="5.85143">
            <text:p>5,85143</text:p>
          </table:table-cell>
          <table:table-cell table:style-name="Default" office:value-type="float" office:value="3.95149">
            <text:p>3,95149</text:p>
          </table:table-cell>
          <table:table-cell table:style-name="Default" office:value-type="float" office:value="2.97927">
            <text:p>2,97927</text:p>
          </table:table-cell>
          <table:table-cell table:style-name="Default" office:value-type="float" office:value="2.51364">
            <text:p>2,513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33">
            <text:p>2,98833</text:p>
          </table:table-cell>
          <table:table-cell table:style-name="Default" office:value-type="float" office:value="3.90194">
            <text:p>3,90194</text:p>
          </table:table-cell>
          <table:table-cell table:style-name="Default" office:value-type="float" office:value="4.77731">
            <text:p>4,77731</text:p>
          </table:table-cell>
          <table:table-cell table:style-name="Default" office:value-type="float" office:value="5.67377">
            <text:p>5,67377</text:p>
          </table:table-cell>
          <table:table-cell table:style-name="Default" office:value-type="float" office:value="6.60232">
            <text:p>6,60232</text:p>
          </table:table-cell>
          <table:table-cell table:style-name="Default" office:value-type="float" office:value="7.53686">
            <text:p>7,53686</text:p>
          </table:table-cell>
          <table:table-cell table:style-name="Default" office:value-type="float" office:value="8.17606">
            <text:p>8,17606</text:p>
          </table:table-cell>
          <table:table-cell table:style-name="Default" office:value-type="float" office:value="7.68799">
            <text:p>7,68799</text:p>
          </table:table-cell>
          <table:table-cell table:style-name="Default" office:value-type="float" office:value="5.83011">
            <text:p>5,83011</text:p>
          </table:table-cell>
          <table:table-cell table:style-name="Default" office:value-type="float" office:value="3.95525">
            <text:p>3,95525</text:p>
          </table:table-cell>
          <table:table-cell table:style-name="Default" office:value-type="float" office:value="2.98242">
            <text:p>2,98242</text:p>
          </table:table-cell>
          <table:table-cell table:style-name="Default" office:value-type="float" office:value="2.51214">
            <text:p>2,51214</text:p>
          </table:table-cell>
          <table:table-cell table:style-name="Default" office:value-type="float" office:value="2.24936">
            <text:p>2,2493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43">
            <text:p>2,99943</text:p>
          </table:table-cell>
          <table:table-cell table:style-name="Default" office:value-type="float" office:value="3.97941">
            <text:p>3,97941</text:p>
          </table:table-cell>
          <table:table-cell table:style-name="Default" office:value-type="float" office:value="4.94943">
            <text:p>4,94943</text:p>
          </table:table-cell>
          <table:table-cell table:style-name="Default" office:value-type="float" office:value="5.92698">
            <text:p>5,92698</text:p>
          </table:table-cell>
          <table:table-cell table:style-name="Default" office:value-type="float" office:value="6.89088">
            <text:p>6,89088</text:p>
          </table:table-cell>
          <table:table-cell table:style-name="Default" office:value-type="float" office:value="7.60528">
            <text:p>7,60528</text:p>
          </table:table-cell>
          <table:table-cell table:style-name="Default" office:value-type="float" office:value="7.30755">
            <text:p>7,30755</text:p>
          </table:table-cell>
          <table:table-cell table:style-name="Default" office:value-type="float" office:value="5.6636">
            <text:p>5,6636</text:p>
          </table:table-cell>
          <table:table-cell table:style-name="Default" office:value-type="float" office:value="3.92866">
            <text:p>3,92866</text:p>
          </table:table-cell>
          <table:table-cell table:style-name="Default" office:value-type="float" office:value="2.98244">
            <text:p>2,98244</text:p>
          </table:table-cell>
          <table:table-cell table:style-name="Default" office:value-type="float" office:value="2.51418">
            <text:p>2,51418</text:p>
          </table:table-cell>
          <table:table-cell table:style-name="Default" office:value-type="float" office:value="2.24707">
            <text:p>2,24707</text:p>
          </table:table-cell>
          <table:table-cell table:style-name="Default" office:value-type="float" office:value="2.07036">
            <text:p>2,0703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824">
            <text:p>3,99824</text:p>
          </table:table-cell>
          <table:table-cell table:style-name="Default" office:value-type="float" office:value="4.99466">
            <text:p>4,99466</text:p>
          </table:table-cell>
          <table:table-cell table:style-name="Default" office:value-type="float" office:value="5.97836">
            <text:p>5,97836</text:p>
          </table:table-cell>
          <table:table-cell table:style-name="Default" office:value-type="float" office:value="6.7758">
            <text:p>6,7758</text:p>
          </table:table-cell>
          <table:table-cell table:style-name="Default" office:value-type="float" office:value="6.72134">
            <text:p>6,72134</text:p>
          </table:table-cell>
          <table:table-cell table:style-name="Default" office:value-type="float" office:value="5.44222">
            <text:p>5,44222</text:p>
          </table:table-cell>
          <table:table-cell table:style-name="Default" office:value-type="float" office:value="3.87876">
            <text:p>3,87876</text:p>
          </table:table-cell>
          <table:table-cell table:style-name="Default" office:value-type="float" office:value="2.97254">
            <text:p>2,97254</text:p>
          </table:table-cell>
          <table:table-cell table:style-name="Default" office:value-type="float" office:value="2.51439">
            <text:p>2,51439</text:p>
          </table:table-cell>
          <table:table-cell table:style-name="Default" office:value-type="float" office:value="2.24945">
            <text:p>2,24945</text:p>
          </table:table-cell>
          <table:table-cell table:style-name="Default" office:value-type="float" office:value="2.06953">
            <text:p>2,06953</text:p>
          </table:table-cell>
          <table:table-cell table:style-name="Default" office:value-type="float" office:value="1.94274">
            <text:p>1,9427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.99271">
            <text:p>4,99271</text:p>
          </table:table-cell>
          <table:table-cell table:style-name="Default" office:value-type="float" office:value="5.86075">
            <text:p>5,86075</text:p>
          </table:table-cell>
          <table:table-cell table:style-name="Default" office:value-type="float" office:value="6.07665">
            <text:p>6,07665</text:p>
          </table:table-cell>
          <table:table-cell table:style-name="Default" office:value-type="float" office:value="5.17827">
            <text:p>5,17827</text:p>
          </table:table-cell>
          <table:table-cell table:style-name="Default" office:value-type="float" office:value="3.84438">
            <text:p>3,84438</text:p>
          </table:table-cell>
          <table:table-cell table:style-name="Default" office:value-type="float" office:value="2.97271">
            <text:p>2,97271</text:p>
          </table:table-cell>
          <table:table-cell table:style-name="Default" office:value-type="float" office:value="2.51342">
            <text:p>2,51342</text:p>
          </table:table-cell>
          <table:table-cell table:style-name="Default" office:value-type="float" office:value="2.24875">
            <text:p>2,24875</text:p>
          </table:table-cell>
          <table:table-cell table:style-name="Default" office:value-type="float" office:value="2.06814">
            <text:p>2,06814</text:p>
          </table:table-cell>
          <table:table-cell table:style-name="Default" office:value-type="float" office:value="1.94449">
            <text:p>1,94449</text:p>
          </table:table-cell>
          <table:table-cell table:style-name="Default" office:value-type="float" office:value="1.83738">
            <text:p>1,8373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9817">
            <text:p>3,99817</text:p>
          </table:table-cell>
          <table:table-cell table:style-name="Default" office:value-type="float" office:value="4.9339">
            <text:p>4,9339</text:p>
          </table:table-cell>
          <table:table-cell table:style-name="Default" office:value-type="float" office:value="5.40789">
            <text:p>5,40789</text:p>
          </table:table-cell>
          <table:table-cell table:style-name="Default" office:value-type="float" office:value="4.89362">
            <text:p>4,89362</text:p>
          </table:table-cell>
          <table:table-cell table:style-name="Default" office:value-type="float" office:value="3.79643">
            <text:p>3,79643</text:p>
          </table:table-cell>
          <table:table-cell table:style-name="Default" office:value-type="float" office:value="2.96406">
            <text:p>2,96406</text:p>
          </table:table-cell>
          <table:table-cell table:style-name="Default" office:value-type="float" office:value="2.51281">
            <text:p>2,51281</text:p>
          </table:table-cell>
          <table:table-cell table:style-name="Default" office:value-type="float" office:value="2.24926">
            <text:p>2,24926</text:p>
          </table:table-cell>
          <table:table-cell table:style-name="Default" office:value-type="float" office:value="2.06939">
            <text:p>2,06939</text:p>
          </table:table-cell>
          <table:table-cell table:style-name="Default" office:value-type="float" office:value="1.94312">
            <text:p>1,94312</text:p>
          </table:table-cell>
          <table:table-cell table:style-name="Default" office:value-type="float" office:value="1.8358">
            <text:p>1,8358</text:p>
          </table:table-cell>
          <table:table-cell table:style-name="Default" office:value-type="float" office:value="1.7239">
            <text:p>1,723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97928">
            <text:p>3,97928</text:p>
          </table:table-cell>
          <table:table-cell table:style-name="Default" office:value-type="float" office:value="4.68687">
            <text:p>4,68687</text:p>
          </table:table-cell>
          <table:table-cell table:style-name="Default" office:value-type="float" office:value="4.56516">
            <text:p>4,56516</text:p>
          </table:table-cell>
          <table:table-cell table:style-name="Default" office:value-type="float" office:value="3.71968">
            <text:p>3,71968</text:p>
          </table:table-cell>
          <table:table-cell table:style-name="Default" office:value-type="float" office:value="2.96486">
            <text:p>2,96486</text:p>
          </table:table-cell>
          <table:table-cell table:style-name="Default" office:value-type="float" office:value="2.51178">
            <text:p>2,51178</text:p>
          </table:table-cell>
          <table:table-cell table:style-name="Default" office:value-type="float" office:value="2.24816">
            <text:p>2,24816</text:p>
          </table:table-cell>
          <table:table-cell table:style-name="Default" office:value-type="float" office:value="2.07146">
            <text:p>2,07146</text:p>
          </table:table-cell>
          <table:table-cell table:style-name="Default" office:value-type="float" office:value="1.94202">
            <text:p>1,94202</text:p>
          </table:table-cell>
          <table:table-cell table:style-name="Default" office:value-type="float" office:value="1.83809">
            <text:p>1,83809</text:p>
          </table:table-cell>
          <table:table-cell table:style-name="Default" office:value-type="float" office:value="1.72275">
            <text:p>1,72275</text:p>
          </table:table-cell>
          <table:table-cell table:style-name="Default" office:value-type="float" office:value="1.58273">
            <text:p>1,5827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23">
            <text:p>2,99923</text:p>
          </table:table-cell>
          <table:table-cell table:style-name="Default" office:value-type="float" office:value="3.88921">
            <text:p>3,88921</text:p>
          </table:table-cell>
          <table:table-cell table:style-name="Default" office:value-type="float" office:value="4.17843">
            <text:p>4,17843</text:p>
          </table:table-cell>
          <table:table-cell table:style-name="Default" office:value-type="float" office:value="3.63948">
            <text:p>3,63948</text:p>
          </table:table-cell>
          <table:table-cell table:style-name="Default" office:value-type="float" office:value="2.96398">
            <text:p>2,96398</text:p>
          </table:table-cell>
          <table:table-cell table:style-name="Default" office:value-type="float" office:value="2.5148">
            <text:p>2,5148</text:p>
          </table:table-cell>
          <table:table-cell table:style-name="Default" office:value-type="float" office:value="2.24779">
            <text:p>2,24779</text:p>
          </table:table-cell>
          <table:table-cell table:style-name="Default" office:value-type="float" office:value="2.07159">
            <text:p>2,07159</text:p>
          </table:table-cell>
          <table:table-cell table:style-name="Default" office:value-type="float" office:value="1.94391">
            <text:p>1,94391</text:p>
          </table:table-cell>
          <table:table-cell table:style-name="Default" office:value-type="float" office:value="1.83682">
            <text:p>1,83682</text:p>
          </table:table-cell>
          <table:table-cell table:style-name="Default" office:value-type="float" office:value="1.72294">
            <text:p>1,72294</text:p>
          </table:table-cell>
          <table:table-cell table:style-name="Default" office:value-type="float" office:value="1.58596">
            <text:p>1,58596</text:p>
          </table:table-cell>
          <table:table-cell table:style-name="Default" office:value-type="float" office:value="1.41807">
            <text:p>1,41807</text:p>
          </table:table-cell>
          <table:table-cell table:number-columns-repeated="2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emy20" table:style-name="ta1" table:print="false">
        <table:table-column table:style-name="co1" table:default-cell-style-name="Default"/>
        <table:table-column table:style-name="co2" table:number-columns-repeated="16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Rati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20.Y17" table:end-x="1.001cm" table:end-y="0.373cm" draw:z-index="0" draw:style-name="gr1" draw:text-style-name="P1" svg:width="14.303cm" svg:height="7.473cm" svg:x="0.246cm" svg:y="0.126cm">
              <draw:object draw:notify-on-update-of-ranges="Enemy20.B1:Enemy20.Q1 Enemy20.A2:Enemy20.A2 Enemy20.B2:Enemy20.Q2 Enemy20.A3:Enemy20.A3 Enemy20.B3:Enemy20.Q3 Enemy20.A4:Enemy20.A4 Enemy20.B4:Enemy20.Q4 Enemy20.A5:Enemy20.A5 Enemy20.B5:Enemy20.Q5 Enemy20.A6:Enemy20.A6 Enemy20.B6:Enemy20.Q6 Enemy20.A7:Enemy20.A7 Enemy20.B7:Enemy20.Q7 Enemy20.A8:Enemy20.A8 Enemy20.B8:Enemy20.Q8 Enemy20.A9:Enemy20.A9 Enemy20.B9:Enemy20.Q9 Enemy20.A10:Enemy20.A10 Enemy20.B10:Enemy20.Q10 Enemy20.A11:Enemy20.A11 Enemy20.B11:Enemy20.Q11 Enemy20.A12:Enemy20.A12 Enemy20.B12:Enemy20.Q12 Enemy20.A13:Enemy20.A13 Enemy20.B13:Enemy20.Q13 Enemy20.A14:Enemy20.A14 Enemy20.B14:Enemy20.Q14 Enemy20.A15:Enemy20.A15 Enemy20.B15:Enemy20.Q15 Enemy20.A16:Enemy20.A16 Enemy20.B16:Enemy20.Q16 Enemy20.A17:Enemy20.A17 Enemy20.B17:Enemy20.Q17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16" table:style-name="Default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15" table:style-name="Default" office:value-type="float" office:value="0">
            <text:p>0</text:p>
          </table:table-cell>
          <table:table-cell table:style-name="Default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14" table:style-name="Default" office:value-type="float" office:value="0">
            <text:p>0</text:p>
          </table:table-cell>
          <table:table-cell table:style-name="Default" office:value-type="float" office:value="0.019">
            <text:p>0,019</text:p>
          </table:table-cell>
          <table:table-cell table:style-name="Default" office:value-type="float" office:value="0.844">
            <text:p>0,84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13" table:style-name="Default" office:value-type="float" office:value="0">
            <text:p>0</text:p>
          </table:table-cell>
          <table:table-cell table:style-name="Default" office:value-type="float" office:value="0.017">
            <text:p>0,017</text:p>
          </table:table-cell>
          <table:table-cell table:style-name="Default" office:value-type="float" office:value="0.88">
            <text:p>0,88</text:p>
          </table:table-cell>
          <table:table-cell table:style-name="Default" office:value-type="float" office:value="8.653">
            <text:p>8,65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12" table:style-name="Default" office:value-type="float" office:value="0">
            <text:p>0</text:p>
          </table:table-cell>
          <table:table-cell table:style-name="Default" office:value-type="float" office:value="0.016">
            <text:p>0,016</text:p>
          </table:table-cell>
          <table:table-cell table:style-name="Default" office:value-type="float" office:value="0.822">
            <text:p>0,822</text:p>
          </table:table-cell>
          <table:table-cell table:style-name="Default" office:value-type="float" office:value="8.645">
            <text:p>8,645</text:p>
          </table:table-cell>
          <table:table-cell table:style-name="Default" office:value-type="float" office:value="35.708">
            <text:p>35,70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11" table:style-name="Default" office:value-type="float" office:value="0">
            <text:p>0</text:p>
          </table:table-cell>
          <table:table-cell table:style-name="Default" office:value-type="float" office:value="0.014">
            <text:p>0,014</text:p>
          </table:table-cell>
          <table:table-cell table:style-name="Default" office:value-type="float" office:value="0.81">
            <text:p>0,81</text:p>
          </table:table-cell>
          <table:table-cell table:style-name="Default" office:value-type="float" office:value="8.855">
            <text:p>8,855</text:p>
          </table:table-cell>
          <table:table-cell table:style-name="Default" office:value-type="float" office:value="35.585">
            <text:p>35,585</text:p>
          </table:table-cell>
          <table:table-cell table:style-name="Default" office:value-type="float" office:value="73.504">
            <text:p>73,50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10" table:style-name="Default" office:value-type="float" office:value="0">
            <text:p>0</text:p>
          </table:table-cell>
          <table:table-cell table:style-name="Default" office:value-type="float" office:value="0.011">
            <text:p>0,011</text:p>
          </table:table-cell>
          <table:table-cell table:style-name="Default" office:value-type="float" office:value="0.85">
            <text:p>0,85</text:p>
          </table:table-cell>
          <table:table-cell table:style-name="Default" office:value-type="float" office:value="8.792">
            <text:p>8,792</text:p>
          </table:table-cell>
          <table:table-cell table:style-name="Default" office:value-type="float" office:value="35.532">
            <text:p>35,532</text:p>
          </table:table-cell>
          <table:table-cell table:style-name="Default" office:value-type="float" office:value="73.361">
            <text:p>73,361</text:p>
          </table:table-cell>
          <table:table-cell table:style-name="Default" office:value-type="float" office:value="95.223">
            <text:p>95,2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9" table:style-name="Default" office:value-type="float" office:value="0">
            <text:p>0</text:p>
          </table:table-cell>
          <table:table-cell table:style-name="Default" office:value-type="float" office:value="0.011">
            <text:p>0,011</text:p>
          </table:table-cell>
          <table:table-cell table:style-name="Default" office:value-type="float" office:value="0.827">
            <text:p>0,827</text:p>
          </table:table-cell>
          <table:table-cell table:style-name="Default" office:value-type="float" office:value="8.643">
            <text:p>8,643</text:p>
          </table:table-cell>
          <table:table-cell table:style-name="Default" office:value-type="float" office:value="35.798">
            <text:p>35,798</text:p>
          </table:table-cell>
          <table:table-cell table:style-name="Default" office:value-type="float" office:value="73.716">
            <text:p>73,716</text:p>
          </table:table-cell>
          <table:table-cell table:style-name="Default" office:value-type="float" office:value="95.235">
            <text:p>95,235</text:p>
          </table:table-cell>
          <table:table-cell table:style-name="Default" office:value-type="float" office:value="99.721">
            <text:p>99,72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8" table:style-name="Default" office:value-type="float" office:value="0">
            <text:p>0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.847">
            <text:p>0,847</text:p>
          </table:table-cell>
          <table:table-cell table:style-name="Default" office:value-type="float" office:value="8.695">
            <text:p>8,695</text:p>
          </table:table-cell>
          <table:table-cell table:style-name="Default" office:value-type="float" office:value="35.613">
            <text:p>35,613</text:p>
          </table:table-cell>
          <table:table-cell table:style-name="Default" office:value-type="float" office:value="73.476">
            <text:p>73,476</text:p>
          </table:table-cell>
          <table:table-cell table:style-name="Default" office:value-type="float" office:value="95.228">
            <text:p>95,228</text:p>
          </table:table-cell>
          <table:table-cell table:style-name="Default" office:value-type="float" office:value="99.706">
            <text:p>99,706</text:p>
          </table:table-cell>
          <table:table-cell table:style-name="Default" office:value-type="float" office:value="99.995">
            <text:p>99,99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7" table:style-name="Default" office:value-type="float" office:value="0">
            <text:p>0</text:p>
          </table:table-cell>
          <table:table-cell table:style-name="Default" office:value-type="float" office:value="0.012">
            <text:p>0,012</text:p>
          </table:table-cell>
          <table:table-cell table:style-name="Default" office:value-type="float" office:value="0.819">
            <text:p>0,819</text:p>
          </table:table-cell>
          <table:table-cell table:style-name="Default" office:value-type="float" office:value="8.854">
            <text:p>8,854</text:p>
          </table:table-cell>
          <table:table-cell table:style-name="Default" office:value-type="float" office:value="35.608">
            <text:p>35,608</text:p>
          </table:table-cell>
          <table:table-cell table:style-name="Default" office:value-type="float" office:value="73.327">
            <text:p>73,327</text:p>
          </table:table-cell>
          <table:table-cell table:style-name="Default" office:value-type="float" office:value="95.221">
            <text:p>95,221</text:p>
          </table:table-cell>
          <table:table-cell table:style-name="Default" office:value-type="float" office:value="99.741">
            <text:p>99,741</text:p>
          </table:table-cell>
          <table:table-cell table:style-name="Default" office:value-type="float" office:value="99.996">
            <text:p>99,996</text:p>
          </table:table-cell>
          <table:table-cell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6" table:style-name="Default" office:value-type="float" office:value="0">
            <text:p>0</text:p>
          </table:table-cell>
          <table:table-cell table:style-name="Default" office:value-type="float" office:value="0.015">
            <text:p>0,015</text:p>
          </table:table-cell>
          <table:table-cell table:style-name="Default" office:value-type="float" office:value="0.868">
            <text:p>0,868</text:p>
          </table:table-cell>
          <table:table-cell table:style-name="Default" office:value-type="float" office:value="8.491">
            <text:p>8,491</text:p>
          </table:table-cell>
          <table:table-cell table:style-name="Default" office:value-type="float" office:value="35.728">
            <text:p>35,728</text:p>
          </table:table-cell>
          <table:table-cell table:style-name="Default" office:value-type="float" office:value="73.576">
            <text:p>73,576</text:p>
          </table:table-cell>
          <table:table-cell table:style-name="Default" office:value-type="float" office:value="95.177">
            <text:p>95,177</text:p>
          </table:table-cell>
          <table:table-cell table:style-name="Default" office:value-type="float" office:value="99.729">
            <text:p>99,729</text:p>
          </table:table-cell>
          <table:table-cell table:style-name="Default" office:value-type="float" office:value="99.996">
            <text:p>99,996</text:p>
          </table:table-cell>
          <table:table-cell table:number-columns-repeated="2" table:style-name="Default"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office:value-type="string">
            <text:p>Abrasion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/>
          <table:table-cell>
            <draw:frame table:end-cell-address="Enemy20.Y35" table:end-x="1.153cm" table:end-y="0.251cm" draw:z-index="1" draw:style-name="gr1" draw:text-style-name="P1" svg:width="14.505cm" svg:height="7.356cm" svg:x="0.196cm" svg:y="0.121cm">
              <draw:object draw:notify-on-update-of-ranges="Enemy20.B19:Enemy20.Q19 Enemy20.A20:Enemy20.A20 Enemy20.B20:Enemy20.Q20 Enemy20.A21:Enemy20.A21 Enemy20.B21:Enemy20.Q21 Enemy20.A22:Enemy20.A22 Enemy20.B22:Enemy20.Q22 Enemy20.A23:Enemy20.A23 Enemy20.B23:Enemy20.Q23 Enemy20.A24:Enemy20.A24 Enemy20.B24:Enemy20.Q24 Enemy20.A25:Enemy20.A25 Enemy20.B25:Enemy20.Q25 Enemy20.A26:Enemy20.A26 Enemy20.B26:Enemy20.Q26 Enemy20.A27:Enemy20.A27 Enemy20.B27:Enemy20.Q27 Enemy20.A28:Enemy20.A28 Enemy20.B28:Enemy20.Q28 Enemy20.A29:Enemy20.A29 Enemy20.B29:Enemy20.Q29 Enemy20.A30:Enemy20.A30 Enemy20.B30:Enemy20.Q30 Enemy20.A31:Enemy20.A31 Enemy20.B31:Enemy20.Q31 Enemy20.A32:Enemy20.A32 Enemy20.B32:Enemy20.Q32 Enemy20.A33:Enemy20.A33 Enemy20.B33:Enemy20.Q33 Enemy20.A34:Enemy20.A34 Enemy20.B34:Enemy20.Q34 Enemy20.A35:Enemy20.A35 Enemy20.B35:Enemy20.Q35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0832">
            <text:p>1,0832</text:p>
          </table:table-cell>
          <table:table-cell table:style-name="Default" office:value-type="float" office:value="1.16578">
            <text:p>1,16578</text:p>
          </table:table-cell>
          <table:table-cell table:style-name="Default" office:value-type="float" office:value="1.27861">
            <text:p>1,27861</text:p>
          </table:table-cell>
          <table:table-cell table:style-name="Default" office:value-type="float" office:value="1.41644">
            <text:p>1,41644</text:p>
          </table:table-cell>
          <table:table-cell table:style-name="Default" office:value-type="float" office:value="1.58202">
            <text:p>1,58202</text:p>
          </table:table-cell>
          <table:table-cell table:style-name="Default" office:value-type="float" office:value="1.72155">
            <text:p>1,72155</text:p>
          </table:table-cell>
          <table:table-cell table:style-name="Default" office:value-type="float" office:value="1.83417">
            <text:p>1,83417</text:p>
          </table:table-cell>
          <table:table-cell table:style-name="Default" office:value-type="float" office:value="1.92115">
            <text:p>1,92115</text:p>
          </table:table-cell>
          <table:table-cell table:style-name="Default" office:value-type="float" office:value="1.99905">
            <text:p>1,99905</text:p>
          </table:table-cell>
          <table:table-cell table:style-name="Default" office:value-type="float" office:value="2.09732">
            <text:p>2,09732</text:p>
          </table:table-cell>
          <table:table-cell table:style-name="Default" office:value-type="float" office:value="2.24021">
            <text:p>2,24021</text:p>
          </table:table-cell>
          <table:table-cell table:style-name="Default" office:value-type="float" office:value="2.45456">
            <text:p>2,45456</text:p>
          </table:table-cell>
          <table:table-cell table:style-name="Default" office:value-type="float" office:value="2.72495">
            <text:p>2,72495</text:p>
          </table:table-cell>
          <table:table-cell table:style-name="Default" office:value-type="float" office:value="3.05369">
            <text:p>3,0536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16791">
            <text:p>1,16791</text:p>
          </table:table-cell>
          <table:table-cell table:style-name="Default" office:value-type="float" office:value="1.27765">
            <text:p>1,27765</text:p>
          </table:table-cell>
          <table:table-cell table:style-name="Default" office:value-type="float" office:value="1.41794">
            <text:p>1,41794</text:p>
          </table:table-cell>
          <table:table-cell table:style-name="Default" office:value-type="float" office:value="1.58282">
            <text:p>1,58282</text:p>
          </table:table-cell>
          <table:table-cell table:style-name="Default" office:value-type="float" office:value="1.72288">
            <text:p>1,72288</text:p>
          </table:table-cell>
          <table:table-cell table:style-name="Default" office:value-type="float" office:value="1.83561">
            <text:p>1,83561</text:p>
          </table:table-cell>
          <table:table-cell table:style-name="Default" office:value-type="float" office:value="1.92016">
            <text:p>1,92016</text:p>
          </table:table-cell>
          <table:table-cell table:style-name="Default" office:value-type="float" office:value="1.99904">
            <text:p>1,99904</text:p>
          </table:table-cell>
          <table:table-cell table:style-name="Default" office:value-type="float" office:value="2.09622">
            <text:p>2,09622</text:p>
          </table:table-cell>
          <table:table-cell table:style-name="Default" office:value-type="float" office:value="2.23885">
            <text:p>2,23885</text:p>
          </table:table-cell>
          <table:table-cell table:style-name="Default" office:value-type="float" office:value="2.45338">
            <text:p>2,45338</text:p>
          </table:table-cell>
          <table:table-cell table:style-name="Default" office:value-type="float" office:value="2.72644">
            <text:p>2,72644</text:p>
          </table:table-cell>
          <table:table-cell table:style-name="Default" office:value-type="float" office:value="3.05334">
            <text:p>3,05334</text:p>
          </table:table-cell>
          <table:table-cell table:style-name="Default" office:value-type="float" office:value="3.45715">
            <text:p>3,4571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27981">
            <text:p>1,27981</text:p>
          </table:table-cell>
          <table:table-cell table:style-name="Default" office:value-type="float" office:value="1.41816">
            <text:p>1,41816</text:p>
          </table:table-cell>
          <table:table-cell table:style-name="Default" office:value-type="float" office:value="1.58501">
            <text:p>1,58501</text:p>
          </table:table-cell>
          <table:table-cell table:style-name="Default" office:value-type="float" office:value="1.72281">
            <text:p>1,72281</text:p>
          </table:table-cell>
          <table:table-cell table:style-name="Default" office:value-type="float" office:value="1.83344">
            <text:p>1,83344</text:p>
          </table:table-cell>
          <table:table-cell table:style-name="Default" office:value-type="float" office:value="1.92091">
            <text:p>1,92091</text:p>
          </table:table-cell>
          <table:table-cell table:style-name="Default" office:value-type="float" office:value="1.99892">
            <text:p>1,99892</text:p>
          </table:table-cell>
          <table:table-cell table:style-name="Default" office:value-type="float" office:value="2.09862">
            <text:p>2,09862</text:p>
          </table:table-cell>
          <table:table-cell table:style-name="Default" office:value-type="float" office:value="2.23851">
            <text:p>2,23851</text:p>
          </table:table-cell>
          <table:table-cell table:style-name="Default" office:value-type="float" office:value="2.45197">
            <text:p>2,45197</text:p>
          </table:table-cell>
          <table:table-cell table:style-name="Default" office:value-type="float" office:value="2.72828">
            <text:p>2,72828</text:p>
          </table:table-cell>
          <table:table-cell table:style-name="Default" office:value-type="float" office:value="3.05529">
            <text:p>3,05529</text:p>
          </table:table-cell>
          <table:table-cell table:style-name="Default" office:value-type="float" office:value="3.45948">
            <text:p>3,45948</text:p>
          </table:table-cell>
          <table:table-cell table:style-name="Default" office:value-type="float" office:value="3.95065">
            <text:p>3,9506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41549">
            <text:p>1,41549</text:p>
          </table:table-cell>
          <table:table-cell table:style-name="Default" office:value-type="float" office:value="1.5823">
            <text:p>1,5823</text:p>
          </table:table-cell>
          <table:table-cell table:style-name="Default" office:value-type="float" office:value="1.7213">
            <text:p>1,7213</text:p>
          </table:table-cell>
          <table:table-cell table:style-name="Default" office:value-type="float" office:value="1.83427">
            <text:p>1,83427</text:p>
          </table:table-cell>
          <table:table-cell table:style-name="Default" office:value-type="float" office:value="1.92019">
            <text:p>1,92019</text:p>
          </table:table-cell>
          <table:table-cell table:style-name="Default" office:value-type="float" office:value="1.99902">
            <text:p>1,99902</text:p>
          </table:table-cell>
          <table:table-cell table:style-name="Default" office:value-type="float" office:value="2.09669">
            <text:p>2,09669</text:p>
          </table:table-cell>
          <table:table-cell table:style-name="Default" office:value-type="float" office:value="2.23987">
            <text:p>2,23987</text:p>
          </table:table-cell>
          <table:table-cell table:style-name="Default" office:value-type="float" office:value="2.45173">
            <text:p>2,45173</text:p>
          </table:table-cell>
          <table:table-cell table:style-name="Default" office:value-type="float" office:value="2.72983">
            <text:p>2,72983</text:p>
          </table:table-cell>
          <table:table-cell table:style-name="Default" office:value-type="float" office:value="3.05758">
            <text:p>3,05758</text:p>
          </table:table-cell>
          <table:table-cell table:style-name="Default" office:value-type="float" office:value="3.45808">
            <text:p>3,45808</text:p>
          </table:table-cell>
          <table:table-cell table:style-name="Default" office:value-type="float" office:value="3.95252">
            <text:p>3,95252</text:p>
          </table:table-cell>
          <table:table-cell table:style-name="Default" office:value-type="float" office:value="4.545">
            <text:p>4,54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58538">
            <text:p>1,58538</text:p>
          </table:table-cell>
          <table:table-cell table:style-name="Default" office:value-type="float" office:value="1.72181">
            <text:p>1,72181</text:p>
          </table:table-cell>
          <table:table-cell table:style-name="Default" office:value-type="float" office:value="1.83317">
            <text:p>1,83317</text:p>
          </table:table-cell>
          <table:table-cell table:style-name="Default" office:value-type="float" office:value="1.92038">
            <text:p>1,92038</text:p>
          </table:table-cell>
          <table:table-cell table:style-name="Default" office:value-type="float" office:value="1.99786">
            <text:p>1,99786</text:p>
          </table:table-cell>
          <table:table-cell table:style-name="Default" office:value-type="float" office:value="2.09713">
            <text:p>2,09713</text:p>
          </table:table-cell>
          <table:table-cell table:style-name="Default" office:value-type="float" office:value="2.24025">
            <text:p>2,24025</text:p>
          </table:table-cell>
          <table:table-cell table:style-name="Default" office:value-type="float" office:value="2.45226">
            <text:p>2,45226</text:p>
          </table:table-cell>
          <table:table-cell table:style-name="Default" office:value-type="float" office:value="2.72428">
            <text:p>2,72428</text:p>
          </table:table-cell>
          <table:table-cell table:style-name="Default" office:value-type="float" office:value="3.05525">
            <text:p>3,05525</text:p>
          </table:table-cell>
          <table:table-cell table:style-name="Default" office:value-type="float" office:value="3.45946">
            <text:p>3,45946</text:p>
          </table:table-cell>
          <table:table-cell table:style-name="Default" office:value-type="float" office:value="3.95143">
            <text:p>3,95143</text:p>
          </table:table-cell>
          <table:table-cell table:style-name="Default" office:value-type="float" office:value="4.54769">
            <text:p>4,54769</text:p>
          </table:table-cell>
          <table:table-cell table:style-name="Default" office:value-type="float" office:value="5.2574">
            <text:p>5,257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72244">
            <text:p>1,72244</text:p>
          </table:table-cell>
          <table:table-cell table:style-name="Default" office:value-type="float" office:value="1.83515">
            <text:p>1,83515</text:p>
          </table:table-cell>
          <table:table-cell table:style-name="Default" office:value-type="float" office:value="1.92088">
            <text:p>1,92088</text:p>
          </table:table-cell>
          <table:table-cell table:style-name="Default" office:value-type="float" office:value="1.99802">
            <text:p>1,99802</text:p>
          </table:table-cell>
          <table:table-cell table:style-name="Default" office:value-type="float" office:value="2.09819">
            <text:p>2,09819</text:p>
          </table:table-cell>
          <table:table-cell table:style-name="Default" office:value-type="float" office:value="2.23869">
            <text:p>2,23869</text:p>
          </table:table-cell>
          <table:table-cell table:style-name="Default" office:value-type="float" office:value="2.45295">
            <text:p>2,45295</text:p>
          </table:table-cell>
          <table:table-cell table:style-name="Default" office:value-type="float" office:value="2.72503">
            <text:p>2,72503</text:p>
          </table:table-cell>
          <table:table-cell table:style-name="Default" office:value-type="float" office:value="3.0544">
            <text:p>3,0544</text:p>
          </table:table-cell>
          <table:table-cell table:style-name="Default" office:value-type="float" office:value="3.45539">
            <text:p>3,45539</text:p>
          </table:table-cell>
          <table:table-cell table:style-name="Default" office:value-type="float" office:value="3.94838">
            <text:p>3,94838</text:p>
          </table:table-cell>
          <table:table-cell table:style-name="Default" office:value-type="float" office:value="4.55225">
            <text:p>4,55225</text:p>
          </table:table-cell>
          <table:table-cell table:style-name="Default" office:value-type="float" office:value="5.25287">
            <text:p>5,25287</text:p>
          </table:table-cell>
          <table:table-cell table:style-name="Default" office:value-type="float" office:value="6.0574">
            <text:p>6,057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83087">
            <text:p>1,83087</text:p>
          </table:table-cell>
          <table:table-cell table:style-name="Default" office:value-type="float" office:value="1.92096">
            <text:p>1,92096</text:p>
          </table:table-cell>
          <table:table-cell table:style-name="Default" office:value-type="float" office:value="1.99986">
            <text:p>1,99986</text:p>
          </table:table-cell>
          <table:table-cell table:style-name="Default" office:value-type="float" office:value="2.09713">
            <text:p>2,09713</text:p>
          </table:table-cell>
          <table:table-cell table:style-name="Default" office:value-type="float" office:value="2.24181">
            <text:p>2,24181</text:p>
          </table:table-cell>
          <table:table-cell table:style-name="Default" office:value-type="float" office:value="2.45385">
            <text:p>2,45385</text:p>
          </table:table-cell>
          <table:table-cell table:style-name="Default" office:value-type="float" office:value="2.72802">
            <text:p>2,72802</text:p>
          </table:table-cell>
          <table:table-cell table:style-name="Default" office:value-type="float" office:value="3.05373">
            <text:p>3,05373</text:p>
          </table:table-cell>
          <table:table-cell table:style-name="Default" office:value-type="float" office:value="3.46135">
            <text:p>3,46135</text:p>
          </table:table-cell>
          <table:table-cell table:style-name="Default" office:value-type="float" office:value="3.95002">
            <text:p>3,95002</text:p>
          </table:table-cell>
          <table:table-cell table:style-name="Default" office:value-type="float" office:value="4.54984">
            <text:p>4,54984</text:p>
          </table:table-cell>
          <table:table-cell table:style-name="Default" office:value-type="float" office:value="5.26021">
            <text:p>5,26021</text:p>
          </table:table-cell>
          <table:table-cell table:style-name="Default" office:value-type="float" office:value="6.06071">
            <text:p>6,06071</text:p>
          </table:table-cell>
          <table:table-cell table:style-name="Default" office:value-type="float" office:value="6.94924">
            <text:p>6,9492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1651">
            <text:p>1,91651</text:p>
          </table:table-cell>
          <table:table-cell table:style-name="Default" office:value-type="float" office:value="1.99957">
            <text:p>1,99957</text:p>
          </table:table-cell>
          <table:table-cell table:style-name="Default" office:value-type="float" office:value="2.09606">
            <text:p>2,09606</text:p>
          </table:table-cell>
          <table:table-cell table:style-name="Default" office:value-type="float" office:value="2.23982">
            <text:p>2,23982</text:p>
          </table:table-cell>
          <table:table-cell table:style-name="Default" office:value-type="float" office:value="2.45427">
            <text:p>2,45427</text:p>
          </table:table-cell>
          <table:table-cell table:style-name="Default" office:value-type="float" office:value="2.72512">
            <text:p>2,72512</text:p>
          </table:table-cell>
          <table:table-cell table:style-name="Default" office:value-type="float" office:value="3.0543">
            <text:p>3,0543</text:p>
          </table:table-cell>
          <table:table-cell table:style-name="Default" office:value-type="float" office:value="3.45727">
            <text:p>3,45727</text:p>
          </table:table-cell>
          <table:table-cell table:style-name="Default" office:value-type="float" office:value="3.94644">
            <text:p>3,94644</text:p>
          </table:table-cell>
          <table:table-cell table:style-name="Default" office:value-type="float" office:value="4.54888">
            <text:p>4,54888</text:p>
          </table:table-cell>
          <table:table-cell table:style-name="Default" office:value-type="float" office:value="5.25949">
            <text:p>5,25949</text:p>
          </table:table-cell>
          <table:table-cell table:style-name="Default" office:value-type="float" office:value="6.06122">
            <text:p>6,06122</text:p>
          </table:table-cell>
          <table:table-cell table:style-name="Default" office:value-type="float" office:value="6.94346">
            <text:p>6,94346</text:p>
          </table:table-cell>
          <table:table-cell table:style-name="Default" office:value-type="float" office:value="7.85706">
            <text:p>7,8570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97206">
            <text:p>1,97206</text:p>
          </table:table-cell>
          <table:table-cell table:style-name="Default" office:value-type="float" office:value="2.09756">
            <text:p>2,09756</text:p>
          </table:table-cell>
          <table:table-cell table:style-name="Default" office:value-type="float" office:value="2.24021">
            <text:p>2,24021</text:p>
          </table:table-cell>
          <table:table-cell table:style-name="Default" office:value-type="float" office:value="2.45266">
            <text:p>2,45266</text:p>
          </table:table-cell>
          <table:table-cell table:style-name="Default" office:value-type="float" office:value="2.72434">
            <text:p>2,72434</text:p>
          </table:table-cell>
          <table:table-cell table:style-name="Default" office:value-type="float" office:value="3.0511">
            <text:p>3,0511</text:p>
          </table:table-cell>
          <table:table-cell table:style-name="Default" office:value-type="float" office:value="3.45838">
            <text:p>3,45838</text:p>
          </table:table-cell>
          <table:table-cell table:style-name="Default" office:value-type="float" office:value="3.9498">
            <text:p>3,9498</text:p>
          </table:table-cell>
          <table:table-cell table:style-name="Default" office:value-type="float" office:value="4.55283">
            <text:p>4,55283</text:p>
          </table:table-cell>
          <table:table-cell table:style-name="Default" office:value-type="float" office:value="5.25373">
            <text:p>5,25373</text:p>
          </table:table-cell>
          <table:table-cell table:style-name="Default" office:value-type="float" office:value="6.06125">
            <text:p>6,06125</text:p>
          </table:table-cell>
          <table:table-cell table:style-name="Default" office:value-type="float" office:value="6.94617">
            <text:p>6,94617</text:p>
          </table:table-cell>
          <table:table-cell table:style-name="Default" office:value-type="float" office:value="7.85107">
            <text:p>7,85107</text:p>
          </table:table-cell>
          <table:table-cell table:style-name="Default" office:value-type="float" office:value="8.44936">
            <text:p>8,449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23759">
            <text:p>2,23759</text:p>
          </table:table-cell>
          <table:table-cell table:style-name="Default" office:value-type="float" office:value="2.45688">
            <text:p>2,45688</text:p>
          </table:table-cell>
          <table:table-cell table:style-name="Default" office:value-type="float" office:value="2.72587">
            <text:p>2,72587</text:p>
          </table:table-cell>
          <table:table-cell table:style-name="Default" office:value-type="float" office:value="3.05549">
            <text:p>3,05549</text:p>
          </table:table-cell>
          <table:table-cell table:style-name="Default" office:value-type="float" office:value="3.45852">
            <text:p>3,45852</text:p>
          </table:table-cell>
          <table:table-cell table:style-name="Default" office:value-type="float" office:value="3.95257">
            <text:p>3,95257</text:p>
          </table:table-cell>
          <table:table-cell table:style-name="Default" office:value-type="float" office:value="4.55257">
            <text:p>4,55257</text:p>
          </table:table-cell>
          <table:table-cell table:style-name="Default" office:value-type="float" office:value="5.25454">
            <text:p>5,25454</text:p>
          </table:table-cell>
          <table:table-cell table:style-name="Default" office:value-type="float" office:value="6.06499">
            <text:p>6,06499</text:p>
          </table:table-cell>
          <table:table-cell table:style-name="Default" office:value-type="float" office:value="6.94847">
            <text:p>6,94847</text:p>
          </table:table-cell>
          <table:table-cell table:style-name="Default" office:value-type="float" office:value="7.85682">
            <text:p>7,85682</text:p>
          </table:table-cell>
          <table:table-cell table:style-name="Default" office:value-type="float" office:value="8.45625">
            <text:p>8,45625</text:p>
          </table:table-cell>
          <table:table-cell table:style-name="Default" office:value-type="float" office:value="7.8611">
            <text:p>7,86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44327">
            <text:p>2,44327</text:p>
          </table:table-cell>
          <table:table-cell table:style-name="Default" office:value-type="float" office:value="2.72306">
            <text:p>2,72306</text:p>
          </table:table-cell>
          <table:table-cell table:style-name="Default" office:value-type="float" office:value="3.05577">
            <text:p>3,05577</text:p>
          </table:table-cell>
          <table:table-cell table:style-name="Default" office:value-type="float" office:value="3.45451">
            <text:p>3,45451</text:p>
          </table:table-cell>
          <table:table-cell table:style-name="Default" office:value-type="float" office:value="3.95149">
            <text:p>3,95149</text:p>
          </table:table-cell>
          <table:table-cell table:style-name="Default" office:value-type="float" office:value="4.55086">
            <text:p>4,55086</text:p>
          </table:table-cell>
          <table:table-cell table:style-name="Default" office:value-type="float" office:value="5.25245">
            <text:p>5,25245</text:p>
          </table:table-cell>
          <table:table-cell table:style-name="Default" office:value-type="float" office:value="6.06514">
            <text:p>6,06514</text:p>
          </table:table-cell>
          <table:table-cell table:style-name="Default" office:value-type="float" office:value="6.94782">
            <text:p>6,94782</text:p>
          </table:table-cell>
          <table:table-cell table:style-name="Default" office:value-type="float" office:value="7.85467">
            <text:p>7,85467</text:p>
          </table:table-cell>
          <table:table-cell table:style-name="Default" office:value-type="float" office:value="8.43965">
            <text:p>8,43965</text:p>
          </table:table-cell>
          <table:table-cell table:style-name="Default" office:value-type="float" office:value="7.85757">
            <text:p>7,85757</text:p>
          </table:table-cell>
          <table:table-cell table:style-name="Default" office:value-type="float" office:value="5.88731">
            <text:p>5,8873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66634">
            <text:p>2,66634</text:p>
          </table:table-cell>
          <table:table-cell table:style-name="Default" office:value-type="float" office:value="3.04494">
            <text:p>3,04494</text:p>
          </table:table-cell>
          <table:table-cell table:style-name="Default" office:value-type="float" office:value="3.45892">
            <text:p>3,45892</text:p>
          </table:table-cell>
          <table:table-cell table:style-name="Default" office:value-type="float" office:value="3.95481">
            <text:p>3,95481</text:p>
          </table:table-cell>
          <table:table-cell table:style-name="Default" office:value-type="float" office:value="4.55115">
            <text:p>4,55115</text:p>
          </table:table-cell>
          <table:table-cell table:style-name="Default" office:value-type="float" office:value="5.25718">
            <text:p>5,25718</text:p>
          </table:table-cell>
          <table:table-cell table:style-name="Default" office:value-type="float" office:value="6.06036">
            <text:p>6,06036</text:p>
          </table:table-cell>
          <table:table-cell table:style-name="Default" office:value-type="float" office:value="6.94587">
            <text:p>6,94587</text:p>
          </table:table-cell>
          <table:table-cell table:style-name="Default" office:value-type="float" office:value="7.84947">
            <text:p>7,84947</text:p>
          </table:table-cell>
          <table:table-cell table:style-name="Default" office:value-type="float" office:value="8.44912">
            <text:p>8,44912</text:p>
          </table:table-cell>
          <table:table-cell table:style-name="Default" office:value-type="float" office:value="7.86632">
            <text:p>7,86632</text:p>
          </table:table-cell>
          <table:table-cell table:style-name="Default" office:value-type="float" office:value="5.89107">
            <text:p>5,89107</text:p>
          </table:table-cell>
          <table:table-cell table:style-name="Default" office:value-type="float" office:value="3.9675">
            <text:p>3,967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83978">
            <text:p>2,83978</text:p>
          </table:table-cell>
          <table:table-cell table:style-name="Default" office:value-type="float" office:value="3.39683">
            <text:p>3,39683</text:p>
          </table:table-cell>
          <table:table-cell table:style-name="Default" office:value-type="float" office:value="3.92885">
            <text:p>3,92885</text:p>
          </table:table-cell>
          <table:table-cell table:style-name="Default" office:value-type="float" office:value="4.5371">
            <text:p>4,5371</text:p>
          </table:table-cell>
          <table:table-cell table:style-name="Default" office:value-type="float" office:value="5.25392">
            <text:p>5,25392</text:p>
          </table:table-cell>
          <table:table-cell table:style-name="Default" office:value-type="float" office:value="6.05936">
            <text:p>6,05936</text:p>
          </table:table-cell>
          <table:table-cell table:style-name="Default" office:value-type="float" office:value="6.93922">
            <text:p>6,93922</text:p>
          </table:table-cell>
          <table:table-cell table:style-name="Default" office:value-type="float" office:value="7.85094">
            <text:p>7,85094</text:p>
          </table:table-cell>
          <table:table-cell table:style-name="Default" office:value-type="float" office:value="8.44867">
            <text:p>8,44867</text:p>
          </table:table-cell>
          <table:table-cell table:style-name="Default" office:value-type="float" office:value="7.85149">
            <text:p>7,85149</text:p>
          </table:table-cell>
          <table:table-cell table:style-name="Default" office:value-type="float" office:value="5.86471">
            <text:p>5,86471</text:p>
          </table:table-cell>
          <table:table-cell table:style-name="Default" office:value-type="float" office:value="3.96451">
            <text:p>3,96451</text:p>
          </table:table-cell>
          <table:table-cell table:style-name="Default" office:value-type="float" office:value="2.97533">
            <text:p>2,9753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4523">
            <text:p>2,94523</text:p>
          </table:table-cell>
          <table:table-cell table:style-name="Default" office:value-type="float" office:value="3.70654">
            <text:p>3,70654</text:p>
          </table:table-cell>
          <table:table-cell table:style-name="Default" office:value-type="float" office:value="4.4154">
            <text:p>4,4154</text:p>
          </table:table-cell>
          <table:table-cell table:style-name="Default" office:value-type="float" office:value="5.16934">
            <text:p>5,16934</text:p>
          </table:table-cell>
          <table:table-cell table:style-name="Default" office:value-type="float" office:value="5.99338">
            <text:p>5,99338</text:p>
          </table:table-cell>
          <table:table-cell table:style-name="Default" office:value-type="float" office:value="6.88669">
            <text:p>6,88669</text:p>
          </table:table-cell>
          <table:table-cell table:style-name="Default" office:value-type="float" office:value="7.80145">
            <text:p>7,80145</text:p>
          </table:table-cell>
          <table:table-cell table:style-name="Default" office:value-type="float" office:value="8.41895">
            <text:p>8,41895</text:p>
          </table:table-cell>
          <table:table-cell table:style-name="Default" office:value-type="float" office:value="7.84036">
            <text:p>7,84036</text:p>
          </table:table-cell>
          <table:table-cell table:style-name="Default" office:value-type="float" office:value="5.8852">
            <text:p>5,8852</text:p>
          </table:table-cell>
          <table:table-cell table:style-name="Default" office:value-type="float" office:value="3.95983">
            <text:p>3,95983</text:p>
          </table:table-cell>
          <table:table-cell table:style-name="Default" office:value-type="float" office:value="2.97434">
            <text:p>2,97434</text:p>
          </table:table-cell>
          <table:table-cell table:style-name="Default" office:value-type="float" office:value="2.51422">
            <text:p>2,5142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8828">
            <text:p>2,98828</text:p>
          </table:table-cell>
          <table:table-cell table:style-name="Default" office:value-type="float" office:value="3.90075">
            <text:p>3,90075</text:p>
          </table:table-cell>
          <table:table-cell table:style-name="Default" office:value-type="float" office:value="4.77804">
            <text:p>4,77804</text:p>
          </table:table-cell>
          <table:table-cell table:style-name="Default" office:value-type="float" office:value="5.67131">
            <text:p>5,67131</text:p>
          </table:table-cell>
          <table:table-cell table:style-name="Default" office:value-type="float" office:value="6.60454">
            <text:p>6,60454</text:p>
          </table:table-cell>
          <table:table-cell table:style-name="Default" office:value-type="float" office:value="7.53562">
            <text:p>7,53562</text:p>
          </table:table-cell>
          <table:table-cell table:style-name="Default" office:value-type="float" office:value="8.17342">
            <text:p>8,17342</text:p>
          </table:table-cell>
          <table:table-cell table:style-name="Default" office:value-type="float" office:value="7.69516">
            <text:p>7,69516</text:p>
          </table:table-cell>
          <table:table-cell table:style-name="Default" office:value-type="float" office:value="5.83284">
            <text:p>5,83284</text:p>
          </table:table-cell>
          <table:table-cell table:style-name="Default" office:value-type="float" office:value="3.95577">
            <text:p>3,95577</text:p>
          </table:table-cell>
          <table:table-cell table:style-name="Default" office:value-type="float" office:value="2.97732">
            <text:p>2,97732</text:p>
          </table:table-cell>
          <table:table-cell table:style-name="Default" office:value-type="float" office:value="2.5155">
            <text:p>2,5155</text:p>
          </table:table-cell>
          <table:table-cell table:style-name="Default" office:value-type="float" office:value="2.24871">
            <text:p>2,2487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.99904">
            <text:p>2,99904</text:p>
          </table:table-cell>
          <table:table-cell table:style-name="Default" office:value-type="float" office:value="3.97972">
            <text:p>3,97972</text:p>
          </table:table-cell>
          <table:table-cell table:style-name="Default" office:value-type="float" office:value="4.95146">
            <text:p>4,95146</text:p>
          </table:table-cell>
          <table:table-cell table:style-name="Default" office:value-type="float" office:value="5.92561">
            <text:p>5,92561</text:p>
          </table:table-cell>
          <table:table-cell table:style-name="Default" office:value-type="float" office:value="6.88776">
            <text:p>6,88776</text:p>
          </table:table-cell>
          <table:table-cell table:style-name="Default" office:value-type="float" office:value="7.6112">
            <text:p>7,6112</text:p>
          </table:table-cell>
          <table:table-cell table:style-name="Default" office:value-type="float" office:value="7.29947">
            <text:p>7,29947</text:p>
          </table:table-cell>
          <table:table-cell table:style-name="Default" office:value-type="float" office:value="5.66995">
            <text:p>5,66995</text:p>
          </table:table-cell>
          <table:table-cell table:style-name="Default" office:value-type="float" office:value="3.94578">
            <text:p>3,94578</text:p>
          </table:table-cell>
          <table:table-cell table:style-name="Default" office:value-type="float" office:value="2.97303">
            <text:p>2,97303</text:p>
          </table:table-cell>
          <table:table-cell table:style-name="Default" office:value-type="float" office:value="2.51464">
            <text:p>2,51464</text:p>
          </table:table-cell>
          <table:table-cell table:style-name="Default" office:value-type="float" office:value="2.24997">
            <text:p>2,24997</text:p>
          </table:table-cell>
          <table:table-cell table:style-name="Default" office:value-type="float" office:value="2.07069">
            <text:p>2,07069</text:p>
          </table:table-cell>
          <table:table-cell table:number-columns-repeated="2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nemy25" table:style-name="ta1" table:print="false">
        <table:table-column table:style-name="co1" table:default-cell-style-name="ce2"/>
        <table:table-column table:style-name="co2" table:number-columns-repeated="16" table:default-cell-style-name="ce2"/>
        <table:table-column table:style-name="co1" table:number-columns-repeated="1007" table:default-cell-style-name="ce2"/>
        <table:table-row table:style-name="ro1">
          <table:table-cell office:value-type="string">
            <text:p>Ratio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25.Y17" table:end-x="1.001cm" table:end-y="0.373cm" draw:z-index="0" draw:style-name="gr1" draw:text-style-name="P1" svg:width="14.303cm" svg:height="7.473cm" svg:x="0.246cm" svg:y="0.126cm">
              <draw:object draw:notify-on-update-of-ranges="Enemy25.B1:Enemy25.Q1 Enemy25.A2:Enemy25.A2 Enemy25.B2:Enemy25.Q2 Enemy25.A3:Enemy25.A3 Enemy25.B3:Enemy25.Q3 Enemy25.A4:Enemy25.A4 Enemy25.B4:Enemy25.Q4 Enemy25.A5:Enemy25.A5 Enemy25.B5:Enemy25.Q5 Enemy25.A6:Enemy25.A6 Enemy25.B6:Enemy25.Q6 Enemy25.A7:Enemy25.A7 Enemy25.B7:Enemy25.Q7 Enemy25.A8:Enemy25.A8 Enemy25.B8:Enemy25.Q8 Enemy25.A9:Enemy25.A9 Enemy25.B9:Enemy25.Q9 Enemy25.A10:Enemy25.A10 Enemy25.B10:Enemy25.Q10 Enemy25.A11:Enemy25.A11 Enemy25.B11:Enemy25.Q11 Enemy25.A12:Enemy25.A12 Enemy25.B12:Enemy25.Q12 Enemy25.A13:Enemy25.A13 Enemy25.B13:Enemy25.Q13 Enemy25.A14:Enemy25.A14 Enemy25.B14:Enemy25.Q14 Enemy25.A15:Enemy25.A15 Enemy25.B15:Enemy25.Q15 Enemy25.A16:Enemy25.A16 Enemy25.B16:Enemy25.Q16 Enemy25.A17:Enemy25.A17 Enemy25.B17:Enemy25.Q17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number-columns-repeated="17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table:number-columns-repeated="16" office:value-type="float" office:value="0">
            <text:p>0,0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table:number-columns-repeated="15" office:value-type="float" office:value="0">
            <text:p>0,0</text:p>
          </table:table-cell>
          <table:table-cell office:value-type="float" office:value="0.017">
            <text:p>0,0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table:number-columns-repeated="14" office:value-type="float" office:value="0">
            <text:p>0,0</text:p>
          </table:table-cell>
          <table:table-cell office:value-type="float" office:value="0.014">
            <text:p>0,0</text:p>
          </table:table-cell>
          <table:table-cell office:value-type="float" office:value="0.797">
            <text:p>0,8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table:number-columns-repeated="13" office:value-type="float" office:value="0">
            <text:p>0,0</text:p>
          </table:table-cell>
          <table:table-cell office:value-type="float" office:value="0.017">
            <text:p>0,0</text:p>
          </table:table-cell>
          <table:table-cell office:value-type="float" office:value="0.83">
            <text:p>0,8</text:p>
          </table:table-cell>
          <table:table-cell office:value-type="float" office:value="8.846">
            <text:p>8,8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table:number-columns-repeated="12" office:value-type="float" office:value="0">
            <text:p>0,0</text:p>
          </table:table-cell>
          <table:table-cell office:value-type="float" office:value="0.02">
            <text:p>0,0</text:p>
          </table:table-cell>
          <table:table-cell office:value-type="float" office:value="0.83">
            <text:p>0,8</text:p>
          </table:table-cell>
          <table:table-cell office:value-type="float" office:value="8.505">
            <text:p>8,5</text:p>
          </table:table-cell>
          <table:table-cell office:value-type="float" office:value="35.763">
            <text:p>35,8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table:number-columns-repeated="11" office:value-type="float" office:value="0">
            <text:p>0,0</text:p>
          </table:table-cell>
          <table:table-cell office:value-type="float" office:value="0.015">
            <text:p>0,0</text:p>
          </table:table-cell>
          <table:table-cell office:value-type="float" office:value="0.862">
            <text:p>0,9</text:p>
          </table:table-cell>
          <table:table-cell office:value-type="float" office:value="8.644">
            <text:p>8,6</text:p>
          </table:table-cell>
          <table:table-cell office:value-type="float" office:value="35.873">
            <text:p>35,9</text:p>
          </table:table-cell>
          <table:table-cell office:value-type="float" office:value="73.697">
            <text:p>73,7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rasion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6">
            <text:p>6,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 office:value-type="float" office:value="9">
            <text:p>9,0</text:p>
          </table:table-cell>
          <table:table-cell office:value-type="float" office:value="10">
            <text:p>10,0</text:p>
          </table:table-cell>
          <table:table-cell office:value-type="float" office:value="11">
            <text:p>11,0</text:p>
          </table:table-cell>
          <table:table-cell office:value-type="float" office:value="12">
            <text:p>12,0</text:p>
          </table:table-cell>
          <table:table-cell office:value-type="float" office:value="13">
            <text:p>13,0</text:p>
          </table:table-cell>
          <table:table-cell office:value-type="float" office:value="14">
            <text:p>14,0</text:p>
          </table:table-cell>
          <table:table-cell office:value-type="float" office:value="15">
            <text:p>15,0</text:p>
          </table:table-cell>
          <table:table-cell/>
          <table:table-cell>
            <draw:frame table:end-cell-address="Enemy25.Y35" table:end-x="1.153cm" table:end-y="0.251cm" draw:z-index="1" draw:style-name="gr1" draw:text-style-name="P1" svg:width="14.505cm" svg:height="7.356cm" svg:x="0.196cm" svg:y="0.121cm">
              <draw:object draw:notify-on-update-of-ranges="Enemy25.B19:Enemy25.Q19 Enemy25.A20:Enemy25.A20 Enemy25.B20:Enemy25.Q20 Enemy25.A21:Enemy25.A21 Enemy25.B21:Enemy25.Q21 Enemy25.A22:Enemy25.A22 Enemy25.B22:Enemy25.Q22 Enemy25.A23:Enemy25.A23 Enemy25.B23:Enemy25.Q23 Enemy25.A24:Enemy25.A24 Enemy25.B24:Enemy25.Q24 Enemy25.A25:Enemy25.A25 Enemy25.B25:Enemy25.Q25 Enemy25.A26:Enemy25.A26 Enemy25.B26:Enemy25.Q26 Enemy25.A27:Enemy25.A27 Enemy25.B27:Enemy25.Q27 Enemy25.A28:Enemy25.A28 Enemy25.B28:Enemy25.Q28 Enemy25.A29:Enemy25.A29 Enemy25.B29:Enemy25.Q29 Enemy25.A30:Enemy25.A30 Enemy25.B30:Enemy25.Q30 Enemy25.A31:Enemy25.A31 Enemy25.B31:Enemy25.Q31 Enemy25.A32:Enemy25.A32 Enemy25.B32:Enemy25.Q32 Enemy25.A33:Enemy25.A33 Enemy25.B33:Enemy25.Q33 Enemy25.A34:Enemy25.A34 Enemy25.B34:Enemy25.Q34 Enemy25.A35:Enemy25.A35 Enemy25.B35:Enemy25.Q35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number-columns-repeated="2" office:value-type="float" office:value="0">
            <text:p>0,0</text:p>
          </table:table-cell>
          <table:table-cell table:number-columns-repeated="5" office:value-type="float" office:value="1">
            <text:p>1,0</text:p>
          </table:table-cell>
          <table:table-cell office:value-type="float" office:value="1.02682">
            <text:p>1,0</text:p>
          </table:table-cell>
          <table:table-cell office:value-type="float" office:value="1.08358">
            <text:p>1,1</text:p>
          </table:table-cell>
          <table:table-cell office:value-type="float" office:value="1.16667">
            <text:p>1,2</text:p>
          </table:table-cell>
          <table:table-cell office:value-type="float" office:value="1.2775">
            <text:p>1,3</text:p>
          </table:table-cell>
          <table:table-cell office:value-type="float" office:value="1.41698">
            <text:p>1,4</text:p>
          </table:table-cell>
          <table:table-cell office:value-type="float" office:value="1.58442">
            <text:p>1,6</text:p>
          </table:table-cell>
          <table:table-cell office:value-type="float" office:value="1.72061">
            <text:p>1,7</text:p>
          </table:table-cell>
          <table:table-cell office:value-type="float" office:value="1.83544">
            <text:p>1,8</text:p>
          </table:table-cell>
          <table:table-cell office:value-type="float" office:value="1.92145">
            <text:p>1,9</text:p>
          </table:table-cell>
          <table:table-cell office:value-type="float" office:value="1.99838">
            <text:p>2,0</text:p>
          </table:table-cell>
          <table:table-cell table:number-columns-repeated="1007"/>
        </table:table-row>
        <table:table-row table:style-name="ro1">
          <table:table-cell office:value-type="float" office:value="1">
            <text:p>1,0</text:p>
          </table:table-cell>
          <table:table-cell office:value-type="float" office:value="0">
            <text:p>0,0</text:p>
          </table:table-cell>
          <table:table-cell table:number-columns-repeated="4" office:value-type="float" office:value="1">
            <text:p>1,0</text:p>
          </table:table-cell>
          <table:table-cell office:value-type="float" office:value="1.02776">
            <text:p>1,0</text:p>
          </table:table-cell>
          <table:table-cell office:value-type="float" office:value="1.08432">
            <text:p>1,1</text:p>
          </table:table-cell>
          <table:table-cell office:value-type="float" office:value="1.16677">
            <text:p>1,2</text:p>
          </table:table-cell>
          <table:table-cell office:value-type="float" office:value="1.27753">
            <text:p>1,3</text:p>
          </table:table-cell>
          <table:table-cell office:value-type="float" office:value="1.41948">
            <text:p>1,4</text:p>
          </table:table-cell>
          <table:table-cell office:value-type="float" office:value="1.58351">
            <text:p>1,6</text:p>
          </table:table-cell>
          <table:table-cell office:value-type="float" office:value="1.72308">
            <text:p>1,7</text:p>
          </table:table-cell>
          <table:table-cell office:value-type="float" office:value="1.83421">
            <text:p>1,8</text:p>
          </table:table-cell>
          <table:table-cell office:value-type="float" office:value="1.91961">
            <text:p>1,9</text:p>
          </table:table-cell>
          <table:table-cell office:value-type="float" office:value="1.9989">
            <text:p>2,0</text:p>
          </table:table-cell>
          <table:table-cell office:value-type="float" office:value="2.09675">
            <text:p>2,1</text:p>
          </table:table-cell>
          <table:table-cell table:number-columns-repeated="1007"/>
        </table:table-row>
        <table:table-row table:style-name="ro1">
          <table:table-cell office:value-type="float" office:value="2">
            <text:p>2,0</text:p>
          </table:table-cell>
          <table:table-cell office:value-type="float" office:value="0">
            <text:p>0,0</text:p>
          </table:table-cell>
          <table:table-cell table:number-columns-repeated="3" office:value-type="float" office:value="1">
            <text:p>1,0</text:p>
          </table:table-cell>
          <table:table-cell office:value-type="float" office:value="1.02797">
            <text:p>1,0</text:p>
          </table:table-cell>
          <table:table-cell office:value-type="float" office:value="1.08252">
            <text:p>1,1</text:p>
          </table:table-cell>
          <table:table-cell office:value-type="float" office:value="1.1686">
            <text:p>1,2</text:p>
          </table:table-cell>
          <table:table-cell office:value-type="float" office:value="1.27809">
            <text:p>1,3</text:p>
          </table:table-cell>
          <table:table-cell office:value-type="float" office:value="1.41563">
            <text:p>1,4</text:p>
          </table:table-cell>
          <table:table-cell office:value-type="float" office:value="1.58089">
            <text:p>1,6</text:p>
          </table:table-cell>
          <table:table-cell office:value-type="float" office:value="1.72302">
            <text:p>1,7</text:p>
          </table:table-cell>
          <table:table-cell office:value-type="float" office:value="1.8331">
            <text:p>1,8</text:p>
          </table:table-cell>
          <table:table-cell office:value-type="float" office:value="1.92101">
            <text:p>1,9</text:p>
          </table:table-cell>
          <table:table-cell office:value-type="float" office:value="1.99935">
            <text:p>2,0</text:p>
          </table:table-cell>
          <table:table-cell office:value-type="float" office:value="2.09662">
            <text:p>2,1</text:p>
          </table:table-cell>
          <table:table-cell office:value-type="float" office:value="2.23969">
            <text:p>2,2</text:p>
          </table:table-cell>
          <table:table-cell table:number-columns-repeated="1007"/>
        </table:table-row>
        <table:table-row table:style-name="ro1">
          <table:table-cell office:value-type="float" office:value="3">
            <text:p>3,0</text:p>
          </table:table-cell>
          <table:table-cell office:value-type="float" office:value="0">
            <text:p>0,0</text:p>
          </table:table-cell>
          <table:table-cell table:number-columns-repeated="2" office:value-type="float" office:value="1">
            <text:p>1,0</text:p>
          </table:table-cell>
          <table:table-cell office:value-type="float" office:value="1.02776">
            <text:p>1,0</text:p>
          </table:table-cell>
          <table:table-cell office:value-type="float" office:value="1.08179">
            <text:p>1,1</text:p>
          </table:table-cell>
          <table:table-cell office:value-type="float" office:value="1.16623">
            <text:p>1,2</text:p>
          </table:table-cell>
          <table:table-cell office:value-type="float" office:value="1.27719">
            <text:p>1,3</text:p>
          </table:table-cell>
          <table:table-cell office:value-type="float" office:value="1.41823">
            <text:p>1,4</text:p>
          </table:table-cell>
          <table:table-cell office:value-type="float" office:value="1.57922">
            <text:p>1,6</text:p>
          </table:table-cell>
          <table:table-cell office:value-type="float" office:value="1.72272">
            <text:p>1,7</text:p>
          </table:table-cell>
          <table:table-cell office:value-type="float" office:value="1.83183">
            <text:p>1,8</text:p>
          </table:table-cell>
          <table:table-cell office:value-type="float" office:value="1.91956">
            <text:p>1,9</text:p>
          </table:table-cell>
          <table:table-cell office:value-type="float" office:value="1.99854">
            <text:p>2,0</text:p>
          </table:table-cell>
          <table:table-cell office:value-type="float" office:value="2.09796">
            <text:p>2,1</text:p>
          </table:table-cell>
          <table:table-cell office:value-type="float" office:value="2.23794">
            <text:p>2,2</text:p>
          </table:table-cell>
          <table:table-cell office:value-type="float" office:value="2.45493">
            <text:p>2,5</text:p>
          </table:table-cell>
          <table:table-cell table:number-columns-repeated="1007"/>
        </table:table-row>
        <table:table-row table:style-name="ro1">
          <table:table-cell office:value-type="float" office:value="4">
            <text:p>4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02748">
            <text:p>1,0</text:p>
          </table:table-cell>
          <table:table-cell office:value-type="float" office:value="1.08454">
            <text:p>1,1</text:p>
          </table:table-cell>
          <table:table-cell office:value-type="float" office:value="1.16616">
            <text:p>1,2</text:p>
          </table:table-cell>
          <table:table-cell office:value-type="float" office:value="1.27833">
            <text:p>1,3</text:p>
          </table:table-cell>
          <table:table-cell office:value-type="float" office:value="1.41821">
            <text:p>1,4</text:p>
          </table:table-cell>
          <table:table-cell office:value-type="float" office:value="1.58269">
            <text:p>1,6</text:p>
          </table:table-cell>
          <table:table-cell office:value-type="float" office:value="1.72025">
            <text:p>1,7</text:p>
          </table:table-cell>
          <table:table-cell office:value-type="float" office:value="1.83353">
            <text:p>1,8</text:p>
          </table:table-cell>
          <table:table-cell office:value-type="float" office:value="1.92141">
            <text:p>1,9</text:p>
          </table:table-cell>
          <table:table-cell office:value-type="float" office:value="1.999">
            <text:p>2,0</text:p>
          </table:table-cell>
          <table:table-cell office:value-type="float" office:value="2.09844">
            <text:p>2,1</text:p>
          </table:table-cell>
          <table:table-cell office:value-type="float" office:value="2.23916">
            <text:p>2,2</text:p>
          </table:table-cell>
          <table:table-cell office:value-type="float" office:value="2.45401">
            <text:p>2,5</text:p>
          </table:table-cell>
          <table:table-cell office:value-type="float" office:value="2.72295">
            <text:p>2,7</text:p>
          </table:table-cell>
          <table:table-cell table:number-columns-repeated="1007"/>
        </table:table-row>
        <table:table-row table:style-name="ro1">
          <table:table-cell office:value-type="float" office:value="5">
            <text:p>5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08476">
            <text:p>1,1</text:p>
          </table:table-cell>
          <table:table-cell office:value-type="float" office:value="1.16877">
            <text:p>1,2</text:p>
          </table:table-cell>
          <table:table-cell office:value-type="float" office:value="1.28009">
            <text:p>1,3</text:p>
          </table:table-cell>
          <table:table-cell office:value-type="float" office:value="1.41554">
            <text:p>1,4</text:p>
          </table:table-cell>
          <table:table-cell office:value-type="float" office:value="1.58467">
            <text:p>1,6</text:p>
          </table:table-cell>
          <table:table-cell office:value-type="float" office:value="1.72254">
            <text:p>1,7</text:p>
          </table:table-cell>
          <table:table-cell office:value-type="float" office:value="1.83316">
            <text:p>1,8</text:p>
          </table:table-cell>
          <table:table-cell office:value-type="float" office:value="1.92048">
            <text:p>1,9</text:p>
          </table:table-cell>
          <table:table-cell office:value-type="float" office:value="1.99914">
            <text:p>2,0</text:p>
          </table:table-cell>
          <table:table-cell office:value-type="float" office:value="2.09894">
            <text:p>2,1</text:p>
          </table:table-cell>
          <table:table-cell office:value-type="float" office:value="2.2402">
            <text:p>2,2</text:p>
          </table:table-cell>
          <table:table-cell office:value-type="float" office:value="2.45226">
            <text:p>2,5</text:p>
          </table:table-cell>
          <table:table-cell office:value-type="float" office:value="2.72567">
            <text:p>2,7</text:p>
          </table:table-cell>
          <table:table-cell office:value-type="float" office:value="3.05426">
            <text:p>3,1</text:p>
          </table:table-cell>
          <table:table-cell table:number-columns-repeated="1007"/>
        </table:table-row>
        <table:table-row table:style-name="ro1">
          <table:table-cell office:value-type="float" office:value="6">
            <text:p>6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16489">
            <text:p>1,2</text:p>
          </table:table-cell>
          <table:table-cell office:value-type="float" office:value="1.27708">
            <text:p>1,3</text:p>
          </table:table-cell>
          <table:table-cell office:value-type="float" office:value="1.41784">
            <text:p>1,4</text:p>
          </table:table-cell>
          <table:table-cell office:value-type="float" office:value="1.58368">
            <text:p>1,6</text:p>
          </table:table-cell>
          <table:table-cell office:value-type="float" office:value="1.71942">
            <text:p>1,7</text:p>
          </table:table-cell>
          <table:table-cell office:value-type="float" office:value="1.83256">
            <text:p>1,8</text:p>
          </table:table-cell>
          <table:table-cell office:value-type="float" office:value="1.92054">
            <text:p>1,9</text:p>
          </table:table-cell>
          <table:table-cell office:value-type="float" office:value="1.99846">
            <text:p>2,0</text:p>
          </table:table-cell>
          <table:table-cell office:value-type="float" office:value="2.09848">
            <text:p>2,1</text:p>
          </table:table-cell>
          <table:table-cell office:value-type="float" office:value="2.23822">
            <text:p>2,2</text:p>
          </table:table-cell>
          <table:table-cell office:value-type="float" office:value="2.45328">
            <text:p>2,5</text:p>
          </table:table-cell>
          <table:table-cell office:value-type="float" office:value="2.72482">
            <text:p>2,7</text:p>
          </table:table-cell>
          <table:table-cell office:value-type="float" office:value="3.05928">
            <text:p>3,1</text:p>
          </table:table-cell>
          <table:table-cell office:value-type="float" office:value="3.45783">
            <text:p>3,5</text:p>
          </table:table-cell>
          <table:table-cell table:number-columns-repeated="1007"/>
        </table:table-row>
        <table:table-row table:style-name="ro1">
          <table:table-cell office:value-type="float" office:value="7">
            <text:p>7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27451">
            <text:p>1,3</text:p>
          </table:table-cell>
          <table:table-cell office:value-type="float" office:value="1.41861">
            <text:p>1,4</text:p>
          </table:table-cell>
          <table:table-cell office:value-type="float" office:value="1.58346">
            <text:p>1,6</text:p>
          </table:table-cell>
          <table:table-cell office:value-type="float" office:value="1.72396">
            <text:p>1,7</text:p>
          </table:table-cell>
          <table:table-cell office:value-type="float" office:value="1.83213">
            <text:p>1,8</text:p>
          </table:table-cell>
          <table:table-cell office:value-type="float" office:value="1.92085">
            <text:p>1,9</text:p>
          </table:table-cell>
          <table:table-cell office:value-type="float" office:value="1.99853">
            <text:p>2,0</text:p>
          </table:table-cell>
          <table:table-cell office:value-type="float" office:value="2.09657">
            <text:p>2,1</text:p>
          </table:table-cell>
          <table:table-cell office:value-type="float" office:value="2.23918">
            <text:p>2,2</text:p>
          </table:table-cell>
          <table:table-cell office:value-type="float" office:value="2.45266">
            <text:p>2,5</text:p>
          </table:table-cell>
          <table:table-cell office:value-type="float" office:value="2.72631">
            <text:p>2,7</text:p>
          </table:table-cell>
          <table:table-cell office:value-type="float" office:value="3.05722">
            <text:p>3,1</text:p>
          </table:table-cell>
          <table:table-cell office:value-type="float" office:value="3.45937">
            <text:p>3,5</text:p>
          </table:table-cell>
          <table:table-cell office:value-type="float" office:value="3.95103">
            <text:p>4,0</text:p>
          </table:table-cell>
          <table:table-cell table:number-columns-repeated="1007"/>
        </table:table-row>
        <table:table-row table:style-name="ro1">
          <table:table-cell office:value-type="float" office:value="8">
            <text:p>8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41811">
            <text:p>1,4</text:p>
          </table:table-cell>
          <table:table-cell office:value-type="float" office:value="1.58291">
            <text:p>1,6</text:p>
          </table:table-cell>
          <table:table-cell office:value-type="float" office:value="1.72149">
            <text:p>1,7</text:p>
          </table:table-cell>
          <table:table-cell office:value-type="float" office:value="1.83243">
            <text:p>1,8</text:p>
          </table:table-cell>
          <table:table-cell office:value-type="float" office:value="1.92167">
            <text:p>1,9</text:p>
          </table:table-cell>
          <table:table-cell office:value-type="float" office:value="1.99917">
            <text:p>2,0</text:p>
          </table:table-cell>
          <table:table-cell office:value-type="float" office:value="2.0977">
            <text:p>2,1</text:p>
          </table:table-cell>
          <table:table-cell office:value-type="float" office:value="2.23952">
            <text:p>2,2</text:p>
          </table:table-cell>
          <table:table-cell office:value-type="float" office:value="2.45301">
            <text:p>2,5</text:p>
          </table:table-cell>
          <table:table-cell office:value-type="float" office:value="2.72535">
            <text:p>2,7</text:p>
          </table:table-cell>
          <table:table-cell office:value-type="float" office:value="3.05118">
            <text:p>3,1</text:p>
          </table:table-cell>
          <table:table-cell office:value-type="float" office:value="3.45526">
            <text:p>3,5</text:p>
          </table:table-cell>
          <table:table-cell office:value-type="float" office:value="3.95277">
            <text:p>4,0</text:p>
          </table:table-cell>
          <table:table-cell office:value-type="float" office:value="4.55307">
            <text:p>4,6</text:p>
          </table:table-cell>
          <table:table-cell table:number-columns-repeated="1007"/>
        </table:table-row>
        <table:table-row table:style-name="ro1">
          <table:table-cell office:value-type="float" office:value="9">
            <text:p>9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58153">
            <text:p>1,6</text:p>
          </table:table-cell>
          <table:table-cell office:value-type="float" office:value="1.72342">
            <text:p>1,7</text:p>
          </table:table-cell>
          <table:table-cell office:value-type="float" office:value="1.8357">
            <text:p>1,8</text:p>
          </table:table-cell>
          <table:table-cell office:value-type="float" office:value="1.92136">
            <text:p>1,9</text:p>
          </table:table-cell>
          <table:table-cell office:value-type="float" office:value="1.99977">
            <text:p>2,0</text:p>
          </table:table-cell>
          <table:table-cell office:value-type="float" office:value="2.09735">
            <text:p>2,1</text:p>
          </table:table-cell>
          <table:table-cell office:value-type="float" office:value="2.24053">
            <text:p>2,2</text:p>
          </table:table-cell>
          <table:table-cell office:value-type="float" office:value="2.45403">
            <text:p>2,5</text:p>
          </table:table-cell>
          <table:table-cell office:value-type="float" office:value="2.72842">
            <text:p>2,7</text:p>
          </table:table-cell>
          <table:table-cell office:value-type="float" office:value="3.05491">
            <text:p>3,1</text:p>
          </table:table-cell>
          <table:table-cell office:value-type="float" office:value="3.45472">
            <text:p>3,5</text:p>
          </table:table-cell>
          <table:table-cell office:value-type="float" office:value="3.95271">
            <text:p>4,0</text:p>
          </table:table-cell>
          <table:table-cell office:value-type="float" office:value="4.55503">
            <text:p>4,6</text:p>
          </table:table-cell>
          <table:table-cell office:value-type="float" office:value="5.25694">
            <text:p>5,3</text:p>
          </table:table-cell>
          <table:table-cell table:number-columns-repeated="1007"/>
        </table:table-row>
        <table:table-row table:style-name="ro1">
          <table:table-cell office:value-type="float" office:value="10">
            <text:p>10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72168">
            <text:p>1,7</text:p>
          </table:table-cell>
          <table:table-cell office:value-type="float" office:value="1.83225">
            <text:p>1,8</text:p>
          </table:table-cell>
          <table:table-cell office:value-type="float" office:value="1.92017">
            <text:p>1,9</text:p>
          </table:table-cell>
          <table:table-cell office:value-type="float" office:value="2.00053">
            <text:p>2,0</text:p>
          </table:table-cell>
          <table:table-cell office:value-type="float" office:value="2.09632">
            <text:p>2,1</text:p>
          </table:table-cell>
          <table:table-cell office:value-type="float" office:value="2.23942">
            <text:p>2,2</text:p>
          </table:table-cell>
          <table:table-cell office:value-type="float" office:value="2.45341">
            <text:p>2,5</text:p>
          </table:table-cell>
          <table:table-cell office:value-type="float" office:value="2.72641">
            <text:p>2,7</text:p>
          </table:table-cell>
          <table:table-cell office:value-type="float" office:value="3.0526">
            <text:p>3,1</text:p>
          </table:table-cell>
          <table:table-cell office:value-type="float" office:value="3.45539">
            <text:p>3,5</text:p>
          </table:table-cell>
          <table:table-cell office:value-type="float" office:value="3.95151">
            <text:p>4,0</text:p>
          </table:table-cell>
          <table:table-cell office:value-type="float" office:value="4.5546">
            <text:p>4,6</text:p>
          </table:table-cell>
          <table:table-cell office:value-type="float" office:value="5.25251">
            <text:p>5,3</text:p>
          </table:table-cell>
          <table:table-cell office:value-type="float" office:value="6.06002">
            <text:p>6,1</text:p>
          </table:table-cell>
          <table:table-cell table:number-columns-repeated="1007"/>
        </table:table-row>
        <table:table-row table:style-name="ro1">
          <table:table-cell office:value-type="float" office:value="11">
            <text:p>11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83281">
            <text:p>1,8</text:p>
          </table:table-cell>
          <table:table-cell office:value-type="float" office:value="1.92107">
            <text:p>1,9</text:p>
          </table:table-cell>
          <table:table-cell office:value-type="float" office:value="1.99976">
            <text:p>2,0</text:p>
          </table:table-cell>
          <table:table-cell office:value-type="float" office:value="2.09686">
            <text:p>2,1</text:p>
          </table:table-cell>
          <table:table-cell office:value-type="float" office:value="2.24023">
            <text:p>2,2</text:p>
          </table:table-cell>
          <table:table-cell office:value-type="float" office:value="2.45482">
            <text:p>2,5</text:p>
          </table:table-cell>
          <table:table-cell office:value-type="float" office:value="2.728">
            <text:p>2,7</text:p>
          </table:table-cell>
          <table:table-cell office:value-type="float" office:value="3.05732">
            <text:p>3,1</text:p>
          </table:table-cell>
          <table:table-cell office:value-type="float" office:value="3.45742">
            <text:p>3,5</text:p>
          </table:table-cell>
          <table:table-cell office:value-type="float" office:value="3.95094">
            <text:p>4,0</text:p>
          </table:table-cell>
          <table:table-cell office:value-type="float" office:value="4.55194">
            <text:p>4,6</text:p>
          </table:table-cell>
          <table:table-cell office:value-type="float" office:value="5.25456">
            <text:p>5,3</text:p>
          </table:table-cell>
          <table:table-cell office:value-type="float" office:value="6.06185">
            <text:p>6,1</text:p>
          </table:table-cell>
          <table:table-cell office:value-type="float" office:value="6.94794">
            <text:p>6,9</text:p>
          </table:table-cell>
          <table:table-cell table:number-columns-repeated="1007"/>
        </table:table-row>
        <table:table-row table:style-name="ro1">
          <table:table-cell office:value-type="float" office:value="12">
            <text:p>12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91569">
            <text:p>1,9</text:p>
          </table:table-cell>
          <table:table-cell office:value-type="float" office:value="1.99852">
            <text:p>2,0</text:p>
          </table:table-cell>
          <table:table-cell office:value-type="float" office:value="2.09743">
            <text:p>2,1</text:p>
          </table:table-cell>
          <table:table-cell office:value-type="float" office:value="2.23933">
            <text:p>2,2</text:p>
          </table:table-cell>
          <table:table-cell office:value-type="float" office:value="2.45367">
            <text:p>2,5</text:p>
          </table:table-cell>
          <table:table-cell office:value-type="float" office:value="2.72721">
            <text:p>2,7</text:p>
          </table:table-cell>
          <table:table-cell office:value-type="float" office:value="3.05641">
            <text:p>3,1</text:p>
          </table:table-cell>
          <table:table-cell office:value-type="float" office:value="3.45949">
            <text:p>3,5</text:p>
          </table:table-cell>
          <table:table-cell office:value-type="float" office:value="3.95284">
            <text:p>4,0</text:p>
          </table:table-cell>
          <table:table-cell office:value-type="float" office:value="4.551">
            <text:p>4,6</text:p>
          </table:table-cell>
          <table:table-cell office:value-type="float" office:value="5.25018">
            <text:p>5,3</text:p>
          </table:table-cell>
          <table:table-cell office:value-type="float" office:value="6.05822">
            <text:p>6,1</text:p>
          </table:table-cell>
          <table:table-cell office:value-type="float" office:value="6.95008">
            <text:p>7,0</text:p>
          </table:table-cell>
          <table:table-cell office:value-type="float" office:value="7.85304">
            <text:p>7,9</text:p>
          </table:table-cell>
          <table:table-cell table:number-columns-repeated="1007"/>
        </table:table-row>
        <table:table-row table:style-name="ro1">
          <table:table-cell office:value-type="float" office:value="13">
            <text:p>13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1.97203">
            <text:p>2,0</text:p>
          </table:table-cell>
          <table:table-cell office:value-type="float" office:value="2.09747">
            <text:p>2,1</text:p>
          </table:table-cell>
          <table:table-cell office:value-type="float" office:value="2.2399">
            <text:p>2,2</text:p>
          </table:table-cell>
          <table:table-cell office:value-type="float" office:value="2.45349">
            <text:p>2,5</text:p>
          </table:table-cell>
          <table:table-cell office:value-type="float" office:value="2.72463">
            <text:p>2,7</text:p>
          </table:table-cell>
          <table:table-cell office:value-type="float" office:value="3.05544">
            <text:p>3,1</text:p>
          </table:table-cell>
          <table:table-cell office:value-type="float" office:value="3.45577">
            <text:p>3,5</text:p>
          </table:table-cell>
          <table:table-cell office:value-type="float" office:value="3.95451">
            <text:p>4,0</text:p>
          </table:table-cell>
          <table:table-cell office:value-type="float" office:value="4.54864">
            <text:p>4,5</text:p>
          </table:table-cell>
          <table:table-cell office:value-type="float" office:value="5.261">
            <text:p>5,3</text:p>
          </table:table-cell>
          <table:table-cell office:value-type="float" office:value="6.05983">
            <text:p>6,1</text:p>
          </table:table-cell>
          <table:table-cell office:value-type="float" office:value="6.94558">
            <text:p>6,9</text:p>
          </table:table-cell>
          <table:table-cell office:value-type="float" office:value="7.85303">
            <text:p>7,9</text:p>
          </table:table-cell>
          <table:table-cell office:value-type="float" office:value="8.4442">
            <text:p>8,4</text:p>
          </table:table-cell>
          <table:table-cell table:number-columns-repeated="1007"/>
        </table:table-row>
        <table:table-row table:style-name="ro1">
          <table:table-cell office:value-type="float" office:value="14">
            <text:p>14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23739">
            <text:p>2,2</text:p>
          </table:table-cell>
          <table:table-cell office:value-type="float" office:value="2.45538">
            <text:p>2,5</text:p>
          </table:table-cell>
          <table:table-cell office:value-type="float" office:value="2.72547">
            <text:p>2,7</text:p>
          </table:table-cell>
          <table:table-cell office:value-type="float" office:value="3.05564">
            <text:p>3,1</text:p>
          </table:table-cell>
          <table:table-cell office:value-type="float" office:value="3.45564">
            <text:p>3,5</text:p>
          </table:table-cell>
          <table:table-cell office:value-type="float" office:value="3.95298">
            <text:p>4,0</text:p>
          </table:table-cell>
          <table:table-cell office:value-type="float" office:value="4.54954">
            <text:p>4,5</text:p>
          </table:table-cell>
          <table:table-cell office:value-type="float" office:value="5.25452">
            <text:p>5,3</text:p>
          </table:table-cell>
          <table:table-cell office:value-type="float" office:value="6.05815">
            <text:p>6,1</text:p>
          </table:table-cell>
          <table:table-cell office:value-type="float" office:value="6.94214">
            <text:p>6,9</text:p>
          </table:table-cell>
          <table:table-cell office:value-type="float" office:value="7.85964">
            <text:p>7,9</text:p>
          </table:table-cell>
          <table:table-cell office:value-type="float" office:value="8.45577">
            <text:p>8,5</text:p>
          </table:table-cell>
          <table:table-cell office:value-type="float" office:value="7.85482">
            <text:p>7,9</text:p>
          </table:table-cell>
          <table:table-cell table:number-columns-repeated="1007"/>
        </table:table-row>
        <table:table-row table:style-name="ro1">
          <table:table-cell office:value-type="float" office:value="15">
            <text:p>15,0</text:p>
          </table:table-cell>
          <table:table-cell office:value-type="float" office:value="0">
            <text:p>0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44161">
            <text:p>2,4</text:p>
          </table:table-cell>
          <table:table-cell office:value-type="float" office:value="2.72343">
            <text:p>2,7</text:p>
          </table:table-cell>
          <table:table-cell office:value-type="float" office:value="3.05609">
            <text:p>3,1</text:p>
          </table:table-cell>
          <table:table-cell office:value-type="float" office:value="3.45878">
            <text:p>3,5</text:p>
          </table:table-cell>
          <table:table-cell office:value-type="float" office:value="3.95281">
            <text:p>4,0</text:p>
          </table:table-cell>
          <table:table-cell office:value-type="float" office:value="4.55206">
            <text:p>4,6</text:p>
          </table:table-cell>
          <table:table-cell office:value-type="float" office:value="5.25408">
            <text:p>5,3</text:p>
          </table:table-cell>
          <table:table-cell office:value-type="float" office:value="6.06374">
            <text:p>6,1</text:p>
          </table:table-cell>
          <table:table-cell office:value-type="float" office:value="6.94341">
            <text:p>6,9</text:p>
          </table:table-cell>
          <table:table-cell office:value-type="float" office:value="7.84775">
            <text:p>7,8</text:p>
          </table:table-cell>
          <table:table-cell office:value-type="float" office:value="8.45351">
            <text:p>8,5</text:p>
          </table:table-cell>
          <table:table-cell office:value-type="float" office:value="7.85462">
            <text:p>7,9</text:p>
          </table:table-cell>
          <table:table-cell office:value-type="float" office:value="5.87365">
            <text:p>5,9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ff66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ccffcc"/>
    </style:style>
    <style:style style:name="Unbenannt4" style:family="table-cell" style:parent-style-name="Default">
      <style:table-cell-properties fo:background-color="#ffcc00"/>
    </style:style>
    <style:style style:name="Unbenannt5" style:family="table-cell" style:parent-style-name="Default">
      <style:table-cell-properties fo:background-color="#ffcc00"/>
    </style:style>
    <style:style style:name="Unbenannt6" style:family="table-cell" style:parent-style-name="Default">
      <style:table-cell-properties fo:background-color="#ccffcc"/>
    </style:style>
    <style:style style:name="ReturnOnInvest" style:family="table-cell" style:parent-style-name="Default" style:data-style-name="N106"/>
    <style:style style:name="ChanceOfSurvival" style:family="table-cell" style:parent-style-name="Default" style:data-style-name="N106"/>
  </office:styles>
  <office:automatic-styles>
    <style:page-layout style:name="Mpm1">
      <style:page-layout-properties fo:page-width="29.7cm" fo:page-height="21.001cm" style:num-format="1" style:print-orientation="landscape" fo:margin-top="1.039cm" fo:margin-bottom="0.624cm" fo:margin-left="0.84cm" fo:margin-right="0.787cm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8.05.2020</text:date>, <text:time>11:29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0-05-04T16:34:38.48</meta:creation-date>
    <dc:date>2020-05-08T11:29:05.60</dc:date>
    <dc:creator>Jirka Dell'Oro-Friedl</dc:creator>
    <meta:editing-duration>P1DT3H40M48S</meta:editing-duration>
    <meta:editing-cycles>3</meta:editing-cycles>
    <meta:generator>OpenOffice/4.1.5$Win32 OpenOffice.org_project/415m1$Build-9789</meta:generator>
    <meta:printed-by>Jirka Dell'Oro-Friedl</meta:printed-by>
    <meta:print-date>2020-05-08T11:27:16.88</meta:print-date>
    <meta:document-statistic meta:table-count="8" meta:cell-count="4629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04cm" svg:height="7.474cm" xlink:href=".." xlink:type="simple" chart:class="chart:line" chart:style-name="ch1">
        <chart:legend chart:legend-position="end" svg:x="11.086cm" svg:y="1.591cm" style:legend-expansion="high" chart:style-name="ch2"/>
        <chart:plot-area chart:style-name="ch3" table:cell-range-address="Create.A1:Create.Q17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Create.B1:Create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eate.B2:Create.Q2" chart:label-cell-address="Create.A2:Create.A2" chart:class="chart:line">
            <chart:data-point chart:repeated="16"/>
          </chart:series>
          <chart:series chart:style-name="ch7" chart:values-cell-range-address="Create.B3:Create.Q3" chart:label-cell-address="Create.A3:Create.A3" chart:class="chart:line">
            <chart:data-point chart:repeated="16"/>
          </chart:series>
          <chart:series chart:style-name="ch8" chart:values-cell-range-address="Create.B4:Create.Q4" chart:label-cell-address="Create.A4:Create.A4" chart:class="chart:line">
            <chart:data-point chart:repeated="16"/>
          </chart:series>
          <chart:series chart:style-name="ch9" chart:values-cell-range-address="Create.B5:Create.Q5" chart:label-cell-address="Create.A5:Create.A5" chart:class="chart:line">
            <chart:data-point chart:repeated="16"/>
          </chart:series>
          <chart:series chart:style-name="ch10" chart:values-cell-range-address="Create.B6:Create.Q6" chart:label-cell-address="Create.A6:Create.A6" chart:class="chart:line">
            <chart:data-point chart:repeated="16"/>
          </chart:series>
          <chart:series chart:style-name="ch11" chart:values-cell-range-address="Create.B7:Create.Q7" chart:label-cell-address="Create.A7:Create.A7" chart:class="chart:line">
            <chart:data-point chart:repeated="16"/>
          </chart:series>
          <chart:series chart:style-name="ch12" chart:values-cell-range-address="Create.B8:Create.Q8" chart:label-cell-address="Create.A8:Create.A8" chart:class="chart:line">
            <chart:data-point chart:repeated="16"/>
          </chart:series>
          <chart:series chart:style-name="ch13" chart:values-cell-range-address="Create.B9:Create.Q9" chart:label-cell-address="Create.A9:Create.A9" chart:class="chart:line">
            <chart:data-point chart:repeated="16"/>
          </chart:series>
          <chart:series chart:style-name="ch14" chart:values-cell-range-address="Create.B10:Create.Q10" chart:label-cell-address="Create.A10:Create.A10" chart:class="chart:line">
            <chart:data-point chart:repeated="16"/>
          </chart:series>
          <chart:series chart:style-name="ch15" chart:values-cell-range-address="Create.B11:Create.Q11" chart:label-cell-address="Create.A11:Create.A11" chart:class="chart:line">
            <chart:data-point chart:repeated="16"/>
          </chart:series>
          <chart:series chart:style-name="ch16" chart:values-cell-range-address="Create.B12:Create.Q12" chart:label-cell-address="Create.A12:Create.A12" chart:class="chart:line">
            <chart:data-point chart:repeated="16"/>
          </chart:series>
          <chart:series chart:style-name="ch17" chart:values-cell-range-address="Create.B13:Create.Q13" chart:label-cell-address="Create.A13:Create.A13" chart:class="chart:line">
            <chart:data-point chart:repeated="16"/>
          </chart:series>
          <chart:series chart:style-name="ch6" chart:values-cell-range-address="Create.B14:Create.Q14" chart:label-cell-address="Create.A14:Create.A14" chart:class="chart:line">
            <chart:data-point chart:repeated="16"/>
          </chart:series>
          <chart:series chart:style-name="ch7" chart:values-cell-range-address="Create.B15:Create.Q15" chart:label-cell-address="Create.A15:Create.A15" chart:class="chart:line">
            <chart:data-point chart:repeated="16"/>
          </chart:series>
          <chart:series chart:style-name="ch8" chart:values-cell-range-address="Create.B16:Create.Q16" chart:label-cell-address="Create.A16:Create.A16" chart:class="chart:line">
            <chart:data-point chart:repeated="16"/>
          </chart:series>
          <chart:series chart:style-name="ch9" chart:values-cell-range-address="Create.B17:Create.Q17" chart:label-cell-address="Create.A17:Create.A17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reate.B1:Create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Create.A2:Create.A2</svg:desc>
                </draw:g>
              </table:table-cell>
              <table:table-cell office:value-type="float" office:value="0">
                <text:p>0</text:p>
                <draw:g>
                  <svg:desc>Create.B2:Create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7">
                <text:p>0.827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string">
                <text:p>1</text:p>
                <draw:g>
                  <svg:desc>Create.A3:Create.A3</svg:desc>
                </draw:g>
              </table:table-cell>
              <table:table-cell office:value-type="float" office:value="0">
                <text:p>0</text:p>
                <draw:g>
                  <svg:desc>Create.B3:Create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61">
                <text:p>0.861</text:p>
              </table:table-cell>
              <table:table-cell office:value-type="float" office:value="8.793">
                <text:p>8.793</text:p>
              </table:table-cell>
              <table:table-cell office:value-type="float" office:value="35.825">
                <text:p>35.825</text:p>
              </table:table-cell>
            </table:table-row>
            <table:table-row>
              <table:table-cell office:value-type="string">
                <text:p>2</text:p>
                <draw:g>
                  <svg:desc>Create.A4:Create.A4</svg:desc>
                </draw:g>
              </table:table-cell>
              <table:table-cell office:value-type="float" office:value="0">
                <text:p>0</text:p>
                <draw:g>
                  <svg:desc>Create.B4:Create.Q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872">
                <text:p>0.872</text:p>
              </table:table-cell>
              <table:table-cell office:value-type="float" office:value="8.545">
                <text:p>8.545</text:p>
              </table:table-cell>
              <table:table-cell office:value-type="float" office:value="35.893">
                <text:p>35.893</text:p>
              </table:table-cell>
              <table:table-cell office:value-type="float" office:value="73.182">
                <text:p>73.182</text:p>
              </table:table-cell>
            </table:table-row>
            <table:table-row>
              <table:table-cell office:value-type="string">
                <text:p>3</text:p>
                <draw:g>
                  <svg:desc>Create.A5:Create.A5</svg:desc>
                </draw:g>
              </table:table-cell>
              <table:table-cell office:value-type="float" office:value="0">
                <text:p>0</text:p>
                <draw:g>
                  <svg:desc>Create.B5:Create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22">
                <text:p>0.822</text:p>
              </table:table-cell>
              <table:table-cell office:value-type="float" office:value="8.704">
                <text:p>8.704</text:p>
              </table:table-cell>
              <table:table-cell office:value-type="float" office:value="35.688">
                <text:p>35.688</text:p>
              </table:table-cell>
              <table:table-cell office:value-type="float" office:value="73.606">
                <text:p>73.606</text:p>
              </table:table-cell>
              <table:table-cell office:value-type="float" office:value="95.288">
                <text:p>95.288</text:p>
              </table:table-cell>
            </table:table-row>
            <table:table-row>
              <table:table-cell office:value-type="string">
                <text:p>4</text:p>
                <draw:g>
                  <svg:desc>Create.A6:Create.A6</svg:desc>
                </draw:g>
              </table:table-cell>
              <table:table-cell office:value-type="float" office:value="0">
                <text:p>0</text:p>
                <draw:g>
                  <svg:desc>Create.B6:Create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809">
                <text:p>0.809</text:p>
              </table:table-cell>
              <table:table-cell office:value-type="float" office:value="8.668">
                <text:p>8.668</text:p>
              </table:table-cell>
              <table:table-cell office:value-type="float" office:value="35.869">
                <text:p>35.869</text:p>
              </table:table-cell>
              <table:table-cell office:value-type="float" office:value="73.464">
                <text:p>73.464</text:p>
              </table:table-cell>
              <table:table-cell office:value-type="float" office:value="95.22">
                <text:p>95.22</text:p>
              </table:table-cell>
              <table:table-cell office:value-type="float" office:value="99.726">
                <text:p>99.726</text:p>
              </table:table-cell>
            </table:table-row>
            <table:table-row>
              <table:table-cell office:value-type="string">
                <text:p>5</text:p>
                <draw:g>
                  <svg:desc>Create.A7:Create.A7</svg:desc>
                </draw:g>
              </table:table-cell>
              <table:table-cell office:value-type="float" office:value="0">
                <text:p>0</text:p>
                <draw:g>
                  <svg:desc>Create.B7:Create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833">
                <text:p>0.833</text:p>
              </table:table-cell>
              <table:table-cell office:value-type="float" office:value="8.743">
                <text:p>8.743</text:p>
              </table:table-cell>
              <table:table-cell office:value-type="float" office:value="35.847">
                <text:p>35.847</text:p>
              </table:table-cell>
              <table:table-cell office:value-type="float" office:value="73.58">
                <text:p>73.58</text:p>
              </table:table-cell>
              <table:table-cell office:value-type="float" office:value="95.315">
                <text:p>95.315</text:p>
              </table:table-cell>
              <table:table-cell office:value-type="float" office:value="99.717">
                <text:p>99.717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6</text:p>
                <draw:g>
                  <svg:desc>Create.A8:Create.A8</svg:desc>
                </draw:g>
              </table:table-cell>
              <table:table-cell office:value-type="float" office:value="0">
                <text:p>0</text:p>
                <draw:g>
                  <svg:desc>Create.B8:Create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25">
                <text:p>0.825</text:p>
              </table:table-cell>
              <table:table-cell office:value-type="float" office:value="8.88">
                <text:p>8.88</text:p>
              </table:table-cell>
              <table:table-cell office:value-type="float" office:value="35.547">
                <text:p>35.547</text:p>
              </table:table-cell>
              <table:table-cell office:value-type="float" office:value="73.705">
                <text:p>73.705</text:p>
              </table:table-cell>
              <table:table-cell office:value-type="float" office:value="95.113">
                <text:p>95.113</text:p>
              </table:table-cell>
              <table:table-cell office:value-type="float" office:value="99.741">
                <text:p>99.741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  <draw:g>
                  <svg:desc>Create.A9:Create.A9</svg:desc>
                </draw:g>
              </table:table-cell>
              <table:table-cell office:value-type="float" office:value="0">
                <text:p>0</text:p>
                <draw:g>
                  <svg:desc>Create.B9:Create.Q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26">
                <text:p>0.826</text:p>
              </table:table-cell>
              <table:table-cell office:value-type="float" office:value="8.714">
                <text:p>8.714</text:p>
              </table:table-cell>
              <table:table-cell office:value-type="float" office:value="35.736">
                <text:p>35.736</text:p>
              </table:table-cell>
              <table:table-cell office:value-type="float" office:value="73.478">
                <text:p>73.478</text:p>
              </table:table-cell>
              <table:table-cell office:value-type="float" office:value="95.155">
                <text:p>95.155</text:p>
              </table:table-cell>
              <table:table-cell office:value-type="float" office:value="99.706">
                <text:p>99.706</text:p>
              </table:table-cell>
              <table:table-cell office:value-type="float" office:value="99.995">
                <text:p>99.9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  <draw:g>
                  <svg:desc>Create.A10:Create.A10</svg:desc>
                </draw:g>
              </table:table-cell>
              <table:table-cell office:value-type="float" office:value="0">
                <text:p>0</text:p>
                <draw:g>
                  <svg:desc>Create.B10:Create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88">
                <text:p>0.888</text:p>
              </table:table-cell>
              <table:table-cell office:value-type="float" office:value="8.707">
                <text:p>8.707</text:p>
              </table:table-cell>
              <table:table-cell office:value-type="float" office:value="35.621">
                <text:p>35.621</text:p>
              </table:table-cell>
              <table:table-cell office:value-type="float" office:value="73.645">
                <text:p>73.645</text:p>
              </table:table-cell>
              <table:table-cell office:value-type="float" office:value="95.46">
                <text:p>95.46</text:p>
              </table:table-cell>
              <table:table-cell office:value-type="float" office:value="99.738">
                <text:p>99.738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  <draw:g>
                  <svg:desc>Create.A11:Create.A11</svg:desc>
                </draw:g>
              </table:table-cell>
              <table:table-cell office:value-type="float" office:value="0">
                <text:p>0</text:p>
                <draw:g>
                  <svg:desc>Create.B11:Create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1.332">
                <text:p>1.332</text:p>
              </table:table-cell>
              <table:table-cell office:value-type="float" office:value="10.235">
                <text:p>10.235</text:p>
              </table:table-cell>
              <table:table-cell office:value-type="float" office:value="37.664">
                <text:p>37.664</text:p>
              </table:table-cell>
              <table:table-cell office:value-type="float" office:value="74.969">
                <text:p>74.969</text:p>
              </table:table-cell>
              <table:table-cell office:value-type="float" office:value="95.653">
                <text:p>95.653</text:p>
              </table:table-cell>
              <table:table-cell office:value-type="float" office:value="99.746">
                <text:p>99.746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  <draw:g>
                  <svg:desc>Create.A12:Create.A12</svg:desc>
                </draw:g>
              </table:table-cell>
              <table:table-cell office:value-type="float" office:value="0.037">
                <text:p>0.037</text:p>
                <draw:g>
                  <svg:desc>Create.B12:Create.Q12</svg:desc>
                </draw:g>
              </table:table-cell>
              <table:table-cell office:value-type="float" office:value="0.065">
                <text:p>0.065</text:p>
              </table:table-cell>
              <table:table-cell office:value-type="float" office:value="0.198">
                <text:p>0.198</text:p>
              </table:table-cell>
              <table:table-cell office:value-type="float" office:value="0.834">
                <text:p>0.834</text:p>
              </table:table-cell>
              <table:table-cell office:value-type="float" office:value="3.84">
                <text:p>3.84</text:p>
              </table:table-cell>
              <table:table-cell office:value-type="float" office:value="16.2">
                <text:p>16.2</text:p>
              </table:table-cell>
              <table:table-cell office:value-type="float" office:value="44.983">
                <text:p>44.983</text:p>
              </table:table-cell>
              <table:table-cell office:value-type="float" office:value="78.637">
                <text:p>78.637</text:p>
              </table:table-cell>
              <table:table-cell office:value-type="float" office:value="96.325">
                <text:p>96.325</text:p>
              </table:table-cell>
              <table:table-cell office:value-type="float" office:value="99.813">
                <text:p>99.813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  <draw:g>
                  <svg:desc>Create.A13:Create.A13</svg:desc>
                </draw:g>
              </table:table-cell>
              <table:table-cell office:value-type="float" office:value="5.266">
                <text:p>5.266</text:p>
                <draw:g>
                  <svg:desc>Create.B13:Create.Q13</svg:desc>
                </draw:g>
              </table:table-cell>
              <table:table-cell office:value-type="float" office:value="6.652">
                <text:p>6.652</text:p>
              </table:table-cell>
              <table:table-cell office:value-type="float" office:value="10.616">
                <text:p>10.616</text:p>
              </table:table-cell>
              <table:table-cell office:value-type="float" office:value="19.197">
                <text:p>19.197</text:p>
              </table:table-cell>
              <table:table-cell office:value-type="float" office:value="37.003">
                <text:p>37.003</text:p>
              </table:table-cell>
              <table:table-cell office:value-type="float" office:value="62.77">
                <text:p>62.77</text:p>
              </table:table-cell>
              <table:table-cell office:value-type="float" office:value="87.024">
                <text:p>87.024</text:p>
              </table:table-cell>
              <table:table-cell office:value-type="float" office:value="97.881">
                <text:p>97.881</text:p>
              </table:table-cell>
              <table:table-cell office:value-type="float" office:value="99.889">
                <text:p>99.889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  <draw:g>
                  <svg:desc>Create.A14:Create.A14</svg:desc>
                </draw:g>
              </table:table-cell>
              <table:table-cell office:value-type="float" office:value="49.939">
                <text:p>49.939</text:p>
                <draw:g>
                  <svg:desc>Create.B14:Create.Q14</svg:desc>
                </draw:g>
              </table:table-cell>
              <table:table-cell office:value-type="float" office:value="54.58">
                <text:p>54.58</text:p>
              </table:table-cell>
              <table:table-cell office:value-type="float" office:value="62.736">
                <text:p>62.736</text:p>
              </table:table-cell>
              <table:table-cell office:value-type="float" office:value="75.063">
                <text:p>75.063</text:p>
              </table:table-cell>
              <table:table-cell office:value-type="float" office:value="87.339">
                <text:p>87.339</text:p>
              </table:table-cell>
              <table:table-cell office:value-type="float" office:value="96.107">
                <text:p>96.107</text:p>
              </table:table-cell>
              <table:table-cell office:value-type="float" office:value="99.4">
                <text:p>99.4</text:p>
              </table:table-cell>
              <table:table-cell office:value-type="float" office:value="99.973">
                <text:p>99.973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  <draw:g>
                  <svg:desc>Create.A15:Create.A15</svg:desc>
                </draw:g>
              </table:table-cell>
              <table:table-cell office:value-type="float" office:value="94.727">
                <text:p>94.727</text:p>
                <draw:g>
                  <svg:desc>Create.B15:Create.Q15</svg:desc>
                </draw:g>
              </table:table-cell>
              <table:table-cell office:value-type="float" office:value="95.897">
                <text:p>95.897</text:p>
              </table:table-cell>
              <table:table-cell office:value-type="float" office:value="97.468">
                <text:p>97.468</text:p>
              </table:table-cell>
              <table:table-cell office:value-type="float" office:value="98.832">
                <text:p>98.832</text:p>
              </table:table-cell>
              <table:table-cell office:value-type="float" office:value="99.683">
                <text:p>99.683</text:p>
              </table:table-cell>
              <table:table-cell office:value-type="float" office:value="99.955">
                <text:p>99.955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  <draw:g>
                  <svg:desc>Create.A16:Create.A16</svg:desc>
                </draw:g>
              </table:table-cell>
              <table:table-cell office:value-type="float" office:value="99.959">
                <text:p>99.959</text:p>
                <draw:g>
                  <svg:desc>Create.B16:Create.Q16</svg:desc>
                </draw:g>
              </table:table-cell>
              <table:table-cell office:value-type="float" office:value="99.97">
                <text:p>99.97</text:p>
              </table:table-cell>
              <table:table-cell office:value-type="float" office:value="99.993">
                <text:p>99.993</text:p>
              </table:table-cell>
              <table:table-cell office:value-type="float" office:value="99.996">
                <text:p>99.996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  <draw:g>
                  <svg:desc>Create.A17:Create.A17</svg:desc>
                </draw:g>
              </table:table-cell>
              <table:table-cell office:value-type="float" office:value="100">
                <text:p>100</text:p>
                <draw:g>
                  <svg:desc>Create.B17:Create.Q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7">
                <text:p>3.99997</text:p>
              </table:table-cell>
              <table:table-cell office:value-type="float" office:value="4.9929">
                <text:p>4.9929</text:p>
              </table:table-cell>
              <table:table-cell office:value-type="float" office:value="5.86413">
                <text:p>5.86413</text:p>
              </table:table-cell>
              <table:table-cell office:value-type="float" office:value="6.07828">
                <text:p>6.07828</text:p>
              </table:table-cell>
              <table:table-cell office:value-type="float" office:value="5.17509">
                <text:p>5.17509</text:p>
              </table:table-cell>
              <table:table-cell office:value-type="float" office:value="3.84124">
                <text:p>3.84124</text:p>
              </table:table-cell>
              <table:table-cell office:value-type="float" office:value="2.97399">
                <text:p>2.97399</text:p>
              </table:table-cell>
              <table:table-cell office:value-type="float" office:value="2.51413">
                <text:p>2.51413</text:p>
              </table:table-cell>
              <table:table-cell office:value-type="float" office:value="2.25259">
                <text:p>2.25259</text:p>
              </table:table-cell>
              <table:table-cell office:value-type="float" office:value="2.07194">
                <text:p>2.07194</text:p>
              </table:table-cell>
              <table:table-cell office:value-type="float" office:value="1.94503">
                <text:p>1.94503</text:p>
              </table:table-cell>
              <table:table-cell office:value-type="float" office:value="1.83717">
                <text:p>1.8371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3">
                <text:p>3.99813</text:p>
              </table:table-cell>
              <table:table-cell office:value-type="float" office:value="4.93131">
                <text:p>4.93131</text:p>
              </table:table-cell>
              <table:table-cell office:value-type="float" office:value="5.40932">
                <text:p>5.40932</text:p>
              </table:table-cell>
              <table:table-cell office:value-type="float" office:value="4.89452">
                <text:p>4.89452</text:p>
              </table:table-cell>
              <table:table-cell office:value-type="float" office:value="3.78569">
                <text:p>3.78569</text:p>
              </table:table-cell>
              <table:table-cell office:value-type="float" office:value="2.97414">
                <text:p>2.97414</text:p>
              </table:table-cell>
              <table:table-cell office:value-type="float" office:value="2.51407">
                <text:p>2.51407</text:p>
              </table:table-cell>
              <table:table-cell office:value-type="float" office:value="2.25007">
                <text:p>2.25007</text:p>
              </table:table-cell>
              <table:table-cell office:value-type="float" office:value="2.07058">
                <text:p>2.07058</text:p>
              </table:table-cell>
              <table:table-cell office:value-type="float" office:value="1.94325">
                <text:p>1.94325</text:p>
              </table:table-cell>
              <table:table-cell office:value-type="float" office:value="1.83757">
                <text:p>1.83757</text:p>
              </table:table-cell>
              <table:table-cell office:value-type="float" office:value="1.72038">
                <text:p>1.72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872">
                <text:p>3.97872</text:p>
              </table:table-cell>
              <table:table-cell office:value-type="float" office:value="4.68264">
                <text:p>4.68264</text:p>
              </table:table-cell>
              <table:table-cell office:value-type="float" office:value="4.57249">
                <text:p>4.57249</text:p>
              </table:table-cell>
              <table:table-cell office:value-type="float" office:value="3.72138">
                <text:p>3.72138</text:p>
              </table:table-cell>
              <table:table-cell office:value-type="float" office:value="2.96584">
                <text:p>2.96584</text:p>
              </table:table-cell>
              <table:table-cell office:value-type="float" office:value="2.51328">
                <text:p>2.51328</text:p>
              </table:table-cell>
              <table:table-cell office:value-type="float" office:value="2.25333">
                <text:p>2.25333</text:p>
              </table:table-cell>
              <table:table-cell office:value-type="float" office:value="2.07051">
                <text:p>2.07051</text:p>
              </table:table-cell>
              <table:table-cell office:value-type="float" office:value="1.94292">
                <text:p>1.94292</text:p>
              </table:table-cell>
              <table:table-cell office:value-type="float" office:value="1.83776">
                <text:p>1.83776</text:p>
              </table:table-cell>
              <table:table-cell office:value-type="float" office:value="1.72128">
                <text:p>1.72128</text:p>
              </table:table-cell>
              <table:table-cell office:value-type="float" office:value="1.58426">
                <text:p>1.58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3">
                <text:p>2.99913</text:p>
              </table:table-cell>
              <table:table-cell office:value-type="float" office:value="3.88941">
                <text:p>3.88941</text:p>
              </table:table-cell>
              <table:table-cell office:value-type="float" office:value="4.1776">
                <text:p>4.1776</text:p>
              </table:table-cell>
              <table:table-cell office:value-type="float" office:value="3.6436">
                <text:p>3.6436</text:p>
              </table:table-cell>
              <table:table-cell office:value-type="float" office:value="2.95882">
                <text:p>2.95882</text:p>
              </table:table-cell>
              <table:table-cell office:value-type="float" office:value="2.51371">
                <text:p>2.51371</text:p>
              </table:table-cell>
              <table:table-cell office:value-type="float" office:value="2.2473">
                <text:p>2.2473</text:p>
              </table:table-cell>
              <table:table-cell office:value-type="float" office:value="2.06985">
                <text:p>2.06985</text:p>
              </table:table-cell>
              <table:table-cell office:value-type="float" office:value="1.94327">
                <text:p>1.94327</text:p>
              </table:table-cell>
              <table:table-cell office:value-type="float" office:value="1.83695">
                <text:p>1.83695</text:p>
              </table:table-cell>
              <table:table-cell office:value-type="float" office:value="1.72045">
                <text:p>1.72045</text:p>
              </table:table-cell>
              <table:table-cell office:value-type="float" office:value="1.58453">
                <text:p>1.58453</text:p>
              </table:table-cell>
              <table:table-cell office:value-type="float" office:value="1.41713">
                <text:p>1.4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83">
                <text:p>2.98883</text:p>
              </table:table-cell>
              <table:table-cell office:value-type="float" office:value="3.66204">
                <text:p>3.66204</text:p>
              </table:table-cell>
              <table:table-cell office:value-type="float" office:value="3.51487">
                <text:p>3.51487</text:p>
              </table:table-cell>
              <table:table-cell office:value-type="float" office:value="2.94224">
                <text:p>2.94224</text:p>
              </table:table-cell>
              <table:table-cell office:value-type="float" office:value="2.51119">
                <text:p>2.51119</text:p>
              </table:table-cell>
              <table:table-cell office:value-type="float" office:value="2.25005">
                <text:p>2.25005</text:p>
              </table:table-cell>
              <table:table-cell office:value-type="float" office:value="2.07235">
                <text:p>2.07235</text:p>
              </table:table-cell>
              <table:table-cell office:value-type="float" office:value="1.94438">
                <text:p>1.94438</text:p>
              </table:table-cell>
              <table:table-cell office:value-type="float" office:value="1.83861">
                <text:p>1.83861</text:p>
              </table:table-cell>
              <table:table-cell office:value-type="float" office:value="1.72274">
                <text:p>1.72274</text:p>
              </table:table-cell>
              <table:table-cell office:value-type="float" office:value="1.58126">
                <text:p>1.58126</text:p>
              </table:table-cell>
              <table:table-cell office:value-type="float" office:value="1.41585">
                <text:p>1.41585</text:p>
              </table:table-cell>
              <table:table-cell office:value-type="float" office:value="1.27785">
                <text:p>1.27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06">
                <text:p>2.94606</text:p>
              </table:table-cell>
              <table:table-cell office:value-type="float" office:value="3.29617">
                <text:p>3.29617</text:p>
              </table:table-cell>
              <table:table-cell office:value-type="float" office:value="2.93048">
                <text:p>2.93048</text:p>
              </table:table-cell>
              <table:table-cell office:value-type="float" office:value="2.50963">
                <text:p>2.50963</text:p>
              </table:table-cell>
              <table:table-cell office:value-type="float" office:value="2.24985">
                <text:p>2.24985</text:p>
              </table:table-cell>
              <table:table-cell office:value-type="float" office:value="2.06907">
                <text:p>2.06907</text:p>
              </table:table-cell>
              <table:table-cell office:value-type="float" office:value="1.94317">
                <text:p>1.94317</text:p>
              </table:table-cell>
              <table:table-cell office:value-type="float" office:value="1.83994">
                <text:p>1.83994</text:p>
              </table:table-cell>
              <table:table-cell office:value-type="float" office:value="1.72521">
                <text:p>1.72521</text:p>
              </table:table-cell>
              <table:table-cell office:value-type="float" office:value="1.58197">
                <text:p>1.58197</text:p>
              </table:table-cell>
              <table:table-cell office:value-type="float" office:value="1.41854">
                <text:p>1.41854</text:p>
              </table:table-cell>
              <table:table-cell office:value-type="float" office:value="1.28066">
                <text:p>1.28066</text:p>
              </table:table-cell>
              <table:table-cell office:value-type="float" office:value="1.16654">
                <text:p>1.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137">
                <text:p>2.84137</text:p>
              </table:table-cell>
              <table:table-cell office:value-type="float" office:value="2.86887">
                <text:p>2.86887</text:p>
              </table:table-cell>
              <table:table-cell office:value-type="float" office:value="2.51272">
                <text:p>2.51272</text:p>
              </table:table-cell>
              <table:table-cell office:value-type="float" office:value="2.25101">
                <text:p>2.25101</text:p>
              </table:table-cell>
              <table:table-cell office:value-type="float" office:value="2.06968">
                <text:p>2.06968</text:p>
              </table:table-cell>
              <table:table-cell office:value-type="float" office:value="1.94558">
                <text:p>1.94558</text:p>
              </table:table-cell>
              <table:table-cell office:value-type="float" office:value="1.83856">
                <text:p>1.83856</text:p>
              </table:table-cell>
              <table:table-cell office:value-type="float" office:value="1.72102">
                <text:p>1.72102</text:p>
              </table:table-cell>
              <table:table-cell office:value-type="float" office:value="1.58025">
                <text:p>1.58025</text:p>
              </table:table-cell>
              <table:table-cell office:value-type="float" office:value="1.41615">
                <text:p>1.41615</text:p>
              </table:table-cell>
              <table:table-cell office:value-type="float" office:value="1.27909">
                <text:p>1.27909</text:p>
              </table:table-cell>
              <table:table-cell office:value-type="float" office:value="1.16608">
                <text:p>1.16608</text:p>
              </table:table-cell>
              <table:table-cell office:value-type="float" office:value="1.08278">
                <text:p>1.0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41">
                <text:p>2.6641</text:p>
              </table:table-cell>
              <table:table-cell office:value-type="float" office:value="2.50493">
                <text:p>2.50493</text:p>
              </table:table-cell>
              <table:table-cell office:value-type="float" office:value="2.24838">
                <text:p>2.24838</text:p>
              </table:table-cell>
              <table:table-cell office:value-type="float" office:value="2.07021">
                <text:p>2.07021</text:p>
              </table:table-cell>
              <table:table-cell office:value-type="float" office:value="1.94308">
                <text:p>1.94308</text:p>
              </table:table-cell>
              <table:table-cell office:value-type="float" office:value="1.83548">
                <text:p>1.83548</text:p>
              </table:table-cell>
              <table:table-cell office:value-type="float" office:value="1.72018">
                <text:p>1.72018</text:p>
              </table:table-cell>
              <table:table-cell office:value-type="float" office:value="1.58159">
                <text:p>1.58159</text:p>
              </table:table-cell>
              <table:table-cell office:value-type="float" office:value="1.42054">
                <text:p>1.42054</text:p>
              </table:table-cell>
              <table:table-cell office:value-type="float" office:value="1.27445">
                <text:p>1.27445</text:p>
              </table:table-cell>
              <table:table-cell office:value-type="float" office:value="1.16601">
                <text:p>1.16601</text:p>
              </table:table-cell>
              <table:table-cell office:value-type="float" office:value="1.08418">
                <text:p>1.08418</text:p>
              </table:table-cell>
              <table:table-cell office:value-type="float" office:value="1.02789">
                <text:p>1.02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339">
                <text:p>2.44339</text:p>
              </table:table-cell>
              <table:table-cell office:value-type="float" office:value="2.2497">
                <text:p>2.2497</text:p>
              </table:table-cell>
              <table:table-cell office:value-type="float" office:value="2.0712">
                <text:p>2.0712</text:p>
              </table:table-cell>
              <table:table-cell office:value-type="float" office:value="1.94071">
                <text:p>1.94071</text:p>
              </table:table-cell>
              <table:table-cell office:value-type="float" office:value="1.83862">
                <text:p>1.83862</text:p>
              </table:table-cell>
              <table:table-cell office:value-type="float" office:value="1.72335">
                <text:p>1.72335</text:p>
              </table:table-cell>
              <table:table-cell office:value-type="float" office:value="1.58513">
                <text:p>1.58513</text:p>
              </table:table-cell>
              <table:table-cell office:value-type="float" office:value="1.41676">
                <text:p>1.41676</text:p>
              </table:table-cell>
              <table:table-cell office:value-type="float" office:value="1.27758">
                <text:p>1.27758</text:p>
              </table:table-cell>
              <table:table-cell office:value-type="float" office:value="1.16675">
                <text:p>1.16675</text:p>
              </table:table-cell>
              <table:table-cell office:value-type="float" office:value="1.08198">
                <text:p>1.08198</text:p>
              </table:table-cell>
              <table:table-cell office:value-type="float" office:value="1.02815">
                <text:p>1.0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4272">
                <text:p>2.24272</text:p>
              </table:table-cell>
              <table:table-cell office:value-type="float" office:value="2.06967">
                <text:p>2.06967</text:p>
              </table:table-cell>
              <table:table-cell office:value-type="float" office:value="1.94366">
                <text:p>1.94366</text:p>
              </table:table-cell>
              <table:table-cell office:value-type="float" office:value="1.83745">
                <text:p>1.83745</text:p>
              </table:table-cell>
              <table:table-cell office:value-type="float" office:value="1.72355">
                <text:p>1.72355</text:p>
              </table:table-cell>
              <table:table-cell office:value-type="float" office:value="1.58486">
                <text:p>1.58486</text:p>
              </table:table-cell>
              <table:table-cell office:value-type="float" office:value="1.414">
                <text:p>1.414</text:p>
              </table:table-cell>
              <table:table-cell office:value-type="float" office:value="1.27892">
                <text:p>1.27892</text:p>
              </table:table-cell>
              <table:table-cell office:value-type="float" office:value="1.16793">
                <text:p>1.16793</text:p>
              </table:table-cell>
              <table:table-cell office:value-type="float" office:value="1.08418">
                <text:p>1.08418</text:p>
              </table:table-cell>
              <table:table-cell office:value-type="float" office:value="1.02687">
                <text:p>1.026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695">
                <text:p>2.0695</text:p>
              </table:table-cell>
              <table:table-cell office:value-type="float" office:value="1.94325">
                <text:p>1.94325</text:p>
              </table:table-cell>
              <table:table-cell office:value-type="float" office:value="1.83704">
                <text:p>1.83704</text:p>
              </table:table-cell>
              <table:table-cell office:value-type="float" office:value="1.72269">
                <text:p>1.72269</text:p>
              </table:table-cell>
              <table:table-cell office:value-type="float" office:value="1.5861">
                <text:p>1.5861</text:p>
              </table:table-cell>
              <table:table-cell office:value-type="float" office:value="1.41547">
                <text:p>1.41547</text:p>
              </table:table-cell>
              <table:table-cell office:value-type="float" office:value="1.27749">
                <text:p>1.27749</text:p>
              </table:table-cell>
              <table:table-cell office:value-type="float" office:value="1.16695">
                <text:p>1.16695</text:p>
              </table:table-cell>
              <table:table-cell office:value-type="float" office:value="1.08369">
                <text:p>1.08369</text:p>
              </table:table-cell>
              <table:table-cell office:value-type="float" office:value="1.02844">
                <text:p>1.02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7161">
                <text:p>1.97161</text:p>
              </table:table-cell>
              <table:table-cell office:value-type="float" office:value="1.94479">
                <text:p>1.94479</text:p>
              </table:table-cell>
              <table:table-cell office:value-type="float" office:value="1.83663">
                <text:p>1.83663</text:p>
              </table:table-cell>
              <table:table-cell office:value-type="float" office:value="1.72075">
                <text:p>1.72075</text:p>
              </table:table-cell>
              <table:table-cell office:value-type="float" office:value="1.58398">
                <text:p>1.58398</text:p>
              </table:table-cell>
              <table:table-cell office:value-type="float" office:value="1.41502">
                <text:p>1.41502</text:p>
              </table:table-cell>
              <table:table-cell office:value-type="float" office:value="1.27721">
                <text:p>1.27721</text:p>
              </table:table-cell>
              <table:table-cell office:value-type="float" office:value="1.16663">
                <text:p>1.16663</text:p>
              </table:table-cell>
              <table:table-cell office:value-type="float" office:value="1.0823">
                <text:p>1.0823</text:p>
              </table:table-cell>
              <table:table-cell office:value-type="float" office:value="1.028">
                <text:p>1.0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193">
                <text:p>1.9193</text:p>
              </table:table-cell>
              <table:table-cell office:value-type="float" office:value="1.83659">
                <text:p>1.83659</text:p>
              </table:table-cell>
              <table:table-cell office:value-type="float" office:value="1.7217">
                <text:p>1.7217</text:p>
              </table:table-cell>
              <table:table-cell office:value-type="float" office:value="1.58449">
                <text:p>1.58449</text:p>
              </table:table-cell>
              <table:table-cell office:value-type="float" office:value="1.41817">
                <text:p>1.41817</text:p>
              </table:table-cell>
              <table:table-cell office:value-type="float" office:value="1.27772">
                <text:p>1.27772</text:p>
              </table:table-cell>
              <table:table-cell office:value-type="float" office:value="1.16651">
                <text:p>1.16651</text:p>
              </table:table-cell>
              <table:table-cell office:value-type="float" office:value="1.08428">
                <text:p>1.08428</text:p>
              </table:table-cell>
              <table:table-cell office:value-type="float" office:value="1.02845">
                <text:p>1.028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83472">
                <text:p>1.83472</text:p>
              </table:table-cell>
              <table:table-cell office:value-type="float" office:value="1.72402">
                <text:p>1.72402</text:p>
              </table:table-cell>
              <table:table-cell office:value-type="float" office:value="1.58451">
                <text:p>1.58451</text:p>
              </table:table-cell>
              <table:table-cell office:value-type="float" office:value="1.41495">
                <text:p>1.41495</text:p>
              </table:table-cell>
              <table:table-cell office:value-type="float" office:value="1.27892">
                <text:p>1.27892</text:p>
              </table:table-cell>
              <table:table-cell office:value-type="float" office:value="1.16717">
                <text:p>1.16717</text:p>
              </table:table-cell>
              <table:table-cell office:value-type="float" office:value="1.08479">
                <text:p>1.08479</text:p>
              </table:table-cell>
              <table:table-cell office:value-type="float" office:value="1.02754">
                <text:p>1.02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72433">
                <text:p>1.72433</text:p>
              </table:table-cell>
              <table:table-cell office:value-type="float" office:value="1.58306">
                <text:p>1.58306</text:p>
              </table:table-cell>
              <table:table-cell office:value-type="float" office:value="1.4173">
                <text:p>1.4173</text:p>
              </table:table-cell>
              <table:table-cell office:value-type="float" office:value="1.27798">
                <text:p>1.27798</text:p>
              </table:table-cell>
              <table:table-cell office:value-type="float" office:value="1.16648">
                <text:p>1.16648</text:p>
              </table:table-cell>
              <table:table-cell office:value-type="float" office:value="1.08391">
                <text:p>1.08391</text:p>
              </table:table-cell>
              <table:table-cell office:value-type="float" office:value="1.02711">
                <text:p>1.027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8277">
                <text:p>1.58277</text:p>
              </table:table-cell>
              <table:table-cell office:value-type="float" office:value="1.41653">
                <text:p>1.41653</text:p>
              </table:table-cell>
              <table:table-cell office:value-type="float" office:value="1.27776">
                <text:p>1.27776</text:p>
              </table:table-cell>
              <table:table-cell office:value-type="float" office:value="1.16778">
                <text:p>1.16778</text:p>
              </table:table-cell>
              <table:table-cell office:value-type="float" office:value="1.08235">
                <text:p>1.08235</text:p>
              </table:table-cell>
              <table:table-cell office:value-type="float" office:value="1.02903">
                <text:p>1.02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1.086cm" svg:y="1.591cm" style:legend-expansion="high" chart:style-name="ch2"/>
        <chart:plot-area chart:style-name="ch3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879">
                <text:p>0.879</text:p>
              </table:table-cell>
              <table:table-cell office:value-type="float" office:value="8.79">
                <text:p>8.79</text:p>
              </table:table-cell>
              <table:table-cell office:value-type="float" office:value="35.894">
                <text:p>35.894</text:p>
              </table:table-cell>
              <table:table-cell office:value-type="float" office:value="73.586">
                <text:p>73.586</text:p>
              </table:table-cell>
              <table:table-cell office:value-type="float" office:value="95.175">
                <text:p>95.175</text:p>
              </table:table-cell>
              <table:table-cell office:value-type="float" office:value="99.705">
                <text:p>99.70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875">
                <text:p>0.875</text:p>
              </table:table-cell>
              <table:table-cell office:value-type="float" office:value="8.539">
                <text:p>8.539</text:p>
              </table:table-cell>
              <table:table-cell office:value-type="float" office:value="36.027">
                <text:p>36.027</text:p>
              </table:table-cell>
              <table:table-cell office:value-type="float" office:value="73.699">
                <text:p>73.699</text:p>
              </table:table-cell>
              <table:table-cell office:value-type="float" office:value="95.368">
                <text:p>95.368</text:p>
              </table:table-cell>
              <table:table-cell office:value-type="float" office:value="99.724">
                <text:p>99.7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875">
                <text:p>0.875</text:p>
              </table:table-cell>
              <table:table-cell office:value-type="float" office:value="8.926">
                <text:p>8.926</text:p>
              </table:table-cell>
              <table:table-cell office:value-type="float" office:value="35.784">
                <text:p>35.784</text:p>
              </table:table-cell>
              <table:table-cell office:value-type="float" office:value="73.896">
                <text:p>73.896</text:p>
              </table:table-cell>
              <table:table-cell office:value-type="float" office:value="95.295">
                <text:p>95.295</text:p>
              </table:table-cell>
              <table:table-cell office:value-type="float" office:value="99.745">
                <text:p>99.745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1.128">
                <text:p>1.128</text:p>
              </table:table-cell>
              <table:table-cell office:value-type="float" office:value="10.245">
                <text:p>10.245</text:p>
              </table:table-cell>
              <table:table-cell office:value-type="float" office:value="37.929">
                <text:p>37.929</text:p>
              </table:table-cell>
              <table:table-cell office:value-type="float" office:value="75.231">
                <text:p>75.231</text:p>
              </table:table-cell>
              <table:table-cell office:value-type="float" office:value="95.567">
                <text:p>95.567</text:p>
              </table:table-cell>
              <table:table-cell office:value-type="float" office:value="99.772">
                <text:p>99.772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196">
                <text:p>0.196</text:p>
              </table:table-cell>
              <table:table-cell office:value-type="float" office:value="0.743">
                <text:p>0.743</text:p>
              </table:table-cell>
              <table:table-cell office:value-type="float" office:value="3.784">
                <text:p>3.784</text:p>
              </table:table-cell>
              <table:table-cell office:value-type="float" office:value="16.119">
                <text:p>16.119</text:p>
              </table:table-cell>
              <table:table-cell office:value-type="float" office:value="44.924">
                <text:p>44.924</text:p>
              </table:table-cell>
              <table:table-cell office:value-type="float" office:value="78.843">
                <text:p>78.843</text:p>
              </table:table-cell>
              <table:table-cell office:value-type="float" office:value="96.417">
                <text:p>96.417</text:p>
              </table:table-cell>
              <table:table-cell office:value-type="float" office:value="99.783">
                <text:p>99.783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17">
                <text:p>5.217</text:p>
              </table:table-cell>
              <table:table-cell office:value-type="float" office:value="6.652">
                <text:p>6.652</text:p>
              </table:table-cell>
              <table:table-cell office:value-type="float" office:value="10.416">
                <text:p>10.416</text:p>
              </table:table-cell>
              <table:table-cell office:value-type="float" office:value="19.325">
                <text:p>19.325</text:p>
              </table:table-cell>
              <table:table-cell office:value-type="float" office:value="36.693">
                <text:p>36.693</text:p>
              </table:table-cell>
              <table:table-cell office:value-type="float" office:value="63.243">
                <text:p>63.243</text:p>
              </table:table-cell>
              <table:table-cell office:value-type="float" office:value="87.095">
                <text:p>87.095</text:p>
              </table:table-cell>
              <table:table-cell office:value-type="float" office:value="97.9">
                <text:p>97.9</text:p>
              </table:table-cell>
              <table:table-cell office:value-type="float" office:value="99.884">
                <text:p>99.8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58">
                <text:p>50.158</text:p>
              </table:table-cell>
              <table:table-cell office:value-type="float" office:value="54.46">
                <text:p>54.46</text:p>
              </table:table-cell>
              <table:table-cell office:value-type="float" office:value="62.87">
                <text:p>62.87</text:p>
              </table:table-cell>
              <table:table-cell office:value-type="float" office:value="74.695">
                <text:p>74.695</text:p>
              </table:table-cell>
              <table:table-cell office:value-type="float" office:value="87.481">
                <text:p>87.481</text:p>
              </table:table-cell>
              <table:table-cell office:value-type="float" office:value="96.169">
                <text:p>96.169</text:p>
              </table:table-cell>
              <table:table-cell office:value-type="float" office:value="99.449">
                <text:p>99.449</text:p>
              </table:table-cell>
              <table:table-cell office:value-type="float" office:value="99.966">
                <text:p>99.966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775">
                <text:p>94.775</text:p>
              </table:table-cell>
              <table:table-cell office:value-type="float" office:value="95.863">
                <text:p>95.863</text:p>
              </table:table-cell>
              <table:table-cell office:value-type="float" office:value="97.434">
                <text:p>97.434</text:p>
              </table:table-cell>
              <table:table-cell office:value-type="float" office:value="98.823">
                <text:p>98.823</text:p>
              </table:table-cell>
              <table:table-cell office:value-type="float" office:value="99.702">
                <text:p>99.702</text:p>
              </table:table-cell>
              <table:table-cell office:value-type="float" office:value="99.945">
                <text:p>99.9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63">
                <text:p>99.963</text:p>
              </table:table-cell>
              <table:table-cell office:value-type="float" office:value="99.973">
                <text:p>99.973</text:p>
              </table:table-cell>
              <table:table-cell office:value-type="float" office:value="99.992">
                <text:p>99.992</text:p>
              </table:table-cell>
              <table:table-cell office:value-type="float" office:value="99.993">
                <text:p>99.9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21">
                <text:p>2.98821</text:p>
              </table:table-cell>
              <table:table-cell office:value-type="float" office:value="3.89981">
                <text:p>3.89981</text:p>
              </table:table-cell>
              <table:table-cell office:value-type="float" office:value="4.77584">
                <text:p>4.77584</text:p>
              </table:table-cell>
              <table:table-cell office:value-type="float" office:value="5.67146">
                <text:p>5.67146</text:p>
              </table:table-cell>
              <table:table-cell office:value-type="float" office:value="6.60364">
                <text:p>6.60364</text:p>
              </table:table-cell>
              <table:table-cell office:value-type="float" office:value="7.53398">
                <text:p>7.53398</text:p>
              </table:table-cell>
              <table:table-cell office:value-type="float" office:value="8.1721">
                <text:p>8.1721</text:p>
              </table:table-cell>
              <table:table-cell office:value-type="float" office:value="7.68321">
                <text:p>7.68321</text:p>
              </table:table-cell>
              <table:table-cell office:value-type="float" office:value="5.83163">
                <text:p>5.83163</text:p>
              </table:table-cell>
              <table:table-cell office:value-type="float" office:value="3.96189">
                <text:p>3.96189</text:p>
              </table:table-cell>
              <table:table-cell office:value-type="float" office:value="2.97354">
                <text:p>2.97354</text:p>
              </table:table-cell>
              <table:table-cell office:value-type="float" office:value="2.51754">
                <text:p>2.51754</text:p>
              </table:table-cell>
              <table:table-cell office:value-type="float" office:value="2.24718">
                <text:p>2.247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32">
                <text:p>2.99932</text:p>
              </table:table-cell>
              <table:table-cell office:value-type="float" office:value="3.98013">
                <text:p>3.98013</text:p>
              </table:table-cell>
              <table:table-cell office:value-type="float" office:value="4.95107">
                <text:p>4.95107</text:p>
              </table:table-cell>
              <table:table-cell office:value-type="float" office:value="5.92619">
                <text:p>5.92619</text:p>
              </table:table-cell>
              <table:table-cell office:value-type="float" office:value="6.88848">
                <text:p>6.88848</text:p>
              </table:table-cell>
              <table:table-cell office:value-type="float" office:value="7.60923">
                <text:p>7.60923</text:p>
              </table:table-cell>
              <table:table-cell office:value-type="float" office:value="7.29064">
                <text:p>7.29064</text:p>
              </table:table-cell>
              <table:table-cell office:value-type="float" office:value="5.67382">
                <text:p>5.67382</text:p>
              </table:table-cell>
              <table:table-cell office:value-type="float" office:value="3.92312">
                <text:p>3.92312</text:p>
              </table:table-cell>
              <table:table-cell office:value-type="float" office:value="2.97611">
                <text:p>2.97611</text:p>
              </table:table-cell>
              <table:table-cell office:value-type="float" office:value="2.51479">
                <text:p>2.51479</text:p>
              </table:table-cell>
              <table:table-cell office:value-type="float" office:value="2.2492">
                <text:p>2.2492</text:p>
              </table:table-cell>
              <table:table-cell office:value-type="float" office:value="2.06977">
                <text:p>2.069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23">
                <text:p>3.99823</text:p>
              </table:table-cell>
              <table:table-cell office:value-type="float" office:value="4.99505">
                <text:p>4.99505</text:p>
              </table:table-cell>
              <table:table-cell office:value-type="float" office:value="5.97825">
                <text:p>5.97825</text:p>
              </table:table-cell>
              <table:table-cell office:value-type="float" office:value="6.77332">
                <text:p>6.77332</text:p>
              </table:table-cell>
              <table:table-cell office:value-type="float" office:value="6.73884">
                <text:p>6.73884</text:p>
              </table:table-cell>
              <table:table-cell office:value-type="float" office:value="5.44091">
                <text:p>5.44091</text:p>
              </table:table-cell>
              <table:table-cell office:value-type="float" office:value="3.88863">
                <text:p>3.88863</text:p>
              </table:table-cell>
              <table:table-cell office:value-type="float" office:value="2.97366">
                <text:p>2.97366</text:p>
              </table:table-cell>
              <table:table-cell office:value-type="float" office:value="2.51525">
                <text:p>2.51525</text:p>
              </table:table-cell>
              <table:table-cell office:value-type="float" office:value="2.24932">
                <text:p>2.24932</text:p>
              </table:table-cell>
              <table:table-cell office:value-type="float" office:value="2.06946">
                <text:p>2.06946</text:p>
              </table:table-cell>
              <table:table-cell office:value-type="float" office:value="1.9422">
                <text:p>1.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8">
                <text:p>3.99998</text:p>
              </table:table-cell>
              <table:table-cell office:value-type="float" office:value="4.99392">
                <text:p>4.99392</text:p>
              </table:table-cell>
              <table:table-cell office:value-type="float" office:value="5.86061">
                <text:p>5.86061</text:p>
              </table:table-cell>
              <table:table-cell office:value-type="float" office:value="6.08296">
                <text:p>6.08296</text:p>
              </table:table-cell>
              <table:table-cell office:value-type="float" office:value="5.16445">
                <text:p>5.16445</text:p>
              </table:table-cell>
              <table:table-cell office:value-type="float" office:value="3.84329">
                <text:p>3.84329</text:p>
              </table:table-cell>
              <table:table-cell office:value-type="float" office:value="2.96933">
                <text:p>2.96933</text:p>
              </table:table-cell>
              <table:table-cell office:value-type="float" office:value="2.51445">
                <text:p>2.51445</text:p>
              </table:table-cell>
              <table:table-cell office:value-type="float" office:value="2.24847">
                <text:p>2.24847</text:p>
              </table:table-cell>
              <table:table-cell office:value-type="float" office:value="2.07044">
                <text:p>2.07044</text:p>
              </table:table-cell>
              <table:table-cell office:value-type="float" office:value="1.94477">
                <text:p>1.94477</text:p>
              </table:table-cell>
              <table:table-cell office:value-type="float" office:value="1.8371">
                <text:p>1.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38">
                <text:p>3.99838</text:p>
              </table:table-cell>
              <table:table-cell office:value-type="float" office:value="4.93161">
                <text:p>4.93161</text:p>
              </table:table-cell>
              <table:table-cell office:value-type="float" office:value="5.40216">
                <text:p>5.40216</text:p>
              </table:table-cell>
              <table:table-cell office:value-type="float" office:value="4.89163">
                <text:p>4.89163</text:p>
              </table:table-cell>
              <table:table-cell office:value-type="float" office:value="3.7865">
                <text:p>3.7865</text:p>
              </table:table-cell>
              <table:table-cell office:value-type="float" office:value="2.96781">
                <text:p>2.96781</text:p>
              </table:table-cell>
              <table:table-cell office:value-type="float" office:value="2.51096">
                <text:p>2.51096</text:p>
              </table:table-cell>
              <table:table-cell office:value-type="float" office:value="2.24799">
                <text:p>2.24799</text:p>
              </table:table-cell>
              <table:table-cell office:value-type="float" office:value="2.07074">
                <text:p>2.07074</text:p>
              </table:table-cell>
              <table:table-cell office:value-type="float" office:value="1.94488">
                <text:p>1.94488</text:p>
              </table:table-cell>
              <table:table-cell office:value-type="float" office:value="1.83516">
                <text:p>1.83516</text:p>
              </table:table-cell>
              <table:table-cell office:value-type="float" office:value="1.72147">
                <text:p>1.72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871">
                <text:p>3.97871</text:p>
              </table:table-cell>
              <table:table-cell office:value-type="float" office:value="4.68852">
                <text:p>4.68852</text:p>
              </table:table-cell>
              <table:table-cell office:value-type="float" office:value="4.57009">
                <text:p>4.57009</text:p>
              </table:table-cell>
              <table:table-cell office:value-type="float" office:value="3.72971">
                <text:p>3.72971</text:p>
              </table:table-cell>
              <table:table-cell office:value-type="float" office:value="2.96753">
                <text:p>2.96753</text:p>
              </table:table-cell>
              <table:table-cell office:value-type="float" office:value="2.51477">
                <text:p>2.51477</text:p>
              </table:table-cell>
              <table:table-cell office:value-type="float" office:value="2.24947">
                <text:p>2.24947</text:p>
              </table:table-cell>
              <table:table-cell office:value-type="float" office:value="2.06827">
                <text:p>2.06827</text:p>
              </table:table-cell>
              <table:table-cell office:value-type="float" office:value="1.9433">
                <text:p>1.9433</text:p>
              </table:table-cell>
              <table:table-cell office:value-type="float" office:value="1.83823">
                <text:p>1.83823</text:p>
              </table:table-cell>
              <table:table-cell office:value-type="float" office:value="1.72035">
                <text:p>1.72035</text:p>
              </table:table-cell>
              <table:table-cell office:value-type="float" office:value="1.58437">
                <text:p>1.58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22">
                <text:p>2.99922</text:p>
              </table:table-cell>
              <table:table-cell office:value-type="float" office:value="3.88976">
                <text:p>3.88976</text:p>
              </table:table-cell>
              <table:table-cell office:value-type="float" office:value="4.17371">
                <text:p>4.17371</text:p>
              </table:table-cell>
              <table:table-cell office:value-type="float" office:value="3.64889">
                <text:p>3.64889</text:p>
              </table:table-cell>
              <table:table-cell office:value-type="float" office:value="2.96139">
                <text:p>2.96139</text:p>
              </table:table-cell>
              <table:table-cell office:value-type="float" office:value="2.51514">
                <text:p>2.51514</text:p>
              </table:table-cell>
              <table:table-cell office:value-type="float" office:value="2.24981">
                <text:p>2.24981</text:p>
              </table:table-cell>
              <table:table-cell office:value-type="float" office:value="2.07096">
                <text:p>2.07096</text:p>
              </table:table-cell>
              <table:table-cell office:value-type="float" office:value="1.94222">
                <text:p>1.94222</text:p>
              </table:table-cell>
              <table:table-cell office:value-type="float" office:value="1.83713">
                <text:p>1.83713</text:p>
              </table:table-cell>
              <table:table-cell office:value-type="float" office:value="1.72138">
                <text:p>1.72138</text:p>
              </table:table-cell>
              <table:table-cell office:value-type="float" office:value="1.58089">
                <text:p>1.58089</text:p>
              </table:table-cell>
              <table:table-cell office:value-type="float" office:value="1.41923">
                <text:p>1.41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55">
                <text:p>2.98855</text:p>
              </table:table-cell>
              <table:table-cell office:value-type="float" office:value="3.66399">
                <text:p>3.66399</text:p>
              </table:table-cell>
              <table:table-cell office:value-type="float" office:value="3.51596">
                <text:p>3.51596</text:p>
              </table:table-cell>
              <table:table-cell office:value-type="float" office:value="2.95206">
                <text:p>2.95206</text:p>
              </table:table-cell>
              <table:table-cell office:value-type="float" office:value="2.5142">
                <text:p>2.5142</text:p>
              </table:table-cell>
              <table:table-cell office:value-type="float" office:value="2.2499">
                <text:p>2.2499</text:p>
              </table:table-cell>
              <table:table-cell office:value-type="float" office:value="2.06884">
                <text:p>2.06884</text:p>
              </table:table-cell>
              <table:table-cell office:value-type="float" office:value="1.94405">
                <text:p>1.94405</text:p>
              </table:table-cell>
              <table:table-cell office:value-type="float" office:value="1.83685">
                <text:p>1.83685</text:p>
              </table:table-cell>
              <table:table-cell office:value-type="float" office:value="1.722">
                <text:p>1.722</text:p>
              </table:table-cell>
              <table:table-cell office:value-type="float" office:value="1.58579">
                <text:p>1.58579</text:p>
              </table:table-cell>
              <table:table-cell office:value-type="float" office:value="1.41897">
                <text:p>1.41897</text:p>
              </table:table-cell>
              <table:table-cell office:value-type="float" office:value="1.27816">
                <text:p>1.2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535">
                <text:p>2.94535</text:p>
              </table:table-cell>
              <table:table-cell office:value-type="float" office:value="3.29987">
                <text:p>3.29987</text:p>
              </table:table-cell>
              <table:table-cell office:value-type="float" office:value="2.93014">
                <text:p>2.93014</text:p>
              </table:table-cell>
              <table:table-cell office:value-type="float" office:value="2.5085">
                <text:p>2.5085</text:p>
              </table:table-cell>
              <table:table-cell office:value-type="float" office:value="2.25065">
                <text:p>2.25065</text:p>
              </table:table-cell>
              <table:table-cell office:value-type="float" office:value="2.07172">
                <text:p>2.07172</text:p>
              </table:table-cell>
              <table:table-cell office:value-type="float" office:value="1.94453">
                <text:p>1.94453</text:p>
              </table:table-cell>
              <table:table-cell office:value-type="float" office:value="1.83902">
                <text:p>1.83902</text:p>
              </table:table-cell>
              <table:table-cell office:value-type="float" office:value="1.7218">
                <text:p>1.7218</text:p>
              </table:table-cell>
              <table:table-cell office:value-type="float" office:value="1.58115">
                <text:p>1.58115</text:p>
              </table:table-cell>
              <table:table-cell office:value-type="float" office:value="1.41466">
                <text:p>1.41466</text:p>
              </table:table-cell>
              <table:table-cell office:value-type="float" office:value="1.27708">
                <text:p>1.27708</text:p>
              </table:table-cell>
              <table:table-cell office:value-type="float" office:value="1.16768">
                <text:p>1.16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055">
                <text:p>2.84055</text:p>
              </table:table-cell>
              <table:table-cell office:value-type="float" office:value="2.87569">
                <text:p>2.87569</text:p>
              </table:table-cell>
              <table:table-cell office:value-type="float" office:value="2.50632">
                <text:p>2.50632</text:p>
              </table:table-cell>
              <table:table-cell office:value-type="float" office:value="2.25042">
                <text:p>2.25042</text:p>
              </table:table-cell>
              <table:table-cell office:value-type="float" office:value="2.07215">
                <text:p>2.07215</text:p>
              </table:table-cell>
              <table:table-cell office:value-type="float" office:value="1.94192">
                <text:p>1.94192</text:p>
              </table:table-cell>
              <table:table-cell office:value-type="float" office:value="1.8365">
                <text:p>1.8365</text:p>
              </table:table-cell>
              <table:table-cell office:value-type="float" office:value="1.71975">
                <text:p>1.71975</text:p>
              </table:table-cell>
              <table:table-cell office:value-type="float" office:value="1.58414">
                <text:p>1.58414</text:p>
              </table:table-cell>
              <table:table-cell office:value-type="float" office:value="1.41758">
                <text:p>1.41758</text:p>
              </table:table-cell>
              <table:table-cell office:value-type="float" office:value="1.27711">
                <text:p>1.27711</text:p>
              </table:table-cell>
              <table:table-cell office:value-type="float" office:value="1.16481">
                <text:p>1.16481</text:p>
              </table:table-cell>
              <table:table-cell office:value-type="float" office:value="1.08237">
                <text:p>1.08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254">
                <text:p>2.66254</text:p>
              </table:table-cell>
              <table:table-cell office:value-type="float" office:value="2.50627">
                <text:p>2.50627</text:p>
              </table:table-cell>
              <table:table-cell office:value-type="float" office:value="2.24932">
                <text:p>2.24932</text:p>
              </table:table-cell>
              <table:table-cell office:value-type="float" office:value="2.07054">
                <text:p>2.07054</text:p>
              </table:table-cell>
              <table:table-cell office:value-type="float" office:value="1.94168">
                <text:p>1.94168</text:p>
              </table:table-cell>
              <table:table-cell office:value-type="float" office:value="1.83586">
                <text:p>1.83586</text:p>
              </table:table-cell>
              <table:table-cell office:value-type="float" office:value="1.72223">
                <text:p>1.72223</text:p>
              </table:table-cell>
              <table:table-cell office:value-type="float" office:value="1.58559">
                <text:p>1.58559</text:p>
              </table:table-cell>
              <table:table-cell office:value-type="float" office:value="1.4185">
                <text:p>1.4185</text:p>
              </table:table-cell>
              <table:table-cell office:value-type="float" office:value="1.27813">
                <text:p>1.27813</text:p>
              </table:table-cell>
              <table:table-cell office:value-type="float" office:value="1.16588">
                <text:p>1.16588</text:p>
              </table:table-cell>
              <table:table-cell office:value-type="float" office:value="1.08318">
                <text:p>1.08318</text:p>
              </table:table-cell>
              <table:table-cell office:value-type="float" office:value="1.02773">
                <text:p>1.02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625">
                <text:p>2.44625</text:p>
              </table:table-cell>
              <table:table-cell office:value-type="float" office:value="2.24645">
                <text:p>2.24645</text:p>
              </table:table-cell>
              <table:table-cell office:value-type="float" office:value="2.07017">
                <text:p>2.07017</text:p>
              </table:table-cell>
              <table:table-cell office:value-type="float" office:value="1.94385">
                <text:p>1.94385</text:p>
              </table:table-cell>
              <table:table-cell office:value-type="float" office:value="1.83805">
                <text:p>1.83805</text:p>
              </table:table-cell>
              <table:table-cell office:value-type="float" office:value="1.72027">
                <text:p>1.72027</text:p>
              </table:table-cell>
              <table:table-cell office:value-type="float" office:value="1.58454">
                <text:p>1.58454</text:p>
              </table:table-cell>
              <table:table-cell office:value-type="float" office:value="1.41632">
                <text:p>1.41632</text:p>
              </table:table-cell>
              <table:table-cell office:value-type="float" office:value="1.27795">
                <text:p>1.27795</text:p>
              </table:table-cell>
              <table:table-cell office:value-type="float" office:value="1.16705">
                <text:p>1.16705</text:p>
              </table:table-cell>
              <table:table-cell office:value-type="float" office:value="1.08227">
                <text:p>1.08227</text:p>
              </table:table-cell>
              <table:table-cell office:value-type="float" office:value="1.02771">
                <text:p>1.0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838">
                <text:p>2.23838</text:p>
              </table:table-cell>
              <table:table-cell office:value-type="float" office:value="2.06891">
                <text:p>2.06891</text:p>
              </table:table-cell>
              <table:table-cell office:value-type="float" office:value="1.94573">
                <text:p>1.94573</text:p>
              </table:table-cell>
              <table:table-cell office:value-type="float" office:value="1.83699">
                <text:p>1.83699</text:p>
              </table:table-cell>
              <table:table-cell office:value-type="float" office:value="1.72411">
                <text:p>1.72411</text:p>
              </table:table-cell>
              <table:table-cell office:value-type="float" office:value="1.58294">
                <text:p>1.58294</text:p>
              </table:table-cell>
              <table:table-cell office:value-type="float" office:value="1.4125">
                <text:p>1.4125</text:p>
              </table:table-cell>
              <table:table-cell office:value-type="float" office:value="1.27895">
                <text:p>1.27895</text:p>
              </table:table-cell>
              <table:table-cell office:value-type="float" office:value="1.16534">
                <text:p>1.16534</text:p>
              </table:table-cell>
              <table:table-cell office:value-type="float" office:value="1.0832">
                <text:p>1.0832</text:p>
              </table:table-cell>
              <table:table-cell office:value-type="float" office:value="1.0282">
                <text:p>1.02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7011">
                <text:p>2.07011</text:p>
              </table:table-cell>
              <table:table-cell office:value-type="float" office:value="1.94434">
                <text:p>1.94434</text:p>
              </table:table-cell>
              <table:table-cell office:value-type="float" office:value="1.83655">
                <text:p>1.83655</text:p>
              </table:table-cell>
              <table:table-cell office:value-type="float" office:value="1.72086">
                <text:p>1.72086</text:p>
              </table:table-cell>
              <table:table-cell office:value-type="float" office:value="1.58736">
                <text:p>1.58736</text:p>
              </table:table-cell>
              <table:table-cell office:value-type="float" office:value="1.41716">
                <text:p>1.41716</text:p>
              </table:table-cell>
              <table:table-cell office:value-type="float" office:value="1.27707">
                <text:p>1.27707</text:p>
              </table:table-cell>
              <table:table-cell office:value-type="float" office:value="1.16664">
                <text:p>1.16664</text:p>
              </table:table-cell>
              <table:table-cell office:value-type="float" office:value="1.08277">
                <text:p>1.08277</text:p>
              </table:table-cell>
              <table:table-cell office:value-type="float" office:value="1.02888">
                <text:p>1.028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7331">
                <text:p>1.97331</text:p>
              </table:table-cell>
              <table:table-cell office:value-type="float" office:value="1.94416">
                <text:p>1.94416</text:p>
              </table:table-cell>
              <table:table-cell office:value-type="float" office:value="1.83745">
                <text:p>1.83745</text:p>
              </table:table-cell>
              <table:table-cell office:value-type="float" office:value="1.72032">
                <text:p>1.72032</text:p>
              </table:table-cell>
              <table:table-cell office:value-type="float" office:value="1.58317">
                <text:p>1.58317</text:p>
              </table:table-cell>
              <table:table-cell office:value-type="float" office:value="1.41616">
                <text:p>1.41616</text:p>
              </table:table-cell>
              <table:table-cell office:value-type="float" office:value="1.27794">
                <text:p>1.27794</text:p>
              </table:table-cell>
              <table:table-cell office:value-type="float" office:value="1.16694">
                <text:p>1.16694</text:p>
              </table:table-cell>
              <table:table-cell office:value-type="float" office:value="1.08247">
                <text:p>1.08247</text:p>
              </table:table-cell>
              <table:table-cell office:value-type="float" office:value="1.02783">
                <text:p>1.027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1639">
                <text:p>1.91639</text:p>
              </table:table-cell>
              <table:table-cell office:value-type="float" office:value="1.83849">
                <text:p>1.83849</text:p>
              </table:table-cell>
              <table:table-cell office:value-type="float" office:value="1.72441">
                <text:p>1.72441</text:p>
              </table:table-cell>
              <table:table-cell office:value-type="float" office:value="1.58275">
                <text:p>1.58275</text:p>
              </table:table-cell>
              <table:table-cell office:value-type="float" office:value="1.4162">
                <text:p>1.4162</text:p>
              </table:table-cell>
              <table:table-cell office:value-type="float" office:value="1.27731">
                <text:p>1.27731</text:p>
              </table:table-cell>
              <table:table-cell office:value-type="float" office:value="1.1663">
                <text:p>1.1663</text:p>
              </table:table-cell>
              <table:table-cell office:value-type="float" office:value="1.08313">
                <text:p>1.08313</text:p>
              </table:table-cell>
              <table:table-cell office:value-type="float" office:value="1.02736">
                <text:p>1.027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1.086cm" svg:y="1.591cm" style:legend-expansion="high" chart:style-name="ch2"/>
        <chart:plot-area chart:style-name="ch3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78">
                <text:p>0.78</text:p>
              </table:table-cell>
              <table:table-cell office:value-type="float" office:value="8.836">
                <text:p>8.836</text:p>
              </table:table-cell>
              <table:table-cell office:value-type="float" office:value="35.453">
                <text:p>35.453</text:p>
              </table:table-cell>
              <table:table-cell office:value-type="float" office:value="73.736">
                <text:p>73.736</text:p>
              </table:table-cell>
              <table:table-cell office:value-type="float" office:value="95.275">
                <text:p>95.2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853">
                <text:p>0.853</text:p>
              </table:table-cell>
              <table:table-cell office:value-type="float" office:value="8.803">
                <text:p>8.803</text:p>
              </table:table-cell>
              <table:table-cell office:value-type="float" office:value="35.511">
                <text:p>35.511</text:p>
              </table:table-cell>
              <table:table-cell office:value-type="float" office:value="73.619">
                <text:p>73.619</text:p>
              </table:table-cell>
              <table:table-cell office:value-type="float" office:value="95.212">
                <text:p>95.212</text:p>
              </table:table-cell>
              <table:table-cell office:value-type="float" office:value="99.711">
                <text:p>99.7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38">
                <text:p>0.838</text:p>
              </table:table-cell>
              <table:table-cell office:value-type="float" office:value="8.804">
                <text:p>8.804</text:p>
              </table:table-cell>
              <table:table-cell office:value-type="float" office:value="35.735">
                <text:p>35.735</text:p>
              </table:table-cell>
              <table:table-cell office:value-type="float" office:value="73.644">
                <text:p>73.644</text:p>
              </table:table-cell>
              <table:table-cell office:value-type="float" office:value="95.28">
                <text:p>95.28</text:p>
              </table:table-cell>
              <table:table-cell office:value-type="float" office:value="99.718">
                <text:p>99.718</text:p>
              </table:table-cell>
              <table:table-cell office:value-type="float" office:value="99.998">
                <text:p>99.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838">
                <text:p>0.838</text:p>
              </table:table-cell>
              <table:table-cell office:value-type="float" office:value="8.688">
                <text:p>8.688</text:p>
              </table:table-cell>
              <table:table-cell office:value-type="float" office:value="35.806">
                <text:p>35.806</text:p>
              </table:table-cell>
              <table:table-cell office:value-type="float" office:value="73.583">
                <text:p>73.583</text:p>
              </table:table-cell>
              <table:table-cell office:value-type="float" office:value="95.374">
                <text:p>95.374</text:p>
              </table:table-cell>
              <table:table-cell office:value-type="float" office:value="99.731">
                <text:p>99.731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834">
                <text:p>0.834</text:p>
              </table:table-cell>
              <table:table-cell office:value-type="float" office:value="8.65">
                <text:p>8.65</text:p>
              </table:table-cell>
              <table:table-cell office:value-type="float" office:value="35.806">
                <text:p>35.806</text:p>
              </table:table-cell>
              <table:table-cell office:value-type="float" office:value="73.767">
                <text:p>73.767</text:p>
              </table:table-cell>
              <table:table-cell office:value-type="float" office:value="95.301">
                <text:p>95.301</text:p>
              </table:table-cell>
              <table:table-cell office:value-type="float" office:value="99.731">
                <text:p>99.731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929">
                <text:p>0.929</text:p>
              </table:table-cell>
              <table:table-cell office:value-type="float" office:value="8.895">
                <text:p>8.895</text:p>
              </table:table-cell>
              <table:table-cell office:value-type="float" office:value="36.296">
                <text:p>36.296</text:p>
              </table:table-cell>
              <table:table-cell office:value-type="float" office:value="73.923">
                <text:p>73.923</text:p>
              </table:table-cell>
              <table:table-cell office:value-type="float" office:value="95.439">
                <text:p>95.439</text:p>
              </table:table-cell>
              <table:table-cell office:value-type="float" office:value="99.724">
                <text:p>99.724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61">
                <text:p>0.061</text:p>
              </table:table-cell>
              <table:table-cell office:value-type="float" office:value="1.268">
                <text:p>1.268</text:p>
              </table:table-cell>
              <table:table-cell office:value-type="float" office:value="10.187">
                <text:p>10.187</text:p>
              </table:table-cell>
              <table:table-cell office:value-type="float" office:value="38.05">
                <text:p>38.05</text:p>
              </table:table-cell>
              <table:table-cell office:value-type="float" office:value="74.933">
                <text:p>74.933</text:p>
              </table:table-cell>
              <table:table-cell office:value-type="float" office:value="95.44">
                <text:p>95.44</text:p>
              </table:table-cell>
              <table:table-cell office:value-type="float" office:value="99.765">
                <text:p>99.76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">
                <text:p>0.027</text:p>
              </table:table-cell>
              <table:table-cell office:value-type="float" office:value="0.062">
                <text:p>0.062</text:p>
              </table:table-cell>
              <table:table-cell office:value-type="float" office:value="0.183">
                <text:p>0.183</text:p>
              </table:table-cell>
              <table:table-cell office:value-type="float" office:value="0.782">
                <text:p>0.782</text:p>
              </table:table-cell>
              <table:table-cell office:value-type="float" office:value="3.843">
                <text:p>3.843</text:p>
              </table:table-cell>
              <table:table-cell office:value-type="float" office:value="16.158">
                <text:p>16.158</text:p>
              </table:table-cell>
              <table:table-cell office:value-type="float" office:value="45.045">
                <text:p>45.045</text:p>
              </table:table-cell>
              <table:table-cell office:value-type="float" office:value="78.998">
                <text:p>78.998</text:p>
              </table:table-cell>
              <table:table-cell office:value-type="float" office:value="96.314">
                <text:p>96.314</text:p>
              </table:table-cell>
              <table:table-cell office:value-type="float" office:value="99.798">
                <text:p>99.798</text:p>
              </table:table-cell>
              <table:table-cell office:value-type="float" office:value="99.996">
                <text:p>99.9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45">
                <text:p>5.245</text:p>
              </table:table-cell>
              <table:table-cell office:value-type="float" office:value="6.72">
                <text:p>6.72</text:p>
              </table:table-cell>
              <table:table-cell office:value-type="float" office:value="10.368">
                <text:p>10.368</text:p>
              </table:table-cell>
              <table:table-cell office:value-type="float" office:value="19.138">
                <text:p>19.138</text:p>
              </table:table-cell>
              <table:table-cell office:value-type="float" office:value="36.693">
                <text:p>36.693</text:p>
              </table:table-cell>
              <table:table-cell office:value-type="float" office:value="63.033">
                <text:p>63.033</text:p>
              </table:table-cell>
              <table:table-cell office:value-type="float" office:value="87.124">
                <text:p>87.124</text:p>
              </table:table-cell>
              <table:table-cell office:value-type="float" office:value="97.819">
                <text:p>97.819</text:p>
              </table:table-cell>
              <table:table-cell office:value-type="float" office:value="99.894">
                <text:p>99.894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111">
                <text:p>50.111</text:p>
              </table:table-cell>
              <table:table-cell office:value-type="float" office:value="54.222">
                <text:p>54.222</text:p>
              </table:table-cell>
              <table:table-cell office:value-type="float" office:value="63.013">
                <text:p>63.013</text:p>
              </table:table-cell>
              <table:table-cell office:value-type="float" office:value="75.01">
                <text:p>75.01</text:p>
              </table:table-cell>
              <table:table-cell office:value-type="float" office:value="87.545">
                <text:p>87.545</text:p>
              </table:table-cell>
              <table:table-cell office:value-type="float" office:value="96.095">
                <text:p>96.095</text:p>
              </table:table-cell>
              <table:table-cell office:value-type="float" office:value="99.412">
                <text:p>99.412</text:p>
              </table:table-cell>
              <table:table-cell office:value-type="float" office:value="99.975">
                <text:p>99.9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87">
                <text:p>94.87</text:p>
              </table:table-cell>
              <table:table-cell office:value-type="float" office:value="95.91">
                <text:p>95.91</text:p>
              </table:table-cell>
              <table:table-cell office:value-type="float" office:value="97.506">
                <text:p>97.506</text:p>
              </table:table-cell>
              <table:table-cell office:value-type="float" office:value="98.851">
                <text:p>98.851</text:p>
              </table:table-cell>
              <table:table-cell office:value-type="float" office:value="99.668">
                <text:p>99.668</text:p>
              </table:table-cell>
              <table:table-cell office:value-type="float" office:value="99.942">
                <text:p>99.94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97">
                <text:p>99.97</text:p>
              </table:table-cell>
              <table:table-cell office:value-type="float" office:value="99.972">
                <text:p>99.972</text:p>
              </table:table-cell>
              <table:table-cell office:value-type="float" office:value="99.99">
                <text:p>99.99</text:p>
              </table:table-cell>
              <table:table-cell office:value-type="float" office:value="99.997">
                <text:p>99.997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404">
                <text:p>2.66404</text:p>
              </table:table-cell>
              <table:table-cell office:value-type="float" office:value="3.04809">
                <text:p>3.04809</text:p>
              </table:table-cell>
              <table:table-cell office:value-type="float" office:value="3.45609">
                <text:p>3.45609</text:p>
              </table:table-cell>
              <table:table-cell office:value-type="float" office:value="3.95117">
                <text:p>3.95117</text:p>
              </table:table-cell>
              <table:table-cell office:value-type="float" office:value="4.55092">
                <text:p>4.55092</text:p>
              </table:table-cell>
              <table:table-cell office:value-type="float" office:value="5.25994">
                <text:p>5.25994</text:p>
              </table:table-cell>
              <table:table-cell office:value-type="float" office:value="6.05907">
                <text:p>6.05907</text:p>
              </table:table-cell>
              <table:table-cell office:value-type="float" office:value="6.94773">
                <text:p>6.94773</text:p>
              </table:table-cell>
              <table:table-cell office:value-type="float" office:value="7.8538">
                <text:p>7.8538</text:p>
              </table:table-cell>
              <table:table-cell office:value-type="float" office:value="8.44307">
                <text:p>8.44307</text:p>
              </table:table-cell>
              <table:table-cell office:value-type="float" office:value="7.87246">
                <text:p>7.87246</text:p>
              </table:table-cell>
              <table:table-cell office:value-type="float" office:value="5.87589">
                <text:p>5.87589</text:p>
              </table:table-cell>
              <table:table-cell office:value-type="float" office:value="3.96202">
                <text:p>3.9620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3907">
                <text:p>2.83907</text:p>
              </table:table-cell>
              <table:table-cell office:value-type="float" office:value="3.39919">
                <text:p>3.39919</text:p>
              </table:table-cell>
              <table:table-cell office:value-type="float" office:value="3.92708">
                <text:p>3.92708</text:p>
              </table:table-cell>
              <table:table-cell office:value-type="float" office:value="4.54271">
                <text:p>4.54271</text:p>
              </table:table-cell>
              <table:table-cell office:value-type="float" office:value="5.24857">
                <text:p>5.24857</text:p>
              </table:table-cell>
              <table:table-cell office:value-type="float" office:value="6.05403">
                <text:p>6.05403</text:p>
              </table:table-cell>
              <table:table-cell office:value-type="float" office:value="6.94803">
                <text:p>6.94803</text:p>
              </table:table-cell>
              <table:table-cell office:value-type="float" office:value="7.85186">
                <text:p>7.85186</text:p>
              </table:table-cell>
              <table:table-cell office:value-type="float" office:value="8.44056">
                <text:p>8.44056</text:p>
              </table:table-cell>
              <table:table-cell office:value-type="float" office:value="7.86867">
                <text:p>7.86867</text:p>
              </table:table-cell>
              <table:table-cell office:value-type="float" office:value="5.88079">
                <text:p>5.88079</text:p>
              </table:table-cell>
              <table:table-cell office:value-type="float" office:value="3.96209">
                <text:p>3.96209</text:p>
              </table:table-cell>
              <table:table-cell office:value-type="float" office:value="2.98018">
                <text:p>2.980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86">
                <text:p>2.94686</text:p>
              </table:table-cell>
              <table:table-cell office:value-type="float" office:value="3.70618">
                <text:p>3.70618</text:p>
              </table:table-cell>
              <table:table-cell office:value-type="float" office:value="4.41561">
                <text:p>4.41561</text:p>
              </table:table-cell>
              <table:table-cell office:value-type="float" office:value="5.16714">
                <text:p>5.16714</text:p>
              </table:table-cell>
              <table:table-cell office:value-type="float" office:value="5.99907">
                <text:p>5.99907</text:p>
              </table:table-cell>
              <table:table-cell office:value-type="float" office:value="6.88693">
                <text:p>6.88693</text:p>
              </table:table-cell>
              <table:table-cell office:value-type="float" office:value="7.80194">
                <text:p>7.80194</text:p>
              </table:table-cell>
              <table:table-cell office:value-type="float" office:value="8.40526">
                <text:p>8.40526</text:p>
              </table:table-cell>
              <table:table-cell office:value-type="float" office:value="7.83274">
                <text:p>7.83274</text:p>
              </table:table-cell>
              <table:table-cell office:value-type="float" office:value="5.86473">
                <text:p>5.86473</text:p>
              </table:table-cell>
              <table:table-cell office:value-type="float" office:value="3.96818">
                <text:p>3.96818</text:p>
              </table:table-cell>
              <table:table-cell office:value-type="float" office:value="2.97563">
                <text:p>2.97563</text:p>
              </table:table-cell>
              <table:table-cell office:value-type="float" office:value="2.51434">
                <text:p>2.51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766">
                <text:p>2.98766</text:p>
              </table:table-cell>
              <table:table-cell office:value-type="float" office:value="3.9007">
                <text:p>3.9007</text:p>
              </table:table-cell>
              <table:table-cell office:value-type="float" office:value="4.77785">
                <text:p>4.77785</text:p>
              </table:table-cell>
              <table:table-cell office:value-type="float" office:value="5.67286">
                <text:p>5.67286</text:p>
              </table:table-cell>
              <table:table-cell office:value-type="float" office:value="6.60407">
                <text:p>6.60407</text:p>
              </table:table-cell>
              <table:table-cell office:value-type="float" office:value="7.53197">
                <text:p>7.53197</text:p>
              </table:table-cell>
              <table:table-cell office:value-type="float" office:value="8.17924">
                <text:p>8.17924</text:p>
              </table:table-cell>
              <table:table-cell office:value-type="float" office:value="7.68238">
                <text:p>7.68238</text:p>
              </table:table-cell>
              <table:table-cell office:value-type="float" office:value="5.8235">
                <text:p>5.8235</text:p>
              </table:table-cell>
              <table:table-cell office:value-type="float" office:value="3.93995">
                <text:p>3.93995</text:p>
              </table:table-cell>
              <table:table-cell office:value-type="float" office:value="2.97918">
                <text:p>2.97918</text:p>
              </table:table-cell>
              <table:table-cell office:value-type="float" office:value="2.51187">
                <text:p>2.51187</text:p>
              </table:table-cell>
              <table:table-cell office:value-type="float" office:value="2.24986">
                <text:p>2.24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35">
                <text:p>2.99935</text:p>
              </table:table-cell>
              <table:table-cell office:value-type="float" office:value="3.9801">
                <text:p>3.9801</text:p>
              </table:table-cell>
              <table:table-cell office:value-type="float" office:value="4.95031">
                <text:p>4.95031</text:p>
              </table:table-cell>
              <table:table-cell office:value-type="float" office:value="5.92487">
                <text:p>5.92487</text:p>
              </table:table-cell>
              <table:table-cell office:value-type="float" office:value="6.88988">
                <text:p>6.88988</text:p>
              </table:table-cell>
              <table:table-cell office:value-type="float" office:value="7.60175">
                <text:p>7.60175</text:p>
              </table:table-cell>
              <table:table-cell office:value-type="float" office:value="7.30444">
                <text:p>7.30444</text:p>
              </table:table-cell>
              <table:table-cell office:value-type="float" office:value="5.66188">
                <text:p>5.66188</text:p>
              </table:table-cell>
              <table:table-cell office:value-type="float" office:value="3.9282">
                <text:p>3.9282</text:p>
              </table:table-cell>
              <table:table-cell office:value-type="float" office:value="2.97734">
                <text:p>2.97734</text:p>
              </table:table-cell>
              <table:table-cell office:value-type="float" office:value="2.51234">
                <text:p>2.51234</text:p>
              </table:table-cell>
              <table:table-cell office:value-type="float" office:value="2.25026">
                <text:p>2.25026</text:p>
              </table:table-cell>
              <table:table-cell office:value-type="float" office:value="2.06961">
                <text:p>2.0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6">
                <text:p>3.99816</text:p>
              </table:table-cell>
              <table:table-cell office:value-type="float" office:value="4.99509">
                <text:p>4.99509</text:p>
              </table:table-cell>
              <table:table-cell office:value-type="float" office:value="5.97762">
                <text:p>5.97762</text:p>
              </table:table-cell>
              <table:table-cell office:value-type="float" office:value="6.77208">
                <text:p>6.77208</text:p>
              </table:table-cell>
              <table:table-cell office:value-type="float" office:value="6.71554">
                <text:p>6.71554</text:p>
              </table:table-cell>
              <table:table-cell office:value-type="float" office:value="5.43937">
                <text:p>5.43937</text:p>
              </table:table-cell>
              <table:table-cell office:value-type="float" office:value="3.88075">
                <text:p>3.88075</text:p>
              </table:table-cell>
              <table:table-cell office:value-type="float" office:value="2.97336">
                <text:p>2.97336</text:p>
              </table:table-cell>
              <table:table-cell office:value-type="float" office:value="2.51503">
                <text:p>2.51503</text:p>
              </table:table-cell>
              <table:table-cell office:value-type="float" office:value="2.24826">
                <text:p>2.24826</text:p>
              </table:table-cell>
              <table:table-cell office:value-type="float" office:value="2.07045">
                <text:p>2.07045</text:p>
              </table:table-cell>
              <table:table-cell office:value-type="float" office:value="1.94228">
                <text:p>1.94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5">
                <text:p>3.99995</text:p>
              </table:table-cell>
              <table:table-cell office:value-type="float" office:value="4.99276">
                <text:p>4.99276</text:p>
              </table:table-cell>
              <table:table-cell office:value-type="float" office:value="5.8612">
                <text:p>5.8612</text:p>
              </table:table-cell>
              <table:table-cell office:value-type="float" office:value="6.07692">
                <text:p>6.07692</text:p>
              </table:table-cell>
              <table:table-cell office:value-type="float" office:value="5.17593">
                <text:p>5.17593</text:p>
              </table:table-cell>
              <table:table-cell office:value-type="float" office:value="3.84762">
                <text:p>3.84762</text:p>
              </table:table-cell>
              <table:table-cell office:value-type="float" office:value="2.96807">
                <text:p>2.96807</text:p>
              </table:table-cell>
              <table:table-cell office:value-type="float" office:value="2.51187">
                <text:p>2.51187</text:p>
              </table:table-cell>
              <table:table-cell office:value-type="float" office:value="2.24888">
                <text:p>2.24888</text:p>
              </table:table-cell>
              <table:table-cell office:value-type="float" office:value="2.07151">
                <text:p>2.07151</text:p>
              </table:table-cell>
              <table:table-cell office:value-type="float" office:value="1.94189">
                <text:p>1.94189</text:p>
              </table:table-cell>
              <table:table-cell office:value-type="float" office:value="1.83825">
                <text:p>1.8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29">
                <text:p>3.99829</text:p>
              </table:table-cell>
              <table:table-cell office:value-type="float" office:value="4.93166">
                <text:p>4.93166</text:p>
              </table:table-cell>
              <table:table-cell office:value-type="float" office:value="5.4116">
                <text:p>5.4116</text:p>
              </table:table-cell>
              <table:table-cell office:value-type="float" office:value="4.87475">
                <text:p>4.87475</text:p>
              </table:table-cell>
              <table:table-cell office:value-type="float" office:value="3.7933">
                <text:p>3.7933</text:p>
              </table:table-cell>
              <table:table-cell office:value-type="float" office:value="2.96837">
                <text:p>2.96837</text:p>
              </table:table-cell>
              <table:table-cell office:value-type="float" office:value="2.51384">
                <text:p>2.51384</text:p>
              </table:table-cell>
              <table:table-cell office:value-type="float" office:value="2.24982">
                <text:p>2.24982</text:p>
              </table:table-cell>
              <table:table-cell office:value-type="float" office:value="2.06926">
                <text:p>2.06926</text:p>
              </table:table-cell>
              <table:table-cell office:value-type="float" office:value="1.94533">
                <text:p>1.94533</text:p>
              </table:table-cell>
              <table:table-cell office:value-type="float" office:value="1.83755">
                <text:p>1.83755</text:p>
              </table:table-cell>
              <table:table-cell office:value-type="float" office:value="1.72299">
                <text:p>1.72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966">
                <text:p>3.97966</text:p>
              </table:table-cell>
              <table:table-cell office:value-type="float" office:value="4.68777">
                <text:p>4.68777</text:p>
              </table:table-cell>
              <table:table-cell office:value-type="float" office:value="4.56473">
                <text:p>4.56473</text:p>
              </table:table-cell>
              <table:table-cell office:value-type="float" office:value="3.72982">
                <text:p>3.72982</text:p>
              </table:table-cell>
              <table:table-cell office:value-type="float" office:value="2.96857">
                <text:p>2.96857</text:p>
              </table:table-cell>
              <table:table-cell office:value-type="float" office:value="2.51558">
                <text:p>2.51558</text:p>
              </table:table-cell>
              <table:table-cell office:value-type="float" office:value="2.24805">
                <text:p>2.24805</text:p>
              </table:table-cell>
              <table:table-cell office:value-type="float" office:value="2.06961">
                <text:p>2.06961</text:p>
              </table:table-cell>
              <table:table-cell office:value-type="float" office:value="1.9442">
                <text:p>1.9442</text:p>
              </table:table-cell>
              <table:table-cell office:value-type="float" office:value="1.83658">
                <text:p>1.83658</text:p>
              </table:table-cell>
              <table:table-cell office:value-type="float" office:value="1.72204">
                <text:p>1.72204</text:p>
              </table:table-cell>
              <table:table-cell office:value-type="float" office:value="1.58529">
                <text:p>1.58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6">
                <text:p>2.99916</text:p>
              </table:table-cell>
              <table:table-cell office:value-type="float" office:value="3.88947">
                <text:p>3.88947</text:p>
              </table:table-cell>
              <table:table-cell office:value-type="float" office:value="4.18202">
                <text:p>4.18202</text:p>
              </table:table-cell>
              <table:table-cell office:value-type="float" office:value="3.63743">
                <text:p>3.63743</text:p>
              </table:table-cell>
              <table:table-cell office:value-type="float" office:value="2.95513">
                <text:p>2.95513</text:p>
              </table:table-cell>
              <table:table-cell office:value-type="float" office:value="2.5161">
                <text:p>2.5161</text:p>
              </table:table-cell>
              <table:table-cell office:value-type="float" office:value="2.25044">
                <text:p>2.25044</text:p>
              </table:table-cell>
              <table:table-cell office:value-type="float" office:value="2.07055">
                <text:p>2.07055</text:p>
              </table:table-cell>
              <table:table-cell office:value-type="float" office:value="1.94482">
                <text:p>1.94482</text:p>
              </table:table-cell>
              <table:table-cell office:value-type="float" office:value="1.83738">
                <text:p>1.83738</text:p>
              </table:table-cell>
              <table:table-cell office:value-type="float" office:value="1.72318">
                <text:p>1.72318</text:p>
              </table:table-cell>
              <table:table-cell office:value-type="float" office:value="1.58351">
                <text:p>1.58351</text:p>
              </table:table-cell>
              <table:table-cell office:value-type="float" office:value="1.41833">
                <text:p>1.41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47">
                <text:p>2.98847</text:p>
              </table:table-cell>
              <table:table-cell office:value-type="float" office:value="3.66384">
                <text:p>3.66384</text:p>
              </table:table-cell>
              <table:table-cell office:value-type="float" office:value="3.5222">
                <text:p>3.5222</text:p>
              </table:table-cell>
              <table:table-cell office:value-type="float" office:value="2.95354">
                <text:p>2.95354</text:p>
              </table:table-cell>
              <table:table-cell office:value-type="float" office:value="2.51399">
                <text:p>2.51399</text:p>
              </table:table-cell>
              <table:table-cell office:value-type="float" office:value="2.24995">
                <text:p>2.24995</text:p>
              </table:table-cell>
              <table:table-cell office:value-type="float" office:value="2.06933">
                <text:p>2.06933</text:p>
              </table:table-cell>
              <table:table-cell office:value-type="float" office:value="1.94358">
                <text:p>1.94358</text:p>
              </table:table-cell>
              <table:table-cell office:value-type="float" office:value="1.83714">
                <text:p>1.83714</text:p>
              </table:table-cell>
              <table:table-cell office:value-type="float" office:value="1.72168">
                <text:p>1.72168</text:p>
              </table:table-cell>
              <table:table-cell office:value-type="float" office:value="1.5838">
                <text:p>1.5838</text:p>
              </table:table-cell>
              <table:table-cell office:value-type="float" office:value="1.41508">
                <text:p>1.41508</text:p>
              </table:table-cell>
              <table:table-cell office:value-type="float" office:value="1.27783">
                <text:p>1.27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6">
                <text:p>2.9466</text:p>
              </table:table-cell>
              <table:table-cell office:value-type="float" office:value="3.29617">
                <text:p>3.29617</text:p>
              </table:table-cell>
              <table:table-cell office:value-type="float" office:value="2.927">
                <text:p>2.927</text:p>
              </table:table-cell>
              <table:table-cell office:value-type="float" office:value="2.5132">
                <text:p>2.5132</text:p>
              </table:table-cell>
              <table:table-cell office:value-type="float" office:value="2.24849">
                <text:p>2.24849</text:p>
              </table:table-cell>
              <table:table-cell office:value-type="float" office:value="2.07068">
                <text:p>2.07068</text:p>
              </table:table-cell>
              <table:table-cell office:value-type="float" office:value="1.94352">
                <text:p>1.94352</text:p>
              </table:table-cell>
              <table:table-cell office:value-type="float" office:value="1.83653">
                <text:p>1.83653</text:p>
              </table:table-cell>
              <table:table-cell office:value-type="float" office:value="1.72053">
                <text:p>1.72053</text:p>
              </table:table-cell>
              <table:table-cell office:value-type="float" office:value="1.58112">
                <text:p>1.58112</text:p>
              </table:table-cell>
              <table:table-cell office:value-type="float" office:value="1.41716">
                <text:p>1.41716</text:p>
              </table:table-cell>
              <table:table-cell office:value-type="float" office:value="1.27752">
                <text:p>1.27752</text:p>
              </table:table-cell>
              <table:table-cell office:value-type="float" office:value="1.16752">
                <text:p>1.16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004">
                <text:p>2.84004</text:p>
              </table:table-cell>
              <table:table-cell office:value-type="float" office:value="2.86894">
                <text:p>2.86894</text:p>
              </table:table-cell>
              <table:table-cell office:value-type="float" office:value="2.50771">
                <text:p>2.50771</text:p>
              </table:table-cell>
              <table:table-cell office:value-type="float" office:value="2.24647">
                <text:p>2.24647</text:p>
              </table:table-cell>
              <table:table-cell office:value-type="float" office:value="2.069">
                <text:p>2.069</text:p>
              </table:table-cell>
              <table:table-cell office:value-type="float" office:value="1.94231">
                <text:p>1.94231</text:p>
              </table:table-cell>
              <table:table-cell office:value-type="float" office:value="1.83787">
                <text:p>1.83787</text:p>
              </table:table-cell>
              <table:table-cell office:value-type="float" office:value="1.7231">
                <text:p>1.7231</text:p>
              </table:table-cell>
              <table:table-cell office:value-type="float" office:value="1.58247">
                <text:p>1.58247</text:p>
              </table:table-cell>
              <table:table-cell office:value-type="float" office:value="1.41631">
                <text:p>1.41631</text:p>
              </table:table-cell>
              <table:table-cell office:value-type="float" office:value="1.2777">
                <text:p>1.2777</text:p>
              </table:table-cell>
              <table:table-cell office:value-type="float" office:value="1.16914">
                <text:p>1.16914</text:p>
              </table:table-cell>
              <table:table-cell office:value-type="float" office:value="1.08288">
                <text:p>1.08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275">
                <text:p>2.66275</text:p>
              </table:table-cell>
              <table:table-cell office:value-type="float" office:value="2.50299">
                <text:p>2.50299</text:p>
              </table:table-cell>
              <table:table-cell office:value-type="float" office:value="2.24879">
                <text:p>2.24879</text:p>
              </table:table-cell>
              <table:table-cell office:value-type="float" office:value="2.07149">
                <text:p>2.07149</text:p>
              </table:table-cell>
              <table:table-cell office:value-type="float" office:value="1.94274">
                <text:p>1.94274</text:p>
              </table:table-cell>
              <table:table-cell office:value-type="float" office:value="1.83596">
                <text:p>1.83596</text:p>
              </table:table-cell>
              <table:table-cell office:value-type="float" office:value="1.71997">
                <text:p>1.71997</text:p>
              </table:table-cell>
              <table:table-cell office:value-type="float" office:value="1.58343">
                <text:p>1.58343</text:p>
              </table:table-cell>
              <table:table-cell office:value-type="float" office:value="1.41556">
                <text:p>1.41556</text:p>
              </table:table-cell>
              <table:table-cell office:value-type="float" office:value="1.27574">
                <text:p>1.27574</text:p>
              </table:table-cell>
              <table:table-cell office:value-type="float" office:value="1.16579">
                <text:p>1.16579</text:p>
              </table:table-cell>
              <table:table-cell office:value-type="float" office:value="1.08184">
                <text:p>1.08184</text:p>
              </table:table-cell>
              <table:table-cell office:value-type="float" office:value="1.02825">
                <text:p>1.02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179">
                <text:p>2.44179</text:p>
              </table:table-cell>
              <table:table-cell office:value-type="float" office:value="2.24956">
                <text:p>2.24956</text:p>
              </table:table-cell>
              <table:table-cell office:value-type="float" office:value="2.07086">
                <text:p>2.07086</text:p>
              </table:table-cell>
              <table:table-cell office:value-type="float" office:value="1.94334">
                <text:p>1.94334</text:p>
              </table:table-cell>
              <table:table-cell office:value-type="float" office:value="1.8349">
                <text:p>1.8349</text:p>
              </table:table-cell>
              <table:table-cell office:value-type="float" office:value="1.7201">
                <text:p>1.7201</text:p>
              </table:table-cell>
              <table:table-cell office:value-type="float" office:value="1.58384">
                <text:p>1.58384</text:p>
              </table:table-cell>
              <table:table-cell office:value-type="float" office:value="1.4182">
                <text:p>1.4182</text:p>
              </table:table-cell>
              <table:table-cell office:value-type="float" office:value="1.27759">
                <text:p>1.27759</text:p>
              </table:table-cell>
              <table:table-cell office:value-type="float" office:value="1.16828">
                <text:p>1.16828</text:p>
              </table:table-cell>
              <table:table-cell office:value-type="float" office:value="1.08259">
                <text:p>1.08259</text:p>
              </table:table-cell>
              <table:table-cell office:value-type="float" office:value="1.02796">
                <text:p>1.0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912">
                <text:p>2.23912</text:p>
              </table:table-cell>
              <table:table-cell office:value-type="float" office:value="2.07021">
                <text:p>2.07021</text:p>
              </table:table-cell>
              <table:table-cell office:value-type="float" office:value="1.94467">
                <text:p>1.94467</text:p>
              </table:table-cell>
              <table:table-cell office:value-type="float" office:value="1.83687">
                <text:p>1.83687</text:p>
              </table:table-cell>
              <table:table-cell office:value-type="float" office:value="1.72153">
                <text:p>1.72153</text:p>
              </table:table-cell>
              <table:table-cell office:value-type="float" office:value="1.58432">
                <text:p>1.58432</text:p>
              </table:table-cell>
              <table:table-cell office:value-type="float" office:value="1.41526">
                <text:p>1.41526</text:p>
              </table:table-cell>
              <table:table-cell office:value-type="float" office:value="1.27786">
                <text:p>1.27786</text:p>
              </table:table-cell>
              <table:table-cell office:value-type="float" office:value="1.16583">
                <text:p>1.16583</text:p>
              </table:table-cell>
              <table:table-cell office:value-type="float" office:value="1.08217">
                <text:p>1.08217</text:p>
              </table:table-cell>
              <table:table-cell office:value-type="float" office:value="1.02856">
                <text:p>1.028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04cm" svg:height="7.474cm" xlink:href=".." xlink:type="simple" chart:class="chart:line" chart:style-name="ch1">
        <chart:legend chart:legend-position="end" svg:x="11.086cm" svg:y="1.591cm" style:legend-expansion="high" chart:style-name="ch2"/>
        <chart:plot-area chart:style-name="ch3" table:cell-range-address="Create.B1:Create.Q17 Create.A2:Create.A17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Create.B1:Create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eate.B2:Create.Q2" chart:label-cell-address="Create.A2:Create.A2" chart:class="chart:line">
            <chart:data-point chart:repeated="16"/>
          </chart:series>
          <chart:series chart:style-name="ch7" chart:values-cell-range-address="Create.B3:Create.Q3" chart:label-cell-address="Create.A3:Create.A3" chart:class="chart:line">
            <chart:data-point chart:repeated="16"/>
          </chart:series>
          <chart:series chart:style-name="ch8" chart:values-cell-range-address="Create.B4:Create.Q4" chart:label-cell-address="Create.A4:Create.A4" chart:class="chart:line">
            <chart:data-point chart:repeated="16"/>
          </chart:series>
          <chart:series chart:style-name="ch9" chart:values-cell-range-address="Create.B5:Create.Q5" chart:label-cell-address="Create.A5:Create.A5" chart:class="chart:line">
            <chart:data-point chart:repeated="16"/>
          </chart:series>
          <chart:series chart:style-name="ch10" chart:values-cell-range-address="Create.B6:Create.Q6" chart:label-cell-address="Create.A6:Create.A6" chart:class="chart:line">
            <chart:data-point chart:repeated="16"/>
          </chart:series>
          <chart:series chart:style-name="ch11" chart:values-cell-range-address="Create.B7:Create.Q7" chart:label-cell-address="Create.A7:Create.A7" chart:class="chart:line">
            <chart:data-point chart:repeated="16"/>
          </chart:series>
          <chart:series chart:style-name="ch12" chart:values-cell-range-address="Create.B8:Create.Q8" chart:label-cell-address="Create.A8:Create.A8" chart:class="chart:line">
            <chart:data-point chart:repeated="16"/>
          </chart:series>
          <chart:series chart:style-name="ch13" chart:values-cell-range-address="Create.B9:Create.Q9" chart:label-cell-address="Create.A9:Create.A9" chart:class="chart:line">
            <chart:data-point chart:repeated="16"/>
          </chart:series>
          <chart:series chart:style-name="ch14" chart:values-cell-range-address="Create.B10:Create.Q10" chart:label-cell-address="Create.A10:Create.A10" chart:class="chart:line">
            <chart:data-point chart:repeated="16"/>
          </chart:series>
          <chart:series chart:style-name="ch15" chart:values-cell-range-address="Create.B11:Create.Q11" chart:label-cell-address="Create.A11:Create.A11" chart:class="chart:line">
            <chart:data-point chart:repeated="16"/>
          </chart:series>
          <chart:series chart:style-name="ch16" chart:values-cell-range-address="Create.B12:Create.Q12" chart:label-cell-address="Create.A12:Create.A12" chart:class="chart:line">
            <chart:data-point chart:repeated="16"/>
          </chart:series>
          <chart:series chart:style-name="ch17" chart:values-cell-range-address="Create.B13:Create.Q13" chart:label-cell-address="Create.A13:Create.A13" chart:class="chart:line">
            <chart:data-point chart:repeated="16"/>
          </chart:series>
          <chart:series chart:style-name="ch6" chart:values-cell-range-address="Create.B14:Create.Q14" chart:label-cell-address="Create.A14:Create.A14" chart:class="chart:line">
            <chart:data-point chart:repeated="16"/>
          </chart:series>
          <chart:series chart:style-name="ch7" chart:values-cell-range-address="Create.B15:Create.Q15" chart:label-cell-address="Create.A15:Create.A15" chart:class="chart:line">
            <chart:data-point chart:repeated="16"/>
          </chart:series>
          <chart:series chart:style-name="ch8" chart:values-cell-range-address="Create.B16:Create.Q16" chart:label-cell-address="Create.A16:Create.A16" chart:class="chart:line">
            <chart:data-point chart:repeated="16"/>
          </chart:series>
          <chart:series chart:style-name="ch9" chart:values-cell-range-address="Create.B17:Create.Q17" chart:label-cell-address="Create.A17:Create.A17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reate.B1:Create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Create.A2:Create.A2</svg:desc>
                </draw:g>
              </table:table-cell>
              <table:table-cell office:value-type="float" office:value="0">
                <text:p>0</text:p>
                <draw:g>
                  <svg:desc>Create.B2:Create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27">
                <text:p>0.827</text:p>
              </table:table-cell>
              <table:table-cell office:value-type="float" office:value="8.788">
                <text:p>8.788</text:p>
              </table:table-cell>
            </table:table-row>
            <table:table-row>
              <table:table-cell office:value-type="string">
                <text:p>1</text:p>
                <draw:g>
                  <svg:desc>Create.A3:Create.A3</svg:desc>
                </draw:g>
              </table:table-cell>
              <table:table-cell office:value-type="float" office:value="0">
                <text:p>0</text:p>
                <draw:g>
                  <svg:desc>Create.B3:Create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61">
                <text:p>0.861</text:p>
              </table:table-cell>
              <table:table-cell office:value-type="float" office:value="8.793">
                <text:p>8.793</text:p>
              </table:table-cell>
              <table:table-cell office:value-type="float" office:value="35.825">
                <text:p>35.825</text:p>
              </table:table-cell>
            </table:table-row>
            <table:table-row>
              <table:table-cell office:value-type="string">
                <text:p>2</text:p>
                <draw:g>
                  <svg:desc>Create.A4:Create.A4</svg:desc>
                </draw:g>
              </table:table-cell>
              <table:table-cell office:value-type="float" office:value="0">
                <text:p>0</text:p>
                <draw:g>
                  <svg:desc>Create.B4:Create.Q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872">
                <text:p>0.872</text:p>
              </table:table-cell>
              <table:table-cell office:value-type="float" office:value="8.545">
                <text:p>8.545</text:p>
              </table:table-cell>
              <table:table-cell office:value-type="float" office:value="35.893">
                <text:p>35.893</text:p>
              </table:table-cell>
              <table:table-cell office:value-type="float" office:value="73.182">
                <text:p>73.182</text:p>
              </table:table-cell>
            </table:table-row>
            <table:table-row>
              <table:table-cell office:value-type="string">
                <text:p>3</text:p>
                <draw:g>
                  <svg:desc>Create.A5:Create.A5</svg:desc>
                </draw:g>
              </table:table-cell>
              <table:table-cell office:value-type="float" office:value="0">
                <text:p>0</text:p>
                <draw:g>
                  <svg:desc>Create.B5:Create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22">
                <text:p>0.822</text:p>
              </table:table-cell>
              <table:table-cell office:value-type="float" office:value="8.704">
                <text:p>8.704</text:p>
              </table:table-cell>
              <table:table-cell office:value-type="float" office:value="35.688">
                <text:p>35.688</text:p>
              </table:table-cell>
              <table:table-cell office:value-type="float" office:value="73.606">
                <text:p>73.606</text:p>
              </table:table-cell>
              <table:table-cell office:value-type="float" office:value="95.288">
                <text:p>95.288</text:p>
              </table:table-cell>
            </table:table-row>
            <table:table-row>
              <table:table-cell office:value-type="string">
                <text:p>4</text:p>
                <draw:g>
                  <svg:desc>Create.A6:Create.A6</svg:desc>
                </draw:g>
              </table:table-cell>
              <table:table-cell office:value-type="float" office:value="0">
                <text:p>0</text:p>
                <draw:g>
                  <svg:desc>Create.B6:Create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809">
                <text:p>0.809</text:p>
              </table:table-cell>
              <table:table-cell office:value-type="float" office:value="8.668">
                <text:p>8.668</text:p>
              </table:table-cell>
              <table:table-cell office:value-type="float" office:value="35.869">
                <text:p>35.869</text:p>
              </table:table-cell>
              <table:table-cell office:value-type="float" office:value="73.464">
                <text:p>73.464</text:p>
              </table:table-cell>
              <table:table-cell office:value-type="float" office:value="95.22">
                <text:p>95.22</text:p>
              </table:table-cell>
              <table:table-cell office:value-type="float" office:value="99.726">
                <text:p>99.726</text:p>
              </table:table-cell>
            </table:table-row>
            <table:table-row>
              <table:table-cell office:value-type="string">
                <text:p>5</text:p>
                <draw:g>
                  <svg:desc>Create.A7:Create.A7</svg:desc>
                </draw:g>
              </table:table-cell>
              <table:table-cell office:value-type="float" office:value="0">
                <text:p>0</text:p>
                <draw:g>
                  <svg:desc>Create.B7:Create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833">
                <text:p>0.833</text:p>
              </table:table-cell>
              <table:table-cell office:value-type="float" office:value="8.743">
                <text:p>8.743</text:p>
              </table:table-cell>
              <table:table-cell office:value-type="float" office:value="35.847">
                <text:p>35.847</text:p>
              </table:table-cell>
              <table:table-cell office:value-type="float" office:value="73.58">
                <text:p>73.58</text:p>
              </table:table-cell>
              <table:table-cell office:value-type="float" office:value="95.315">
                <text:p>95.315</text:p>
              </table:table-cell>
              <table:table-cell office:value-type="float" office:value="99.717">
                <text:p>99.717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6</text:p>
                <draw:g>
                  <svg:desc>Create.A8:Create.A8</svg:desc>
                </draw:g>
              </table:table-cell>
              <table:table-cell office:value-type="float" office:value="0">
                <text:p>0</text:p>
                <draw:g>
                  <svg:desc>Create.B8:Create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25">
                <text:p>0.825</text:p>
              </table:table-cell>
              <table:table-cell office:value-type="float" office:value="8.88">
                <text:p>8.88</text:p>
              </table:table-cell>
              <table:table-cell office:value-type="float" office:value="35.547">
                <text:p>35.547</text:p>
              </table:table-cell>
              <table:table-cell office:value-type="float" office:value="73.705">
                <text:p>73.705</text:p>
              </table:table-cell>
              <table:table-cell office:value-type="float" office:value="95.113">
                <text:p>95.113</text:p>
              </table:table-cell>
              <table:table-cell office:value-type="float" office:value="99.741">
                <text:p>99.741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  <draw:g>
                  <svg:desc>Create.A9:Create.A9</svg:desc>
                </draw:g>
              </table:table-cell>
              <table:table-cell office:value-type="float" office:value="0">
                <text:p>0</text:p>
                <draw:g>
                  <svg:desc>Create.B9:Create.Q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26">
                <text:p>0.826</text:p>
              </table:table-cell>
              <table:table-cell office:value-type="float" office:value="8.714">
                <text:p>8.714</text:p>
              </table:table-cell>
              <table:table-cell office:value-type="float" office:value="35.736">
                <text:p>35.736</text:p>
              </table:table-cell>
              <table:table-cell office:value-type="float" office:value="73.478">
                <text:p>73.478</text:p>
              </table:table-cell>
              <table:table-cell office:value-type="float" office:value="95.155">
                <text:p>95.155</text:p>
              </table:table-cell>
              <table:table-cell office:value-type="float" office:value="99.706">
                <text:p>99.706</text:p>
              </table:table-cell>
              <table:table-cell office:value-type="float" office:value="99.995">
                <text:p>99.9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  <draw:g>
                  <svg:desc>Create.A10:Create.A10</svg:desc>
                </draw:g>
              </table:table-cell>
              <table:table-cell office:value-type="float" office:value="0">
                <text:p>0</text:p>
                <draw:g>
                  <svg:desc>Create.B10:Create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888">
                <text:p>0.888</text:p>
              </table:table-cell>
              <table:table-cell office:value-type="float" office:value="8.707">
                <text:p>8.707</text:p>
              </table:table-cell>
              <table:table-cell office:value-type="float" office:value="35.621">
                <text:p>35.621</text:p>
              </table:table-cell>
              <table:table-cell office:value-type="float" office:value="73.645">
                <text:p>73.645</text:p>
              </table:table-cell>
              <table:table-cell office:value-type="float" office:value="95.46">
                <text:p>95.46</text:p>
              </table:table-cell>
              <table:table-cell office:value-type="float" office:value="99.738">
                <text:p>99.738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  <draw:g>
                  <svg:desc>Create.A11:Create.A11</svg:desc>
                </draw:g>
              </table:table-cell>
              <table:table-cell office:value-type="float" office:value="0">
                <text:p>0</text:p>
                <draw:g>
                  <svg:desc>Create.B11:Create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1.332">
                <text:p>1.332</text:p>
              </table:table-cell>
              <table:table-cell office:value-type="float" office:value="10.235">
                <text:p>10.235</text:p>
              </table:table-cell>
              <table:table-cell office:value-type="float" office:value="37.664">
                <text:p>37.664</text:p>
              </table:table-cell>
              <table:table-cell office:value-type="float" office:value="74.969">
                <text:p>74.969</text:p>
              </table:table-cell>
              <table:table-cell office:value-type="float" office:value="95.653">
                <text:p>95.653</text:p>
              </table:table-cell>
              <table:table-cell office:value-type="float" office:value="99.746">
                <text:p>99.746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  <draw:g>
                  <svg:desc>Create.A12:Create.A12</svg:desc>
                </draw:g>
              </table:table-cell>
              <table:table-cell office:value-type="float" office:value="0.037">
                <text:p>0.037</text:p>
                <draw:g>
                  <svg:desc>Create.B12:Create.Q12</svg:desc>
                </draw:g>
              </table:table-cell>
              <table:table-cell office:value-type="float" office:value="0.065">
                <text:p>0.065</text:p>
              </table:table-cell>
              <table:table-cell office:value-type="float" office:value="0.198">
                <text:p>0.198</text:p>
              </table:table-cell>
              <table:table-cell office:value-type="float" office:value="0.834">
                <text:p>0.834</text:p>
              </table:table-cell>
              <table:table-cell office:value-type="float" office:value="3.84">
                <text:p>3.84</text:p>
              </table:table-cell>
              <table:table-cell office:value-type="float" office:value="16.2">
                <text:p>16.2</text:p>
              </table:table-cell>
              <table:table-cell office:value-type="float" office:value="44.983">
                <text:p>44.983</text:p>
              </table:table-cell>
              <table:table-cell office:value-type="float" office:value="78.637">
                <text:p>78.637</text:p>
              </table:table-cell>
              <table:table-cell office:value-type="float" office:value="96.325">
                <text:p>96.325</text:p>
              </table:table-cell>
              <table:table-cell office:value-type="float" office:value="99.813">
                <text:p>99.813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  <draw:g>
                  <svg:desc>Create.A13:Create.A13</svg:desc>
                </draw:g>
              </table:table-cell>
              <table:table-cell office:value-type="float" office:value="5.266">
                <text:p>5.266</text:p>
                <draw:g>
                  <svg:desc>Create.B13:Create.Q13</svg:desc>
                </draw:g>
              </table:table-cell>
              <table:table-cell office:value-type="float" office:value="6.652">
                <text:p>6.652</text:p>
              </table:table-cell>
              <table:table-cell office:value-type="float" office:value="10.616">
                <text:p>10.616</text:p>
              </table:table-cell>
              <table:table-cell office:value-type="float" office:value="19.197">
                <text:p>19.197</text:p>
              </table:table-cell>
              <table:table-cell office:value-type="float" office:value="37.003">
                <text:p>37.003</text:p>
              </table:table-cell>
              <table:table-cell office:value-type="float" office:value="62.77">
                <text:p>62.77</text:p>
              </table:table-cell>
              <table:table-cell office:value-type="float" office:value="87.024">
                <text:p>87.024</text:p>
              </table:table-cell>
              <table:table-cell office:value-type="float" office:value="97.881">
                <text:p>97.881</text:p>
              </table:table-cell>
              <table:table-cell office:value-type="float" office:value="99.889">
                <text:p>99.889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  <draw:g>
                  <svg:desc>Create.A14:Create.A14</svg:desc>
                </draw:g>
              </table:table-cell>
              <table:table-cell office:value-type="float" office:value="49.939">
                <text:p>49.939</text:p>
                <draw:g>
                  <svg:desc>Create.B14:Create.Q14</svg:desc>
                </draw:g>
              </table:table-cell>
              <table:table-cell office:value-type="float" office:value="54.58">
                <text:p>54.58</text:p>
              </table:table-cell>
              <table:table-cell office:value-type="float" office:value="62.736">
                <text:p>62.736</text:p>
              </table:table-cell>
              <table:table-cell office:value-type="float" office:value="75.063">
                <text:p>75.063</text:p>
              </table:table-cell>
              <table:table-cell office:value-type="float" office:value="87.339">
                <text:p>87.339</text:p>
              </table:table-cell>
              <table:table-cell office:value-type="float" office:value="96.107">
                <text:p>96.107</text:p>
              </table:table-cell>
              <table:table-cell office:value-type="float" office:value="99.4">
                <text:p>99.4</text:p>
              </table:table-cell>
              <table:table-cell office:value-type="float" office:value="99.973">
                <text:p>99.973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  <draw:g>
                  <svg:desc>Create.A15:Create.A15</svg:desc>
                </draw:g>
              </table:table-cell>
              <table:table-cell office:value-type="float" office:value="94.727">
                <text:p>94.727</text:p>
                <draw:g>
                  <svg:desc>Create.B15:Create.Q15</svg:desc>
                </draw:g>
              </table:table-cell>
              <table:table-cell office:value-type="float" office:value="95.897">
                <text:p>95.897</text:p>
              </table:table-cell>
              <table:table-cell office:value-type="float" office:value="97.468">
                <text:p>97.468</text:p>
              </table:table-cell>
              <table:table-cell office:value-type="float" office:value="98.832">
                <text:p>98.832</text:p>
              </table:table-cell>
              <table:table-cell office:value-type="float" office:value="99.683">
                <text:p>99.683</text:p>
              </table:table-cell>
              <table:table-cell office:value-type="float" office:value="99.955">
                <text:p>99.955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  <draw:g>
                  <svg:desc>Create.A16:Create.A16</svg:desc>
                </draw:g>
              </table:table-cell>
              <table:table-cell office:value-type="float" office:value="99.959">
                <text:p>99.959</text:p>
                <draw:g>
                  <svg:desc>Create.B16:Create.Q16</svg:desc>
                </draw:g>
              </table:table-cell>
              <table:table-cell office:value-type="float" office:value="99.97">
                <text:p>99.97</text:p>
              </table:table-cell>
              <table:table-cell office:value-type="float" office:value="99.993">
                <text:p>99.993</text:p>
              </table:table-cell>
              <table:table-cell office:value-type="float" office:value="99.996">
                <text:p>99.996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  <draw:g>
                  <svg:desc>Create.A17:Create.A17</svg:desc>
                </draw:g>
              </table:table-cell>
              <table:table-cell office:value-type="float" office:value="100">
                <text:p>100</text:p>
                <draw:g>
                  <svg:desc>Create.B17:Create.Q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506cm" svg:height="7.357cm" xlink:href=".." xlink:type="simple" chart:class="chart:line" chart:style-name="ch1">
        <chart:legend chart:legend-position="end" svg:x="11.288cm" svg:y="1.532cm" style:legend-expansion="high" chart:style-name="ch2"/>
        <chart:plot-area chart:style-name="ch3" table:cell-range-address="Create.B19:Create.Q35 Create.A20:Create.A35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Create.B19:Create.Q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eate.B20:Create.Q20" chart:label-cell-address="Create.A20:Create.A20" chart:class="chart:line">
            <chart:data-point chart:repeated="16"/>
          </chart:series>
          <chart:series chart:style-name="ch7" chart:values-cell-range-address="Create.B21:Create.Q21" chart:label-cell-address="Create.A21:Create.A21" chart:class="chart:line">
            <chart:data-point chart:repeated="16"/>
          </chart:series>
          <chart:series chart:style-name="ch8" chart:values-cell-range-address="Create.B22:Create.Q22" chart:label-cell-address="Create.A22:Create.A22" chart:class="chart:line">
            <chart:data-point chart:repeated="16"/>
          </chart:series>
          <chart:series chart:style-name="ch9" chart:values-cell-range-address="Create.B23:Create.Q23" chart:label-cell-address="Create.A23:Create.A23" chart:class="chart:line">
            <chart:data-point chart:repeated="16"/>
          </chart:series>
          <chart:series chart:style-name="ch10" chart:values-cell-range-address="Create.B24:Create.Q24" chart:label-cell-address="Create.A24:Create.A24" chart:class="chart:line">
            <chart:data-point chart:repeated="16"/>
          </chart:series>
          <chart:series chart:style-name="ch11" chart:values-cell-range-address="Create.B25:Create.Q25" chart:label-cell-address="Create.A25:Create.A25" chart:class="chart:line">
            <chart:data-point chart:repeated="16"/>
          </chart:series>
          <chart:series chart:style-name="ch12" chart:values-cell-range-address="Create.B26:Create.Q26" chart:label-cell-address="Create.A26:Create.A26" chart:class="chart:line">
            <chart:data-point chart:repeated="16"/>
          </chart:series>
          <chart:series chart:style-name="ch13" chart:values-cell-range-address="Create.B27:Create.Q27" chart:label-cell-address="Create.A27:Create.A27" chart:class="chart:line">
            <chart:data-point chart:repeated="16"/>
          </chart:series>
          <chart:series chart:style-name="ch14" chart:values-cell-range-address="Create.B28:Create.Q28" chart:label-cell-address="Create.A28:Create.A28" chart:class="chart:line">
            <chart:data-point chart:repeated="16"/>
          </chart:series>
          <chart:series chart:style-name="ch15" chart:values-cell-range-address="Create.B29:Create.Q29" chart:label-cell-address="Create.A29:Create.A29" chart:class="chart:line">
            <chart:data-point chart:repeated="16"/>
          </chart:series>
          <chart:series chart:style-name="ch16" chart:values-cell-range-address="Create.B30:Create.Q30" chart:label-cell-address="Create.A30:Create.A30" chart:class="chart:line">
            <chart:data-point chart:repeated="16"/>
          </chart:series>
          <chart:series chart:style-name="ch17" chart:values-cell-range-address="Create.B31:Create.Q31" chart:label-cell-address="Create.A31:Create.A31" chart:class="chart:line">
            <chart:data-point chart:repeated="16"/>
          </chart:series>
          <chart:series chart:style-name="ch6" chart:values-cell-range-address="Create.B32:Create.Q32" chart:label-cell-address="Create.A32:Create.A32" chart:class="chart:line">
            <chart:data-point chart:repeated="16"/>
          </chart:series>
          <chart:series chart:style-name="ch7" chart:values-cell-range-address="Create.B33:Create.Q33" chart:label-cell-address="Create.A33:Create.A33" chart:class="chart:line">
            <chart:data-point chart:repeated="16"/>
          </chart:series>
          <chart:series chart:style-name="ch8" chart:values-cell-range-address="Create.B34:Create.Q34" chart:label-cell-address="Create.A34:Create.A34" chart:class="chart:line">
            <chart:data-point chart:repeated="16"/>
          </chart:series>
          <chart:series chart:style-name="ch9" chart:values-cell-range-address="Create.B35:Create.Q35" chart:label-cell-address="Create.A35:Create.A3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reate.B19:Create.Q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Create.A20:Create.A20</svg:desc>
                </draw:g>
              </table:table-cell>
              <table:table-cell office:value-type="float" office:value="0">
                <text:p>0</text:p>
                <draw:g>
                  <svg:desc>Create.B20:Create.Q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7163">
                <text:p>1.97163</text:p>
              </table:table-cell>
              <table:table-cell office:value-type="float" office:value="2.09718">
                <text:p>2.09718</text:p>
              </table:table-cell>
              <table:table-cell office:value-type="float" office:value="2.24169">
                <text:p>2.24169</text:p>
              </table:table-cell>
              <table:table-cell office:value-type="float" office:value="2.45704">
                <text:p>2.45704</text:p>
              </table:table-cell>
              <table:table-cell office:value-type="float" office:value="2.72572">
                <text:p>2.72572</text:p>
              </table:table-cell>
              <table:table-cell office:value-type="float" office:value="3.05447">
                <text:p>3.05447</text:p>
              </table:table-cell>
              <table:table-cell office:value-type="float" office:value="3.45476">
                <text:p>3.45476</text:p>
              </table:table-cell>
              <table:table-cell office:value-type="float" office:value="3.95499">
                <text:p>3.95499</text:p>
              </table:table-cell>
              <table:table-cell office:value-type="float" office:value="4.54887">
                <text:p>4.54887</text:p>
              </table:table-cell>
              <table:table-cell office:value-type="float" office:value="5.25063">
                <text:p>5.25063</text:p>
              </table:table-cell>
              <table:table-cell office:value-type="float" office:value="6.06204">
                <text:p>6.06204</text:p>
              </table:table-cell>
              <table:table-cell office:value-type="float" office:value="6.94873">
                <text:p>6.94873</text:p>
              </table:table-cell>
              <table:table-cell office:value-type="float" office:value="7.85592">
                <text:p>7.85592</text:p>
              </table:table-cell>
              <table:table-cell office:value-type="float" office:value="8.44261">
                <text:p>8.44261</text:p>
              </table:table-cell>
            </table:table-row>
            <table:table-row>
              <table:table-cell office:value-type="string">
                <text:p>1</text:p>
                <draw:g>
                  <svg:desc>Create.A21:Create.A21</svg:desc>
                </draw:g>
              </table:table-cell>
              <table:table-cell office:value-type="float" office:value="0">
                <text:p>0</text:p>
                <draw:g>
                  <svg:desc>Create.B21:Create.Q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661">
                <text:p>2.23661</text:p>
              </table:table-cell>
              <table:table-cell office:value-type="float" office:value="2.45118">
                <text:p>2.45118</text:p>
              </table:table-cell>
              <table:table-cell office:value-type="float" office:value="2.72224">
                <text:p>2.72224</text:p>
              </table:table-cell>
              <table:table-cell office:value-type="float" office:value="3.0527">
                <text:p>3.0527</text:p>
              </table:table-cell>
              <table:table-cell office:value-type="float" office:value="3.45959">
                <text:p>3.45959</text:p>
              </table:table-cell>
              <table:table-cell office:value-type="float" office:value="3.94917">
                <text:p>3.94917</text:p>
              </table:table-cell>
              <table:table-cell office:value-type="float" office:value="4.55148">
                <text:p>4.55148</text:p>
              </table:table-cell>
              <table:table-cell office:value-type="float" office:value="5.25267">
                <text:p>5.25267</text:p>
              </table:table-cell>
              <table:table-cell office:value-type="float" office:value="6.05668">
                <text:p>6.05668</text:p>
              </table:table-cell>
              <table:table-cell office:value-type="float" office:value="6.9479">
                <text:p>6.9479</text:p>
              </table:table-cell>
              <table:table-cell office:value-type="float" office:value="7.8513">
                <text:p>7.8513</text:p>
              </table:table-cell>
              <table:table-cell office:value-type="float" office:value="8.44899">
                <text:p>8.44899</text:p>
              </table:table-cell>
              <table:table-cell office:value-type="float" office:value="7.85214">
                <text:p>7.85214</text:p>
              </table:table-cell>
            </table:table-row>
            <table:table-row>
              <table:table-cell office:value-type="string">
                <text:p>2</text:p>
                <draw:g>
                  <svg:desc>Create.A22:Create.A22</svg:desc>
                </draw:g>
              </table:table-cell>
              <table:table-cell office:value-type="float" office:value="0">
                <text:p>0</text:p>
                <draw:g>
                  <svg:desc>Create.B22:Create.Q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44">
                <text:p>2.4444</text:p>
              </table:table-cell>
              <table:table-cell office:value-type="float" office:value="2.72342">
                <text:p>2.72342</text:p>
              </table:table-cell>
              <table:table-cell office:value-type="float" office:value="3.0536">
                <text:p>3.0536</text:p>
              </table:table-cell>
              <table:table-cell office:value-type="float" office:value="3.454">
                <text:p>3.454</text:p>
              </table:table-cell>
              <table:table-cell office:value-type="float" office:value="3.95229">
                <text:p>3.95229</text:p>
              </table:table-cell>
              <table:table-cell office:value-type="float" office:value="4.54596">
                <text:p>4.54596</text:p>
              </table:table-cell>
              <table:table-cell office:value-type="float" office:value="5.25815">
                <text:p>5.25815</text:p>
              </table:table-cell>
              <table:table-cell office:value-type="float" office:value="6.06146">
                <text:p>6.06146</text:p>
              </table:table-cell>
              <table:table-cell office:value-type="float" office:value="6.94036">
                <text:p>6.94036</text:p>
              </table:table-cell>
              <table:table-cell office:value-type="float" office:value="7.855">
                <text:p>7.855</text:p>
              </table:table-cell>
              <table:table-cell office:value-type="float" office:value="8.45445">
                <text:p>8.45445</text:p>
              </table:table-cell>
              <table:table-cell office:value-type="float" office:value="7.85183">
                <text:p>7.85183</text:p>
              </table:table-cell>
              <table:table-cell office:value-type="float" office:value="5.9017">
                <text:p>5.9017</text:p>
              </table:table-cell>
            </table:table-row>
            <table:table-row>
              <table:table-cell office:value-type="string">
                <text:p>3</text:p>
                <draw:g>
                  <svg:desc>Create.A23:Create.A23</svg:desc>
                </draw:g>
              </table:table-cell>
              <table:table-cell office:value-type="float" office:value="0">
                <text:p>0</text:p>
                <draw:g>
                  <svg:desc>Create.B23:Create.Q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602">
                <text:p>2.66602</text:p>
              </table:table-cell>
              <table:table-cell office:value-type="float" office:value="3.04469">
                <text:p>3.04469</text:p>
              </table:table-cell>
              <table:table-cell office:value-type="float" office:value="3.45709">
                <text:p>3.45709</text:p>
              </table:table-cell>
              <table:table-cell office:value-type="float" office:value="3.9501">
                <text:p>3.9501</text:p>
              </table:table-cell>
              <table:table-cell office:value-type="float" office:value="4.55258">
                <text:p>4.55258</text:p>
              </table:table-cell>
              <table:table-cell office:value-type="float" office:value="5.25849">
                <text:p>5.25849</text:p>
              </table:table-cell>
              <table:table-cell office:value-type="float" office:value="6.0594">
                <text:p>6.0594</text:p>
              </table:table-cell>
              <table:table-cell office:value-type="float" office:value="6.94855">
                <text:p>6.94855</text:p>
              </table:table-cell>
              <table:table-cell office:value-type="float" office:value="7.85631">
                <text:p>7.85631</text:p>
              </table:table-cell>
              <table:table-cell office:value-type="float" office:value="8.45018">
                <text:p>8.45018</text:p>
              </table:table-cell>
              <table:table-cell office:value-type="float" office:value="7.85461">
                <text:p>7.85461</text:p>
              </table:table-cell>
              <table:table-cell office:value-type="float" office:value="5.87839">
                <text:p>5.87839</text:p>
              </table:table-cell>
              <table:table-cell office:value-type="float" office:value="3.96483">
                <text:p>3.96483</text:p>
              </table:table-cell>
            </table:table-row>
            <table:table-row>
              <table:table-cell office:value-type="string">
                <text:p>4</text:p>
                <draw:g>
                  <svg:desc>Create.A24:Create.A24</svg:desc>
                </draw:g>
              </table:table-cell>
              <table:table-cell office:value-type="float" office:value="0">
                <text:p>0</text:p>
                <draw:g>
                  <svg:desc>Create.B24:Create.Q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137">
                <text:p>2.84137</text:p>
              </table:table-cell>
              <table:table-cell office:value-type="float" office:value="3.3985">
                <text:p>3.3985</text:p>
              </table:table-cell>
              <table:table-cell office:value-type="float" office:value="3.93175">
                <text:p>3.93175</text:p>
              </table:table-cell>
              <table:table-cell office:value-type="float" office:value="4.54139">
                <text:p>4.54139</text:p>
              </table:table-cell>
              <table:table-cell office:value-type="float" office:value="5.24789">
                <text:p>5.24789</text:p>
              </table:table-cell>
              <table:table-cell office:value-type="float" office:value="6.0638">
                <text:p>6.0638</text:p>
              </table:table-cell>
              <table:table-cell office:value-type="float" office:value="6.94101">
                <text:p>6.94101</text:p>
              </table:table-cell>
              <table:table-cell office:value-type="float" office:value="7.85039">
                <text:p>7.85039</text:p>
              </table:table-cell>
              <table:table-cell office:value-type="float" office:value="8.45065">
                <text:p>8.45065</text:p>
              </table:table-cell>
              <table:table-cell office:value-type="float" office:value="7.84965">
                <text:p>7.84965</text:p>
              </table:table-cell>
              <table:table-cell office:value-type="float" office:value="5.89135">
                <text:p>5.89135</text:p>
              </table:table-cell>
              <table:table-cell office:value-type="float" office:value="3.96155">
                <text:p>3.96155</text:p>
              </table:table-cell>
              <table:table-cell office:value-type="float" office:value="2.97559">
                <text:p>2.97559</text:p>
              </table:table-cell>
            </table:table-row>
            <table:table-row>
              <table:table-cell office:value-type="string">
                <text:p>5</text:p>
                <draw:g>
                  <svg:desc>Create.A25:Create.A25</svg:desc>
                </draw:g>
              </table:table-cell>
              <table:table-cell office:value-type="float" office:value="0">
                <text:p>0</text:p>
                <draw:g>
                  <svg:desc>Create.B25:Create.Q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33">
                <text:p>2.94633</text:p>
              </table:table-cell>
              <table:table-cell office:value-type="float" office:value="3.7041">
                <text:p>3.7041</text:p>
              </table:table-cell>
              <table:table-cell office:value-type="float" office:value="4.41395">
                <text:p>4.41395</text:p>
              </table:table-cell>
              <table:table-cell office:value-type="float" office:value="5.16622">
                <text:p>5.16622</text:p>
              </table:table-cell>
              <table:table-cell office:value-type="float" office:value="5.99439">
                <text:p>5.99439</text:p>
              </table:table-cell>
              <table:table-cell office:value-type="float" office:value="6.88764">
                <text:p>6.88764</text:p>
              </table:table-cell>
              <table:table-cell office:value-type="float" office:value="7.799">
                <text:p>7.799</text:p>
              </table:table-cell>
              <table:table-cell office:value-type="float" office:value="8.40407">
                <text:p>8.40407</text:p>
              </table:table-cell>
              <table:table-cell office:value-type="float" office:value="7.8267">
                <text:p>7.8267</text:p>
              </table:table-cell>
              <table:table-cell office:value-type="float" office:value="5.87735">
                <text:p>5.87735</text:p>
              </table:table-cell>
              <table:table-cell office:value-type="float" office:value="3.94874">
                <text:p>3.94874</text:p>
              </table:table-cell>
              <table:table-cell office:value-type="float" office:value="2.97833">
                <text:p>2.97833</text:p>
              </table:table-cell>
              <table:table-cell office:value-type="float" office:value="2.51697">
                <text:p>2.51697</text:p>
              </table:table-cell>
            </table:table-row>
            <table:table-row>
              <table:table-cell office:value-type="string">
                <text:p>6</text:p>
                <draw:g>
                  <svg:desc>Create.A26:Create.A26</svg:desc>
                </draw:g>
              </table:table-cell>
              <table:table-cell office:value-type="float" office:value="0">
                <text:p>0</text:p>
                <draw:g>
                  <svg:desc>Create.B26:Create.Q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39">
                <text:p>2.98839</text:p>
              </table:table-cell>
              <table:table-cell office:value-type="float" office:value="3.90032">
                <text:p>3.90032</text:p>
              </table:table-cell>
              <table:table-cell office:value-type="float" office:value="4.77762">
                <text:p>4.77762</text:p>
              </table:table-cell>
              <table:table-cell office:value-type="float" office:value="5.66872">
                <text:p>5.66872</text:p>
              </table:table-cell>
              <table:table-cell office:value-type="float" office:value="6.59981">
                <text:p>6.59981</text:p>
              </table:table-cell>
              <table:table-cell office:value-type="float" office:value="7.53797">
                <text:p>7.53797</text:p>
              </table:table-cell>
              <table:table-cell office:value-type="float" office:value="8.16853">
                <text:p>8.16853</text:p>
              </table:table-cell>
              <table:table-cell office:value-type="float" office:value="7.69483">
                <text:p>7.69483</text:p>
              </table:table-cell>
              <table:table-cell office:value-type="float" office:value="5.81999">
                <text:p>5.81999</text:p>
              </table:table-cell>
              <table:table-cell office:value-type="float" office:value="3.96923">
                <text:p>3.96923</text:p>
              </table:table-cell>
              <table:table-cell office:value-type="float" office:value="2.97532">
                <text:p>2.97532</text:p>
              </table:table-cell>
              <table:table-cell office:value-type="float" office:value="2.51322">
                <text:p>2.51322</text:p>
              </table:table-cell>
              <table:table-cell office:value-type="float" office:value="2.25062">
                <text:p>2.25062</text:p>
              </table:table-cell>
            </table:table-row>
            <table:table-row>
              <table:table-cell office:value-type="string">
                <text:p>7</text:p>
                <draw:g>
                  <svg:desc>Create.A27:Create.A27</svg:desc>
                </draw:g>
              </table:table-cell>
              <table:table-cell office:value-type="float" office:value="0">
                <text:p>0</text:p>
                <draw:g>
                  <svg:desc>Create.B27:Create.Q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22">
                <text:p>2.99922</text:p>
              </table:table-cell>
              <table:table-cell office:value-type="float" office:value="3.98005">
                <text:p>3.98005</text:p>
              </table:table-cell>
              <table:table-cell office:value-type="float" office:value="4.95185">
                <text:p>4.95185</text:p>
              </table:table-cell>
              <table:table-cell office:value-type="float" office:value="5.92474">
                <text:p>5.92474</text:p>
              </table:table-cell>
              <table:table-cell office:value-type="float" office:value="6.8913">
                <text:p>6.8913</text:p>
              </table:table-cell>
              <table:table-cell office:value-type="float" office:value="7.60123">
                <text:p>7.60123</text:p>
              </table:table-cell>
              <table:table-cell office:value-type="float" office:value="7.30588">
                <text:p>7.30588</text:p>
              </table:table-cell>
              <table:table-cell office:value-type="float" office:value="5.68491">
                <text:p>5.68491</text:p>
              </table:table-cell>
              <table:table-cell office:value-type="float" office:value="3.93689">
                <text:p>3.93689</text:p>
              </table:table-cell>
              <table:table-cell office:value-type="float" office:value="2.97708">
                <text:p>2.97708</text:p>
              </table:table-cell>
              <table:table-cell office:value-type="float" office:value="2.51197">
                <text:p>2.51197</text:p>
              </table:table-cell>
              <table:table-cell office:value-type="float" office:value="2.2483">
                <text:p>2.2483</text:p>
              </table:table-cell>
              <table:table-cell office:value-type="float" office:value="2.07112">
                <text:p>2.07112</text:p>
              </table:table-cell>
            </table:table-row>
            <table:table-row>
              <table:table-cell office:value-type="string">
                <text:p>8</text:p>
                <draw:g>
                  <svg:desc>Create.A28:Create.A28</svg:desc>
                </draw:g>
              </table:table-cell>
              <table:table-cell office:value-type="float" office:value="0">
                <text:p>0</text:p>
                <draw:g>
                  <svg:desc>Create.B28:Create.Q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8">
                <text:p>3.99818</text:p>
              </table:table-cell>
              <table:table-cell office:value-type="float" office:value="4.99488">
                <text:p>4.99488</text:p>
              </table:table-cell>
              <table:table-cell office:value-type="float" office:value="5.97864">
                <text:p>5.97864</text:p>
              </table:table-cell>
              <table:table-cell office:value-type="float" office:value="6.77598">
                <text:p>6.77598</text:p>
              </table:table-cell>
              <table:table-cell office:value-type="float" office:value="6.74983">
                <text:p>6.74983</text:p>
              </table:table-cell>
              <table:table-cell office:value-type="float" office:value="5.45144">
                <text:p>5.45144</text:p>
              </table:table-cell>
              <table:table-cell office:value-type="float" office:value="3.88074">
                <text:p>3.88074</text:p>
              </table:table-cell>
              <table:table-cell office:value-type="float" office:value="2.9749">
                <text:p>2.9749</text:p>
              </table:table-cell>
              <table:table-cell office:value-type="float" office:value="2.50927">
                <text:p>2.50927</text:p>
              </table:table-cell>
              <table:table-cell office:value-type="float" office:value="2.24955">
                <text:p>2.24955</text:p>
              </table:table-cell>
              <table:table-cell office:value-type="float" office:value="2.06972">
                <text:p>2.06972</text:p>
              </table:table-cell>
              <table:table-cell office:value-type="float" office:value="1.94389">
                <text:p>1.94389</text:p>
              </table:table-cell>
            </table:table-row>
            <table:table-row>
              <table:table-cell office:value-type="string">
                <text:p>9</text:p>
                <draw:g>
                  <svg:desc>Create.A29:Create.A29</svg:desc>
                </draw:g>
              </table:table-cell>
              <table:table-cell office:value-type="float" office:value="0">
                <text:p>0</text:p>
                <draw:g>
                  <svg:desc>Create.B29:Create.Q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9">
                <text:p>3.99999</text:p>
              </table:table-cell>
              <table:table-cell office:value-type="float" office:value="4.99257">
                <text:p>4.99257</text:p>
              </table:table-cell>
              <table:table-cell office:value-type="float" office:value="5.86287">
                <text:p>5.86287</text:p>
              </table:table-cell>
              <table:table-cell office:value-type="float" office:value="6.09156">
                <text:p>6.09156</text:p>
              </table:table-cell>
              <table:table-cell office:value-type="float" office:value="5.17943">
                <text:p>5.17943</text:p>
              </table:table-cell>
              <table:table-cell office:value-type="float" office:value="3.83353">
                <text:p>3.83353</text:p>
              </table:table-cell>
              <table:table-cell office:value-type="float" office:value="2.97111">
                <text:p>2.97111</text:p>
              </table:table-cell>
              <table:table-cell office:value-type="float" office:value="2.51253">
                <text:p>2.51253</text:p>
              </table:table-cell>
              <table:table-cell office:value-type="float" office:value="2.24914">
                <text:p>2.24914</text:p>
              </table:table-cell>
              <table:table-cell office:value-type="float" office:value="2.071">
                <text:p>2.071</text:p>
              </table:table-cell>
              <table:table-cell office:value-type="float" office:value="1.9443">
                <text:p>1.9443</text:p>
              </table:table-cell>
              <table:table-cell office:value-type="float" office:value="1.83833">
                <text:p>1.83833</text:p>
              </table:table-cell>
            </table:table-row>
            <table:table-row>
              <table:table-cell office:value-type="string">
                <text:p>10</text:p>
                <draw:g>
                  <svg:desc>Create.A30:Create.A30</svg:desc>
                </draw:g>
              </table:table-cell>
              <table:table-cell office:value-type="float" office:value="0">
                <text:p>0</text:p>
                <draw:g>
                  <svg:desc>Create.B30:Create.Q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799">
                <text:p>3.99799</text:p>
              </table:table-cell>
              <table:table-cell office:value-type="float" office:value="4.93272">
                <text:p>4.93272</text:p>
              </table:table-cell>
              <table:table-cell office:value-type="float" office:value="5.41134">
                <text:p>5.41134</text:p>
              </table:table-cell>
              <table:table-cell office:value-type="float" office:value="4.89944">
                <text:p>4.89944</text:p>
              </table:table-cell>
              <table:table-cell office:value-type="float" office:value="3.78468">
                <text:p>3.78468</text:p>
              </table:table-cell>
              <table:table-cell office:value-type="float" office:value="2.96834">
                <text:p>2.96834</text:p>
              </table:table-cell>
              <table:table-cell office:value-type="float" office:value="2.51154">
                <text:p>2.51154</text:p>
              </table:table-cell>
              <table:table-cell office:value-type="float" office:value="2.25252">
                <text:p>2.25252</text:p>
              </table:table-cell>
              <table:table-cell office:value-type="float" office:value="2.07111">
                <text:p>2.07111</text:p>
              </table:table-cell>
              <table:table-cell office:value-type="float" office:value="1.94267">
                <text:p>1.94267</text:p>
              </table:table-cell>
              <table:table-cell office:value-type="float" office:value="1.83724">
                <text:p>1.83724</text:p>
              </table:table-cell>
              <table:table-cell office:value-type="float" office:value="1.72362">
                <text:p>1.72362</text:p>
              </table:table-cell>
            </table:table-row>
            <table:table-row>
              <table:table-cell office:value-type="string">
                <text:p>11</text:p>
                <draw:g>
                  <svg:desc>Create.A31:Create.A31</svg:desc>
                </draw:g>
              </table:table-cell>
              <table:table-cell office:value-type="float" office:value="0">
                <text:p>0</text:p>
                <draw:g>
                  <svg:desc>Create.B31:Create.Q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989">
                <text:p>3.97989</text:p>
              </table:table-cell>
              <table:table-cell office:value-type="float" office:value="4.68966">
                <text:p>4.68966</text:p>
              </table:table-cell>
              <table:table-cell office:value-type="float" office:value="4.56153">
                <text:p>4.56153</text:p>
              </table:table-cell>
              <table:table-cell office:value-type="float" office:value="3.72646">
                <text:p>3.72646</text:p>
              </table:table-cell>
              <table:table-cell office:value-type="float" office:value="2.96997">
                <text:p>2.96997</text:p>
              </table:table-cell>
              <table:table-cell office:value-type="float" office:value="2.51415">
                <text:p>2.51415</text:p>
              </table:table-cell>
              <table:table-cell office:value-type="float" office:value="2.2483">
                <text:p>2.2483</text:p>
              </table:table-cell>
              <table:table-cell office:value-type="float" office:value="2.06755">
                <text:p>2.06755</text:p>
              </table:table-cell>
              <table:table-cell office:value-type="float" office:value="1.94393">
                <text:p>1.94393</text:p>
              </table:table-cell>
              <table:table-cell office:value-type="float" office:value="1.83589">
                <text:p>1.83589</text:p>
              </table:table-cell>
              <table:table-cell office:value-type="float" office:value="1.72102">
                <text:p>1.72102</text:p>
              </table:table-cell>
              <table:table-cell office:value-type="float" office:value="1.58313">
                <text:p>1.58313</text:p>
              </table:table-cell>
            </table:table-row>
            <table:table-row>
              <table:table-cell office:value-type="string">
                <text:p>12</text:p>
                <draw:g>
                  <svg:desc>Create.A32:Create.A32</svg:desc>
                </draw:g>
              </table:table-cell>
              <table:table-cell office:value-type="float" office:value="0">
                <text:p>0</text:p>
                <draw:g>
                  <svg:desc>Create.B32:Create.Q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7">
                <text:p>2.99917</text:p>
              </table:table-cell>
              <table:table-cell office:value-type="float" office:value="3.89125">
                <text:p>3.89125</text:p>
              </table:table-cell>
              <table:table-cell office:value-type="float" office:value="4.17695">
                <text:p>4.17695</text:p>
              </table:table-cell>
              <table:table-cell office:value-type="float" office:value="3.64002">
                <text:p>3.64002</text:p>
              </table:table-cell>
              <table:table-cell office:value-type="float" office:value="2.95353">
                <text:p>2.95353</text:p>
              </table:table-cell>
              <table:table-cell office:value-type="float" office:value="2.51098">
                <text:p>2.51098</text:p>
              </table:table-cell>
              <table:table-cell office:value-type="float" office:value="2.24927">
                <text:p>2.24927</text:p>
              </table:table-cell>
              <table:table-cell office:value-type="float" office:value="2.07049">
                <text:p>2.07049</text:p>
              </table:table-cell>
              <table:table-cell office:value-type="float" office:value="1.94342">
                <text:p>1.94342</text:p>
              </table:table-cell>
              <table:table-cell office:value-type="float" office:value="1.83875">
                <text:p>1.83875</text:p>
              </table:table-cell>
              <table:table-cell office:value-type="float" office:value="1.72289">
                <text:p>1.72289</text:p>
              </table:table-cell>
              <table:table-cell office:value-type="float" office:value="1.5823">
                <text:p>1.5823</text:p>
              </table:table-cell>
              <table:table-cell office:value-type="float" office:value="1.41646">
                <text:p>1.41646</text:p>
              </table:table-cell>
            </table:table-row>
            <table:table-row>
              <table:table-cell office:value-type="string">
                <text:p>13</text:p>
                <draw:g>
                  <svg:desc>Create.A33:Create.A33</svg:desc>
                </draw:g>
              </table:table-cell>
              <table:table-cell office:value-type="float" office:value="0">
                <text:p>0</text:p>
                <draw:g>
                  <svg:desc>Create.B33:Create.Q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83">
                <text:p>2.98883</text:p>
              </table:table-cell>
              <table:table-cell office:value-type="float" office:value="3.66441">
                <text:p>3.66441</text:p>
              </table:table-cell>
              <table:table-cell office:value-type="float" office:value="3.51631">
                <text:p>3.51631</text:p>
              </table:table-cell>
              <table:table-cell office:value-type="float" office:value="2.94841">
                <text:p>2.94841</text:p>
              </table:table-cell>
              <table:table-cell office:value-type="float" office:value="2.51366">
                <text:p>2.51366</text:p>
              </table:table-cell>
              <table:table-cell office:value-type="float" office:value="2.24876">
                <text:p>2.24876</text:p>
              </table:table-cell>
              <table:table-cell office:value-type="float" office:value="2.07003">
                <text:p>2.07003</text:p>
              </table:table-cell>
              <table:table-cell office:value-type="float" office:value="1.94374">
                <text:p>1.94374</text:p>
              </table:table-cell>
              <table:table-cell office:value-type="float" office:value="1.83821">
                <text:p>1.83821</text:p>
              </table:table-cell>
              <table:table-cell office:value-type="float" office:value="1.72378">
                <text:p>1.72378</text:p>
              </table:table-cell>
              <table:table-cell office:value-type="float" office:value="1.58504">
                <text:p>1.58504</text:p>
              </table:table-cell>
              <table:table-cell office:value-type="float" office:value="1.41452">
                <text:p>1.41452</text:p>
              </table:table-cell>
              <table:table-cell office:value-type="float" office:value="1.27632">
                <text:p>1.27632</text:p>
              </table:table-cell>
            </table:table-row>
            <table:table-row>
              <table:table-cell office:value-type="string">
                <text:p>14</text:p>
                <draw:g>
                  <svg:desc>Create.A34:Create.A34</svg:desc>
                </draw:g>
              </table:table-cell>
              <table:table-cell office:value-type="float" office:value="0">
                <text:p>0</text:p>
                <draw:g>
                  <svg:desc>Create.B34:Create.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572">
                <text:p>2.94572</text:p>
              </table:table-cell>
              <table:table-cell office:value-type="float" office:value="3.28695">
                <text:p>3.28695</text:p>
              </table:table-cell>
              <table:table-cell office:value-type="float" office:value="2.92809">
                <text:p>2.92809</text:p>
              </table:table-cell>
              <table:table-cell office:value-type="float" office:value="2.51406">
                <text:p>2.51406</text:p>
              </table:table-cell>
              <table:table-cell office:value-type="float" office:value="2.24898">
                <text:p>2.24898</text:p>
              </table:table-cell>
              <table:table-cell office:value-type="float" office:value="2.07117">
                <text:p>2.07117</text:p>
              </table:table-cell>
              <table:table-cell office:value-type="float" office:value="1.94238">
                <text:p>1.94238</text:p>
              </table:table-cell>
              <table:table-cell office:value-type="float" office:value="1.83454">
                <text:p>1.83454</text:p>
              </table:table-cell>
              <table:table-cell office:value-type="float" office:value="1.72425">
                <text:p>1.72425</text:p>
              </table:table-cell>
              <table:table-cell office:value-type="float" office:value="1.58318">
                <text:p>1.58318</text:p>
              </table:table-cell>
              <table:table-cell office:value-type="float" office:value="1.41741">
                <text:p>1.41741</text:p>
              </table:table-cell>
              <table:table-cell office:value-type="float" office:value="1.27693">
                <text:p>1.27693</text:p>
              </table:table-cell>
              <table:table-cell office:value-type="float" office:value="1.1664">
                <text:p>1.1664</text:p>
              </table:table-cell>
            </table:table-row>
            <table:table-row>
              <table:table-cell office:value-type="string">
                <text:p>15</text:p>
                <draw:g>
                  <svg:desc>Create.A35:Create.A35</svg:desc>
                </draw:g>
              </table:table-cell>
              <table:table-cell office:value-type="float" office:value="0">
                <text:p>0</text:p>
                <draw:g>
                  <svg:desc>Create.B35:Create.Q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031">
                <text:p>2.84031</text:p>
              </table:table-cell>
              <table:table-cell office:value-type="float" office:value="2.87442">
                <text:p>2.87442</text:p>
              </table:table-cell>
              <table:table-cell office:value-type="float" office:value="2.51112">
                <text:p>2.51112</text:p>
              </table:table-cell>
              <table:table-cell office:value-type="float" office:value="2.24651">
                <text:p>2.24651</text:p>
              </table:table-cell>
              <table:table-cell office:value-type="float" office:value="2.06977">
                <text:p>2.06977</text:p>
              </table:table-cell>
              <table:table-cell office:value-type="float" office:value="1.94368">
                <text:p>1.94368</text:p>
              </table:table-cell>
              <table:table-cell office:value-type="float" office:value="1.83657">
                <text:p>1.83657</text:p>
              </table:table-cell>
              <table:table-cell office:value-type="float" office:value="1.71919">
                <text:p>1.71919</text:p>
              </table:table-cell>
              <table:table-cell office:value-type="float" office:value="1.58444">
                <text:p>1.58444</text:p>
              </table:table-cell>
              <table:table-cell office:value-type="float" office:value="1.41564">
                <text:p>1.41564</text:p>
              </table:table-cell>
              <table:table-cell office:value-type="float" office:value="1.27841">
                <text:p>1.27841</text:p>
              </table:table-cell>
              <table:table-cell office:value-type="float" office:value="1.16532">
                <text:p>1.16532</text:p>
              </table:table-cell>
              <table:table-cell office:value-type="float" office:value="1.08166">
                <text:p>1.081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04cm" svg:height="7.474cm" xlink:href=".." xlink:type="simple" chart:class="chart:line" chart:style-name="ch1">
        <chart:legend chart:legend-position="end" svg:x="11.086cm" svg:y="1.591cm" style:legend-expansion="high" chart:style-name="ch2"/>
        <chart:plot-area chart:style-name="ch3" table:cell-range-address="Enemy15.A1:Enemy15.Q17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Enemy15.B1:Enemy15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15.B2:Enemy15.Q2" chart:label-cell-address="Enemy15.A2:Enemy15.A2" chart:class="chart:line">
            <chart:data-point chart:repeated="16"/>
          </chart:series>
          <chart:series chart:style-name="ch7" chart:values-cell-range-address="Enemy15.B3:Enemy15.Q3" chart:label-cell-address="Enemy15.A3:Enemy15.A3" chart:class="chart:line">
            <chart:data-point chart:repeated="16"/>
          </chart:series>
          <chart:series chart:style-name="ch8" chart:values-cell-range-address="Enemy15.B4:Enemy15.Q4" chart:label-cell-address="Enemy15.A4:Enemy15.A4" chart:class="chart:line">
            <chart:data-point chart:repeated="16"/>
          </chart:series>
          <chart:series chart:style-name="ch9" chart:values-cell-range-address="Enemy15.B5:Enemy15.Q5" chart:label-cell-address="Enemy15.A5:Enemy15.A5" chart:class="chart:line">
            <chart:data-point chart:repeated="16"/>
          </chart:series>
          <chart:series chart:style-name="ch10" chart:values-cell-range-address="Enemy15.B6:Enemy15.Q6" chart:label-cell-address="Enemy15.A6:Enemy15.A6" chart:class="chart:line">
            <chart:data-point chart:repeated="16"/>
          </chart:series>
          <chart:series chart:style-name="ch11" chart:values-cell-range-address="Enemy15.B7:Enemy15.Q7" chart:label-cell-address="Enemy15.A7:Enemy15.A7" chart:class="chart:line">
            <chart:data-point chart:repeated="16"/>
          </chart:series>
          <chart:series chart:style-name="ch12" chart:values-cell-range-address="Enemy15.B8:Enemy15.Q8" chart:label-cell-address="Enemy15.A8:Enemy15.A8" chart:class="chart:line">
            <chart:data-point chart:repeated="16"/>
          </chart:series>
          <chart:series chart:style-name="ch13" chart:values-cell-range-address="Enemy15.B9:Enemy15.Q9" chart:label-cell-address="Enemy15.A9:Enemy15.A9" chart:class="chart:line">
            <chart:data-point chart:repeated="16"/>
          </chart:series>
          <chart:series chart:style-name="ch14" chart:values-cell-range-address="Enemy15.B10:Enemy15.Q10" chart:label-cell-address="Enemy15.A10:Enemy15.A10" chart:class="chart:line">
            <chart:data-point chart:repeated="16"/>
          </chart:series>
          <chart:series chart:style-name="ch15" chart:values-cell-range-address="Enemy15.B11:Enemy15.Q11" chart:label-cell-address="Enemy15.A11:Enemy15.A11" chart:class="chart:line">
            <chart:data-point chart:repeated="16"/>
          </chart:series>
          <chart:series chart:style-name="ch16" chart:values-cell-range-address="Enemy15.B12:Enemy15.Q12" chart:label-cell-address="Enemy15.A12:Enemy15.A12" chart:class="chart:line">
            <chart:data-point chart:repeated="16"/>
          </chart:series>
          <chart:series chart:style-name="ch17" chart:values-cell-range-address="Enemy15.B13:Enemy15.Q13" chart:label-cell-address="Enemy15.A13:Enemy15.A13" chart:class="chart:line">
            <chart:data-point chart:repeated="16"/>
          </chart:series>
          <chart:series chart:style-name="ch6" chart:values-cell-range-address="Enemy15.B14:Enemy15.Q14" chart:label-cell-address="Enemy15.A14:Enemy15.A14" chart:class="chart:line">
            <chart:data-point chart:repeated="16"/>
          </chart:series>
          <chart:series chart:style-name="ch7" chart:values-cell-range-address="Enemy15.B15:Enemy15.Q15" chart:label-cell-address="Enemy15.A15:Enemy15.A15" chart:class="chart:line">
            <chart:data-point chart:repeated="16"/>
          </chart:series>
          <chart:series chart:style-name="ch8" chart:values-cell-range-address="Enemy15.B16:Enemy15.Q16" chart:label-cell-address="Enemy15.A16:Enemy15.A16" chart:class="chart:line">
            <chart:data-point chart:repeated="16"/>
          </chart:series>
          <chart:series chart:style-name="ch9" chart:values-cell-range-address="Enemy15.B17:Enemy15.Q17" chart:label-cell-address="Enemy15.A17:Enemy15.A17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15.B1:Enemy15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15.A2:Enemy15.A2</svg:desc>
                </draw:g>
              </table:table-cell>
              <table:table-cell office:value-type="float" office:value="0">
                <text:p>0</text:p>
                <draw:g>
                  <svg:desc>Enemy15.B2:Enemy15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Enemy15.A3:Enemy15.A3</svg:desc>
                </draw:g>
              </table:table-cell>
              <table:table-cell office:value-type="float" office:value="0">
                <text:p>0</text:p>
                <draw:g>
                  <svg:desc>Enemy15.B3:Enemy15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</text:p>
                <draw:g>
                  <svg:desc>Enemy15.A4:Enemy15.A4</svg:desc>
                </draw:g>
              </table:table-cell>
              <table:table-cell office:value-type="float" office:value="0">
                <text:p>0</text:p>
                <draw:g>
                  <svg:desc>Enemy15.B4:Enemy15.Q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</text:p>
                <draw:g>
                  <svg:desc>Enemy15.A5:Enemy15.A5</svg:desc>
                </draw:g>
              </table:table-cell>
              <table:table-cell office:value-type="float" office:value="0">
                <text:p>0</text:p>
                <draw:g>
                  <svg:desc>Enemy15.B5:Enemy15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825">
                <text:p>0.825</text:p>
              </table:table-cell>
              <table:table-cell office:value-type="float" office:value="8.767">
                <text:p>8.767</text:p>
              </table:table-cell>
            </table:table-row>
            <table:table-row>
              <table:table-cell office:value-type="string">
                <text:p>4</text:p>
                <draw:g>
                  <svg:desc>Enemy15.A6:Enemy15.A6</svg:desc>
                </draw:g>
              </table:table-cell>
              <table:table-cell office:value-type="float" office:value="0">
                <text:p>0</text:p>
                <draw:g>
                  <svg:desc>Enemy15.B6:Enemy15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874">
                <text:p>0.874</text:p>
              </table:table-cell>
              <table:table-cell office:value-type="float" office:value="8.79">
                <text:p>8.79</text:p>
              </table:table-cell>
              <table:table-cell office:value-type="float" office:value="35.897">
                <text:p>35.897</text:p>
              </table:table-cell>
            </table:table-row>
            <table:table-row>
              <table:table-cell office:value-type="string">
                <text:p>5</text:p>
                <draw:g>
                  <svg:desc>Enemy15.A7:Enemy15.A7</svg:desc>
                </draw:g>
              </table:table-cell>
              <table:table-cell office:value-type="float" office:value="0">
                <text:p>0</text:p>
                <draw:g>
                  <svg:desc>Enemy15.B7:Enemy15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897">
                <text:p>0.897</text:p>
              </table:table-cell>
              <table:table-cell office:value-type="float" office:value="8.702">
                <text:p>8.702</text:p>
              </table:table-cell>
              <table:table-cell office:value-type="float" office:value="35.871">
                <text:p>35.871</text:p>
              </table:table-cell>
              <table:table-cell office:value-type="float" office:value="73.706">
                <text:p>73.706</text:p>
              </table:table-cell>
            </table:table-row>
            <table:table-row>
              <table:table-cell office:value-type="string">
                <text:p>6</text:p>
                <draw:g>
                  <svg:desc>Enemy15.A8:Enemy15.A8</svg:desc>
                </draw:g>
              </table:table-cell>
              <table:table-cell office:value-type="float" office:value="0">
                <text:p>0</text:p>
                <draw:g>
                  <svg:desc>Enemy15.B8:Enemy15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767">
                <text:p>0.767</text:p>
              </table:table-cell>
              <table:table-cell office:value-type="float" office:value="8.751">
                <text:p>8.751</text:p>
              </table:table-cell>
              <table:table-cell office:value-type="float" office:value="35.831">
                <text:p>35.831</text:p>
              </table:table-cell>
              <table:table-cell office:value-type="float" office:value="73.561">
                <text:p>73.561</text:p>
              </table:table-cell>
              <table:table-cell office:value-type="float" office:value="95.309">
                <text:p>95.309</text:p>
              </table:table-cell>
            </table:table-row>
            <table:table-row>
              <table:table-cell office:value-type="string">
                <text:p>7</text:p>
                <draw:g>
                  <svg:desc>Enemy15.A9:Enemy15.A9</svg:desc>
                </draw:g>
              </table:table-cell>
              <table:table-cell office:value-type="float" office:value="0">
                <text:p>0</text:p>
                <draw:g>
                  <svg:desc>Enemy15.B9:Enemy15.Q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802">
                <text:p>0.802</text:p>
              </table:table-cell>
              <table:table-cell office:value-type="float" office:value="8.882">
                <text:p>8.882</text:p>
              </table:table-cell>
              <table:table-cell office:value-type="float" office:value="35.701">
                <text:p>35.701</text:p>
              </table:table-cell>
              <table:table-cell office:value-type="float" office:value="73.714">
                <text:p>73.714</text:p>
              </table:table-cell>
              <table:table-cell office:value-type="float" office:value="95.232">
                <text:p>95.232</text:p>
              </table:table-cell>
              <table:table-cell office:value-type="float" office:value="99.706">
                <text:p>99.706</text:p>
              </table:table-cell>
            </table:table-row>
            <table:table-row>
              <table:table-cell office:value-type="string">
                <text:p>8</text:p>
                <draw:g>
                  <svg:desc>Enemy15.A10:Enemy15.A10</svg:desc>
                </draw:g>
              </table:table-cell>
              <table:table-cell office:value-type="float" office:value="0">
                <text:p>0</text:p>
                <draw:g>
                  <svg:desc>Enemy15.B10:Enemy15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16">
                <text:p>0.816</text:p>
              </table:table-cell>
              <table:table-cell office:value-type="float" office:value="8.68">
                <text:p>8.68</text:p>
              </table:table-cell>
              <table:table-cell office:value-type="float" office:value="35.779">
                <text:p>35.779</text:p>
              </table:table-cell>
              <table:table-cell office:value-type="float" office:value="73.871">
                <text:p>73.871</text:p>
              </table:table-cell>
              <table:table-cell office:value-type="float" office:value="95.331">
                <text:p>95.331</text:p>
              </table:table-cell>
              <table:table-cell office:value-type="float" office:value="99.74">
                <text:p>99.74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9</text:p>
                <draw:g>
                  <svg:desc>Enemy15.A11:Enemy15.A11</svg:desc>
                </draw:g>
              </table:table-cell>
              <table:table-cell office:value-type="float" office:value="0">
                <text:p>0</text:p>
                <draw:g>
                  <svg:desc>Enemy15.B11:Enemy15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6">
                <text:p>0.86</text:p>
              </table:table-cell>
              <table:table-cell office:value-type="float" office:value="8.729">
                <text:p>8.729</text:p>
              </table:table-cell>
              <table:table-cell office:value-type="float" office:value="35.692">
                <text:p>35.692</text:p>
              </table:table-cell>
              <table:table-cell office:value-type="float" office:value="73.526">
                <text:p>73.526</text:p>
              </table:table-cell>
              <table:table-cell office:value-type="float" office:value="95.228">
                <text:p>95.228</text:p>
              </table:table-cell>
              <table:table-cell office:value-type="float" office:value="99.718">
                <text:p>99.718</text:p>
              </table:table-cell>
              <table:table-cell office:value-type="float" office:value="99.996">
                <text:p>99.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  <draw:g>
                  <svg:desc>Enemy15.A12:Enemy15.A12</svg:desc>
                </draw:g>
              </table:table-cell>
              <table:table-cell office:value-type="float" office:value="0">
                <text:p>0</text:p>
                <draw:g>
                  <svg:desc>Enemy15.B12:Enemy15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849">
                <text:p>0.849</text:p>
              </table:table-cell>
              <table:table-cell office:value-type="float" office:value="8.683">
                <text:p>8.683</text:p>
              </table:table-cell>
              <table:table-cell office:value-type="float" office:value="35.691">
                <text:p>35.691</text:p>
              </table:table-cell>
              <table:table-cell office:value-type="float" office:value="73.813">
                <text:p>73.813</text:p>
              </table:table-cell>
              <table:table-cell office:value-type="float" office:value="95.305">
                <text:p>95.305</text:p>
              </table:table-cell>
              <table:table-cell office:value-type="float" office:value="99.715">
                <text:p>99.71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  <draw:g>
                  <svg:desc>Enemy15.A13:Enemy15.A13</svg:desc>
                </draw:g>
              </table:table-cell>
              <table:table-cell office:value-type="float" office:value="0">
                <text:p>0</text:p>
                <draw:g>
                  <svg:desc>Enemy15.B13:Enemy15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894">
                <text:p>0.894</text:p>
              </table:table-cell>
              <table:table-cell office:value-type="float" office:value="8.759">
                <text:p>8.759</text:p>
              </table:table-cell>
              <table:table-cell office:value-type="float" office:value="36.081">
                <text:p>36.081</text:p>
              </table:table-cell>
              <table:table-cell office:value-type="float" office:value="73.818">
                <text:p>73.818</text:p>
              </table:table-cell>
              <table:table-cell office:value-type="float" office:value="95.365">
                <text:p>95.365</text:p>
              </table:table-cell>
              <table:table-cell office:value-type="float" office:value="99.753">
                <text:p>99.753</text:p>
              </table:table-cell>
              <table:table-cell office:value-type="float" office:value="99.996">
                <text:p>99.9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  <draw:g>
                  <svg:desc>Enemy15.A14:Enemy15.A14</svg:desc>
                </draw:g>
              </table:table-cell>
              <table:table-cell office:value-type="float" office:value="0">
                <text:p>0</text:p>
                <draw:g>
                  <svg:desc>Enemy15.B14:Enemy15.Q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1.274">
                <text:p>1.274</text:p>
              </table:table-cell>
              <table:table-cell office:value-type="float" office:value="10.374">
                <text:p>10.374</text:p>
              </table:table-cell>
              <table:table-cell office:value-type="float" office:value="38.139">
                <text:p>38.139</text:p>
              </table:table-cell>
              <table:table-cell office:value-type="float" office:value="74.831">
                <text:p>74.831</text:p>
              </table:table-cell>
              <table:table-cell office:value-type="float" office:value="95.526">
                <text:p>95.526</text:p>
              </table:table-cell>
              <table:table-cell office:value-type="float" office:value="99.739">
                <text:p>99.739</text:p>
              </table:table-cell>
              <table:table-cell office:value-type="float" office:value="99.994">
                <text:p>99.9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  <draw:g>
                  <svg:desc>Enemy15.A15:Enemy15.A15</svg:desc>
                </draw:g>
              </table:table-cell>
              <table:table-cell office:value-type="float" office:value="0.042">
                <text:p>0.042</text:p>
                <draw:g>
                  <svg:desc>Enemy15.B15:Enemy15.Q15</svg:desc>
                </draw:g>
              </table:table-cell>
              <table:table-cell office:value-type="float" office:value="0.064">
                <text:p>0.064</text:p>
              </table:table-cell>
              <table:table-cell office:value-type="float" office:value="0.175">
                <text:p>0.175</text:p>
              </table:table-cell>
              <table:table-cell office:value-type="float" office:value="0.774">
                <text:p>0.774</text:p>
              </table:table-cell>
              <table:table-cell office:value-type="float" office:value="3.898">
                <text:p>3.898</text:p>
              </table:table-cell>
              <table:table-cell office:value-type="float" office:value="16.086">
                <text:p>16.086</text:p>
              </table:table-cell>
              <table:table-cell office:value-type="float" office:value="45.19">
                <text:p>45.19</text:p>
              </table:table-cell>
              <table:table-cell office:value-type="float" office:value="78.676">
                <text:p>78.676</text:p>
              </table:table-cell>
              <table:table-cell office:value-type="float" office:value="96.331">
                <text:p>96.331</text:p>
              </table:table-cell>
              <table:table-cell office:value-type="float" office:value="99.801">
                <text:p>99.801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  <draw:g>
                  <svg:desc>Enemy15.A16:Enemy15.A16</svg:desc>
                </draw:g>
              </table:table-cell>
              <table:table-cell office:value-type="float" office:value="5.225">
                <text:p>5.225</text:p>
                <draw:g>
                  <svg:desc>Enemy15.B16:Enemy15.Q16</svg:desc>
                </draw:g>
              </table:table-cell>
              <table:table-cell office:value-type="float" office:value="6.628">
                <text:p>6.628</text:p>
              </table:table-cell>
              <table:table-cell office:value-type="float" office:value="10.606">
                <text:p>10.606</text:p>
              </table:table-cell>
              <table:table-cell office:value-type="float" office:value="19.031">
                <text:p>19.031</text:p>
              </table:table-cell>
              <table:table-cell office:value-type="float" office:value="36.957">
                <text:p>36.957</text:p>
              </table:table-cell>
              <table:table-cell office:value-type="float" office:value="63.102">
                <text:p>63.102</text:p>
              </table:table-cell>
              <table:table-cell office:value-type="float" office:value="86.966">
                <text:p>86.966</text:p>
              </table:table-cell>
              <table:table-cell office:value-type="float" office:value="97.924">
                <text:p>97.924</text:p>
              </table:table-cell>
              <table:table-cell office:value-type="float" office:value="99.896">
                <text:p>99.896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  <draw:g>
                  <svg:desc>Enemy15.A17:Enemy15.A17</svg:desc>
                </draw:g>
              </table:table-cell>
              <table:table-cell office:value-type="float" office:value="50.29">
                <text:p>50.29</text:p>
                <draw:g>
                  <svg:desc>Enemy15.B17:Enemy15.Q17</svg:desc>
                </draw:g>
              </table:table-cell>
              <table:table-cell office:value-type="float" office:value="54.457">
                <text:p>54.457</text:p>
              </table:table-cell>
              <table:table-cell office:value-type="float" office:value="62.666">
                <text:p>62.666</text:p>
              </table:table-cell>
              <table:table-cell office:value-type="float" office:value="74.796">
                <text:p>74.796</text:p>
              </table:table-cell>
              <table:table-cell office:value-type="float" office:value="87.365">
                <text:p>87.365</text:p>
              </table:table-cell>
              <table:table-cell office:value-type="float" office:value="96.039">
                <text:p>96.039</text:p>
              </table:table-cell>
              <table:table-cell office:value-type="float" office:value="99.388">
                <text:p>99.388</text:p>
              </table:table-cell>
              <table:table-cell office:value-type="float" office:value="99.951">
                <text:p>99.951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506cm" svg:height="7.357cm" xlink:href=".." xlink:type="simple" chart:class="chart:line" chart:style-name="ch1">
        <chart:legend chart:legend-position="end" svg:x="11.288cm" svg:y="1.532cm" style:legend-expansion="high" chart:style-name="ch2"/>
        <chart:plot-area chart:style-name="ch3" table:cell-range-address="Enemy15.A19:Enemy15.Q35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Enemy15.B19:Enemy15.Q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15.B20:Enemy15.Q20" chart:label-cell-address="Enemy15.A20:Enemy15.A20" chart:class="chart:line">
            <chart:data-point chart:repeated="16"/>
          </chart:series>
          <chart:series chart:style-name="ch7" chart:values-cell-range-address="Enemy15.B21:Enemy15.Q21" chart:label-cell-address="Enemy15.A21:Enemy15.A21" chart:class="chart:line">
            <chart:data-point chart:repeated="16"/>
          </chart:series>
          <chart:series chart:style-name="ch8" chart:values-cell-range-address="Enemy15.B22:Enemy15.Q22" chart:label-cell-address="Enemy15.A22:Enemy15.A22" chart:class="chart:line">
            <chart:data-point chart:repeated="16"/>
          </chart:series>
          <chart:series chart:style-name="ch9" chart:values-cell-range-address="Enemy15.B23:Enemy15.Q23" chart:label-cell-address="Enemy15.A23:Enemy15.A23" chart:class="chart:line">
            <chart:data-point chart:repeated="16"/>
          </chart:series>
          <chart:series chart:style-name="ch10" chart:values-cell-range-address="Enemy15.B24:Enemy15.Q24" chart:label-cell-address="Enemy15.A24:Enemy15.A24" chart:class="chart:line">
            <chart:data-point chart:repeated="16"/>
          </chart:series>
          <chart:series chart:style-name="ch11" chart:values-cell-range-address="Enemy15.B25:Enemy15.Q25" chart:label-cell-address="Enemy15.A25:Enemy15.A25" chart:class="chart:line">
            <chart:data-point chart:repeated="16"/>
          </chart:series>
          <chart:series chart:style-name="ch12" chart:values-cell-range-address="Enemy15.B26:Enemy15.Q26" chart:label-cell-address="Enemy15.A26:Enemy15.A26" chart:class="chart:line">
            <chart:data-point chart:repeated="16"/>
          </chart:series>
          <chart:series chart:style-name="ch13" chart:values-cell-range-address="Enemy15.B27:Enemy15.Q27" chart:label-cell-address="Enemy15.A27:Enemy15.A27" chart:class="chart:line">
            <chart:data-point chart:repeated="16"/>
          </chart:series>
          <chart:series chart:style-name="ch14" chart:values-cell-range-address="Enemy15.B28:Enemy15.Q28" chart:label-cell-address="Enemy15.A28:Enemy15.A28" chart:class="chart:line">
            <chart:data-point chart:repeated="16"/>
          </chart:series>
          <chart:series chart:style-name="ch15" chart:values-cell-range-address="Enemy15.B29:Enemy15.Q29" chart:label-cell-address="Enemy15.A29:Enemy15.A29" chart:class="chart:line">
            <chart:data-point chart:repeated="16"/>
          </chart:series>
          <chart:series chart:style-name="ch16" chart:values-cell-range-address="Enemy15.B30:Enemy15.Q30" chart:label-cell-address="Enemy15.A30:Enemy15.A30" chart:class="chart:line">
            <chart:data-point chart:repeated="16"/>
          </chart:series>
          <chart:series chart:style-name="ch17" chart:values-cell-range-address="Enemy15.B31:Enemy15.Q31" chart:label-cell-address="Enemy15.A31:Enemy15.A31" chart:class="chart:line">
            <chart:data-point chart:repeated="16"/>
          </chart:series>
          <chart:series chart:style-name="ch6" chart:values-cell-range-address="Enemy15.B32:Enemy15.Q32" chart:label-cell-address="Enemy15.A32:Enemy15.A32" chart:class="chart:line">
            <chart:data-point chart:repeated="16"/>
          </chart:series>
          <chart:series chart:style-name="ch7" chart:values-cell-range-address="Enemy15.B33:Enemy15.Q33" chart:label-cell-address="Enemy15.A33:Enemy15.A33" chart:class="chart:line">
            <chart:data-point chart:repeated="16"/>
          </chart:series>
          <chart:series chart:style-name="ch8" chart:values-cell-range-address="Enemy15.B34:Enemy15.Q34" chart:label-cell-address="Enemy15.A34:Enemy15.A34" chart:class="chart:line">
            <chart:data-point chart:repeated="16"/>
          </chart:series>
          <chart:series chart:style-name="ch9" chart:values-cell-range-address="Enemy15.B35:Enemy15.Q35" chart:label-cell-address="Enemy15.A35:Enemy15.A3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15.B19:Enemy15.Q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15.A20:Enemy15.A20</svg:desc>
                </draw:g>
              </table:table-cell>
              <table:table-cell office:value-type="float" office:value="0">
                <text:p>0</text:p>
                <draw:g>
                  <svg:desc>Enemy15.B20:Enemy15.Q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72288">
                <text:p>1.72288</text:p>
              </table:table-cell>
              <table:table-cell office:value-type="float" office:value="1.83305">
                <text:p>1.83305</text:p>
              </table:table-cell>
              <table:table-cell office:value-type="float" office:value="1.92062">
                <text:p>1.92062</text:p>
              </table:table-cell>
              <table:table-cell office:value-type="float" office:value="1.99944">
                <text:p>1.99944</text:p>
              </table:table-cell>
              <table:table-cell office:value-type="float" office:value="2.09804">
                <text:p>2.09804</text:p>
              </table:table-cell>
              <table:table-cell office:value-type="float" office:value="2.24034">
                <text:p>2.24034</text:p>
              </table:table-cell>
              <table:table-cell office:value-type="float" office:value="2.45312">
                <text:p>2.45312</text:p>
              </table:table-cell>
              <table:table-cell office:value-type="float" office:value="2.72578">
                <text:p>2.72578</text:p>
              </table:table-cell>
              <table:table-cell office:value-type="float" office:value="3.05256">
                <text:p>3.05256</text:p>
              </table:table-cell>
              <table:table-cell office:value-type="float" office:value="3.45852">
                <text:p>3.45852</text:p>
              </table:table-cell>
              <table:table-cell office:value-type="float" office:value="3.94675">
                <text:p>3.94675</text:p>
              </table:table-cell>
              <table:table-cell office:value-type="float" office:value="4.54917">
                <text:p>4.54917</text:p>
              </table:table-cell>
              <table:table-cell office:value-type="float" office:value="5.25789">
                <text:p>5.25789</text:p>
              </table:table-cell>
              <table:table-cell office:value-type="float" office:value="6.06161">
                <text:p>6.06161</text:p>
              </table:table-cell>
            </table:table-row>
            <table:table-row>
              <table:table-cell office:value-type="string">
                <text:p>1</text:p>
                <draw:g>
                  <svg:desc>Enemy15.A21:Enemy15.A21</svg:desc>
                </draw:g>
              </table:table-cell>
              <table:table-cell office:value-type="float" office:value="0">
                <text:p>0</text:p>
                <draw:g>
                  <svg:desc>Enemy15.B21:Enemy15.Q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83322">
                <text:p>1.83322</text:p>
              </table:table-cell>
              <table:table-cell office:value-type="float" office:value="1.91934">
                <text:p>1.91934</text:p>
              </table:table-cell>
              <table:table-cell office:value-type="float" office:value="1.99926">
                <text:p>1.99926</text:p>
              </table:table-cell>
              <table:table-cell office:value-type="float" office:value="2.09882">
                <text:p>2.09882</text:p>
              </table:table-cell>
              <table:table-cell office:value-type="float" office:value="2.24117">
                <text:p>2.24117</text:p>
              </table:table-cell>
              <table:table-cell office:value-type="float" office:value="2.45221">
                <text:p>2.45221</text:p>
              </table:table-cell>
              <table:table-cell office:value-type="float" office:value="2.72399">
                <text:p>2.72399</text:p>
              </table:table-cell>
              <table:table-cell office:value-type="float" office:value="3.05606">
                <text:p>3.05606</text:p>
              </table:table-cell>
              <table:table-cell office:value-type="float" office:value="3.45977">
                <text:p>3.45977</text:p>
              </table:table-cell>
              <table:table-cell office:value-type="float" office:value="3.95559">
                <text:p>3.95559</text:p>
              </table:table-cell>
              <table:table-cell office:value-type="float" office:value="4.55547">
                <text:p>4.55547</text:p>
              </table:table-cell>
              <table:table-cell office:value-type="float" office:value="5.25356">
                <text:p>5.25356</text:p>
              </table:table-cell>
              <table:table-cell office:value-type="float" office:value="6.06031">
                <text:p>6.06031</text:p>
              </table:table-cell>
              <table:table-cell office:value-type="float" office:value="6.94342">
                <text:p>6.94342</text:p>
              </table:table-cell>
            </table:table-row>
            <table:table-row>
              <table:table-cell office:value-type="string">
                <text:p>2</text:p>
                <draw:g>
                  <svg:desc>Enemy15.A22:Enemy15.A22</svg:desc>
                </draw:g>
              </table:table-cell>
              <table:table-cell office:value-type="float" office:value="0">
                <text:p>0</text:p>
                <draw:g>
                  <svg:desc>Enemy15.B22:Enemy15.Q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1733">
                <text:p>1.91733</text:p>
              </table:table-cell>
              <table:table-cell office:value-type="float" office:value="1.99764">
                <text:p>1.99764</text:p>
              </table:table-cell>
              <table:table-cell office:value-type="float" office:value="2.09621">
                <text:p>2.09621</text:p>
              </table:table-cell>
              <table:table-cell office:value-type="float" office:value="2.239">
                <text:p>2.239</text:p>
              </table:table-cell>
              <table:table-cell office:value-type="float" office:value="2.45266">
                <text:p>2.45266</text:p>
              </table:table-cell>
              <table:table-cell office:value-type="float" office:value="2.72453">
                <text:p>2.72453</text:p>
              </table:table-cell>
              <table:table-cell office:value-type="float" office:value="3.05301">
                <text:p>3.05301</text:p>
              </table:table-cell>
              <table:table-cell office:value-type="float" office:value="3.45567">
                <text:p>3.45567</text:p>
              </table:table-cell>
              <table:table-cell office:value-type="float" office:value="3.95162">
                <text:p>3.95162</text:p>
              </table:table-cell>
              <table:table-cell office:value-type="float" office:value="4.55366">
                <text:p>4.55366</text:p>
              </table:table-cell>
              <table:table-cell office:value-type="float" office:value="5.25368">
                <text:p>5.25368</text:p>
              </table:table-cell>
              <table:table-cell office:value-type="float" office:value="6.06263">
                <text:p>6.06263</text:p>
              </table:table-cell>
              <table:table-cell office:value-type="float" office:value="6.9492">
                <text:p>6.9492</text:p>
              </table:table-cell>
              <table:table-cell office:value-type="float" office:value="7.85279">
                <text:p>7.85279</text:p>
              </table:table-cell>
            </table:table-row>
            <table:table-row>
              <table:table-cell office:value-type="string">
                <text:p>3</text:p>
                <draw:g>
                  <svg:desc>Enemy15.A23:Enemy15.A23</svg:desc>
                </draw:g>
              </table:table-cell>
              <table:table-cell office:value-type="float" office:value="0">
                <text:p>0</text:p>
                <draw:g>
                  <svg:desc>Enemy15.B23:Enemy15.Q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7282">
                <text:p>1.97282</text:p>
              </table:table-cell>
              <table:table-cell office:value-type="float" office:value="2.0972">
                <text:p>2.0972</text:p>
              </table:table-cell>
              <table:table-cell office:value-type="float" office:value="2.24064">
                <text:p>2.24064</text:p>
              </table:table-cell>
              <table:table-cell office:value-type="float" office:value="2.45564">
                <text:p>2.45564</text:p>
              </table:table-cell>
              <table:table-cell office:value-type="float" office:value="2.72545">
                <text:p>2.72545</text:p>
              </table:table-cell>
              <table:table-cell office:value-type="float" office:value="3.0546">
                <text:p>3.0546</text:p>
              </table:table-cell>
              <table:table-cell office:value-type="float" office:value="3.46017">
                <text:p>3.46017</text:p>
              </table:table-cell>
              <table:table-cell office:value-type="float" office:value="3.94619">
                <text:p>3.94619</text:p>
              </table:table-cell>
              <table:table-cell office:value-type="float" office:value="4.55112">
                <text:p>4.55112</text:p>
              </table:table-cell>
              <table:table-cell office:value-type="float" office:value="5.25737">
                <text:p>5.25737</text:p>
              </table:table-cell>
              <table:table-cell office:value-type="float" office:value="6.06381">
                <text:p>6.06381</text:p>
              </table:table-cell>
              <table:table-cell office:value-type="float" office:value="6.94852">
                <text:p>6.94852</text:p>
              </table:table-cell>
              <table:table-cell office:value-type="float" office:value="7.85172">
                <text:p>7.85172</text:p>
              </table:table-cell>
              <table:table-cell office:value-type="float" office:value="8.44574">
                <text:p>8.44574</text:p>
              </table:table-cell>
            </table:table-row>
            <table:table-row>
              <table:table-cell office:value-type="string">
                <text:p>4</text:p>
                <draw:g>
                  <svg:desc>Enemy15.A24:Enemy15.A24</svg:desc>
                </draw:g>
              </table:table-cell>
              <table:table-cell office:value-type="float" office:value="0">
                <text:p>0</text:p>
                <draw:g>
                  <svg:desc>Enemy15.B24:Enemy15.Q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837">
                <text:p>2.23837</text:p>
              </table:table-cell>
              <table:table-cell office:value-type="float" office:value="2.45367">
                <text:p>2.45367</text:p>
              </table:table-cell>
              <table:table-cell office:value-type="float" office:value="2.7206">
                <text:p>2.7206</text:p>
              </table:table-cell>
              <table:table-cell office:value-type="float" office:value="3.05592">
                <text:p>3.05592</text:p>
              </table:table-cell>
              <table:table-cell office:value-type="float" office:value="3.45946">
                <text:p>3.45946</text:p>
              </table:table-cell>
              <table:table-cell office:value-type="float" office:value="3.95035">
                <text:p>3.95035</text:p>
              </table:table-cell>
              <table:table-cell office:value-type="float" office:value="4.54982">
                <text:p>4.54982</text:p>
              </table:table-cell>
              <table:table-cell office:value-type="float" office:value="5.26112">
                <text:p>5.26112</text:p>
              </table:table-cell>
              <table:table-cell office:value-type="float" office:value="6.06693">
                <text:p>6.06693</text:p>
              </table:table-cell>
              <table:table-cell office:value-type="float" office:value="6.94874">
                <text:p>6.94874</text:p>
              </table:table-cell>
              <table:table-cell office:value-type="float" office:value="7.85618">
                <text:p>7.85618</text:p>
              </table:table-cell>
              <table:table-cell office:value-type="float" office:value="8.44451">
                <text:p>8.44451</text:p>
              </table:table-cell>
              <table:table-cell office:value-type="float" office:value="7.84973">
                <text:p>7.84973</text:p>
              </table:table-cell>
            </table:table-row>
            <table:table-row>
              <table:table-cell office:value-type="string">
                <text:p>5</text:p>
                <draw:g>
                  <svg:desc>Enemy15.A25:Enemy15.A25</svg:desc>
                </draw:g>
              </table:table-cell>
              <table:table-cell office:value-type="float" office:value="0">
                <text:p>0</text:p>
                <draw:g>
                  <svg:desc>Enemy15.B25:Enemy15.Q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356">
                <text:p>2.44356</text:p>
              </table:table-cell>
              <table:table-cell office:value-type="float" office:value="2.72832">
                <text:p>2.72832</text:p>
              </table:table-cell>
              <table:table-cell office:value-type="float" office:value="3.05428">
                <text:p>3.05428</text:p>
              </table:table-cell>
              <table:table-cell office:value-type="float" office:value="3.45907">
                <text:p>3.45907</text:p>
              </table:table-cell>
              <table:table-cell office:value-type="float" office:value="3.94977">
                <text:p>3.94977</text:p>
              </table:table-cell>
              <table:table-cell office:value-type="float" office:value="4.54642">
                <text:p>4.54642</text:p>
              </table:table-cell>
              <table:table-cell office:value-type="float" office:value="5.25083">
                <text:p>5.25083</text:p>
              </table:table-cell>
              <table:table-cell office:value-type="float" office:value="6.06074">
                <text:p>6.06074</text:p>
              </table:table-cell>
              <table:table-cell office:value-type="float" office:value="6.94972">
                <text:p>6.94972</text:p>
              </table:table-cell>
              <table:table-cell office:value-type="float" office:value="7.85506">
                <text:p>7.85506</text:p>
              </table:table-cell>
              <table:table-cell office:value-type="float" office:value="8.44795">
                <text:p>8.44795</text:p>
              </table:table-cell>
              <table:table-cell office:value-type="float" office:value="7.84942">
                <text:p>7.84942</text:p>
              </table:table-cell>
              <table:table-cell office:value-type="float" office:value="5.86994">
                <text:p>5.86994</text:p>
              </table:table-cell>
            </table:table-row>
            <table:table-row>
              <table:table-cell office:value-type="string">
                <text:p>6</text:p>
                <draw:g>
                  <svg:desc>Enemy15.A26:Enemy15.A26</svg:desc>
                </draw:g>
              </table:table-cell>
              <table:table-cell office:value-type="float" office:value="0">
                <text:p>0</text:p>
                <draw:g>
                  <svg:desc>Enemy15.B26:Enemy15.Q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343">
                <text:p>2.66343</text:p>
              </table:table-cell>
              <table:table-cell office:value-type="float" office:value="3.04598">
                <text:p>3.04598</text:p>
              </table:table-cell>
              <table:table-cell office:value-type="float" office:value="3.45443">
                <text:p>3.45443</text:p>
              </table:table-cell>
              <table:table-cell office:value-type="float" office:value="3.95489">
                <text:p>3.95489</text:p>
              </table:table-cell>
              <table:table-cell office:value-type="float" office:value="4.54866">
                <text:p>4.54866</text:p>
              </table:table-cell>
              <table:table-cell office:value-type="float" office:value="5.25089">
                <text:p>5.25089</text:p>
              </table:table-cell>
              <table:table-cell office:value-type="float" office:value="6.05962">
                <text:p>6.05962</text:p>
              </table:table-cell>
              <table:table-cell office:value-type="float" office:value="6.94673">
                <text:p>6.94673</text:p>
              </table:table-cell>
              <table:table-cell office:value-type="float" office:value="7.85451">
                <text:p>7.85451</text:p>
              </table:table-cell>
              <table:table-cell office:value-type="float" office:value="8.44306">
                <text:p>8.44306</text:p>
              </table:table-cell>
              <table:table-cell office:value-type="float" office:value="7.84447">
                <text:p>7.84447</text:p>
              </table:table-cell>
              <table:table-cell office:value-type="float" office:value="5.88502">
                <text:p>5.88502</text:p>
              </table:table-cell>
              <table:table-cell office:value-type="float" office:value="3.96082">
                <text:p>3.96082</text:p>
              </table:table-cell>
            </table:table-row>
            <table:table-row>
              <table:table-cell office:value-type="string">
                <text:p>7</text:p>
                <draw:g>
                  <svg:desc>Enemy15.A27:Enemy15.A27</svg:desc>
                </draw:g>
              </table:table-cell>
              <table:table-cell office:value-type="float" office:value="0">
                <text:p>0</text:p>
                <draw:g>
                  <svg:desc>Enemy15.B27:Enemy15.Q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3961">
                <text:p>2.83961</text:p>
              </table:table-cell>
              <table:table-cell office:value-type="float" office:value="3.40004">
                <text:p>3.40004</text:p>
              </table:table-cell>
              <table:table-cell office:value-type="float" office:value="3.92985">
                <text:p>3.92985</text:p>
              </table:table-cell>
              <table:table-cell office:value-type="float" office:value="4.54593">
                <text:p>4.54593</text:p>
              </table:table-cell>
              <table:table-cell office:value-type="float" office:value="5.25008">
                <text:p>5.25008</text:p>
              </table:table-cell>
              <table:table-cell office:value-type="float" office:value="6.05891">
                <text:p>6.05891</text:p>
              </table:table-cell>
              <table:table-cell office:value-type="float" office:value="6.94486">
                <text:p>6.94486</text:p>
              </table:table-cell>
              <table:table-cell office:value-type="float" office:value="7.84864">
                <text:p>7.84864</text:p>
              </table:table-cell>
              <table:table-cell office:value-type="float" office:value="8.43958">
                <text:p>8.43958</text:p>
              </table:table-cell>
              <table:table-cell office:value-type="float" office:value="7.86206">
                <text:p>7.86206</text:p>
              </table:table-cell>
              <table:table-cell office:value-type="float" office:value="5.8741">
                <text:p>5.8741</text:p>
              </table:table-cell>
              <table:table-cell office:value-type="float" office:value="3.96845">
                <text:p>3.96845</text:p>
              </table:table-cell>
              <table:table-cell office:value-type="float" office:value="2.98453">
                <text:p>2.98453</text:p>
              </table:table-cell>
            </table:table-row>
            <table:table-row>
              <table:table-cell office:value-type="string">
                <text:p>8</text:p>
                <draw:g>
                  <svg:desc>Enemy15.A28:Enemy15.A28</svg:desc>
                </draw:g>
              </table:table-cell>
              <table:table-cell office:value-type="float" office:value="0">
                <text:p>0</text:p>
                <draw:g>
                  <svg:desc>Enemy15.B28:Enemy15.Q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51">
                <text:p>2.94651</text:p>
              </table:table-cell>
              <table:table-cell office:value-type="float" office:value="3.70663">
                <text:p>3.70663</text:p>
              </table:table-cell>
              <table:table-cell office:value-type="float" office:value="4.41228">
                <text:p>4.41228</text:p>
              </table:table-cell>
              <table:table-cell office:value-type="float" office:value="5.16855">
                <text:p>5.16855</text:p>
              </table:table-cell>
              <table:table-cell office:value-type="float" office:value="5.99359">
                <text:p>5.99359</text:p>
              </table:table-cell>
              <table:table-cell office:value-type="float" office:value="6.89002">
                <text:p>6.89002</text:p>
              </table:table-cell>
              <table:table-cell office:value-type="float" office:value="7.79961">
                <text:p>7.79961</text:p>
              </table:table-cell>
              <table:table-cell office:value-type="float" office:value="8.41402">
                <text:p>8.41402</text:p>
              </table:table-cell>
              <table:table-cell office:value-type="float" office:value="7.8263">
                <text:p>7.8263</text:p>
              </table:table-cell>
              <table:table-cell office:value-type="float" office:value="5.85143">
                <text:p>5.85143</text:p>
              </table:table-cell>
              <table:table-cell office:value-type="float" office:value="3.95149">
                <text:p>3.95149</text:p>
              </table:table-cell>
              <table:table-cell office:value-type="float" office:value="2.97927">
                <text:p>2.97927</text:p>
              </table:table-cell>
              <table:table-cell office:value-type="float" office:value="2.51364">
                <text:p>2.51364</text:p>
              </table:table-cell>
            </table:table-row>
            <table:table-row>
              <table:table-cell office:value-type="string">
                <text:p>9</text:p>
                <draw:g>
                  <svg:desc>Enemy15.A29:Enemy15.A29</svg:desc>
                </draw:g>
              </table:table-cell>
              <table:table-cell office:value-type="float" office:value="0">
                <text:p>0</text:p>
                <draw:g>
                  <svg:desc>Enemy15.B29:Enemy15.Q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33">
                <text:p>2.98833</text:p>
              </table:table-cell>
              <table:table-cell office:value-type="float" office:value="3.90194">
                <text:p>3.90194</text:p>
              </table:table-cell>
              <table:table-cell office:value-type="float" office:value="4.77731">
                <text:p>4.77731</text:p>
              </table:table-cell>
              <table:table-cell office:value-type="float" office:value="5.67377">
                <text:p>5.67377</text:p>
              </table:table-cell>
              <table:table-cell office:value-type="float" office:value="6.60232">
                <text:p>6.60232</text:p>
              </table:table-cell>
              <table:table-cell office:value-type="float" office:value="7.53686">
                <text:p>7.53686</text:p>
              </table:table-cell>
              <table:table-cell office:value-type="float" office:value="8.17606">
                <text:p>8.17606</text:p>
              </table:table-cell>
              <table:table-cell office:value-type="float" office:value="7.68799">
                <text:p>7.68799</text:p>
              </table:table-cell>
              <table:table-cell office:value-type="float" office:value="5.83011">
                <text:p>5.83011</text:p>
              </table:table-cell>
              <table:table-cell office:value-type="float" office:value="3.95525">
                <text:p>3.95525</text:p>
              </table:table-cell>
              <table:table-cell office:value-type="float" office:value="2.98242">
                <text:p>2.98242</text:p>
              </table:table-cell>
              <table:table-cell office:value-type="float" office:value="2.51214">
                <text:p>2.51214</text:p>
              </table:table-cell>
              <table:table-cell office:value-type="float" office:value="2.24936">
                <text:p>2.24936</text:p>
              </table:table-cell>
            </table:table-row>
            <table:table-row>
              <table:table-cell office:value-type="string">
                <text:p>10</text:p>
                <draw:g>
                  <svg:desc>Enemy15.A30:Enemy15.A30</svg:desc>
                </draw:g>
              </table:table-cell>
              <table:table-cell office:value-type="float" office:value="0">
                <text:p>0</text:p>
                <draw:g>
                  <svg:desc>Enemy15.B30:Enemy15.Q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43">
                <text:p>2.99943</text:p>
              </table:table-cell>
              <table:table-cell office:value-type="float" office:value="3.97941">
                <text:p>3.97941</text:p>
              </table:table-cell>
              <table:table-cell office:value-type="float" office:value="4.94943">
                <text:p>4.94943</text:p>
              </table:table-cell>
              <table:table-cell office:value-type="float" office:value="5.92698">
                <text:p>5.92698</text:p>
              </table:table-cell>
              <table:table-cell office:value-type="float" office:value="6.89088">
                <text:p>6.89088</text:p>
              </table:table-cell>
              <table:table-cell office:value-type="float" office:value="7.60528">
                <text:p>7.60528</text:p>
              </table:table-cell>
              <table:table-cell office:value-type="float" office:value="7.30755">
                <text:p>7.30755</text:p>
              </table:table-cell>
              <table:table-cell office:value-type="float" office:value="5.6636">
                <text:p>5.6636</text:p>
              </table:table-cell>
              <table:table-cell office:value-type="float" office:value="3.92866">
                <text:p>3.92866</text:p>
              </table:table-cell>
              <table:table-cell office:value-type="float" office:value="2.98244">
                <text:p>2.98244</text:p>
              </table:table-cell>
              <table:table-cell office:value-type="float" office:value="2.51418">
                <text:p>2.51418</text:p>
              </table:table-cell>
              <table:table-cell office:value-type="float" office:value="2.24707">
                <text:p>2.24707</text:p>
              </table:table-cell>
              <table:table-cell office:value-type="float" office:value="2.07036">
                <text:p>2.07036</text:p>
              </table:table-cell>
            </table:table-row>
            <table:table-row>
              <table:table-cell office:value-type="string">
                <text:p>11</text:p>
                <draw:g>
                  <svg:desc>Enemy15.A31:Enemy15.A31</svg:desc>
                </draw:g>
              </table:table-cell>
              <table:table-cell office:value-type="float" office:value="0">
                <text:p>0</text:p>
                <draw:g>
                  <svg:desc>Enemy15.B31:Enemy15.Q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24">
                <text:p>3.99824</text:p>
              </table:table-cell>
              <table:table-cell office:value-type="float" office:value="4.99466">
                <text:p>4.99466</text:p>
              </table:table-cell>
              <table:table-cell office:value-type="float" office:value="5.97836">
                <text:p>5.97836</text:p>
              </table:table-cell>
              <table:table-cell office:value-type="float" office:value="6.7758">
                <text:p>6.7758</text:p>
              </table:table-cell>
              <table:table-cell office:value-type="float" office:value="6.72134">
                <text:p>6.72134</text:p>
              </table:table-cell>
              <table:table-cell office:value-type="float" office:value="5.44222">
                <text:p>5.44222</text:p>
              </table:table-cell>
              <table:table-cell office:value-type="float" office:value="3.87876">
                <text:p>3.87876</text:p>
              </table:table-cell>
              <table:table-cell office:value-type="float" office:value="2.97254">
                <text:p>2.97254</text:p>
              </table:table-cell>
              <table:table-cell office:value-type="float" office:value="2.51439">
                <text:p>2.51439</text:p>
              </table:table-cell>
              <table:table-cell office:value-type="float" office:value="2.24945">
                <text:p>2.24945</text:p>
              </table:table-cell>
              <table:table-cell office:value-type="float" office:value="2.06953">
                <text:p>2.06953</text:p>
              </table:table-cell>
              <table:table-cell office:value-type="float" office:value="1.94274">
                <text:p>1.94274</text:p>
              </table:table-cell>
            </table:table-row>
            <table:table-row>
              <table:table-cell office:value-type="string">
                <text:p>12</text:p>
                <draw:g>
                  <svg:desc>Enemy15.A32:Enemy15.A32</svg:desc>
                </draw:g>
              </table:table-cell>
              <table:table-cell office:value-type="float" office:value="0">
                <text:p>0</text:p>
                <draw:g>
                  <svg:desc>Enemy15.B32:Enemy15.Q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99271">
                <text:p>4.99271</text:p>
              </table:table-cell>
              <table:table-cell office:value-type="float" office:value="5.86075">
                <text:p>5.86075</text:p>
              </table:table-cell>
              <table:table-cell office:value-type="float" office:value="6.07665">
                <text:p>6.07665</text:p>
              </table:table-cell>
              <table:table-cell office:value-type="float" office:value="5.17827">
                <text:p>5.17827</text:p>
              </table:table-cell>
              <table:table-cell office:value-type="float" office:value="3.84438">
                <text:p>3.84438</text:p>
              </table:table-cell>
              <table:table-cell office:value-type="float" office:value="2.97271">
                <text:p>2.97271</text:p>
              </table:table-cell>
              <table:table-cell office:value-type="float" office:value="2.51342">
                <text:p>2.51342</text:p>
              </table:table-cell>
              <table:table-cell office:value-type="float" office:value="2.24875">
                <text:p>2.24875</text:p>
              </table:table-cell>
              <table:table-cell office:value-type="float" office:value="2.06814">
                <text:p>2.06814</text:p>
              </table:table-cell>
              <table:table-cell office:value-type="float" office:value="1.94449">
                <text:p>1.94449</text:p>
              </table:table-cell>
              <table:table-cell office:value-type="float" office:value="1.83738">
                <text:p>1.83738</text:p>
              </table:table-cell>
            </table:table-row>
            <table:table-row>
              <table:table-cell office:value-type="string">
                <text:p>13</text:p>
                <draw:g>
                  <svg:desc>Enemy15.A33:Enemy15.A33</svg:desc>
                </draw:g>
              </table:table-cell>
              <table:table-cell office:value-type="float" office:value="0">
                <text:p>0</text:p>
                <draw:g>
                  <svg:desc>Enemy15.B33:Enemy15.Q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7">
                <text:p>3.99817</text:p>
              </table:table-cell>
              <table:table-cell office:value-type="float" office:value="4.9339">
                <text:p>4.9339</text:p>
              </table:table-cell>
              <table:table-cell office:value-type="float" office:value="5.40789">
                <text:p>5.40789</text:p>
              </table:table-cell>
              <table:table-cell office:value-type="float" office:value="4.89362">
                <text:p>4.89362</text:p>
              </table:table-cell>
              <table:table-cell office:value-type="float" office:value="3.79643">
                <text:p>3.79643</text:p>
              </table:table-cell>
              <table:table-cell office:value-type="float" office:value="2.96406">
                <text:p>2.96406</text:p>
              </table:table-cell>
              <table:table-cell office:value-type="float" office:value="2.51281">
                <text:p>2.51281</text:p>
              </table:table-cell>
              <table:table-cell office:value-type="float" office:value="2.24926">
                <text:p>2.24926</text:p>
              </table:table-cell>
              <table:table-cell office:value-type="float" office:value="2.06939">
                <text:p>2.06939</text:p>
              </table:table-cell>
              <table:table-cell office:value-type="float" office:value="1.94312">
                <text:p>1.94312</text:p>
              </table:table-cell>
              <table:table-cell office:value-type="float" office:value="1.8358">
                <text:p>1.8358</text:p>
              </table:table-cell>
              <table:table-cell office:value-type="float" office:value="1.7239">
                <text:p>1.7239</text:p>
              </table:table-cell>
            </table:table-row>
            <table:table-row>
              <table:table-cell office:value-type="string">
                <text:p>14</text:p>
                <draw:g>
                  <svg:desc>Enemy15.A34:Enemy15.A34</svg:desc>
                </draw:g>
              </table:table-cell>
              <table:table-cell office:value-type="float" office:value="0">
                <text:p>0</text:p>
                <draw:g>
                  <svg:desc>Enemy15.B34:Enemy15.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928">
                <text:p>3.97928</text:p>
              </table:table-cell>
              <table:table-cell office:value-type="float" office:value="4.68687">
                <text:p>4.68687</text:p>
              </table:table-cell>
              <table:table-cell office:value-type="float" office:value="4.56516">
                <text:p>4.56516</text:p>
              </table:table-cell>
              <table:table-cell office:value-type="float" office:value="3.71968">
                <text:p>3.71968</text:p>
              </table:table-cell>
              <table:table-cell office:value-type="float" office:value="2.96486">
                <text:p>2.96486</text:p>
              </table:table-cell>
              <table:table-cell office:value-type="float" office:value="2.51178">
                <text:p>2.51178</text:p>
              </table:table-cell>
              <table:table-cell office:value-type="float" office:value="2.24816">
                <text:p>2.24816</text:p>
              </table:table-cell>
              <table:table-cell office:value-type="float" office:value="2.07146">
                <text:p>2.07146</text:p>
              </table:table-cell>
              <table:table-cell office:value-type="float" office:value="1.94202">
                <text:p>1.94202</text:p>
              </table:table-cell>
              <table:table-cell office:value-type="float" office:value="1.83809">
                <text:p>1.83809</text:p>
              </table:table-cell>
              <table:table-cell office:value-type="float" office:value="1.72275">
                <text:p>1.72275</text:p>
              </table:table-cell>
              <table:table-cell office:value-type="float" office:value="1.58273">
                <text:p>1.58273</text:p>
              </table:table-cell>
            </table:table-row>
            <table:table-row>
              <table:table-cell office:value-type="string">
                <text:p>15</text:p>
                <draw:g>
                  <svg:desc>Enemy15.A35:Enemy15.A35</svg:desc>
                </draw:g>
              </table:table-cell>
              <table:table-cell office:value-type="float" office:value="0">
                <text:p>0</text:p>
                <draw:g>
                  <svg:desc>Enemy15.B35:Enemy15.Q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23">
                <text:p>2.99923</text:p>
              </table:table-cell>
              <table:table-cell office:value-type="float" office:value="3.88921">
                <text:p>3.88921</text:p>
              </table:table-cell>
              <table:table-cell office:value-type="float" office:value="4.17843">
                <text:p>4.17843</text:p>
              </table:table-cell>
              <table:table-cell office:value-type="float" office:value="3.63948">
                <text:p>3.63948</text:p>
              </table:table-cell>
              <table:table-cell office:value-type="float" office:value="2.96398">
                <text:p>2.96398</text:p>
              </table:table-cell>
              <table:table-cell office:value-type="float" office:value="2.5148">
                <text:p>2.5148</text:p>
              </table:table-cell>
              <table:table-cell office:value-type="float" office:value="2.24779">
                <text:p>2.24779</text:p>
              </table:table-cell>
              <table:table-cell office:value-type="float" office:value="2.07159">
                <text:p>2.07159</text:p>
              </table:table-cell>
              <table:table-cell office:value-type="float" office:value="1.94391">
                <text:p>1.94391</text:p>
              </table:table-cell>
              <table:table-cell office:value-type="float" office:value="1.83682">
                <text:p>1.83682</text:p>
              </table:table-cell>
              <table:table-cell office:value-type="float" office:value="1.72294">
                <text:p>1.72294</text:p>
              </table:table-cell>
              <table:table-cell office:value-type="float" office:value="1.58596">
                <text:p>1.58596</text:p>
              </table:table-cell>
              <table:table-cell office:value-type="float" office:value="1.41807">
                <text:p>1.4180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6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6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6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6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6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6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06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04cm" svg:height="7.474cm" xlink:href=".." xlink:type="simple" chart:class="chart:line" chart:style-name="ch1">
        <chart:legend chart:legend-position="end" svg:x="11.086cm" svg:y="1.591cm" style:legend-expansion="high" chart:style-name="ch2"/>
        <chart:plot-area chart:style-name="ch3" table:cell-range-address="Enemy25.A1:Enemy25.Q17" chart:data-source-has-labels="both" svg:x="0.736cm" svg:y="0.731cm" svg:width="9.778cm" svg:height="6.174cm">
          <chartooo:coordinate-region svg:x="1.357cm" svg:y="0.943cm" svg:width="8.97cm" svg:height="5.289cm"/>
          <chart:axis chart:dimension="x" chart:name="primary-x" chart:style-name="ch4" chartooo:axis-type="auto">
            <chartooo:date-scale/>
            <chart:categories table:cell-range-address="Enemy25.B1:Enemy25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25.B2:Enemy25.Q2" chart:label-cell-address="Enemy25.A2:Enemy25.A2" chart:class="chart:line">
            <chart:data-point chart:repeated="16"/>
          </chart:series>
          <chart:series chart:style-name="ch7" chart:values-cell-range-address="Enemy25.B3:Enemy25.Q3" chart:label-cell-address="Enemy25.A3:Enemy25.A3" chart:class="chart:line">
            <chart:data-point chart:repeated="16"/>
          </chart:series>
          <chart:series chart:style-name="ch8" chart:values-cell-range-address="Enemy25.B4:Enemy25.Q4" chart:label-cell-address="Enemy25.A4:Enemy25.A4" chart:class="chart:line">
            <chart:data-point chart:repeated="16"/>
          </chart:series>
          <chart:series chart:style-name="ch9" chart:values-cell-range-address="Enemy25.B5:Enemy25.Q5" chart:label-cell-address="Enemy25.A5:Enemy25.A5" chart:class="chart:line">
            <chart:data-point chart:repeated="16"/>
          </chart:series>
          <chart:series chart:style-name="ch10" chart:values-cell-range-address="Enemy25.B6:Enemy25.Q6" chart:label-cell-address="Enemy25.A6:Enemy25.A6" chart:class="chart:line">
            <chart:data-point chart:repeated="16"/>
          </chart:series>
          <chart:series chart:style-name="ch11" chart:values-cell-range-address="Enemy25.B7:Enemy25.Q7" chart:label-cell-address="Enemy25.A7:Enemy25.A7" chart:class="chart:line">
            <chart:data-point chart:repeated="16"/>
          </chart:series>
          <chart:series chart:style-name="ch12" chart:values-cell-range-address="Enemy25.B8:Enemy25.Q8" chart:label-cell-address="Enemy25.A8:Enemy25.A8" chart:class="chart:line">
            <chart:data-point chart:repeated="16"/>
          </chart:series>
          <chart:series chart:style-name="ch13" chart:values-cell-range-address="Enemy25.B9:Enemy25.Q9" chart:label-cell-address="Enemy25.A9:Enemy25.A9" chart:class="chart:line">
            <chart:data-point chart:repeated="16"/>
          </chart:series>
          <chart:series chart:style-name="ch14" chart:values-cell-range-address="Enemy25.B10:Enemy25.Q10" chart:label-cell-address="Enemy25.A10:Enemy25.A10" chart:class="chart:line">
            <chart:data-point chart:repeated="16"/>
          </chart:series>
          <chart:series chart:style-name="ch15" chart:values-cell-range-address="Enemy25.B11:Enemy25.Q11" chart:label-cell-address="Enemy25.A11:Enemy25.A11" chart:class="chart:line">
            <chart:data-point chart:repeated="16"/>
          </chart:series>
          <chart:series chart:style-name="ch16" chart:values-cell-range-address="Enemy25.B12:Enemy25.Q12" chart:label-cell-address="Enemy25.A12:Enemy25.A12" chart:class="chart:line">
            <chart:data-point chart:repeated="16"/>
          </chart:series>
          <chart:series chart:style-name="ch17" chart:values-cell-range-address="Enemy25.B13:Enemy25.Q13" chart:label-cell-address="Enemy25.A13:Enemy25.A13" chart:class="chart:line">
            <chart:data-point chart:repeated="16"/>
          </chart:series>
          <chart:series chart:style-name="ch6" chart:values-cell-range-address="Enemy25.B14:Enemy25.Q14" chart:label-cell-address="Enemy25.A14:Enemy25.A14" chart:class="chart:line">
            <chart:data-point chart:repeated="16"/>
          </chart:series>
          <chart:series chart:style-name="ch7" chart:values-cell-range-address="Enemy25.B15:Enemy25.Q15" chart:label-cell-address="Enemy25.A15:Enemy25.A15" chart:class="chart:line">
            <chart:data-point chart:repeated="16"/>
          </chart:series>
          <chart:series chart:style-name="ch8" chart:values-cell-range-address="Enemy25.B16:Enemy25.Q16" chart:label-cell-address="Enemy25.A16:Enemy25.A16" chart:class="chart:line">
            <chart:data-point chart:repeated="16"/>
          </chart:series>
          <chart:series chart:style-name="ch9" chart:values-cell-range-address="Enemy25.B17:Enemy25.Q17" chart:label-cell-address="Enemy25.A17:Enemy25.A17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25.B1:Enemy25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25.A2:Enemy25.A2</svg:desc>
                </draw:g>
              </table:table-cell>
              <table:table-cell office:value-type="float" office:value="0">
                <text:p>0</text:p>
                <draw:g>
                  <svg:desc>Enemy25.B2:Enemy25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Enemy25.A3:Enemy25.A3</svg:desc>
                </draw:g>
              </table:table-cell>
              <table:table-cell office:value-type="float" office:value="0">
                <text:p>0</text:p>
                <draw:g>
                  <svg:desc>Enemy25.B3:Enemy25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Enemy25.A4:Enemy25.A4</svg:desc>
                </draw:g>
              </table:table-cell>
              <table:table-cell office:value-type="float" office:value="0">
                <text:p>0</text:p>
                <draw:g>
                  <svg:desc>Enemy25.B4:Enemy25.Q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Enemy25.A5:Enemy25.A5</svg:desc>
                </draw:g>
              </table:table-cell>
              <table:table-cell office:value-type="float" office:value="0">
                <text:p>0</text:p>
                <draw:g>
                  <svg:desc>Enemy25.B5:Enemy25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Enemy25.A6:Enemy25.A6</svg:desc>
                </draw:g>
              </table:table-cell>
              <table:table-cell office:value-type="float" office:value="0">
                <text:p>0</text:p>
                <draw:g>
                  <svg:desc>Enemy25.B6:Enemy25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Enemy25.A7:Enemy25.A7</svg:desc>
                </draw:g>
              </table:table-cell>
              <table:table-cell office:value-type="float" office:value="0">
                <text:p>0</text:p>
                <draw:g>
                  <svg:desc>Enemy25.B7:Enemy25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Enemy25.A8:Enemy25.A8</svg:desc>
                </draw:g>
              </table:table-cell>
              <table:table-cell office:value-type="float" office:value="0">
                <text:p>0</text:p>
                <draw:g>
                  <svg:desc>Enemy25.B8:Enemy25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Enemy25.A9:Enemy25.A9</svg:desc>
                </draw:g>
              </table:table-cell>
              <table:table-cell office:value-type="float" office:value="0">
                <text:p>0</text:p>
                <draw:g>
                  <svg:desc>Enemy25.B9:Enemy25.Q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Enemy25.A10:Enemy25.A10</svg:desc>
                </draw:g>
              </table:table-cell>
              <table:table-cell office:value-type="float" office:value="0">
                <text:p>0</text:p>
                <draw:g>
                  <svg:desc>Enemy25.B10:Enemy25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Enemy25.A11:Enemy25.A11</svg:desc>
                </draw:g>
              </table:table-cell>
              <table:table-cell office:value-type="float" office:value="0">
                <text:p>0</text:p>
                <draw:g>
                  <svg:desc>Enemy25.B11:Enemy25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Enemy25.A12:Enemy25.A12</svg:desc>
                </draw:g>
              </table:table-cell>
              <table:table-cell office:value-type="float" office:value="0">
                <text:p>0</text:p>
                <draw:g>
                  <svg:desc>Enemy25.B12:Enemy25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Enemy25.A13:Enemy25.A13</svg:desc>
                </draw:g>
              </table:table-cell>
              <table:table-cell office:value-type="float" office:value="0">
                <text:p>0</text:p>
                <draw:g>
                  <svg:desc>Enemy25.B13:Enemy25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2</text:p>
                <draw:g>
                  <svg:desc>Enemy25.A14:Enemy25.A14</svg:desc>
                </draw:g>
              </table:table-cell>
              <table:table-cell office:value-type="float" office:value="0">
                <text:p>0</text:p>
                <draw:g>
                  <svg:desc>Enemy25.B14:Enemy25.Q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  <draw:g>
                  <svg:desc>Enemy25.A15:Enemy25.A15</svg:desc>
                </draw:g>
              </table:table-cell>
              <table:table-cell office:value-type="float" office:value="0">
                <text:p>0</text:p>
                <draw:g>
                  <svg:desc>Enemy25.B15:Enemy25.Q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3">
                <text:p>0.83</text:p>
              </table:table-cell>
              <table:table-cell office:value-type="float" office:value="8.846">
                <text:p>8.846</text:p>
              </table:table-cell>
            </table:table-row>
            <table:table-row>
              <table:table-cell office:value-type="string">
                <text:p>14</text:p>
                <draw:g>
                  <svg:desc>Enemy25.A16:Enemy25.A16</svg:desc>
                </draw:g>
              </table:table-cell>
              <table:table-cell office:value-type="float" office:value="0">
                <text:p>0</text:p>
                <draw:g>
                  <svg:desc>Enemy25.B16:Enemy25.Q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3">
                <text:p>0.83</text:p>
              </table:table-cell>
              <table:table-cell office:value-type="float" office:value="8.505">
                <text:p>8.505</text:p>
              </table:table-cell>
              <table:table-cell office:value-type="float" office:value="35.763">
                <text:p>35.763</text:p>
              </table:table-cell>
            </table:table-row>
            <table:table-row>
              <table:table-cell office:value-type="string">
                <text:p>15</text:p>
                <draw:g>
                  <svg:desc>Enemy25.A17:Enemy25.A17</svg:desc>
                </draw:g>
              </table:table-cell>
              <table:table-cell office:value-type="float" office:value="0">
                <text:p>0</text:p>
                <draw:g>
                  <svg:desc>Enemy25.B17:Enemy25.Q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862">
                <text:p>0.862</text:p>
              </table:table-cell>
              <table:table-cell office:value-type="float" office:value="8.644">
                <text:p>8.644</text:p>
              </table:table-cell>
              <table:table-cell office:value-type="float" office:value="35.873">
                <text:p>35.873</text:p>
              </table:table-cell>
              <table:table-cell office:value-type="float" office:value="73.697">
                <text:p>73.69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506cm" svg:height="7.357cm" xlink:href=".." xlink:type="simple" chart:class="chart:line" chart:style-name="ch1">
        <chart:legend chart:legend-position="end" svg:x="11.288cm" svg:y="1.532cm" style:legend-expansion="high" chart:style-name="ch2"/>
        <chart:plot-area chart:style-name="ch3" table:cell-range-address="Create.A19:Create.Q35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Create.B19:Create.Q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eate.B20:Create.Q20" chart:label-cell-address="Create.A20:Create.A20" chart:class="chart:line">
            <chart:data-point chart:repeated="16"/>
          </chart:series>
          <chart:series chart:style-name="ch7" chart:values-cell-range-address="Create.B21:Create.Q21" chart:label-cell-address="Create.A21:Create.A21" chart:class="chart:line">
            <chart:data-point chart:repeated="16"/>
          </chart:series>
          <chart:series chart:style-name="ch8" chart:values-cell-range-address="Create.B22:Create.Q22" chart:label-cell-address="Create.A22:Create.A22" chart:class="chart:line">
            <chart:data-point chart:repeated="16"/>
          </chart:series>
          <chart:series chart:style-name="ch9" chart:values-cell-range-address="Create.B23:Create.Q23" chart:label-cell-address="Create.A23:Create.A23" chart:class="chart:line">
            <chart:data-point chart:repeated="16"/>
          </chart:series>
          <chart:series chart:style-name="ch10" chart:values-cell-range-address="Create.B24:Create.Q24" chart:label-cell-address="Create.A24:Create.A24" chart:class="chart:line">
            <chart:data-point chart:repeated="16"/>
          </chart:series>
          <chart:series chart:style-name="ch11" chart:values-cell-range-address="Create.B25:Create.Q25" chart:label-cell-address="Create.A25:Create.A25" chart:class="chart:line">
            <chart:data-point chart:repeated="16"/>
          </chart:series>
          <chart:series chart:style-name="ch12" chart:values-cell-range-address="Create.B26:Create.Q26" chart:label-cell-address="Create.A26:Create.A26" chart:class="chart:line">
            <chart:data-point chart:repeated="16"/>
          </chart:series>
          <chart:series chart:style-name="ch13" chart:values-cell-range-address="Create.B27:Create.Q27" chart:label-cell-address="Create.A27:Create.A27" chart:class="chart:line">
            <chart:data-point chart:repeated="16"/>
          </chart:series>
          <chart:series chart:style-name="ch14" chart:values-cell-range-address="Create.B28:Create.Q28" chart:label-cell-address="Create.A28:Create.A28" chart:class="chart:line">
            <chart:data-point chart:repeated="16"/>
          </chart:series>
          <chart:series chart:style-name="ch15" chart:values-cell-range-address="Create.B29:Create.Q29" chart:label-cell-address="Create.A29:Create.A29" chart:class="chart:line">
            <chart:data-point chart:repeated="16"/>
          </chart:series>
          <chart:series chart:style-name="ch16" chart:values-cell-range-address="Create.B30:Create.Q30" chart:label-cell-address="Create.A30:Create.A30" chart:class="chart:line">
            <chart:data-point chart:repeated="16"/>
          </chart:series>
          <chart:series chart:style-name="ch17" chart:values-cell-range-address="Create.B31:Create.Q31" chart:label-cell-address="Create.A31:Create.A31" chart:class="chart:line">
            <chart:data-point chart:repeated="16"/>
          </chart:series>
          <chart:series chart:style-name="ch6" chart:values-cell-range-address="Create.B32:Create.Q32" chart:label-cell-address="Create.A32:Create.A32" chart:class="chart:line">
            <chart:data-point chart:repeated="16"/>
          </chart:series>
          <chart:series chart:style-name="ch7" chart:values-cell-range-address="Create.B33:Create.Q33" chart:label-cell-address="Create.A33:Create.A33" chart:class="chart:line">
            <chart:data-point chart:repeated="16"/>
          </chart:series>
          <chart:series chart:style-name="ch8" chart:values-cell-range-address="Create.B34:Create.Q34" chart:label-cell-address="Create.A34:Create.A34" chart:class="chart:line">
            <chart:data-point chart:repeated="16"/>
          </chart:series>
          <chart:series chart:style-name="ch9" chart:values-cell-range-address="Create.B35:Create.Q35" chart:label-cell-address="Create.A35:Create.A3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reate.B19:Create.Q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Create.A20:Create.A20</svg:desc>
                </draw:g>
              </table:table-cell>
              <table:table-cell office:value-type="float" office:value="0">
                <text:p>0</text:p>
                <draw:g>
                  <svg:desc>Create.B20:Create.Q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7163">
                <text:p>1.97163</text:p>
              </table:table-cell>
              <table:table-cell office:value-type="float" office:value="2.09718">
                <text:p>2.09718</text:p>
              </table:table-cell>
              <table:table-cell office:value-type="float" office:value="2.24169">
                <text:p>2.24169</text:p>
              </table:table-cell>
              <table:table-cell office:value-type="float" office:value="2.45704">
                <text:p>2.45704</text:p>
              </table:table-cell>
              <table:table-cell office:value-type="float" office:value="2.72572">
                <text:p>2.72572</text:p>
              </table:table-cell>
              <table:table-cell office:value-type="float" office:value="3.05447">
                <text:p>3.05447</text:p>
              </table:table-cell>
              <table:table-cell office:value-type="float" office:value="3.45476">
                <text:p>3.45476</text:p>
              </table:table-cell>
              <table:table-cell office:value-type="float" office:value="3.95499">
                <text:p>3.95499</text:p>
              </table:table-cell>
              <table:table-cell office:value-type="float" office:value="4.54887">
                <text:p>4.54887</text:p>
              </table:table-cell>
              <table:table-cell office:value-type="float" office:value="5.25063">
                <text:p>5.25063</text:p>
              </table:table-cell>
              <table:table-cell office:value-type="float" office:value="6.06204">
                <text:p>6.06204</text:p>
              </table:table-cell>
              <table:table-cell office:value-type="float" office:value="6.94873">
                <text:p>6.94873</text:p>
              </table:table-cell>
              <table:table-cell office:value-type="float" office:value="7.85592">
                <text:p>7.85592</text:p>
              </table:table-cell>
              <table:table-cell office:value-type="float" office:value="8.44261">
                <text:p>8.44261</text:p>
              </table:table-cell>
            </table:table-row>
            <table:table-row>
              <table:table-cell office:value-type="string">
                <text:p>1</text:p>
                <draw:g>
                  <svg:desc>Create.A21:Create.A21</svg:desc>
                </draw:g>
              </table:table-cell>
              <table:table-cell office:value-type="float" office:value="0">
                <text:p>0</text:p>
                <draw:g>
                  <svg:desc>Create.B21:Create.Q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661">
                <text:p>2.23661</text:p>
              </table:table-cell>
              <table:table-cell office:value-type="float" office:value="2.45118">
                <text:p>2.45118</text:p>
              </table:table-cell>
              <table:table-cell office:value-type="float" office:value="2.72224">
                <text:p>2.72224</text:p>
              </table:table-cell>
              <table:table-cell office:value-type="float" office:value="3.0527">
                <text:p>3.0527</text:p>
              </table:table-cell>
              <table:table-cell office:value-type="float" office:value="3.45959">
                <text:p>3.45959</text:p>
              </table:table-cell>
              <table:table-cell office:value-type="float" office:value="3.94917">
                <text:p>3.94917</text:p>
              </table:table-cell>
              <table:table-cell office:value-type="float" office:value="4.55148">
                <text:p>4.55148</text:p>
              </table:table-cell>
              <table:table-cell office:value-type="float" office:value="5.25267">
                <text:p>5.25267</text:p>
              </table:table-cell>
              <table:table-cell office:value-type="float" office:value="6.05668">
                <text:p>6.05668</text:p>
              </table:table-cell>
              <table:table-cell office:value-type="float" office:value="6.9479">
                <text:p>6.9479</text:p>
              </table:table-cell>
              <table:table-cell office:value-type="float" office:value="7.8513">
                <text:p>7.8513</text:p>
              </table:table-cell>
              <table:table-cell office:value-type="float" office:value="8.44899">
                <text:p>8.44899</text:p>
              </table:table-cell>
              <table:table-cell office:value-type="float" office:value="7.85214">
                <text:p>7.85214</text:p>
              </table:table-cell>
            </table:table-row>
            <table:table-row>
              <table:table-cell office:value-type="string">
                <text:p>2</text:p>
                <draw:g>
                  <svg:desc>Create.A22:Create.A22</svg:desc>
                </draw:g>
              </table:table-cell>
              <table:table-cell office:value-type="float" office:value="0">
                <text:p>0</text:p>
                <draw:g>
                  <svg:desc>Create.B22:Create.Q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44">
                <text:p>2.4444</text:p>
              </table:table-cell>
              <table:table-cell office:value-type="float" office:value="2.72342">
                <text:p>2.72342</text:p>
              </table:table-cell>
              <table:table-cell office:value-type="float" office:value="3.0536">
                <text:p>3.0536</text:p>
              </table:table-cell>
              <table:table-cell office:value-type="float" office:value="3.454">
                <text:p>3.454</text:p>
              </table:table-cell>
              <table:table-cell office:value-type="float" office:value="3.95229">
                <text:p>3.95229</text:p>
              </table:table-cell>
              <table:table-cell office:value-type="float" office:value="4.54596">
                <text:p>4.54596</text:p>
              </table:table-cell>
              <table:table-cell office:value-type="float" office:value="5.25815">
                <text:p>5.25815</text:p>
              </table:table-cell>
              <table:table-cell office:value-type="float" office:value="6.06146">
                <text:p>6.06146</text:p>
              </table:table-cell>
              <table:table-cell office:value-type="float" office:value="6.94036">
                <text:p>6.94036</text:p>
              </table:table-cell>
              <table:table-cell office:value-type="float" office:value="7.855">
                <text:p>7.855</text:p>
              </table:table-cell>
              <table:table-cell office:value-type="float" office:value="8.45445">
                <text:p>8.45445</text:p>
              </table:table-cell>
              <table:table-cell office:value-type="float" office:value="7.85183">
                <text:p>7.85183</text:p>
              </table:table-cell>
              <table:table-cell office:value-type="float" office:value="5.9017">
                <text:p>5.9017</text:p>
              </table:table-cell>
            </table:table-row>
            <table:table-row>
              <table:table-cell office:value-type="string">
                <text:p>3</text:p>
                <draw:g>
                  <svg:desc>Create.A23:Create.A23</svg:desc>
                </draw:g>
              </table:table-cell>
              <table:table-cell office:value-type="float" office:value="0">
                <text:p>0</text:p>
                <draw:g>
                  <svg:desc>Create.B23:Create.Q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602">
                <text:p>2.66602</text:p>
              </table:table-cell>
              <table:table-cell office:value-type="float" office:value="3.04469">
                <text:p>3.04469</text:p>
              </table:table-cell>
              <table:table-cell office:value-type="float" office:value="3.45709">
                <text:p>3.45709</text:p>
              </table:table-cell>
              <table:table-cell office:value-type="float" office:value="3.9501">
                <text:p>3.9501</text:p>
              </table:table-cell>
              <table:table-cell office:value-type="float" office:value="4.55258">
                <text:p>4.55258</text:p>
              </table:table-cell>
              <table:table-cell office:value-type="float" office:value="5.25849">
                <text:p>5.25849</text:p>
              </table:table-cell>
              <table:table-cell office:value-type="float" office:value="6.0594">
                <text:p>6.0594</text:p>
              </table:table-cell>
              <table:table-cell office:value-type="float" office:value="6.94855">
                <text:p>6.94855</text:p>
              </table:table-cell>
              <table:table-cell office:value-type="float" office:value="7.85631">
                <text:p>7.85631</text:p>
              </table:table-cell>
              <table:table-cell office:value-type="float" office:value="8.45018">
                <text:p>8.45018</text:p>
              </table:table-cell>
              <table:table-cell office:value-type="float" office:value="7.85461">
                <text:p>7.85461</text:p>
              </table:table-cell>
              <table:table-cell office:value-type="float" office:value="5.87839">
                <text:p>5.87839</text:p>
              </table:table-cell>
              <table:table-cell office:value-type="float" office:value="3.96483">
                <text:p>3.96483</text:p>
              </table:table-cell>
            </table:table-row>
            <table:table-row>
              <table:table-cell office:value-type="string">
                <text:p>4</text:p>
                <draw:g>
                  <svg:desc>Create.A24:Create.A24</svg:desc>
                </draw:g>
              </table:table-cell>
              <table:table-cell office:value-type="float" office:value="0">
                <text:p>0</text:p>
                <draw:g>
                  <svg:desc>Create.B24:Create.Q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137">
                <text:p>2.84137</text:p>
              </table:table-cell>
              <table:table-cell office:value-type="float" office:value="3.3985">
                <text:p>3.3985</text:p>
              </table:table-cell>
              <table:table-cell office:value-type="float" office:value="3.93175">
                <text:p>3.93175</text:p>
              </table:table-cell>
              <table:table-cell office:value-type="float" office:value="4.54139">
                <text:p>4.54139</text:p>
              </table:table-cell>
              <table:table-cell office:value-type="float" office:value="5.24789">
                <text:p>5.24789</text:p>
              </table:table-cell>
              <table:table-cell office:value-type="float" office:value="6.0638">
                <text:p>6.0638</text:p>
              </table:table-cell>
              <table:table-cell office:value-type="float" office:value="6.94101">
                <text:p>6.94101</text:p>
              </table:table-cell>
              <table:table-cell office:value-type="float" office:value="7.85039">
                <text:p>7.85039</text:p>
              </table:table-cell>
              <table:table-cell office:value-type="float" office:value="8.45065">
                <text:p>8.45065</text:p>
              </table:table-cell>
              <table:table-cell office:value-type="float" office:value="7.84965">
                <text:p>7.84965</text:p>
              </table:table-cell>
              <table:table-cell office:value-type="float" office:value="5.89135">
                <text:p>5.89135</text:p>
              </table:table-cell>
              <table:table-cell office:value-type="float" office:value="3.96155">
                <text:p>3.96155</text:p>
              </table:table-cell>
              <table:table-cell office:value-type="float" office:value="2.97559">
                <text:p>2.97559</text:p>
              </table:table-cell>
            </table:table-row>
            <table:table-row>
              <table:table-cell office:value-type="string">
                <text:p>5</text:p>
                <draw:g>
                  <svg:desc>Create.A25:Create.A25</svg:desc>
                </draw:g>
              </table:table-cell>
              <table:table-cell office:value-type="float" office:value="0">
                <text:p>0</text:p>
                <draw:g>
                  <svg:desc>Create.B25:Create.Q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33">
                <text:p>2.94633</text:p>
              </table:table-cell>
              <table:table-cell office:value-type="float" office:value="3.7041">
                <text:p>3.7041</text:p>
              </table:table-cell>
              <table:table-cell office:value-type="float" office:value="4.41395">
                <text:p>4.41395</text:p>
              </table:table-cell>
              <table:table-cell office:value-type="float" office:value="5.16622">
                <text:p>5.16622</text:p>
              </table:table-cell>
              <table:table-cell office:value-type="float" office:value="5.99439">
                <text:p>5.99439</text:p>
              </table:table-cell>
              <table:table-cell office:value-type="float" office:value="6.88764">
                <text:p>6.88764</text:p>
              </table:table-cell>
              <table:table-cell office:value-type="float" office:value="7.799">
                <text:p>7.799</text:p>
              </table:table-cell>
              <table:table-cell office:value-type="float" office:value="8.40407">
                <text:p>8.40407</text:p>
              </table:table-cell>
              <table:table-cell office:value-type="float" office:value="7.8267">
                <text:p>7.8267</text:p>
              </table:table-cell>
              <table:table-cell office:value-type="float" office:value="5.87735">
                <text:p>5.87735</text:p>
              </table:table-cell>
              <table:table-cell office:value-type="float" office:value="3.94874">
                <text:p>3.94874</text:p>
              </table:table-cell>
              <table:table-cell office:value-type="float" office:value="2.97833">
                <text:p>2.97833</text:p>
              </table:table-cell>
              <table:table-cell office:value-type="float" office:value="2.51697">
                <text:p>2.51697</text:p>
              </table:table-cell>
            </table:table-row>
            <table:table-row>
              <table:table-cell office:value-type="string">
                <text:p>6</text:p>
                <draw:g>
                  <svg:desc>Create.A26:Create.A26</svg:desc>
                </draw:g>
              </table:table-cell>
              <table:table-cell office:value-type="float" office:value="0">
                <text:p>0</text:p>
                <draw:g>
                  <svg:desc>Create.B26:Create.Q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39">
                <text:p>2.98839</text:p>
              </table:table-cell>
              <table:table-cell office:value-type="float" office:value="3.90032">
                <text:p>3.90032</text:p>
              </table:table-cell>
              <table:table-cell office:value-type="float" office:value="4.77762">
                <text:p>4.77762</text:p>
              </table:table-cell>
              <table:table-cell office:value-type="float" office:value="5.66872">
                <text:p>5.66872</text:p>
              </table:table-cell>
              <table:table-cell office:value-type="float" office:value="6.59981">
                <text:p>6.59981</text:p>
              </table:table-cell>
              <table:table-cell office:value-type="float" office:value="7.53797">
                <text:p>7.53797</text:p>
              </table:table-cell>
              <table:table-cell office:value-type="float" office:value="8.16853">
                <text:p>8.16853</text:p>
              </table:table-cell>
              <table:table-cell office:value-type="float" office:value="7.69483">
                <text:p>7.69483</text:p>
              </table:table-cell>
              <table:table-cell office:value-type="float" office:value="5.81999">
                <text:p>5.81999</text:p>
              </table:table-cell>
              <table:table-cell office:value-type="float" office:value="3.96923">
                <text:p>3.96923</text:p>
              </table:table-cell>
              <table:table-cell office:value-type="float" office:value="2.97532">
                <text:p>2.97532</text:p>
              </table:table-cell>
              <table:table-cell office:value-type="float" office:value="2.51322">
                <text:p>2.51322</text:p>
              </table:table-cell>
              <table:table-cell office:value-type="float" office:value="2.25062">
                <text:p>2.25062</text:p>
              </table:table-cell>
            </table:table-row>
            <table:table-row>
              <table:table-cell office:value-type="string">
                <text:p>7</text:p>
                <draw:g>
                  <svg:desc>Create.A27:Create.A27</svg:desc>
                </draw:g>
              </table:table-cell>
              <table:table-cell office:value-type="float" office:value="0">
                <text:p>0</text:p>
                <draw:g>
                  <svg:desc>Create.B27:Create.Q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22">
                <text:p>2.99922</text:p>
              </table:table-cell>
              <table:table-cell office:value-type="float" office:value="3.98005">
                <text:p>3.98005</text:p>
              </table:table-cell>
              <table:table-cell office:value-type="float" office:value="4.95185">
                <text:p>4.95185</text:p>
              </table:table-cell>
              <table:table-cell office:value-type="float" office:value="5.92474">
                <text:p>5.92474</text:p>
              </table:table-cell>
              <table:table-cell office:value-type="float" office:value="6.8913">
                <text:p>6.8913</text:p>
              </table:table-cell>
              <table:table-cell office:value-type="float" office:value="7.60123">
                <text:p>7.60123</text:p>
              </table:table-cell>
              <table:table-cell office:value-type="float" office:value="7.30588">
                <text:p>7.30588</text:p>
              </table:table-cell>
              <table:table-cell office:value-type="float" office:value="5.68491">
                <text:p>5.68491</text:p>
              </table:table-cell>
              <table:table-cell office:value-type="float" office:value="3.93689">
                <text:p>3.93689</text:p>
              </table:table-cell>
              <table:table-cell office:value-type="float" office:value="2.97708">
                <text:p>2.97708</text:p>
              </table:table-cell>
              <table:table-cell office:value-type="float" office:value="2.51197">
                <text:p>2.51197</text:p>
              </table:table-cell>
              <table:table-cell office:value-type="float" office:value="2.2483">
                <text:p>2.2483</text:p>
              </table:table-cell>
              <table:table-cell office:value-type="float" office:value="2.07112">
                <text:p>2.07112</text:p>
              </table:table-cell>
            </table:table-row>
            <table:table-row>
              <table:table-cell office:value-type="string">
                <text:p>8</text:p>
                <draw:g>
                  <svg:desc>Create.A28:Create.A28</svg:desc>
                </draw:g>
              </table:table-cell>
              <table:table-cell office:value-type="float" office:value="0">
                <text:p>0</text:p>
                <draw:g>
                  <svg:desc>Create.B28:Create.Q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8">
                <text:p>3.99818</text:p>
              </table:table-cell>
              <table:table-cell office:value-type="float" office:value="4.99488">
                <text:p>4.99488</text:p>
              </table:table-cell>
              <table:table-cell office:value-type="float" office:value="5.97864">
                <text:p>5.97864</text:p>
              </table:table-cell>
              <table:table-cell office:value-type="float" office:value="6.77598">
                <text:p>6.77598</text:p>
              </table:table-cell>
              <table:table-cell office:value-type="float" office:value="6.74983">
                <text:p>6.74983</text:p>
              </table:table-cell>
              <table:table-cell office:value-type="float" office:value="5.45144">
                <text:p>5.45144</text:p>
              </table:table-cell>
              <table:table-cell office:value-type="float" office:value="3.88074">
                <text:p>3.88074</text:p>
              </table:table-cell>
              <table:table-cell office:value-type="float" office:value="2.9749">
                <text:p>2.9749</text:p>
              </table:table-cell>
              <table:table-cell office:value-type="float" office:value="2.50927">
                <text:p>2.50927</text:p>
              </table:table-cell>
              <table:table-cell office:value-type="float" office:value="2.24955">
                <text:p>2.24955</text:p>
              </table:table-cell>
              <table:table-cell office:value-type="float" office:value="2.06972">
                <text:p>2.06972</text:p>
              </table:table-cell>
              <table:table-cell office:value-type="float" office:value="1.94389">
                <text:p>1.94389</text:p>
              </table:table-cell>
            </table:table-row>
            <table:table-row>
              <table:table-cell office:value-type="string">
                <text:p>9</text:p>
                <draw:g>
                  <svg:desc>Create.A29:Create.A29</svg:desc>
                </draw:g>
              </table:table-cell>
              <table:table-cell office:value-type="float" office:value="0">
                <text:p>0</text:p>
                <draw:g>
                  <svg:desc>Create.B29:Create.Q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9">
                <text:p>3.99999</text:p>
              </table:table-cell>
              <table:table-cell office:value-type="float" office:value="4.99257">
                <text:p>4.99257</text:p>
              </table:table-cell>
              <table:table-cell office:value-type="float" office:value="5.86287">
                <text:p>5.86287</text:p>
              </table:table-cell>
              <table:table-cell office:value-type="float" office:value="6.09156">
                <text:p>6.09156</text:p>
              </table:table-cell>
              <table:table-cell office:value-type="float" office:value="5.17943">
                <text:p>5.17943</text:p>
              </table:table-cell>
              <table:table-cell office:value-type="float" office:value="3.83353">
                <text:p>3.83353</text:p>
              </table:table-cell>
              <table:table-cell office:value-type="float" office:value="2.97111">
                <text:p>2.97111</text:p>
              </table:table-cell>
              <table:table-cell office:value-type="float" office:value="2.51253">
                <text:p>2.51253</text:p>
              </table:table-cell>
              <table:table-cell office:value-type="float" office:value="2.24914">
                <text:p>2.24914</text:p>
              </table:table-cell>
              <table:table-cell office:value-type="float" office:value="2.071">
                <text:p>2.071</text:p>
              </table:table-cell>
              <table:table-cell office:value-type="float" office:value="1.9443">
                <text:p>1.9443</text:p>
              </table:table-cell>
              <table:table-cell office:value-type="float" office:value="1.83833">
                <text:p>1.83833</text:p>
              </table:table-cell>
            </table:table-row>
            <table:table-row>
              <table:table-cell office:value-type="string">
                <text:p>10</text:p>
                <draw:g>
                  <svg:desc>Create.A30:Create.A30</svg:desc>
                </draw:g>
              </table:table-cell>
              <table:table-cell office:value-type="float" office:value="0">
                <text:p>0</text:p>
                <draw:g>
                  <svg:desc>Create.B30:Create.Q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799">
                <text:p>3.99799</text:p>
              </table:table-cell>
              <table:table-cell office:value-type="float" office:value="4.93272">
                <text:p>4.93272</text:p>
              </table:table-cell>
              <table:table-cell office:value-type="float" office:value="5.41134">
                <text:p>5.41134</text:p>
              </table:table-cell>
              <table:table-cell office:value-type="float" office:value="4.89944">
                <text:p>4.89944</text:p>
              </table:table-cell>
              <table:table-cell office:value-type="float" office:value="3.78468">
                <text:p>3.78468</text:p>
              </table:table-cell>
              <table:table-cell office:value-type="float" office:value="2.96834">
                <text:p>2.96834</text:p>
              </table:table-cell>
              <table:table-cell office:value-type="float" office:value="2.51154">
                <text:p>2.51154</text:p>
              </table:table-cell>
              <table:table-cell office:value-type="float" office:value="2.25252">
                <text:p>2.25252</text:p>
              </table:table-cell>
              <table:table-cell office:value-type="float" office:value="2.07111">
                <text:p>2.07111</text:p>
              </table:table-cell>
              <table:table-cell office:value-type="float" office:value="1.94267">
                <text:p>1.94267</text:p>
              </table:table-cell>
              <table:table-cell office:value-type="float" office:value="1.83724">
                <text:p>1.83724</text:p>
              </table:table-cell>
              <table:table-cell office:value-type="float" office:value="1.72362">
                <text:p>1.72362</text:p>
              </table:table-cell>
            </table:table-row>
            <table:table-row>
              <table:table-cell office:value-type="string">
                <text:p>11</text:p>
                <draw:g>
                  <svg:desc>Create.A31:Create.A31</svg:desc>
                </draw:g>
              </table:table-cell>
              <table:table-cell office:value-type="float" office:value="0">
                <text:p>0</text:p>
                <draw:g>
                  <svg:desc>Create.B31:Create.Q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989">
                <text:p>3.97989</text:p>
              </table:table-cell>
              <table:table-cell office:value-type="float" office:value="4.68966">
                <text:p>4.68966</text:p>
              </table:table-cell>
              <table:table-cell office:value-type="float" office:value="4.56153">
                <text:p>4.56153</text:p>
              </table:table-cell>
              <table:table-cell office:value-type="float" office:value="3.72646">
                <text:p>3.72646</text:p>
              </table:table-cell>
              <table:table-cell office:value-type="float" office:value="2.96997">
                <text:p>2.96997</text:p>
              </table:table-cell>
              <table:table-cell office:value-type="float" office:value="2.51415">
                <text:p>2.51415</text:p>
              </table:table-cell>
              <table:table-cell office:value-type="float" office:value="2.2483">
                <text:p>2.2483</text:p>
              </table:table-cell>
              <table:table-cell office:value-type="float" office:value="2.06755">
                <text:p>2.06755</text:p>
              </table:table-cell>
              <table:table-cell office:value-type="float" office:value="1.94393">
                <text:p>1.94393</text:p>
              </table:table-cell>
              <table:table-cell office:value-type="float" office:value="1.83589">
                <text:p>1.83589</text:p>
              </table:table-cell>
              <table:table-cell office:value-type="float" office:value="1.72102">
                <text:p>1.72102</text:p>
              </table:table-cell>
              <table:table-cell office:value-type="float" office:value="1.58313">
                <text:p>1.58313</text:p>
              </table:table-cell>
            </table:table-row>
            <table:table-row>
              <table:table-cell office:value-type="string">
                <text:p>12</text:p>
                <draw:g>
                  <svg:desc>Create.A32:Create.A32</svg:desc>
                </draw:g>
              </table:table-cell>
              <table:table-cell office:value-type="float" office:value="0">
                <text:p>0</text:p>
                <draw:g>
                  <svg:desc>Create.B32:Create.Q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7">
                <text:p>2.99917</text:p>
              </table:table-cell>
              <table:table-cell office:value-type="float" office:value="3.89125">
                <text:p>3.89125</text:p>
              </table:table-cell>
              <table:table-cell office:value-type="float" office:value="4.17695">
                <text:p>4.17695</text:p>
              </table:table-cell>
              <table:table-cell office:value-type="float" office:value="3.64002">
                <text:p>3.64002</text:p>
              </table:table-cell>
              <table:table-cell office:value-type="float" office:value="2.95353">
                <text:p>2.95353</text:p>
              </table:table-cell>
              <table:table-cell office:value-type="float" office:value="2.51098">
                <text:p>2.51098</text:p>
              </table:table-cell>
              <table:table-cell office:value-type="float" office:value="2.24927">
                <text:p>2.24927</text:p>
              </table:table-cell>
              <table:table-cell office:value-type="float" office:value="2.07049">
                <text:p>2.07049</text:p>
              </table:table-cell>
              <table:table-cell office:value-type="float" office:value="1.94342">
                <text:p>1.94342</text:p>
              </table:table-cell>
              <table:table-cell office:value-type="float" office:value="1.83875">
                <text:p>1.83875</text:p>
              </table:table-cell>
              <table:table-cell office:value-type="float" office:value="1.72289">
                <text:p>1.72289</text:p>
              </table:table-cell>
              <table:table-cell office:value-type="float" office:value="1.5823">
                <text:p>1.5823</text:p>
              </table:table-cell>
              <table:table-cell office:value-type="float" office:value="1.41646">
                <text:p>1.41646</text:p>
              </table:table-cell>
            </table:table-row>
            <table:table-row>
              <table:table-cell office:value-type="string">
                <text:p>13</text:p>
                <draw:g>
                  <svg:desc>Create.A33:Create.A33</svg:desc>
                </draw:g>
              </table:table-cell>
              <table:table-cell office:value-type="float" office:value="0">
                <text:p>0</text:p>
                <draw:g>
                  <svg:desc>Create.B33:Create.Q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83">
                <text:p>2.98883</text:p>
              </table:table-cell>
              <table:table-cell office:value-type="float" office:value="3.66441">
                <text:p>3.66441</text:p>
              </table:table-cell>
              <table:table-cell office:value-type="float" office:value="3.51631">
                <text:p>3.51631</text:p>
              </table:table-cell>
              <table:table-cell office:value-type="float" office:value="2.94841">
                <text:p>2.94841</text:p>
              </table:table-cell>
              <table:table-cell office:value-type="float" office:value="2.51366">
                <text:p>2.51366</text:p>
              </table:table-cell>
              <table:table-cell office:value-type="float" office:value="2.24876">
                <text:p>2.24876</text:p>
              </table:table-cell>
              <table:table-cell office:value-type="float" office:value="2.07003">
                <text:p>2.07003</text:p>
              </table:table-cell>
              <table:table-cell office:value-type="float" office:value="1.94374">
                <text:p>1.94374</text:p>
              </table:table-cell>
              <table:table-cell office:value-type="float" office:value="1.83821">
                <text:p>1.83821</text:p>
              </table:table-cell>
              <table:table-cell office:value-type="float" office:value="1.72378">
                <text:p>1.72378</text:p>
              </table:table-cell>
              <table:table-cell office:value-type="float" office:value="1.58504">
                <text:p>1.58504</text:p>
              </table:table-cell>
              <table:table-cell office:value-type="float" office:value="1.41452">
                <text:p>1.41452</text:p>
              </table:table-cell>
              <table:table-cell office:value-type="float" office:value="1.27632">
                <text:p>1.27632</text:p>
              </table:table-cell>
            </table:table-row>
            <table:table-row>
              <table:table-cell office:value-type="string">
                <text:p>14</text:p>
                <draw:g>
                  <svg:desc>Create.A34:Create.A34</svg:desc>
                </draw:g>
              </table:table-cell>
              <table:table-cell office:value-type="float" office:value="0">
                <text:p>0</text:p>
                <draw:g>
                  <svg:desc>Create.B34:Create.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572">
                <text:p>2.94572</text:p>
              </table:table-cell>
              <table:table-cell office:value-type="float" office:value="3.28695">
                <text:p>3.28695</text:p>
              </table:table-cell>
              <table:table-cell office:value-type="float" office:value="2.92809">
                <text:p>2.92809</text:p>
              </table:table-cell>
              <table:table-cell office:value-type="float" office:value="2.51406">
                <text:p>2.51406</text:p>
              </table:table-cell>
              <table:table-cell office:value-type="float" office:value="2.24898">
                <text:p>2.24898</text:p>
              </table:table-cell>
              <table:table-cell office:value-type="float" office:value="2.07117">
                <text:p>2.07117</text:p>
              </table:table-cell>
              <table:table-cell office:value-type="float" office:value="1.94238">
                <text:p>1.94238</text:p>
              </table:table-cell>
              <table:table-cell office:value-type="float" office:value="1.83454">
                <text:p>1.83454</text:p>
              </table:table-cell>
              <table:table-cell office:value-type="float" office:value="1.72425">
                <text:p>1.72425</text:p>
              </table:table-cell>
              <table:table-cell office:value-type="float" office:value="1.58318">
                <text:p>1.58318</text:p>
              </table:table-cell>
              <table:table-cell office:value-type="float" office:value="1.41741">
                <text:p>1.41741</text:p>
              </table:table-cell>
              <table:table-cell office:value-type="float" office:value="1.27693">
                <text:p>1.27693</text:p>
              </table:table-cell>
              <table:table-cell office:value-type="float" office:value="1.1664">
                <text:p>1.1664</text:p>
              </table:table-cell>
            </table:table-row>
            <table:table-row>
              <table:table-cell office:value-type="string">
                <text:p>15</text:p>
                <draw:g>
                  <svg:desc>Create.A35:Create.A35</svg:desc>
                </draw:g>
              </table:table-cell>
              <table:table-cell office:value-type="float" office:value="0">
                <text:p>0</text:p>
                <draw:g>
                  <svg:desc>Create.B35:Create.Q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031">
                <text:p>2.84031</text:p>
              </table:table-cell>
              <table:table-cell office:value-type="float" office:value="2.87442">
                <text:p>2.87442</text:p>
              </table:table-cell>
              <table:table-cell office:value-type="float" office:value="2.51112">
                <text:p>2.51112</text:p>
              </table:table-cell>
              <table:table-cell office:value-type="float" office:value="2.24651">
                <text:p>2.24651</text:p>
              </table:table-cell>
              <table:table-cell office:value-type="float" office:value="2.06977">
                <text:p>2.06977</text:p>
              </table:table-cell>
              <table:table-cell office:value-type="float" office:value="1.94368">
                <text:p>1.94368</text:p>
              </table:table-cell>
              <table:table-cell office:value-type="float" office:value="1.83657">
                <text:p>1.83657</text:p>
              </table:table-cell>
              <table:table-cell office:value-type="float" office:value="1.71919">
                <text:p>1.71919</text:p>
              </table:table-cell>
              <table:table-cell office:value-type="float" office:value="1.58444">
                <text:p>1.58444</text:p>
              </table:table-cell>
              <table:table-cell office:value-type="float" office:value="1.41564">
                <text:p>1.41564</text:p>
              </table:table-cell>
              <table:table-cell office:value-type="float" office:value="1.27841">
                <text:p>1.27841</text:p>
              </table:table-cell>
              <table:table-cell office:value-type="float" office:value="1.16532">
                <text:p>1.16532</text:p>
              </table:table-cell>
              <table:table-cell office:value-type="float" office:value="1.08166">
                <text:p>1.08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06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06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06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06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06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06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06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506cm" svg:height="7.357cm" xlink:href=".." xlink:type="simple" chart:class="chart:line" chart:style-name="ch1">
        <chart:legend chart:legend-position="end" svg:x="11.288cm" svg:y="1.532cm" style:legend-expansion="high" chart:style-name="ch2"/>
        <chart:plot-area chart:style-name="ch3" table:cell-range-address="Enemy25.A19:Enemy25.Q35" chart:data-source-has-labels="both" svg:x="0.74cm" svg:y="0.723cm" svg:width="9.968cm" svg:height="6.067cm">
          <chartooo:coordinate-region svg:x="1.467cm" svg:y="0.935cm" svg:width="8.909cm" svg:height="4.758cm"/>
          <chart:axis chart:dimension="x" chart:name="primary-x" chart:style-name="ch4" chartooo:axis-type="auto">
            <chartooo:date-scale/>
            <chart:categories table:cell-range-address="Enemy25.B19:Enemy25.Q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25.B20:Enemy25.Q20" chart:label-cell-address="Enemy25.A20:Enemy25.A20" chart:class="chart:line">
            <chart:data-point chart:repeated="16"/>
          </chart:series>
          <chart:series chart:style-name="ch7" chart:values-cell-range-address="Enemy25.B21:Enemy25.Q21" chart:label-cell-address="Enemy25.A21:Enemy25.A21" chart:class="chart:line">
            <chart:data-point chart:repeated="16"/>
          </chart:series>
          <chart:series chart:style-name="ch8" chart:values-cell-range-address="Enemy25.B22:Enemy25.Q22" chart:label-cell-address="Enemy25.A22:Enemy25.A22" chart:class="chart:line">
            <chart:data-point chart:repeated="16"/>
          </chart:series>
          <chart:series chart:style-name="ch9" chart:values-cell-range-address="Enemy25.B23:Enemy25.Q23" chart:label-cell-address="Enemy25.A23:Enemy25.A23" chart:class="chart:line">
            <chart:data-point chart:repeated="16"/>
          </chart:series>
          <chart:series chart:style-name="ch10" chart:values-cell-range-address="Enemy25.B24:Enemy25.Q24" chart:label-cell-address="Enemy25.A24:Enemy25.A24" chart:class="chart:line">
            <chart:data-point chart:repeated="16"/>
          </chart:series>
          <chart:series chart:style-name="ch11" chart:values-cell-range-address="Enemy25.B25:Enemy25.Q25" chart:label-cell-address="Enemy25.A25:Enemy25.A25" chart:class="chart:line">
            <chart:data-point chart:repeated="16"/>
          </chart:series>
          <chart:series chart:style-name="ch12" chart:values-cell-range-address="Enemy25.B26:Enemy25.Q26" chart:label-cell-address="Enemy25.A26:Enemy25.A26" chart:class="chart:line">
            <chart:data-point chart:repeated="16"/>
          </chart:series>
          <chart:series chart:style-name="ch13" chart:values-cell-range-address="Enemy25.B27:Enemy25.Q27" chart:label-cell-address="Enemy25.A27:Enemy25.A27" chart:class="chart:line">
            <chart:data-point chart:repeated="16"/>
          </chart:series>
          <chart:series chart:style-name="ch14" chart:values-cell-range-address="Enemy25.B28:Enemy25.Q28" chart:label-cell-address="Enemy25.A28:Enemy25.A28" chart:class="chart:line">
            <chart:data-point chart:repeated="16"/>
          </chart:series>
          <chart:series chart:style-name="ch15" chart:values-cell-range-address="Enemy25.B29:Enemy25.Q29" chart:label-cell-address="Enemy25.A29:Enemy25.A29" chart:class="chart:line">
            <chart:data-point chart:repeated="16"/>
          </chart:series>
          <chart:series chart:style-name="ch16" chart:values-cell-range-address="Enemy25.B30:Enemy25.Q30" chart:label-cell-address="Enemy25.A30:Enemy25.A30" chart:class="chart:line">
            <chart:data-point chart:repeated="16"/>
          </chart:series>
          <chart:series chart:style-name="ch17" chart:values-cell-range-address="Enemy25.B31:Enemy25.Q31" chart:label-cell-address="Enemy25.A31:Enemy25.A31" chart:class="chart:line">
            <chart:data-point chart:repeated="16"/>
          </chart:series>
          <chart:series chart:style-name="ch6" chart:values-cell-range-address="Enemy25.B32:Enemy25.Q32" chart:label-cell-address="Enemy25.A32:Enemy25.A32" chart:class="chart:line">
            <chart:data-point chart:repeated="16"/>
          </chart:series>
          <chart:series chart:style-name="ch7" chart:values-cell-range-address="Enemy25.B33:Enemy25.Q33" chart:label-cell-address="Enemy25.A33:Enemy25.A33" chart:class="chart:line">
            <chart:data-point chart:repeated="16"/>
          </chart:series>
          <chart:series chart:style-name="ch8" chart:values-cell-range-address="Enemy25.B34:Enemy25.Q34" chart:label-cell-address="Enemy25.A34:Enemy25.A34" chart:class="chart:line">
            <chart:data-point chart:repeated="16"/>
          </chart:series>
          <chart:series chart:style-name="ch9" chart:values-cell-range-address="Enemy25.B35:Enemy25.Q35" chart:label-cell-address="Enemy25.A35:Enemy25.A3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25.B19:Enemy25.Q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25.A20:Enemy25.A20</svg:desc>
                </draw:g>
              </table:table-cell>
              <table:table-cell office:value-type="float" office:value="0">
                <text:p>0</text:p>
                <draw:g>
                  <svg:desc>Enemy25.B20:Enemy25.Q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682">
                <text:p>1.02682</text:p>
              </table:table-cell>
              <table:table-cell office:value-type="float" office:value="1.08358">
                <text:p>1.08358</text:p>
              </table:table-cell>
              <table:table-cell office:value-type="float" office:value="1.16667">
                <text:p>1.16667</text:p>
              </table:table-cell>
              <table:table-cell office:value-type="float" office:value="1.2775">
                <text:p>1.2775</text:p>
              </table:table-cell>
              <table:table-cell office:value-type="float" office:value="1.41698">
                <text:p>1.41698</text:p>
              </table:table-cell>
              <table:table-cell office:value-type="float" office:value="1.58442">
                <text:p>1.58442</text:p>
              </table:table-cell>
              <table:table-cell office:value-type="float" office:value="1.72061">
                <text:p>1.72061</text:p>
              </table:table-cell>
              <table:table-cell office:value-type="float" office:value="1.83544">
                <text:p>1.83544</text:p>
              </table:table-cell>
              <table:table-cell office:value-type="float" office:value="1.92145">
                <text:p>1.92145</text:p>
              </table:table-cell>
              <table:table-cell office:value-type="float" office:value="1.99838">
                <text:p>1.99838</text:p>
              </table:table-cell>
            </table:table-row>
            <table:table-row>
              <table:table-cell office:value-type="string">
                <text:p>1</text:p>
                <draw:g>
                  <svg:desc>Enemy25.A21:Enemy25.A21</svg:desc>
                </draw:g>
              </table:table-cell>
              <table:table-cell office:value-type="float" office:value="0">
                <text:p>0</text:p>
                <draw:g>
                  <svg:desc>Enemy25.B21:Enemy25.Q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776">
                <text:p>1.02776</text:p>
              </table:table-cell>
              <table:table-cell office:value-type="float" office:value="1.08432">
                <text:p>1.08432</text:p>
              </table:table-cell>
              <table:table-cell office:value-type="float" office:value="1.16677">
                <text:p>1.16677</text:p>
              </table:table-cell>
              <table:table-cell office:value-type="float" office:value="1.27753">
                <text:p>1.27753</text:p>
              </table:table-cell>
              <table:table-cell office:value-type="float" office:value="1.41948">
                <text:p>1.41948</text:p>
              </table:table-cell>
              <table:table-cell office:value-type="float" office:value="1.58351">
                <text:p>1.58351</text:p>
              </table:table-cell>
              <table:table-cell office:value-type="float" office:value="1.72308">
                <text:p>1.72308</text:p>
              </table:table-cell>
              <table:table-cell office:value-type="float" office:value="1.83421">
                <text:p>1.83421</text:p>
              </table:table-cell>
              <table:table-cell office:value-type="float" office:value="1.91961">
                <text:p>1.91961</text:p>
              </table:table-cell>
              <table:table-cell office:value-type="float" office:value="1.9989">
                <text:p>1.9989</text:p>
              </table:table-cell>
              <table:table-cell office:value-type="float" office:value="2.09675">
                <text:p>2.09675</text:p>
              </table:table-cell>
            </table:table-row>
            <table:table-row>
              <table:table-cell office:value-type="string">
                <text:p>2</text:p>
                <draw:g>
                  <svg:desc>Enemy25.A22:Enemy25.A22</svg:desc>
                </draw:g>
              </table:table-cell>
              <table:table-cell office:value-type="float" office:value="0">
                <text:p>0</text:p>
                <draw:g>
                  <svg:desc>Enemy25.B22:Enemy25.Q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797">
                <text:p>1.02797</text:p>
              </table:table-cell>
              <table:table-cell office:value-type="float" office:value="1.08252">
                <text:p>1.08252</text:p>
              </table:table-cell>
              <table:table-cell office:value-type="float" office:value="1.1686">
                <text:p>1.1686</text:p>
              </table:table-cell>
              <table:table-cell office:value-type="float" office:value="1.27809">
                <text:p>1.27809</text:p>
              </table:table-cell>
              <table:table-cell office:value-type="float" office:value="1.41563">
                <text:p>1.41563</text:p>
              </table:table-cell>
              <table:table-cell office:value-type="float" office:value="1.58089">
                <text:p>1.58089</text:p>
              </table:table-cell>
              <table:table-cell office:value-type="float" office:value="1.72302">
                <text:p>1.72302</text:p>
              </table:table-cell>
              <table:table-cell office:value-type="float" office:value="1.8331">
                <text:p>1.8331</text:p>
              </table:table-cell>
              <table:table-cell office:value-type="float" office:value="1.92101">
                <text:p>1.92101</text:p>
              </table:table-cell>
              <table:table-cell office:value-type="float" office:value="1.99935">
                <text:p>1.99935</text:p>
              </table:table-cell>
              <table:table-cell office:value-type="float" office:value="2.09662">
                <text:p>2.09662</text:p>
              </table:table-cell>
              <table:table-cell office:value-type="float" office:value="2.23969">
                <text:p>2.23969</text:p>
              </table:table-cell>
            </table:table-row>
            <table:table-row>
              <table:table-cell office:value-type="string">
                <text:p>3</text:p>
                <draw:g>
                  <svg:desc>Enemy25.A23:Enemy25.A23</svg:desc>
                </draw:g>
              </table:table-cell>
              <table:table-cell office:value-type="float" office:value="0">
                <text:p>0</text:p>
                <draw:g>
                  <svg:desc>Enemy25.B23:Enemy25.Q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2776">
                <text:p>1.02776</text:p>
              </table:table-cell>
              <table:table-cell office:value-type="float" office:value="1.08179">
                <text:p>1.08179</text:p>
              </table:table-cell>
              <table:table-cell office:value-type="float" office:value="1.16623">
                <text:p>1.16623</text:p>
              </table:table-cell>
              <table:table-cell office:value-type="float" office:value="1.27719">
                <text:p>1.27719</text:p>
              </table:table-cell>
              <table:table-cell office:value-type="float" office:value="1.41823">
                <text:p>1.41823</text:p>
              </table:table-cell>
              <table:table-cell office:value-type="float" office:value="1.57922">
                <text:p>1.57922</text:p>
              </table:table-cell>
              <table:table-cell office:value-type="float" office:value="1.72272">
                <text:p>1.72272</text:p>
              </table:table-cell>
              <table:table-cell office:value-type="float" office:value="1.83183">
                <text:p>1.83183</text:p>
              </table:table-cell>
              <table:table-cell office:value-type="float" office:value="1.91956">
                <text:p>1.91956</text:p>
              </table:table-cell>
              <table:table-cell office:value-type="float" office:value="1.99854">
                <text:p>1.99854</text:p>
              </table:table-cell>
              <table:table-cell office:value-type="float" office:value="2.09796">
                <text:p>2.09796</text:p>
              </table:table-cell>
              <table:table-cell office:value-type="float" office:value="2.23794">
                <text:p>2.23794</text:p>
              </table:table-cell>
              <table:table-cell office:value-type="float" office:value="2.45493">
                <text:p>2.45493</text:p>
              </table:table-cell>
            </table:table-row>
            <table:table-row>
              <table:table-cell office:value-type="string">
                <text:p>4</text:p>
                <draw:g>
                  <svg:desc>Enemy25.A24:Enemy25.A24</svg:desc>
                </draw:g>
              </table:table-cell>
              <table:table-cell office:value-type="float" office:value="0">
                <text:p>0</text:p>
                <draw:g>
                  <svg:desc>Enemy25.B24:Enemy25.Q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2748">
                <text:p>1.02748</text:p>
              </table:table-cell>
              <table:table-cell office:value-type="float" office:value="1.08454">
                <text:p>1.08454</text:p>
              </table:table-cell>
              <table:table-cell office:value-type="float" office:value="1.16616">
                <text:p>1.16616</text:p>
              </table:table-cell>
              <table:table-cell office:value-type="float" office:value="1.27833">
                <text:p>1.27833</text:p>
              </table:table-cell>
              <table:table-cell office:value-type="float" office:value="1.41821">
                <text:p>1.41821</text:p>
              </table:table-cell>
              <table:table-cell office:value-type="float" office:value="1.58269">
                <text:p>1.58269</text:p>
              </table:table-cell>
              <table:table-cell office:value-type="float" office:value="1.72025">
                <text:p>1.72025</text:p>
              </table:table-cell>
              <table:table-cell office:value-type="float" office:value="1.83353">
                <text:p>1.83353</text:p>
              </table:table-cell>
              <table:table-cell office:value-type="float" office:value="1.92141">
                <text:p>1.92141</text:p>
              </table:table-cell>
              <table:table-cell office:value-type="float" office:value="1.999">
                <text:p>1.999</text:p>
              </table:table-cell>
              <table:table-cell office:value-type="float" office:value="2.09844">
                <text:p>2.09844</text:p>
              </table:table-cell>
              <table:table-cell office:value-type="float" office:value="2.23916">
                <text:p>2.23916</text:p>
              </table:table-cell>
              <table:table-cell office:value-type="float" office:value="2.45401">
                <text:p>2.45401</text:p>
              </table:table-cell>
              <table:table-cell office:value-type="float" office:value="2.72295">
                <text:p>2.72295</text:p>
              </table:table-cell>
            </table:table-row>
            <table:table-row>
              <table:table-cell office:value-type="string">
                <text:p>5</text:p>
                <draw:g>
                  <svg:desc>Enemy25.A25:Enemy25.A25</svg:desc>
                </draw:g>
              </table:table-cell>
              <table:table-cell office:value-type="float" office:value="0">
                <text:p>0</text:p>
                <draw:g>
                  <svg:desc>Enemy25.B25:Enemy25.Q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8476">
                <text:p>1.08476</text:p>
              </table:table-cell>
              <table:table-cell office:value-type="float" office:value="1.16877">
                <text:p>1.16877</text:p>
              </table:table-cell>
              <table:table-cell office:value-type="float" office:value="1.28009">
                <text:p>1.28009</text:p>
              </table:table-cell>
              <table:table-cell office:value-type="float" office:value="1.41554">
                <text:p>1.41554</text:p>
              </table:table-cell>
              <table:table-cell office:value-type="float" office:value="1.58467">
                <text:p>1.58467</text:p>
              </table:table-cell>
              <table:table-cell office:value-type="float" office:value="1.72254">
                <text:p>1.72254</text:p>
              </table:table-cell>
              <table:table-cell office:value-type="float" office:value="1.83316">
                <text:p>1.83316</text:p>
              </table:table-cell>
              <table:table-cell office:value-type="float" office:value="1.92048">
                <text:p>1.92048</text:p>
              </table:table-cell>
              <table:table-cell office:value-type="float" office:value="1.99914">
                <text:p>1.99914</text:p>
              </table:table-cell>
              <table:table-cell office:value-type="float" office:value="2.09894">
                <text:p>2.09894</text:p>
              </table:table-cell>
              <table:table-cell office:value-type="float" office:value="2.2402">
                <text:p>2.2402</text:p>
              </table:table-cell>
              <table:table-cell office:value-type="float" office:value="2.45226">
                <text:p>2.45226</text:p>
              </table:table-cell>
              <table:table-cell office:value-type="float" office:value="2.72567">
                <text:p>2.72567</text:p>
              </table:table-cell>
              <table:table-cell office:value-type="float" office:value="3.05426">
                <text:p>3.05426</text:p>
              </table:table-cell>
            </table:table-row>
            <table:table-row>
              <table:table-cell office:value-type="string">
                <text:p>6</text:p>
                <draw:g>
                  <svg:desc>Enemy25.A26:Enemy25.A26</svg:desc>
                </draw:g>
              </table:table-cell>
              <table:table-cell office:value-type="float" office:value="0">
                <text:p>0</text:p>
                <draw:g>
                  <svg:desc>Enemy25.B26:Enemy25.Q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6489">
                <text:p>1.16489</text:p>
              </table:table-cell>
              <table:table-cell office:value-type="float" office:value="1.27708">
                <text:p>1.27708</text:p>
              </table:table-cell>
              <table:table-cell office:value-type="float" office:value="1.41784">
                <text:p>1.41784</text:p>
              </table:table-cell>
              <table:table-cell office:value-type="float" office:value="1.58368">
                <text:p>1.58368</text:p>
              </table:table-cell>
              <table:table-cell office:value-type="float" office:value="1.71942">
                <text:p>1.71942</text:p>
              </table:table-cell>
              <table:table-cell office:value-type="float" office:value="1.83256">
                <text:p>1.83256</text:p>
              </table:table-cell>
              <table:table-cell office:value-type="float" office:value="1.92054">
                <text:p>1.92054</text:p>
              </table:table-cell>
              <table:table-cell office:value-type="float" office:value="1.99846">
                <text:p>1.99846</text:p>
              </table:table-cell>
              <table:table-cell office:value-type="float" office:value="2.09848">
                <text:p>2.09848</text:p>
              </table:table-cell>
              <table:table-cell office:value-type="float" office:value="2.23822">
                <text:p>2.23822</text:p>
              </table:table-cell>
              <table:table-cell office:value-type="float" office:value="2.45328">
                <text:p>2.45328</text:p>
              </table:table-cell>
              <table:table-cell office:value-type="float" office:value="2.72482">
                <text:p>2.72482</text:p>
              </table:table-cell>
              <table:table-cell office:value-type="float" office:value="3.05928">
                <text:p>3.05928</text:p>
              </table:table-cell>
              <table:table-cell office:value-type="float" office:value="3.45783">
                <text:p>3.45783</text:p>
              </table:table-cell>
            </table:table-row>
            <table:table-row>
              <table:table-cell office:value-type="string">
                <text:p>7</text:p>
                <draw:g>
                  <svg:desc>Enemy25.A27:Enemy25.A27</svg:desc>
                </draw:g>
              </table:table-cell>
              <table:table-cell office:value-type="float" office:value="0">
                <text:p>0</text:p>
                <draw:g>
                  <svg:desc>Enemy25.B27:Enemy25.Q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7451">
                <text:p>1.27451</text:p>
              </table:table-cell>
              <table:table-cell office:value-type="float" office:value="1.41861">
                <text:p>1.41861</text:p>
              </table:table-cell>
              <table:table-cell office:value-type="float" office:value="1.58346">
                <text:p>1.58346</text:p>
              </table:table-cell>
              <table:table-cell office:value-type="float" office:value="1.72396">
                <text:p>1.72396</text:p>
              </table:table-cell>
              <table:table-cell office:value-type="float" office:value="1.83213">
                <text:p>1.83213</text:p>
              </table:table-cell>
              <table:table-cell office:value-type="float" office:value="1.92085">
                <text:p>1.92085</text:p>
              </table:table-cell>
              <table:table-cell office:value-type="float" office:value="1.99853">
                <text:p>1.99853</text:p>
              </table:table-cell>
              <table:table-cell office:value-type="float" office:value="2.09657">
                <text:p>2.09657</text:p>
              </table:table-cell>
              <table:table-cell office:value-type="float" office:value="2.23918">
                <text:p>2.23918</text:p>
              </table:table-cell>
              <table:table-cell office:value-type="float" office:value="2.45266">
                <text:p>2.45266</text:p>
              </table:table-cell>
              <table:table-cell office:value-type="float" office:value="2.72631">
                <text:p>2.72631</text:p>
              </table:table-cell>
              <table:table-cell office:value-type="float" office:value="3.05722">
                <text:p>3.05722</text:p>
              </table:table-cell>
              <table:table-cell office:value-type="float" office:value="3.45937">
                <text:p>3.45937</text:p>
              </table:table-cell>
              <table:table-cell office:value-type="float" office:value="3.95103">
                <text:p>3.95103</text:p>
              </table:table-cell>
            </table:table-row>
            <table:table-row>
              <table:table-cell office:value-type="string">
                <text:p>8</text:p>
                <draw:g>
                  <svg:desc>Enemy25.A28:Enemy25.A28</svg:desc>
                </draw:g>
              </table:table-cell>
              <table:table-cell office:value-type="float" office:value="0">
                <text:p>0</text:p>
                <draw:g>
                  <svg:desc>Enemy25.B28:Enemy25.Q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1811">
                <text:p>1.41811</text:p>
              </table:table-cell>
              <table:table-cell office:value-type="float" office:value="1.58291">
                <text:p>1.58291</text:p>
              </table:table-cell>
              <table:table-cell office:value-type="float" office:value="1.72149">
                <text:p>1.72149</text:p>
              </table:table-cell>
              <table:table-cell office:value-type="float" office:value="1.83243">
                <text:p>1.83243</text:p>
              </table:table-cell>
              <table:table-cell office:value-type="float" office:value="1.92167">
                <text:p>1.92167</text:p>
              </table:table-cell>
              <table:table-cell office:value-type="float" office:value="1.99917">
                <text:p>1.99917</text:p>
              </table:table-cell>
              <table:table-cell office:value-type="float" office:value="2.0977">
                <text:p>2.0977</text:p>
              </table:table-cell>
              <table:table-cell office:value-type="float" office:value="2.23952">
                <text:p>2.23952</text:p>
              </table:table-cell>
              <table:table-cell office:value-type="float" office:value="2.45301">
                <text:p>2.45301</text:p>
              </table:table-cell>
              <table:table-cell office:value-type="float" office:value="2.72535">
                <text:p>2.72535</text:p>
              </table:table-cell>
              <table:table-cell office:value-type="float" office:value="3.05118">
                <text:p>3.05118</text:p>
              </table:table-cell>
              <table:table-cell office:value-type="float" office:value="3.45526">
                <text:p>3.45526</text:p>
              </table:table-cell>
              <table:table-cell office:value-type="float" office:value="3.95277">
                <text:p>3.95277</text:p>
              </table:table-cell>
              <table:table-cell office:value-type="float" office:value="4.55307">
                <text:p>4.55307</text:p>
              </table:table-cell>
            </table:table-row>
            <table:table-row>
              <table:table-cell office:value-type="string">
                <text:p>9</text:p>
                <draw:g>
                  <svg:desc>Enemy25.A29:Enemy25.A29</svg:desc>
                </draw:g>
              </table:table-cell>
              <table:table-cell office:value-type="float" office:value="0">
                <text:p>0</text:p>
                <draw:g>
                  <svg:desc>Enemy25.B29:Enemy25.Q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8153">
                <text:p>1.58153</text:p>
              </table:table-cell>
              <table:table-cell office:value-type="float" office:value="1.72342">
                <text:p>1.72342</text:p>
              </table:table-cell>
              <table:table-cell office:value-type="float" office:value="1.8357">
                <text:p>1.8357</text:p>
              </table:table-cell>
              <table:table-cell office:value-type="float" office:value="1.92136">
                <text:p>1.92136</text:p>
              </table:table-cell>
              <table:table-cell office:value-type="float" office:value="1.99977">
                <text:p>1.99977</text:p>
              </table:table-cell>
              <table:table-cell office:value-type="float" office:value="2.09735">
                <text:p>2.09735</text:p>
              </table:table-cell>
              <table:table-cell office:value-type="float" office:value="2.24053">
                <text:p>2.24053</text:p>
              </table:table-cell>
              <table:table-cell office:value-type="float" office:value="2.45403">
                <text:p>2.45403</text:p>
              </table:table-cell>
              <table:table-cell office:value-type="float" office:value="2.72842">
                <text:p>2.72842</text:p>
              </table:table-cell>
              <table:table-cell office:value-type="float" office:value="3.05491">
                <text:p>3.05491</text:p>
              </table:table-cell>
              <table:table-cell office:value-type="float" office:value="3.45472">
                <text:p>3.45472</text:p>
              </table:table-cell>
              <table:table-cell office:value-type="float" office:value="3.95271">
                <text:p>3.95271</text:p>
              </table:table-cell>
              <table:table-cell office:value-type="float" office:value="4.55503">
                <text:p>4.55503</text:p>
              </table:table-cell>
              <table:table-cell office:value-type="float" office:value="5.25694">
                <text:p>5.25694</text:p>
              </table:table-cell>
            </table:table-row>
            <table:table-row>
              <table:table-cell office:value-type="string">
                <text:p>10</text:p>
                <draw:g>
                  <svg:desc>Enemy25.A30:Enemy25.A30</svg:desc>
                </draw:g>
              </table:table-cell>
              <table:table-cell office:value-type="float" office:value="0">
                <text:p>0</text:p>
                <draw:g>
                  <svg:desc>Enemy25.B30:Enemy25.Q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72168">
                <text:p>1.72168</text:p>
              </table:table-cell>
              <table:table-cell office:value-type="float" office:value="1.83225">
                <text:p>1.83225</text:p>
              </table:table-cell>
              <table:table-cell office:value-type="float" office:value="1.92017">
                <text:p>1.92017</text:p>
              </table:table-cell>
              <table:table-cell office:value-type="float" office:value="2.00053">
                <text:p>2.00053</text:p>
              </table:table-cell>
              <table:table-cell office:value-type="float" office:value="2.09632">
                <text:p>2.09632</text:p>
              </table:table-cell>
              <table:table-cell office:value-type="float" office:value="2.23942">
                <text:p>2.23942</text:p>
              </table:table-cell>
              <table:table-cell office:value-type="float" office:value="2.45341">
                <text:p>2.45341</text:p>
              </table:table-cell>
              <table:table-cell office:value-type="float" office:value="2.72641">
                <text:p>2.72641</text:p>
              </table:table-cell>
              <table:table-cell office:value-type="float" office:value="3.0526">
                <text:p>3.0526</text:p>
              </table:table-cell>
              <table:table-cell office:value-type="float" office:value="3.45539">
                <text:p>3.45539</text:p>
              </table:table-cell>
              <table:table-cell office:value-type="float" office:value="3.95151">
                <text:p>3.95151</text:p>
              </table:table-cell>
              <table:table-cell office:value-type="float" office:value="4.5546">
                <text:p>4.5546</text:p>
              </table:table-cell>
              <table:table-cell office:value-type="float" office:value="5.25251">
                <text:p>5.25251</text:p>
              </table:table-cell>
              <table:table-cell office:value-type="float" office:value="6.06002">
                <text:p>6.06002</text:p>
              </table:table-cell>
            </table:table-row>
            <table:table-row>
              <table:table-cell office:value-type="string">
                <text:p>11</text:p>
                <draw:g>
                  <svg:desc>Enemy25.A31:Enemy25.A31</svg:desc>
                </draw:g>
              </table:table-cell>
              <table:table-cell office:value-type="float" office:value="0">
                <text:p>0</text:p>
                <draw:g>
                  <svg:desc>Enemy25.B31:Enemy25.Q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83281">
                <text:p>1.83281</text:p>
              </table:table-cell>
              <table:table-cell office:value-type="float" office:value="1.92107">
                <text:p>1.92107</text:p>
              </table:table-cell>
              <table:table-cell office:value-type="float" office:value="1.99976">
                <text:p>1.99976</text:p>
              </table:table-cell>
              <table:table-cell office:value-type="float" office:value="2.09686">
                <text:p>2.09686</text:p>
              </table:table-cell>
              <table:table-cell office:value-type="float" office:value="2.24023">
                <text:p>2.24023</text:p>
              </table:table-cell>
              <table:table-cell office:value-type="float" office:value="2.45482">
                <text:p>2.45482</text:p>
              </table:table-cell>
              <table:table-cell office:value-type="float" office:value="2.728">
                <text:p>2.728</text:p>
              </table:table-cell>
              <table:table-cell office:value-type="float" office:value="3.05732">
                <text:p>3.05732</text:p>
              </table:table-cell>
              <table:table-cell office:value-type="float" office:value="3.45742">
                <text:p>3.45742</text:p>
              </table:table-cell>
              <table:table-cell office:value-type="float" office:value="3.95094">
                <text:p>3.95094</text:p>
              </table:table-cell>
              <table:table-cell office:value-type="float" office:value="4.55194">
                <text:p>4.55194</text:p>
              </table:table-cell>
              <table:table-cell office:value-type="float" office:value="5.25456">
                <text:p>5.25456</text:p>
              </table:table-cell>
              <table:table-cell office:value-type="float" office:value="6.06185">
                <text:p>6.06185</text:p>
              </table:table-cell>
              <table:table-cell office:value-type="float" office:value="6.94794">
                <text:p>6.94794</text:p>
              </table:table-cell>
            </table:table-row>
            <table:table-row>
              <table:table-cell office:value-type="string">
                <text:p>12</text:p>
                <draw:g>
                  <svg:desc>Enemy25.A32:Enemy25.A32</svg:desc>
                </draw:g>
              </table:table-cell>
              <table:table-cell office:value-type="float" office:value="0">
                <text:p>0</text:p>
                <draw:g>
                  <svg:desc>Enemy25.B32:Enemy25.Q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1569">
                <text:p>1.91569</text:p>
              </table:table-cell>
              <table:table-cell office:value-type="float" office:value="1.99852">
                <text:p>1.99852</text:p>
              </table:table-cell>
              <table:table-cell office:value-type="float" office:value="2.09743">
                <text:p>2.09743</text:p>
              </table:table-cell>
              <table:table-cell office:value-type="float" office:value="2.23933">
                <text:p>2.23933</text:p>
              </table:table-cell>
              <table:table-cell office:value-type="float" office:value="2.45367">
                <text:p>2.45367</text:p>
              </table:table-cell>
              <table:table-cell office:value-type="float" office:value="2.72721">
                <text:p>2.72721</text:p>
              </table:table-cell>
              <table:table-cell office:value-type="float" office:value="3.05641">
                <text:p>3.05641</text:p>
              </table:table-cell>
              <table:table-cell office:value-type="float" office:value="3.45949">
                <text:p>3.45949</text:p>
              </table:table-cell>
              <table:table-cell office:value-type="float" office:value="3.95284">
                <text:p>3.95284</text:p>
              </table:table-cell>
              <table:table-cell office:value-type="float" office:value="4.551">
                <text:p>4.551</text:p>
              </table:table-cell>
              <table:table-cell office:value-type="float" office:value="5.25018">
                <text:p>5.25018</text:p>
              </table:table-cell>
              <table:table-cell office:value-type="float" office:value="6.05822">
                <text:p>6.05822</text:p>
              </table:table-cell>
              <table:table-cell office:value-type="float" office:value="6.95008">
                <text:p>6.95008</text:p>
              </table:table-cell>
              <table:table-cell office:value-type="float" office:value="7.85304">
                <text:p>7.85304</text:p>
              </table:table-cell>
            </table:table-row>
            <table:table-row>
              <table:table-cell office:value-type="string">
                <text:p>13</text:p>
                <draw:g>
                  <svg:desc>Enemy25.A33:Enemy25.A33</svg:desc>
                </draw:g>
              </table:table-cell>
              <table:table-cell office:value-type="float" office:value="0">
                <text:p>0</text:p>
                <draw:g>
                  <svg:desc>Enemy25.B33:Enemy25.Q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7203">
                <text:p>1.97203</text:p>
              </table:table-cell>
              <table:table-cell office:value-type="float" office:value="2.09747">
                <text:p>2.09747</text:p>
              </table:table-cell>
              <table:table-cell office:value-type="float" office:value="2.2399">
                <text:p>2.2399</text:p>
              </table:table-cell>
              <table:table-cell office:value-type="float" office:value="2.45349">
                <text:p>2.45349</text:p>
              </table:table-cell>
              <table:table-cell office:value-type="float" office:value="2.72463">
                <text:p>2.72463</text:p>
              </table:table-cell>
              <table:table-cell office:value-type="float" office:value="3.05544">
                <text:p>3.05544</text:p>
              </table:table-cell>
              <table:table-cell office:value-type="float" office:value="3.45577">
                <text:p>3.45577</text:p>
              </table:table-cell>
              <table:table-cell office:value-type="float" office:value="3.95451">
                <text:p>3.95451</text:p>
              </table:table-cell>
              <table:table-cell office:value-type="float" office:value="4.54864">
                <text:p>4.54864</text:p>
              </table:table-cell>
              <table:table-cell office:value-type="float" office:value="5.261">
                <text:p>5.261</text:p>
              </table:table-cell>
              <table:table-cell office:value-type="float" office:value="6.05983">
                <text:p>6.05983</text:p>
              </table:table-cell>
              <table:table-cell office:value-type="float" office:value="6.94558">
                <text:p>6.94558</text:p>
              </table:table-cell>
              <table:table-cell office:value-type="float" office:value="7.85303">
                <text:p>7.85303</text:p>
              </table:table-cell>
              <table:table-cell office:value-type="float" office:value="8.4442">
                <text:p>8.4442</text:p>
              </table:table-cell>
            </table:table-row>
            <table:table-row>
              <table:table-cell office:value-type="string">
                <text:p>14</text:p>
                <draw:g>
                  <svg:desc>Enemy25.A34:Enemy25.A34</svg:desc>
                </draw:g>
              </table:table-cell>
              <table:table-cell office:value-type="float" office:value="0">
                <text:p>0</text:p>
                <draw:g>
                  <svg:desc>Enemy25.B34:Enemy25.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739">
                <text:p>2.23739</text:p>
              </table:table-cell>
              <table:table-cell office:value-type="float" office:value="2.45538">
                <text:p>2.45538</text:p>
              </table:table-cell>
              <table:table-cell office:value-type="float" office:value="2.72547">
                <text:p>2.72547</text:p>
              </table:table-cell>
              <table:table-cell office:value-type="float" office:value="3.05564">
                <text:p>3.05564</text:p>
              </table:table-cell>
              <table:table-cell office:value-type="float" office:value="3.45564">
                <text:p>3.45564</text:p>
              </table:table-cell>
              <table:table-cell office:value-type="float" office:value="3.95298">
                <text:p>3.95298</text:p>
              </table:table-cell>
              <table:table-cell office:value-type="float" office:value="4.54954">
                <text:p>4.54954</text:p>
              </table:table-cell>
              <table:table-cell office:value-type="float" office:value="5.25452">
                <text:p>5.25452</text:p>
              </table:table-cell>
              <table:table-cell office:value-type="float" office:value="6.05815">
                <text:p>6.05815</text:p>
              </table:table-cell>
              <table:table-cell office:value-type="float" office:value="6.94214">
                <text:p>6.94214</text:p>
              </table:table-cell>
              <table:table-cell office:value-type="float" office:value="7.85964">
                <text:p>7.85964</text:p>
              </table:table-cell>
              <table:table-cell office:value-type="float" office:value="8.45577">
                <text:p>8.45577</text:p>
              </table:table-cell>
              <table:table-cell office:value-type="float" office:value="7.85482">
                <text:p>7.85482</text:p>
              </table:table-cell>
            </table:table-row>
            <table:table-row>
              <table:table-cell office:value-type="string">
                <text:p>15</text:p>
                <draw:g>
                  <svg:desc>Enemy25.A35:Enemy25.A35</svg:desc>
                </draw:g>
              </table:table-cell>
              <table:table-cell office:value-type="float" office:value="0">
                <text:p>0</text:p>
                <draw:g>
                  <svg:desc>Enemy25.B35:Enemy25.Q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161">
                <text:p>2.44161</text:p>
              </table:table-cell>
              <table:table-cell office:value-type="float" office:value="2.72343">
                <text:p>2.72343</text:p>
              </table:table-cell>
              <table:table-cell office:value-type="float" office:value="3.05609">
                <text:p>3.05609</text:p>
              </table:table-cell>
              <table:table-cell office:value-type="float" office:value="3.45878">
                <text:p>3.45878</text:p>
              </table:table-cell>
              <table:table-cell office:value-type="float" office:value="3.95281">
                <text:p>3.95281</text:p>
              </table:table-cell>
              <table:table-cell office:value-type="float" office:value="4.55206">
                <text:p>4.55206</text:p>
              </table:table-cell>
              <table:table-cell office:value-type="float" office:value="5.25408">
                <text:p>5.25408</text:p>
              </table:table-cell>
              <table:table-cell office:value-type="float" office:value="6.06374">
                <text:p>6.06374</text:p>
              </table:table-cell>
              <table:table-cell office:value-type="float" office:value="6.94341">
                <text:p>6.94341</text:p>
              </table:table-cell>
              <table:table-cell office:value-type="float" office:value="7.84775">
                <text:p>7.84775</text:p>
              </table:table-cell>
              <table:table-cell office:value-type="float" office:value="8.45351">
                <text:p>8.45351</text:p>
              </table:table-cell>
              <table:table-cell office:value-type="float" office:value="7.85462">
                <text:p>7.85462</text:p>
              </table:table-cell>
              <table:table-cell office:value-type="float" office:value="5.87365">
                <text:p>5.8736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304cm" svg:height="7.474cm" xlink:href=".." xlink:type="simple" chart:class="chart:line" chart:style-name="ch1">
        <chart:legend chart:legend-position="end" svg:x="11.086cm" svg:y="1.591cm" style:legend-expansion="high" chart:style-name="ch2"/>
        <chart:plot-area chart:style-name="ch3" table:cell-range-address="Enemy20.A1:Enemy20.Q17" chart:data-source-has-labels="both" svg:x="0.736cm" svg:y="0.731cm" svg:width="9.778cm" svg:height="6.174cm">
          <chartooo:coordinate-region svg:x="1.543cm" svg:y="0.943cm" svg:width="8.785cm" svg:height="5.289cm"/>
          <chart:axis chart:dimension="x" chart:name="primary-x" chart:style-name="ch4" chartooo:axis-type="auto">
            <chartooo:date-scale/>
            <chart:categories table:cell-range-address="Enemy20.B1:Enemy20.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20.B2:Enemy20.Q2" chart:label-cell-address="Enemy20.A2:Enemy20.A2" chart:class="chart:line">
            <chart:data-point chart:repeated="16"/>
          </chart:series>
          <chart:series chart:style-name="ch7" chart:values-cell-range-address="Enemy20.B3:Enemy20.Q3" chart:label-cell-address="Enemy20.A3:Enemy20.A3" chart:class="chart:line">
            <chart:data-point chart:repeated="16"/>
          </chart:series>
          <chart:series chart:style-name="ch8" chart:values-cell-range-address="Enemy20.B4:Enemy20.Q4" chart:label-cell-address="Enemy20.A4:Enemy20.A4" chart:class="chart:line">
            <chart:data-point chart:repeated="16"/>
          </chart:series>
          <chart:series chart:style-name="ch9" chart:values-cell-range-address="Enemy20.B5:Enemy20.Q5" chart:label-cell-address="Enemy20.A5:Enemy20.A5" chart:class="chart:line">
            <chart:data-point chart:repeated="16"/>
          </chart:series>
          <chart:series chart:style-name="ch10" chart:values-cell-range-address="Enemy20.B6:Enemy20.Q6" chart:label-cell-address="Enemy20.A6:Enemy20.A6" chart:class="chart:line">
            <chart:data-point chart:repeated="16"/>
          </chart:series>
          <chart:series chart:style-name="ch11" chart:values-cell-range-address="Enemy20.B7:Enemy20.Q7" chart:label-cell-address="Enemy20.A7:Enemy20.A7" chart:class="chart:line">
            <chart:data-point chart:repeated="16"/>
          </chart:series>
          <chart:series chart:style-name="ch12" chart:values-cell-range-address="Enemy20.B8:Enemy20.Q8" chart:label-cell-address="Enemy20.A8:Enemy20.A8" chart:class="chart:line">
            <chart:data-point chart:repeated="16"/>
          </chart:series>
          <chart:series chart:style-name="ch13" chart:values-cell-range-address="Enemy20.B9:Enemy20.Q9" chart:label-cell-address="Enemy20.A9:Enemy20.A9" chart:class="chart:line">
            <chart:data-point chart:repeated="16"/>
          </chart:series>
          <chart:series chart:style-name="ch14" chart:values-cell-range-address="Enemy20.B10:Enemy20.Q10" chart:label-cell-address="Enemy20.A10:Enemy20.A10" chart:class="chart:line">
            <chart:data-point chart:repeated="16"/>
          </chart:series>
          <chart:series chart:style-name="ch15" chart:values-cell-range-address="Enemy20.B11:Enemy20.Q11" chart:label-cell-address="Enemy20.A11:Enemy20.A11" chart:class="chart:line">
            <chart:data-point chart:repeated="16"/>
          </chart:series>
          <chart:series chart:style-name="ch16" chart:values-cell-range-address="Enemy20.B12:Enemy20.Q12" chart:label-cell-address="Enemy20.A12:Enemy20.A12" chart:class="chart:line">
            <chart:data-point chart:repeated="16"/>
          </chart:series>
          <chart:series chart:style-name="ch17" chart:values-cell-range-address="Enemy20.B13:Enemy20.Q13" chart:label-cell-address="Enemy20.A13:Enemy20.A13" chart:class="chart:line">
            <chart:data-point chart:repeated="16"/>
          </chart:series>
          <chart:series chart:style-name="ch6" chart:values-cell-range-address="Enemy20.B14:Enemy20.Q14" chart:label-cell-address="Enemy20.A14:Enemy20.A14" chart:class="chart:line">
            <chart:data-point chart:repeated="16"/>
          </chart:series>
          <chart:series chart:style-name="ch7" chart:values-cell-range-address="Enemy20.B15:Enemy20.Q15" chart:label-cell-address="Enemy20.A15:Enemy20.A15" chart:class="chart:line">
            <chart:data-point chart:repeated="16"/>
          </chart:series>
          <chart:series chart:style-name="ch8" chart:values-cell-range-address="Enemy20.B16:Enemy20.Q16" chart:label-cell-address="Enemy20.A16:Enemy20.A16" chart:class="chart:line">
            <chart:data-point chart:repeated="16"/>
          </chart:series>
          <chart:series chart:style-name="ch9" chart:values-cell-range-address="Enemy20.B17:Enemy20.Q17" chart:label-cell-address="Enemy20.A17:Enemy20.A17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20.B1:Enemy20.Q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20.A2:Enemy20.A2</svg:desc>
                </draw:g>
              </table:table-cell>
              <table:table-cell office:value-type="float" office:value="0">
                <text:p>0</text:p>
                <draw:g>
                  <svg:desc>Enemy20.B2:Enemy20.Q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Enemy20.A3:Enemy20.A3</svg:desc>
                </draw:g>
              </table:table-cell>
              <table:table-cell office:value-type="float" office:value="0">
                <text:p>0</text:p>
                <draw:g>
                  <svg:desc>Enemy20.B3:Enemy20.Q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Enemy20.A4:Enemy20.A4</svg:desc>
                </draw:g>
              </table:table-cell>
              <table:table-cell office:value-type="float" office:value="0">
                <text:p>0</text:p>
                <draw:g>
                  <svg:desc>Enemy20.B4:Enemy20.Q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Enemy20.A5:Enemy20.A5</svg:desc>
                </draw:g>
              </table:table-cell>
              <table:table-cell office:value-type="float" office:value="0">
                <text:p>0</text:p>
                <draw:g>
                  <svg:desc>Enemy20.B5:Enemy20.Q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Enemy20.A6:Enemy20.A6</svg:desc>
                </draw:g>
              </table:table-cell>
              <table:table-cell office:value-type="float" office:value="0">
                <text:p>0</text:p>
                <draw:g>
                  <svg:desc>Enemy20.B6:Enemy20.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Enemy20.A7:Enemy20.A7</svg:desc>
                </draw:g>
              </table:table-cell>
              <table:table-cell office:value-type="float" office:value="0">
                <text:p>0</text:p>
                <draw:g>
                  <svg:desc>Enemy20.B7:Enemy20.Q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Enemy20.A8:Enemy20.A8</svg:desc>
                </draw:g>
              </table:table-cell>
              <table:table-cell office:value-type="float" office:value="0">
                <text:p>0</text:p>
                <draw:g>
                  <svg:desc>Enemy20.B8:Enemy20.Q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</text:p>
                <draw:g>
                  <svg:desc>Enemy20.A9:Enemy20.A9</svg:desc>
                </draw:g>
              </table:table-cell>
              <table:table-cell office:value-type="float" office:value="0">
                <text:p>0</text:p>
                <draw:g>
                  <svg:desc>Enemy20.B9:Enemy20.Q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  <draw:g>
                  <svg:desc>Enemy20.A10:Enemy20.A10</svg:desc>
                </draw:g>
              </table:table-cell>
              <table:table-cell office:value-type="float" office:value="0">
                <text:p>0</text:p>
                <draw:g>
                  <svg:desc>Enemy20.B10:Enemy20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88">
                <text:p>0.88</text:p>
              </table:table-cell>
              <table:table-cell office:value-type="float" office:value="8.653">
                <text:p>8.653</text:p>
              </table:table-cell>
            </table:table-row>
            <table:table-row>
              <table:table-cell office:value-type="string">
                <text:p>9</text:p>
                <draw:g>
                  <svg:desc>Enemy20.A11:Enemy20.A11</svg:desc>
                </draw:g>
              </table:table-cell>
              <table:table-cell office:value-type="float" office:value="0">
                <text:p>0</text:p>
                <draw:g>
                  <svg:desc>Enemy20.B11:Enemy20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822">
                <text:p>0.822</text:p>
              </table:table-cell>
              <table:table-cell office:value-type="float" office:value="8.645">
                <text:p>8.645</text:p>
              </table:table-cell>
              <table:table-cell office:value-type="float" office:value="35.708">
                <text:p>35.708</text:p>
              </table:table-cell>
            </table:table-row>
            <table:table-row>
              <table:table-cell office:value-type="string">
                <text:p>10</text:p>
                <draw:g>
                  <svg:desc>Enemy20.A12:Enemy20.A12</svg:desc>
                </draw:g>
              </table:table-cell>
              <table:table-cell office:value-type="float" office:value="0">
                <text:p>0</text:p>
                <draw:g>
                  <svg:desc>Enemy20.B12:Enemy20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81">
                <text:p>0.81</text:p>
              </table:table-cell>
              <table:table-cell office:value-type="float" office:value="8.855">
                <text:p>8.855</text:p>
              </table:table-cell>
              <table:table-cell office:value-type="float" office:value="35.585">
                <text:p>35.585</text:p>
              </table:table-cell>
              <table:table-cell office:value-type="float" office:value="73.504">
                <text:p>73.504</text:p>
              </table:table-cell>
            </table:table-row>
            <table:table-row>
              <table:table-cell office:value-type="string">
                <text:p>11</text:p>
                <draw:g>
                  <svg:desc>Enemy20.A13:Enemy20.A13</svg:desc>
                </draw:g>
              </table:table-cell>
              <table:table-cell office:value-type="float" office:value="0">
                <text:p>0</text:p>
                <draw:g>
                  <svg:desc>Enemy20.B13:Enemy20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85">
                <text:p>0.85</text:p>
              </table:table-cell>
              <table:table-cell office:value-type="float" office:value="8.792">
                <text:p>8.792</text:p>
              </table:table-cell>
              <table:table-cell office:value-type="float" office:value="35.532">
                <text:p>35.532</text:p>
              </table:table-cell>
              <table:table-cell office:value-type="float" office:value="73.361">
                <text:p>73.361</text:p>
              </table:table-cell>
              <table:table-cell office:value-type="float" office:value="95.223">
                <text:p>95.223</text:p>
              </table:table-cell>
            </table:table-row>
            <table:table-row>
              <table:table-cell office:value-type="string">
                <text:p>12</text:p>
                <draw:g>
                  <svg:desc>Enemy20.A14:Enemy20.A14</svg:desc>
                </draw:g>
              </table:table-cell>
              <table:table-cell office:value-type="float" office:value="0">
                <text:p>0</text:p>
                <draw:g>
                  <svg:desc>Enemy20.B14:Enemy20.Q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827">
                <text:p>0.827</text:p>
              </table:table-cell>
              <table:table-cell office:value-type="float" office:value="8.643">
                <text:p>8.643</text:p>
              </table:table-cell>
              <table:table-cell office:value-type="float" office:value="35.798">
                <text:p>35.798</text:p>
              </table:table-cell>
              <table:table-cell office:value-type="float" office:value="73.716">
                <text:p>73.716</text:p>
              </table:table-cell>
              <table:table-cell office:value-type="float" office:value="95.235">
                <text:p>95.235</text:p>
              </table:table-cell>
              <table:table-cell office:value-type="float" office:value="99.721">
                <text:p>99.721</text:p>
              </table:table-cell>
            </table:table-row>
            <table:table-row>
              <table:table-cell office:value-type="string">
                <text:p>13</text:p>
                <draw:g>
                  <svg:desc>Enemy20.A15:Enemy20.A15</svg:desc>
                </draw:g>
              </table:table-cell>
              <table:table-cell office:value-type="float" office:value="0">
                <text:p>0</text:p>
                <draw:g>
                  <svg:desc>Enemy20.B15:Enemy20.Q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847">
                <text:p>0.847</text:p>
              </table:table-cell>
              <table:table-cell office:value-type="float" office:value="8.695">
                <text:p>8.695</text:p>
              </table:table-cell>
              <table:table-cell office:value-type="float" office:value="35.613">
                <text:p>35.613</text:p>
              </table:table-cell>
              <table:table-cell office:value-type="float" office:value="73.476">
                <text:p>73.476</text:p>
              </table:table-cell>
              <table:table-cell office:value-type="float" office:value="95.228">
                <text:p>95.228</text:p>
              </table:table-cell>
              <table:table-cell office:value-type="float" office:value="99.706">
                <text:p>99.706</text:p>
              </table:table-cell>
              <table:table-cell office:value-type="float" office:value="99.995">
                <text:p>99.995</text:p>
              </table:table-cell>
            </table:table-row>
            <table:table-row>
              <table:table-cell office:value-type="string">
                <text:p>14</text:p>
                <draw:g>
                  <svg:desc>Enemy20.A16:Enemy20.A16</svg:desc>
                </draw:g>
              </table:table-cell>
              <table:table-cell office:value-type="float" office:value="0">
                <text:p>0</text:p>
                <draw:g>
                  <svg:desc>Enemy20.B16:Enemy20.Q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819">
                <text:p>0.819</text:p>
              </table:table-cell>
              <table:table-cell office:value-type="float" office:value="8.854">
                <text:p>8.854</text:p>
              </table:table-cell>
              <table:table-cell office:value-type="float" office:value="35.608">
                <text:p>35.608</text:p>
              </table:table-cell>
              <table:table-cell office:value-type="float" office:value="73.327">
                <text:p>73.327</text:p>
              </table:table-cell>
              <table:table-cell office:value-type="float" office:value="95.221">
                <text:p>95.221</text:p>
              </table:table-cell>
              <table:table-cell office:value-type="float" office:value="99.741">
                <text:p>99.741</text:p>
              </table:table-cell>
              <table:table-cell office:value-type="float" office:value="99.996">
                <text:p>99.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  <draw:g>
                  <svg:desc>Enemy20.A17:Enemy20.A17</svg:desc>
                </draw:g>
              </table:table-cell>
              <table:table-cell office:value-type="float" office:value="0">
                <text:p>0</text:p>
                <draw:g>
                  <svg:desc>Enemy20.B17:Enemy20.Q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868">
                <text:p>0.868</text:p>
              </table:table-cell>
              <table:table-cell office:value-type="float" office:value="8.491">
                <text:p>8.491</text:p>
              </table:table-cell>
              <table:table-cell office:value-type="float" office:value="35.728">
                <text:p>35.728</text:p>
              </table:table-cell>
              <table:table-cell office:value-type="float" office:value="73.576">
                <text:p>73.576</text:p>
              </table:table-cell>
              <table:table-cell office:value-type="float" office:value="95.177">
                <text:p>95.177</text:p>
              </table:table-cell>
              <table:table-cell office:value-type="float" office:value="99.729">
                <text:p>99.729</text:p>
              </table:table-cell>
              <table:table-cell office:value-type="float" office:value="99.996">
                <text:p>99.9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506cm" svg:height="7.357cm" xlink:href=".." xlink:type="simple" chart:class="chart:line" chart:style-name="ch1">
        <chart:legend chart:legend-position="end" svg:x="11.288cm" svg:y="1.532cm" style:legend-expansion="high" chart:style-name="ch2"/>
        <chart:plot-area chart:style-name="ch3" table:cell-range-address="Enemy20.A19:Enemy20.Q35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Enemy20.B19:Enemy20.Q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my20.B20:Enemy20.Q20" chart:label-cell-address="Enemy20.A20:Enemy20.A20" chart:class="chart:line">
            <chart:data-point chart:repeated="16"/>
          </chart:series>
          <chart:series chart:style-name="ch7" chart:values-cell-range-address="Enemy20.B21:Enemy20.Q21" chart:label-cell-address="Enemy20.A21:Enemy20.A21" chart:class="chart:line">
            <chart:data-point chart:repeated="16"/>
          </chart:series>
          <chart:series chart:style-name="ch8" chart:values-cell-range-address="Enemy20.B22:Enemy20.Q22" chart:label-cell-address="Enemy20.A22:Enemy20.A22" chart:class="chart:line">
            <chart:data-point chart:repeated="16"/>
          </chart:series>
          <chart:series chart:style-name="ch9" chart:values-cell-range-address="Enemy20.B23:Enemy20.Q23" chart:label-cell-address="Enemy20.A23:Enemy20.A23" chart:class="chart:line">
            <chart:data-point chart:repeated="16"/>
          </chart:series>
          <chart:series chart:style-name="ch10" chart:values-cell-range-address="Enemy20.B24:Enemy20.Q24" chart:label-cell-address="Enemy20.A24:Enemy20.A24" chart:class="chart:line">
            <chart:data-point chart:repeated="16"/>
          </chart:series>
          <chart:series chart:style-name="ch11" chart:values-cell-range-address="Enemy20.B25:Enemy20.Q25" chart:label-cell-address="Enemy20.A25:Enemy20.A25" chart:class="chart:line">
            <chart:data-point chart:repeated="16"/>
          </chart:series>
          <chart:series chart:style-name="ch12" chart:values-cell-range-address="Enemy20.B26:Enemy20.Q26" chart:label-cell-address="Enemy20.A26:Enemy20.A26" chart:class="chart:line">
            <chart:data-point chart:repeated="16"/>
          </chart:series>
          <chart:series chart:style-name="ch13" chart:values-cell-range-address="Enemy20.B27:Enemy20.Q27" chart:label-cell-address="Enemy20.A27:Enemy20.A27" chart:class="chart:line">
            <chart:data-point chart:repeated="16"/>
          </chart:series>
          <chart:series chart:style-name="ch14" chart:values-cell-range-address="Enemy20.B28:Enemy20.Q28" chart:label-cell-address="Enemy20.A28:Enemy20.A28" chart:class="chart:line">
            <chart:data-point chart:repeated="16"/>
          </chart:series>
          <chart:series chart:style-name="ch15" chart:values-cell-range-address="Enemy20.B29:Enemy20.Q29" chart:label-cell-address="Enemy20.A29:Enemy20.A29" chart:class="chart:line">
            <chart:data-point chart:repeated="16"/>
          </chart:series>
          <chart:series chart:style-name="ch16" chart:values-cell-range-address="Enemy20.B30:Enemy20.Q30" chart:label-cell-address="Enemy20.A30:Enemy20.A30" chart:class="chart:line">
            <chart:data-point chart:repeated="16"/>
          </chart:series>
          <chart:series chart:style-name="ch17" chart:values-cell-range-address="Enemy20.B31:Enemy20.Q31" chart:label-cell-address="Enemy20.A31:Enemy20.A31" chart:class="chart:line">
            <chart:data-point chart:repeated="16"/>
          </chart:series>
          <chart:series chart:style-name="ch6" chart:values-cell-range-address="Enemy20.B32:Enemy20.Q32" chart:label-cell-address="Enemy20.A32:Enemy20.A32" chart:class="chart:line">
            <chart:data-point chart:repeated="16"/>
          </chart:series>
          <chart:series chart:style-name="ch7" chart:values-cell-range-address="Enemy20.B33:Enemy20.Q33" chart:label-cell-address="Enemy20.A33:Enemy20.A33" chart:class="chart:line">
            <chart:data-point chart:repeated="16"/>
          </chart:series>
          <chart:series chart:style-name="ch8" chart:values-cell-range-address="Enemy20.B34:Enemy20.Q34" chart:label-cell-address="Enemy20.A34:Enemy20.A34" chart:class="chart:line">
            <chart:data-point chart:repeated="16"/>
          </chart:series>
          <chart:series chart:style-name="ch9" chart:values-cell-range-address="Enemy20.B35:Enemy20.Q35" chart:label-cell-address="Enemy20.A35:Enemy20.A35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my20.B19:Enemy20.Q1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Enemy20.A20:Enemy20.A20</svg:desc>
                </draw:g>
              </table:table-cell>
              <table:table-cell office:value-type="float" office:value="0">
                <text:p>0</text:p>
                <draw:g>
                  <svg:desc>Enemy20.B20:Enemy20.Q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832">
                <text:p>1.0832</text:p>
              </table:table-cell>
              <table:table-cell office:value-type="float" office:value="1.16578">
                <text:p>1.16578</text:p>
              </table:table-cell>
              <table:table-cell office:value-type="float" office:value="1.27861">
                <text:p>1.27861</text:p>
              </table:table-cell>
              <table:table-cell office:value-type="float" office:value="1.41644">
                <text:p>1.41644</text:p>
              </table:table-cell>
              <table:table-cell office:value-type="float" office:value="1.58202">
                <text:p>1.58202</text:p>
              </table:table-cell>
              <table:table-cell office:value-type="float" office:value="1.72155">
                <text:p>1.72155</text:p>
              </table:table-cell>
              <table:table-cell office:value-type="float" office:value="1.83417">
                <text:p>1.83417</text:p>
              </table:table-cell>
              <table:table-cell office:value-type="float" office:value="1.92115">
                <text:p>1.92115</text:p>
              </table:table-cell>
              <table:table-cell office:value-type="float" office:value="1.99905">
                <text:p>1.99905</text:p>
              </table:table-cell>
              <table:table-cell office:value-type="float" office:value="2.09732">
                <text:p>2.09732</text:p>
              </table:table-cell>
              <table:table-cell office:value-type="float" office:value="2.24021">
                <text:p>2.24021</text:p>
              </table:table-cell>
              <table:table-cell office:value-type="float" office:value="2.45456">
                <text:p>2.45456</text:p>
              </table:table-cell>
              <table:table-cell office:value-type="float" office:value="2.72495">
                <text:p>2.72495</text:p>
              </table:table-cell>
              <table:table-cell office:value-type="float" office:value="3.05369">
                <text:p>3.05369</text:p>
              </table:table-cell>
            </table:table-row>
            <table:table-row>
              <table:table-cell office:value-type="string">
                <text:p>1</text:p>
                <draw:g>
                  <svg:desc>Enemy20.A21:Enemy20.A21</svg:desc>
                </draw:g>
              </table:table-cell>
              <table:table-cell office:value-type="float" office:value="0">
                <text:p>0</text:p>
                <draw:g>
                  <svg:desc>Enemy20.B21:Enemy20.Q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6791">
                <text:p>1.16791</text:p>
              </table:table-cell>
              <table:table-cell office:value-type="float" office:value="1.27765">
                <text:p>1.27765</text:p>
              </table:table-cell>
              <table:table-cell office:value-type="float" office:value="1.41794">
                <text:p>1.41794</text:p>
              </table:table-cell>
              <table:table-cell office:value-type="float" office:value="1.58282">
                <text:p>1.58282</text:p>
              </table:table-cell>
              <table:table-cell office:value-type="float" office:value="1.72288">
                <text:p>1.72288</text:p>
              </table:table-cell>
              <table:table-cell office:value-type="float" office:value="1.83561">
                <text:p>1.83561</text:p>
              </table:table-cell>
              <table:table-cell office:value-type="float" office:value="1.92016">
                <text:p>1.92016</text:p>
              </table:table-cell>
              <table:table-cell office:value-type="float" office:value="1.99904">
                <text:p>1.99904</text:p>
              </table:table-cell>
              <table:table-cell office:value-type="float" office:value="2.09622">
                <text:p>2.09622</text:p>
              </table:table-cell>
              <table:table-cell office:value-type="float" office:value="2.23885">
                <text:p>2.23885</text:p>
              </table:table-cell>
              <table:table-cell office:value-type="float" office:value="2.45338">
                <text:p>2.45338</text:p>
              </table:table-cell>
              <table:table-cell office:value-type="float" office:value="2.72644">
                <text:p>2.72644</text:p>
              </table:table-cell>
              <table:table-cell office:value-type="float" office:value="3.05334">
                <text:p>3.05334</text:p>
              </table:table-cell>
              <table:table-cell office:value-type="float" office:value="3.45715">
                <text:p>3.45715</text:p>
              </table:table-cell>
            </table:table-row>
            <table:table-row>
              <table:table-cell office:value-type="string">
                <text:p>2</text:p>
                <draw:g>
                  <svg:desc>Enemy20.A22:Enemy20.A22</svg:desc>
                </draw:g>
              </table:table-cell>
              <table:table-cell office:value-type="float" office:value="0">
                <text:p>0</text:p>
                <draw:g>
                  <svg:desc>Enemy20.B22:Enemy20.Q2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27981">
                <text:p>1.27981</text:p>
              </table:table-cell>
              <table:table-cell office:value-type="float" office:value="1.41816">
                <text:p>1.41816</text:p>
              </table:table-cell>
              <table:table-cell office:value-type="float" office:value="1.58501">
                <text:p>1.58501</text:p>
              </table:table-cell>
              <table:table-cell office:value-type="float" office:value="1.72281">
                <text:p>1.72281</text:p>
              </table:table-cell>
              <table:table-cell office:value-type="float" office:value="1.83344">
                <text:p>1.83344</text:p>
              </table:table-cell>
              <table:table-cell office:value-type="float" office:value="1.92091">
                <text:p>1.92091</text:p>
              </table:table-cell>
              <table:table-cell office:value-type="float" office:value="1.99892">
                <text:p>1.99892</text:p>
              </table:table-cell>
              <table:table-cell office:value-type="float" office:value="2.09862">
                <text:p>2.09862</text:p>
              </table:table-cell>
              <table:table-cell office:value-type="float" office:value="2.23851">
                <text:p>2.23851</text:p>
              </table:table-cell>
              <table:table-cell office:value-type="float" office:value="2.45197">
                <text:p>2.45197</text:p>
              </table:table-cell>
              <table:table-cell office:value-type="float" office:value="2.72828">
                <text:p>2.72828</text:p>
              </table:table-cell>
              <table:table-cell office:value-type="float" office:value="3.05529">
                <text:p>3.05529</text:p>
              </table:table-cell>
              <table:table-cell office:value-type="float" office:value="3.45948">
                <text:p>3.45948</text:p>
              </table:table-cell>
              <table:table-cell office:value-type="float" office:value="3.95065">
                <text:p>3.95065</text:p>
              </table:table-cell>
            </table:table-row>
            <table:table-row>
              <table:table-cell office:value-type="string">
                <text:p>3</text:p>
                <draw:g>
                  <svg:desc>Enemy20.A23:Enemy20.A23</svg:desc>
                </draw:g>
              </table:table-cell>
              <table:table-cell office:value-type="float" office:value="0">
                <text:p>0</text:p>
                <draw:g>
                  <svg:desc>Enemy20.B23:Enemy20.Q2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41549">
                <text:p>1.41549</text:p>
              </table:table-cell>
              <table:table-cell office:value-type="float" office:value="1.5823">
                <text:p>1.5823</text:p>
              </table:table-cell>
              <table:table-cell office:value-type="float" office:value="1.7213">
                <text:p>1.7213</text:p>
              </table:table-cell>
              <table:table-cell office:value-type="float" office:value="1.83427">
                <text:p>1.83427</text:p>
              </table:table-cell>
              <table:table-cell office:value-type="float" office:value="1.92019">
                <text:p>1.92019</text:p>
              </table:table-cell>
              <table:table-cell office:value-type="float" office:value="1.99902">
                <text:p>1.99902</text:p>
              </table:table-cell>
              <table:table-cell office:value-type="float" office:value="2.09669">
                <text:p>2.09669</text:p>
              </table:table-cell>
              <table:table-cell office:value-type="float" office:value="2.23987">
                <text:p>2.23987</text:p>
              </table:table-cell>
              <table:table-cell office:value-type="float" office:value="2.45173">
                <text:p>2.45173</text:p>
              </table:table-cell>
              <table:table-cell office:value-type="float" office:value="2.72983">
                <text:p>2.72983</text:p>
              </table:table-cell>
              <table:table-cell office:value-type="float" office:value="3.05758">
                <text:p>3.05758</text:p>
              </table:table-cell>
              <table:table-cell office:value-type="float" office:value="3.45808">
                <text:p>3.45808</text:p>
              </table:table-cell>
              <table:table-cell office:value-type="float" office:value="3.95252">
                <text:p>3.95252</text:p>
              </table:table-cell>
              <table:table-cell office:value-type="float" office:value="4.545">
                <text:p>4.545</text:p>
              </table:table-cell>
            </table:table-row>
            <table:table-row>
              <table:table-cell office:value-type="string">
                <text:p>4</text:p>
                <draw:g>
                  <svg:desc>Enemy20.A24:Enemy20.A24</svg:desc>
                </draw:g>
              </table:table-cell>
              <table:table-cell office:value-type="float" office:value="0">
                <text:p>0</text:p>
                <draw:g>
                  <svg:desc>Enemy20.B24:Enemy20.Q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8538">
                <text:p>1.58538</text:p>
              </table:table-cell>
              <table:table-cell office:value-type="float" office:value="1.72181">
                <text:p>1.72181</text:p>
              </table:table-cell>
              <table:table-cell office:value-type="float" office:value="1.83317">
                <text:p>1.83317</text:p>
              </table:table-cell>
              <table:table-cell office:value-type="float" office:value="1.92038">
                <text:p>1.92038</text:p>
              </table:table-cell>
              <table:table-cell office:value-type="float" office:value="1.99786">
                <text:p>1.99786</text:p>
              </table:table-cell>
              <table:table-cell office:value-type="float" office:value="2.09713">
                <text:p>2.09713</text:p>
              </table:table-cell>
              <table:table-cell office:value-type="float" office:value="2.24025">
                <text:p>2.24025</text:p>
              </table:table-cell>
              <table:table-cell office:value-type="float" office:value="2.45226">
                <text:p>2.45226</text:p>
              </table:table-cell>
              <table:table-cell office:value-type="float" office:value="2.72428">
                <text:p>2.72428</text:p>
              </table:table-cell>
              <table:table-cell office:value-type="float" office:value="3.05525">
                <text:p>3.05525</text:p>
              </table:table-cell>
              <table:table-cell office:value-type="float" office:value="3.45946">
                <text:p>3.45946</text:p>
              </table:table-cell>
              <table:table-cell office:value-type="float" office:value="3.95143">
                <text:p>3.95143</text:p>
              </table:table-cell>
              <table:table-cell office:value-type="float" office:value="4.54769">
                <text:p>4.54769</text:p>
              </table:table-cell>
              <table:table-cell office:value-type="float" office:value="5.2574">
                <text:p>5.2574</text:p>
              </table:table-cell>
            </table:table-row>
            <table:table-row>
              <table:table-cell office:value-type="string">
                <text:p>5</text:p>
                <draw:g>
                  <svg:desc>Enemy20.A25:Enemy20.A25</svg:desc>
                </draw:g>
              </table:table-cell>
              <table:table-cell office:value-type="float" office:value="0">
                <text:p>0</text:p>
                <draw:g>
                  <svg:desc>Enemy20.B25:Enemy20.Q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72244">
                <text:p>1.72244</text:p>
              </table:table-cell>
              <table:table-cell office:value-type="float" office:value="1.83515">
                <text:p>1.83515</text:p>
              </table:table-cell>
              <table:table-cell office:value-type="float" office:value="1.92088">
                <text:p>1.92088</text:p>
              </table:table-cell>
              <table:table-cell office:value-type="float" office:value="1.99802">
                <text:p>1.99802</text:p>
              </table:table-cell>
              <table:table-cell office:value-type="float" office:value="2.09819">
                <text:p>2.09819</text:p>
              </table:table-cell>
              <table:table-cell office:value-type="float" office:value="2.23869">
                <text:p>2.23869</text:p>
              </table:table-cell>
              <table:table-cell office:value-type="float" office:value="2.45295">
                <text:p>2.45295</text:p>
              </table:table-cell>
              <table:table-cell office:value-type="float" office:value="2.72503">
                <text:p>2.72503</text:p>
              </table:table-cell>
              <table:table-cell office:value-type="float" office:value="3.0544">
                <text:p>3.0544</text:p>
              </table:table-cell>
              <table:table-cell office:value-type="float" office:value="3.45539">
                <text:p>3.45539</text:p>
              </table:table-cell>
              <table:table-cell office:value-type="float" office:value="3.94838">
                <text:p>3.94838</text:p>
              </table:table-cell>
              <table:table-cell office:value-type="float" office:value="4.55225">
                <text:p>4.55225</text:p>
              </table:table-cell>
              <table:table-cell office:value-type="float" office:value="5.25287">
                <text:p>5.25287</text:p>
              </table:table-cell>
              <table:table-cell office:value-type="float" office:value="6.0574">
                <text:p>6.0574</text:p>
              </table:table-cell>
            </table:table-row>
            <table:table-row>
              <table:table-cell office:value-type="string">
                <text:p>6</text:p>
                <draw:g>
                  <svg:desc>Enemy20.A26:Enemy20.A26</svg:desc>
                </draw:g>
              </table:table-cell>
              <table:table-cell office:value-type="float" office:value="0">
                <text:p>0</text:p>
                <draw:g>
                  <svg:desc>Enemy20.B26:Enemy20.Q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83087">
                <text:p>1.83087</text:p>
              </table:table-cell>
              <table:table-cell office:value-type="float" office:value="1.92096">
                <text:p>1.92096</text:p>
              </table:table-cell>
              <table:table-cell office:value-type="float" office:value="1.99986">
                <text:p>1.99986</text:p>
              </table:table-cell>
              <table:table-cell office:value-type="float" office:value="2.09713">
                <text:p>2.09713</text:p>
              </table:table-cell>
              <table:table-cell office:value-type="float" office:value="2.24181">
                <text:p>2.24181</text:p>
              </table:table-cell>
              <table:table-cell office:value-type="float" office:value="2.45385">
                <text:p>2.45385</text:p>
              </table:table-cell>
              <table:table-cell office:value-type="float" office:value="2.72802">
                <text:p>2.72802</text:p>
              </table:table-cell>
              <table:table-cell office:value-type="float" office:value="3.05373">
                <text:p>3.05373</text:p>
              </table:table-cell>
              <table:table-cell office:value-type="float" office:value="3.46135">
                <text:p>3.46135</text:p>
              </table:table-cell>
              <table:table-cell office:value-type="float" office:value="3.95002">
                <text:p>3.95002</text:p>
              </table:table-cell>
              <table:table-cell office:value-type="float" office:value="4.54984">
                <text:p>4.54984</text:p>
              </table:table-cell>
              <table:table-cell office:value-type="float" office:value="5.26021">
                <text:p>5.26021</text:p>
              </table:table-cell>
              <table:table-cell office:value-type="float" office:value="6.06071">
                <text:p>6.06071</text:p>
              </table:table-cell>
              <table:table-cell office:value-type="float" office:value="6.94924">
                <text:p>6.94924</text:p>
              </table:table-cell>
            </table:table-row>
            <table:table-row>
              <table:table-cell office:value-type="string">
                <text:p>7</text:p>
                <draw:g>
                  <svg:desc>Enemy20.A27:Enemy20.A27</svg:desc>
                </draw:g>
              </table:table-cell>
              <table:table-cell office:value-type="float" office:value="0">
                <text:p>0</text:p>
                <draw:g>
                  <svg:desc>Enemy20.B27:Enemy20.Q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1651">
                <text:p>1.91651</text:p>
              </table:table-cell>
              <table:table-cell office:value-type="float" office:value="1.99957">
                <text:p>1.99957</text:p>
              </table:table-cell>
              <table:table-cell office:value-type="float" office:value="2.09606">
                <text:p>2.09606</text:p>
              </table:table-cell>
              <table:table-cell office:value-type="float" office:value="2.23982">
                <text:p>2.23982</text:p>
              </table:table-cell>
              <table:table-cell office:value-type="float" office:value="2.45427">
                <text:p>2.45427</text:p>
              </table:table-cell>
              <table:table-cell office:value-type="float" office:value="2.72512">
                <text:p>2.72512</text:p>
              </table:table-cell>
              <table:table-cell office:value-type="float" office:value="3.0543">
                <text:p>3.0543</text:p>
              </table:table-cell>
              <table:table-cell office:value-type="float" office:value="3.45727">
                <text:p>3.45727</text:p>
              </table:table-cell>
              <table:table-cell office:value-type="float" office:value="3.94644">
                <text:p>3.94644</text:p>
              </table:table-cell>
              <table:table-cell office:value-type="float" office:value="4.54888">
                <text:p>4.54888</text:p>
              </table:table-cell>
              <table:table-cell office:value-type="float" office:value="5.25949">
                <text:p>5.25949</text:p>
              </table:table-cell>
              <table:table-cell office:value-type="float" office:value="6.06122">
                <text:p>6.06122</text:p>
              </table:table-cell>
              <table:table-cell office:value-type="float" office:value="6.94346">
                <text:p>6.94346</text:p>
              </table:table-cell>
              <table:table-cell office:value-type="float" office:value="7.85706">
                <text:p>7.85706</text:p>
              </table:table-cell>
            </table:table-row>
            <table:table-row>
              <table:table-cell office:value-type="string">
                <text:p>8</text:p>
                <draw:g>
                  <svg:desc>Enemy20.A28:Enemy20.A28</svg:desc>
                </draw:g>
              </table:table-cell>
              <table:table-cell office:value-type="float" office:value="0">
                <text:p>0</text:p>
                <draw:g>
                  <svg:desc>Enemy20.B28:Enemy20.Q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97206">
                <text:p>1.97206</text:p>
              </table:table-cell>
              <table:table-cell office:value-type="float" office:value="2.09756">
                <text:p>2.09756</text:p>
              </table:table-cell>
              <table:table-cell office:value-type="float" office:value="2.24021">
                <text:p>2.24021</text:p>
              </table:table-cell>
              <table:table-cell office:value-type="float" office:value="2.45266">
                <text:p>2.45266</text:p>
              </table:table-cell>
              <table:table-cell office:value-type="float" office:value="2.72434">
                <text:p>2.72434</text:p>
              </table:table-cell>
              <table:table-cell office:value-type="float" office:value="3.0511">
                <text:p>3.0511</text:p>
              </table:table-cell>
              <table:table-cell office:value-type="float" office:value="3.45838">
                <text:p>3.45838</text:p>
              </table:table-cell>
              <table:table-cell office:value-type="float" office:value="3.9498">
                <text:p>3.9498</text:p>
              </table:table-cell>
              <table:table-cell office:value-type="float" office:value="4.55283">
                <text:p>4.55283</text:p>
              </table:table-cell>
              <table:table-cell office:value-type="float" office:value="5.25373">
                <text:p>5.25373</text:p>
              </table:table-cell>
              <table:table-cell office:value-type="float" office:value="6.06125">
                <text:p>6.06125</text:p>
              </table:table-cell>
              <table:table-cell office:value-type="float" office:value="6.94617">
                <text:p>6.94617</text:p>
              </table:table-cell>
              <table:table-cell office:value-type="float" office:value="7.85107">
                <text:p>7.85107</text:p>
              </table:table-cell>
              <table:table-cell office:value-type="float" office:value="8.44936">
                <text:p>8.44936</text:p>
              </table:table-cell>
            </table:table-row>
            <table:table-row>
              <table:table-cell office:value-type="string">
                <text:p>9</text:p>
                <draw:g>
                  <svg:desc>Enemy20.A29:Enemy20.A29</svg:desc>
                </draw:g>
              </table:table-cell>
              <table:table-cell office:value-type="float" office:value="0">
                <text:p>0</text:p>
                <draw:g>
                  <svg:desc>Enemy20.B29:Enemy20.Q2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759">
                <text:p>2.23759</text:p>
              </table:table-cell>
              <table:table-cell office:value-type="float" office:value="2.45688">
                <text:p>2.45688</text:p>
              </table:table-cell>
              <table:table-cell office:value-type="float" office:value="2.72587">
                <text:p>2.72587</text:p>
              </table:table-cell>
              <table:table-cell office:value-type="float" office:value="3.05549">
                <text:p>3.05549</text:p>
              </table:table-cell>
              <table:table-cell office:value-type="float" office:value="3.45852">
                <text:p>3.45852</text:p>
              </table:table-cell>
              <table:table-cell office:value-type="float" office:value="3.95257">
                <text:p>3.95257</text:p>
              </table:table-cell>
              <table:table-cell office:value-type="float" office:value="4.55257">
                <text:p>4.55257</text:p>
              </table:table-cell>
              <table:table-cell office:value-type="float" office:value="5.25454">
                <text:p>5.25454</text:p>
              </table:table-cell>
              <table:table-cell office:value-type="float" office:value="6.06499">
                <text:p>6.06499</text:p>
              </table:table-cell>
              <table:table-cell office:value-type="float" office:value="6.94847">
                <text:p>6.94847</text:p>
              </table:table-cell>
              <table:table-cell office:value-type="float" office:value="7.85682">
                <text:p>7.85682</text:p>
              </table:table-cell>
              <table:table-cell office:value-type="float" office:value="8.45625">
                <text:p>8.45625</text:p>
              </table:table-cell>
              <table:table-cell office:value-type="float" office:value="7.8611">
                <text:p>7.8611</text:p>
              </table:table-cell>
            </table:table-row>
            <table:table-row>
              <table:table-cell office:value-type="string">
                <text:p>10</text:p>
                <draw:g>
                  <svg:desc>Enemy20.A30:Enemy20.A30</svg:desc>
                </draw:g>
              </table:table-cell>
              <table:table-cell office:value-type="float" office:value="0">
                <text:p>0</text:p>
                <draw:g>
                  <svg:desc>Enemy20.B30:Enemy20.Q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327">
                <text:p>2.44327</text:p>
              </table:table-cell>
              <table:table-cell office:value-type="float" office:value="2.72306">
                <text:p>2.72306</text:p>
              </table:table-cell>
              <table:table-cell office:value-type="float" office:value="3.05577">
                <text:p>3.05577</text:p>
              </table:table-cell>
              <table:table-cell office:value-type="float" office:value="3.45451">
                <text:p>3.45451</text:p>
              </table:table-cell>
              <table:table-cell office:value-type="float" office:value="3.95149">
                <text:p>3.95149</text:p>
              </table:table-cell>
              <table:table-cell office:value-type="float" office:value="4.55086">
                <text:p>4.55086</text:p>
              </table:table-cell>
              <table:table-cell office:value-type="float" office:value="5.25245">
                <text:p>5.25245</text:p>
              </table:table-cell>
              <table:table-cell office:value-type="float" office:value="6.06514">
                <text:p>6.06514</text:p>
              </table:table-cell>
              <table:table-cell office:value-type="float" office:value="6.94782">
                <text:p>6.94782</text:p>
              </table:table-cell>
              <table:table-cell office:value-type="float" office:value="7.85467">
                <text:p>7.85467</text:p>
              </table:table-cell>
              <table:table-cell office:value-type="float" office:value="8.43965">
                <text:p>8.43965</text:p>
              </table:table-cell>
              <table:table-cell office:value-type="float" office:value="7.85757">
                <text:p>7.85757</text:p>
              </table:table-cell>
              <table:table-cell office:value-type="float" office:value="5.88731">
                <text:p>5.88731</text:p>
              </table:table-cell>
            </table:table-row>
            <table:table-row>
              <table:table-cell office:value-type="string">
                <text:p>11</text:p>
                <draw:g>
                  <svg:desc>Enemy20.A31:Enemy20.A31</svg:desc>
                </draw:g>
              </table:table-cell>
              <table:table-cell office:value-type="float" office:value="0">
                <text:p>0</text:p>
                <draw:g>
                  <svg:desc>Enemy20.B31:Enemy20.Q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634">
                <text:p>2.66634</text:p>
              </table:table-cell>
              <table:table-cell office:value-type="float" office:value="3.04494">
                <text:p>3.04494</text:p>
              </table:table-cell>
              <table:table-cell office:value-type="float" office:value="3.45892">
                <text:p>3.45892</text:p>
              </table:table-cell>
              <table:table-cell office:value-type="float" office:value="3.95481">
                <text:p>3.95481</text:p>
              </table:table-cell>
              <table:table-cell office:value-type="float" office:value="4.55115">
                <text:p>4.55115</text:p>
              </table:table-cell>
              <table:table-cell office:value-type="float" office:value="5.25718">
                <text:p>5.25718</text:p>
              </table:table-cell>
              <table:table-cell office:value-type="float" office:value="6.06036">
                <text:p>6.06036</text:p>
              </table:table-cell>
              <table:table-cell office:value-type="float" office:value="6.94587">
                <text:p>6.94587</text:p>
              </table:table-cell>
              <table:table-cell office:value-type="float" office:value="7.84947">
                <text:p>7.84947</text:p>
              </table:table-cell>
              <table:table-cell office:value-type="float" office:value="8.44912">
                <text:p>8.44912</text:p>
              </table:table-cell>
              <table:table-cell office:value-type="float" office:value="7.86632">
                <text:p>7.86632</text:p>
              </table:table-cell>
              <table:table-cell office:value-type="float" office:value="5.89107">
                <text:p>5.89107</text:p>
              </table:table-cell>
              <table:table-cell office:value-type="float" office:value="3.9675">
                <text:p>3.9675</text:p>
              </table:table-cell>
            </table:table-row>
            <table:table-row>
              <table:table-cell office:value-type="string">
                <text:p>12</text:p>
                <draw:g>
                  <svg:desc>Enemy20.A32:Enemy20.A32</svg:desc>
                </draw:g>
              </table:table-cell>
              <table:table-cell office:value-type="float" office:value="0">
                <text:p>0</text:p>
                <draw:g>
                  <svg:desc>Enemy20.B32:Enemy20.Q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3978">
                <text:p>2.83978</text:p>
              </table:table-cell>
              <table:table-cell office:value-type="float" office:value="3.39683">
                <text:p>3.39683</text:p>
              </table:table-cell>
              <table:table-cell office:value-type="float" office:value="3.92885">
                <text:p>3.92885</text:p>
              </table:table-cell>
              <table:table-cell office:value-type="float" office:value="4.5371">
                <text:p>4.5371</text:p>
              </table:table-cell>
              <table:table-cell office:value-type="float" office:value="5.25392">
                <text:p>5.25392</text:p>
              </table:table-cell>
              <table:table-cell office:value-type="float" office:value="6.05936">
                <text:p>6.05936</text:p>
              </table:table-cell>
              <table:table-cell office:value-type="float" office:value="6.93922">
                <text:p>6.93922</text:p>
              </table:table-cell>
              <table:table-cell office:value-type="float" office:value="7.85094">
                <text:p>7.85094</text:p>
              </table:table-cell>
              <table:table-cell office:value-type="float" office:value="8.44867">
                <text:p>8.44867</text:p>
              </table:table-cell>
              <table:table-cell office:value-type="float" office:value="7.85149">
                <text:p>7.85149</text:p>
              </table:table-cell>
              <table:table-cell office:value-type="float" office:value="5.86471">
                <text:p>5.86471</text:p>
              </table:table-cell>
              <table:table-cell office:value-type="float" office:value="3.96451">
                <text:p>3.96451</text:p>
              </table:table-cell>
              <table:table-cell office:value-type="float" office:value="2.97533">
                <text:p>2.97533</text:p>
              </table:table-cell>
            </table:table-row>
            <table:table-row>
              <table:table-cell office:value-type="string">
                <text:p>13</text:p>
                <draw:g>
                  <svg:desc>Enemy20.A33:Enemy20.A33</svg:desc>
                </draw:g>
              </table:table-cell>
              <table:table-cell office:value-type="float" office:value="0">
                <text:p>0</text:p>
                <draw:g>
                  <svg:desc>Enemy20.B33:Enemy20.Q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523">
                <text:p>2.94523</text:p>
              </table:table-cell>
              <table:table-cell office:value-type="float" office:value="3.70654">
                <text:p>3.70654</text:p>
              </table:table-cell>
              <table:table-cell office:value-type="float" office:value="4.4154">
                <text:p>4.4154</text:p>
              </table:table-cell>
              <table:table-cell office:value-type="float" office:value="5.16934">
                <text:p>5.16934</text:p>
              </table:table-cell>
              <table:table-cell office:value-type="float" office:value="5.99338">
                <text:p>5.99338</text:p>
              </table:table-cell>
              <table:table-cell office:value-type="float" office:value="6.88669">
                <text:p>6.88669</text:p>
              </table:table-cell>
              <table:table-cell office:value-type="float" office:value="7.80145">
                <text:p>7.80145</text:p>
              </table:table-cell>
              <table:table-cell office:value-type="float" office:value="8.41895">
                <text:p>8.41895</text:p>
              </table:table-cell>
              <table:table-cell office:value-type="float" office:value="7.84036">
                <text:p>7.84036</text:p>
              </table:table-cell>
              <table:table-cell office:value-type="float" office:value="5.8852">
                <text:p>5.8852</text:p>
              </table:table-cell>
              <table:table-cell office:value-type="float" office:value="3.95983">
                <text:p>3.95983</text:p>
              </table:table-cell>
              <table:table-cell office:value-type="float" office:value="2.97434">
                <text:p>2.97434</text:p>
              </table:table-cell>
              <table:table-cell office:value-type="float" office:value="2.51422">
                <text:p>2.51422</text:p>
              </table:table-cell>
            </table:table-row>
            <table:table-row>
              <table:table-cell office:value-type="string">
                <text:p>14</text:p>
                <draw:g>
                  <svg:desc>Enemy20.A34:Enemy20.A34</svg:desc>
                </draw:g>
              </table:table-cell>
              <table:table-cell office:value-type="float" office:value="0">
                <text:p>0</text:p>
                <draw:g>
                  <svg:desc>Enemy20.B34:Enemy20.Q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28">
                <text:p>2.98828</text:p>
              </table:table-cell>
              <table:table-cell office:value-type="float" office:value="3.90075">
                <text:p>3.90075</text:p>
              </table:table-cell>
              <table:table-cell office:value-type="float" office:value="4.77804">
                <text:p>4.77804</text:p>
              </table:table-cell>
              <table:table-cell office:value-type="float" office:value="5.67131">
                <text:p>5.67131</text:p>
              </table:table-cell>
              <table:table-cell office:value-type="float" office:value="6.60454">
                <text:p>6.60454</text:p>
              </table:table-cell>
              <table:table-cell office:value-type="float" office:value="7.53562">
                <text:p>7.53562</text:p>
              </table:table-cell>
              <table:table-cell office:value-type="float" office:value="8.17342">
                <text:p>8.17342</text:p>
              </table:table-cell>
              <table:table-cell office:value-type="float" office:value="7.69516">
                <text:p>7.69516</text:p>
              </table:table-cell>
              <table:table-cell office:value-type="float" office:value="5.83284">
                <text:p>5.83284</text:p>
              </table:table-cell>
              <table:table-cell office:value-type="float" office:value="3.95577">
                <text:p>3.95577</text:p>
              </table:table-cell>
              <table:table-cell office:value-type="float" office:value="2.97732">
                <text:p>2.97732</text:p>
              </table:table-cell>
              <table:table-cell office:value-type="float" office:value="2.5155">
                <text:p>2.5155</text:p>
              </table:table-cell>
              <table:table-cell office:value-type="float" office:value="2.24871">
                <text:p>2.24871</text:p>
              </table:table-cell>
            </table:table-row>
            <table:table-row>
              <table:table-cell office:value-type="string">
                <text:p>15</text:p>
                <draw:g>
                  <svg:desc>Enemy20.A35:Enemy20.A35</svg:desc>
                </draw:g>
              </table:table-cell>
              <table:table-cell office:value-type="float" office:value="0">
                <text:p>0</text:p>
                <draw:g>
                  <svg:desc>Enemy20.B35:Enemy20.Q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04">
                <text:p>2.99904</text:p>
              </table:table-cell>
              <table:table-cell office:value-type="float" office:value="3.97972">
                <text:p>3.97972</text:p>
              </table:table-cell>
              <table:table-cell office:value-type="float" office:value="4.95146">
                <text:p>4.95146</text:p>
              </table:table-cell>
              <table:table-cell office:value-type="float" office:value="5.92561">
                <text:p>5.92561</text:p>
              </table:table-cell>
              <table:table-cell office:value-type="float" office:value="6.88776">
                <text:p>6.88776</text:p>
              </table:table-cell>
              <table:table-cell office:value-type="float" office:value="7.6112">
                <text:p>7.6112</text:p>
              </table:table-cell>
              <table:table-cell office:value-type="float" office:value="7.29947">
                <text:p>7.29947</text:p>
              </table:table-cell>
              <table:table-cell office:value-type="float" office:value="5.66995">
                <text:p>5.66995</text:p>
              </table:table-cell>
              <table:table-cell office:value-type="float" office:value="3.94578">
                <text:p>3.94578</text:p>
              </table:table-cell>
              <table:table-cell office:value-type="float" office:value="2.97303">
                <text:p>2.97303</text:p>
              </table:table-cell>
              <table:table-cell office:value-type="float" office:value="2.51464">
                <text:p>2.51464</text:p>
              </table:table-cell>
              <table:table-cell office:value-type="float" office:value="2.24997">
                <text:p>2.24997</text:p>
              </table:table-cell>
              <table:table-cell office:value-type="float" office:value="2.07069">
                <text:p>2.0706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2.775cm" svg:y="1.853cm" style:legend-expansion="high" chart:style-name="ch2"/>
        <chart:plot-area chart:style-name="ch3" chart:data-source-has-labels="both" svg:x="0.736cm" svg:y="0.731cm" svg:width="11.467cm" svg:height="6.174cm">
          <chartooo:coordinate-region svg:x="1.543cm" svg:y="0.943cm" svg:width="10.66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49">
                <text:p>0.049</text:p>
              </table:table-cell>
              <table:table-cell office:value-type="float" office:value="1.198">
                <text:p>1.198</text:p>
              </table:table-cell>
              <table:table-cell office:value-type="float" office:value="10.182">
                <text:p>10.182</text:p>
              </table:table-cell>
              <table:table-cell office:value-type="float" office:value="38.084">
                <text:p>38.084</text:p>
              </table:table-cell>
              <table:table-cell office:value-type="float" office:value="74.909">
                <text:p>74.909</text:p>
              </table:table-cell>
              <table:table-cell office:value-type="float" office:value="95.502">
                <text:p>95.502</text:p>
              </table:table-cell>
              <table:table-cell office:value-type="float" office:value="99.748">
                <text:p>99.748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47">
                <text:p>0.047</text:p>
              </table:table-cell>
              <table:table-cell office:value-type="float" office:value="0.057">
                <text:p>0.057</text:p>
              </table:table-cell>
              <table:table-cell office:value-type="float" office:value="0.16">
                <text:p>0.16</text:p>
              </table:table-cell>
              <table:table-cell office:value-type="float" office:value="0.778">
                <text:p>0.778</text:p>
              </table:table-cell>
              <table:table-cell office:value-type="float" office:value="3.832">
                <text:p>3.832</text:p>
              </table:table-cell>
              <table:table-cell office:value-type="float" office:value="16.176">
                <text:p>16.176</text:p>
              </table:table-cell>
              <table:table-cell office:value-type="float" office:value="44.845">
                <text:p>44.845</text:p>
              </table:table-cell>
              <table:table-cell office:value-type="float" office:value="78.807">
                <text:p>78.807</text:p>
              </table:table-cell>
              <table:table-cell office:value-type="float" office:value="96.488">
                <text:p>96.488</text:p>
              </table:table-cell>
              <table:table-cell office:value-type="float" office:value="99.775">
                <text:p>99.77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">
                <text:p>5.33</text:p>
              </table:table-cell>
              <table:table-cell office:value-type="float" office:value="6.629">
                <text:p>6.629</text:p>
              </table:table-cell>
              <table:table-cell office:value-type="float" office:value="10.479">
                <text:p>10.479</text:p>
              </table:table-cell>
              <table:table-cell office:value-type="float" office:value="18.9">
                <text:p>18.9</text:p>
              </table:table-cell>
              <table:table-cell office:value-type="float" office:value="36.662">
                <text:p>36.662</text:p>
              </table:table-cell>
              <table:table-cell office:value-type="float" office:value="62.842">
                <text:p>62.842</text:p>
              </table:table-cell>
              <table:table-cell office:value-type="float" office:value="87.024">
                <text:p>87.024</text:p>
              </table:table-cell>
              <table:table-cell office:value-type="float" office:value="97.846">
                <text:p>97.846</text:p>
              </table:table-cell>
              <table:table-cell office:value-type="float" office:value="99.892">
                <text:p>99.892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49">
                <text:p>49.849</text:p>
              </table:table-cell>
              <table:table-cell office:value-type="float" office:value="54.216">
                <text:p>54.216</text:p>
              </table:table-cell>
              <table:table-cell office:value-type="float" office:value="62.867">
                <text:p>62.867</text:p>
              </table:table-cell>
              <table:table-cell office:value-type="float" office:value="74.996">
                <text:p>74.996</text:p>
              </table:table-cell>
              <table:table-cell office:value-type="float" office:value="87.424">
                <text:p>87.424</text:p>
              </table:table-cell>
              <table:table-cell office:value-type="float" office:value="95.996">
                <text:p>95.996</text:p>
              </table:table-cell>
              <table:table-cell office:value-type="float" office:value="99.384">
                <text:p>99.384</text:p>
              </table:table-cell>
              <table:table-cell office:value-type="float" office:value="99.971">
                <text:p>99.9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695">
                <text:p>94.695</text:p>
              </table:table-cell>
              <table:table-cell office:value-type="float" office:value="95.757">
                <text:p>95.757</text:p>
              </table:table-cell>
              <table:table-cell office:value-type="float" office:value="97.456">
                <text:p>97.456</text:p>
              </table:table-cell>
              <table:table-cell office:value-type="float" office:value="98.795">
                <text:p>98.795</text:p>
              </table:table-cell>
              <table:table-cell office:value-type="float" office:value="99.681">
                <text:p>99.681</text:p>
              </table:table-cell>
              <table:table-cell office:value-type="float" office:value="99.963">
                <text:p>99.963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8">
                <text:p>99.968</text:p>
              </table:table-cell>
              <table:table-cell office:value-type="float" office:value="99.972">
                <text:p>99.972</text:p>
              </table:table-cell>
              <table:table-cell office:value-type="float" office:value="99.989">
                <text:p>99.989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322cm" svg:y="0.935cm" svg:width="9.333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7">
                <text:p>3.99997</text:p>
              </table:table-cell>
              <table:table-cell office:value-type="float" office:value="4.9929">
                <text:p>4.9929</text:p>
              </table:table-cell>
              <table:table-cell office:value-type="float" office:value="5.86413">
                <text:p>5.86413</text:p>
              </table:table-cell>
              <table:table-cell office:value-type="float" office:value="6.07828">
                <text:p>6.07828</text:p>
              </table:table-cell>
              <table:table-cell office:value-type="float" office:value="5.17509">
                <text:p>5.17509</text:p>
              </table:table-cell>
              <table:table-cell office:value-type="float" office:value="3.84124">
                <text:p>3.84124</text:p>
              </table:table-cell>
              <table:table-cell office:value-type="float" office:value="2.97399">
                <text:p>2.97399</text:p>
              </table:table-cell>
              <table:table-cell office:value-type="float" office:value="2.51413">
                <text:p>2.51413</text:p>
              </table:table-cell>
              <table:table-cell office:value-type="float" office:value="2.25259">
                <text:p>2.25259</text:p>
              </table:table-cell>
              <table:table-cell office:value-type="float" office:value="2.07194">
                <text:p>2.07194</text:p>
              </table:table-cell>
              <table:table-cell office:value-type="float" office:value="1.94503">
                <text:p>1.94503</text:p>
              </table:table-cell>
              <table:table-cell office:value-type="float" office:value="1.83717">
                <text:p>1.8371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3">
                <text:p>3.99813</text:p>
              </table:table-cell>
              <table:table-cell office:value-type="float" office:value="4.93131">
                <text:p>4.93131</text:p>
              </table:table-cell>
              <table:table-cell office:value-type="float" office:value="5.40932">
                <text:p>5.40932</text:p>
              </table:table-cell>
              <table:table-cell office:value-type="float" office:value="4.89452">
                <text:p>4.89452</text:p>
              </table:table-cell>
              <table:table-cell office:value-type="float" office:value="3.78569">
                <text:p>3.78569</text:p>
              </table:table-cell>
              <table:table-cell office:value-type="float" office:value="2.97414">
                <text:p>2.97414</text:p>
              </table:table-cell>
              <table:table-cell office:value-type="float" office:value="2.51407">
                <text:p>2.51407</text:p>
              </table:table-cell>
              <table:table-cell office:value-type="float" office:value="2.25007">
                <text:p>2.25007</text:p>
              </table:table-cell>
              <table:table-cell office:value-type="float" office:value="2.07058">
                <text:p>2.07058</text:p>
              </table:table-cell>
              <table:table-cell office:value-type="float" office:value="1.94325">
                <text:p>1.94325</text:p>
              </table:table-cell>
              <table:table-cell office:value-type="float" office:value="1.83757">
                <text:p>1.83757</text:p>
              </table:table-cell>
              <table:table-cell office:value-type="float" office:value="1.72038">
                <text:p>1.72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872">
                <text:p>3.97872</text:p>
              </table:table-cell>
              <table:table-cell office:value-type="float" office:value="4.68264">
                <text:p>4.68264</text:p>
              </table:table-cell>
              <table:table-cell office:value-type="float" office:value="4.57249">
                <text:p>4.57249</text:p>
              </table:table-cell>
              <table:table-cell office:value-type="float" office:value="3.72138">
                <text:p>3.72138</text:p>
              </table:table-cell>
              <table:table-cell office:value-type="float" office:value="2.96584">
                <text:p>2.96584</text:p>
              </table:table-cell>
              <table:table-cell office:value-type="float" office:value="2.51328">
                <text:p>2.51328</text:p>
              </table:table-cell>
              <table:table-cell office:value-type="float" office:value="2.25333">
                <text:p>2.25333</text:p>
              </table:table-cell>
              <table:table-cell office:value-type="float" office:value="2.07051">
                <text:p>2.07051</text:p>
              </table:table-cell>
              <table:table-cell office:value-type="float" office:value="1.94292">
                <text:p>1.94292</text:p>
              </table:table-cell>
              <table:table-cell office:value-type="float" office:value="1.83776">
                <text:p>1.83776</text:p>
              </table:table-cell>
              <table:table-cell office:value-type="float" office:value="1.72128">
                <text:p>1.72128</text:p>
              </table:table-cell>
              <table:table-cell office:value-type="float" office:value="1.58426">
                <text:p>1.58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3">
                <text:p>2.99913</text:p>
              </table:table-cell>
              <table:table-cell office:value-type="float" office:value="3.88941">
                <text:p>3.88941</text:p>
              </table:table-cell>
              <table:table-cell office:value-type="float" office:value="4.1776">
                <text:p>4.1776</text:p>
              </table:table-cell>
              <table:table-cell office:value-type="float" office:value="3.6436">
                <text:p>3.6436</text:p>
              </table:table-cell>
              <table:table-cell office:value-type="float" office:value="2.95882">
                <text:p>2.95882</text:p>
              </table:table-cell>
              <table:table-cell office:value-type="float" office:value="2.51371">
                <text:p>2.51371</text:p>
              </table:table-cell>
              <table:table-cell office:value-type="float" office:value="2.2473">
                <text:p>2.2473</text:p>
              </table:table-cell>
              <table:table-cell office:value-type="float" office:value="2.06985">
                <text:p>2.06985</text:p>
              </table:table-cell>
              <table:table-cell office:value-type="float" office:value="1.94327">
                <text:p>1.94327</text:p>
              </table:table-cell>
              <table:table-cell office:value-type="float" office:value="1.83695">
                <text:p>1.83695</text:p>
              </table:table-cell>
              <table:table-cell office:value-type="float" office:value="1.72045">
                <text:p>1.72045</text:p>
              </table:table-cell>
              <table:table-cell office:value-type="float" office:value="1.58453">
                <text:p>1.58453</text:p>
              </table:table-cell>
              <table:table-cell office:value-type="float" office:value="1.41713">
                <text:p>1.4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83">
                <text:p>2.98883</text:p>
              </table:table-cell>
              <table:table-cell office:value-type="float" office:value="3.66204">
                <text:p>3.66204</text:p>
              </table:table-cell>
              <table:table-cell office:value-type="float" office:value="3.51487">
                <text:p>3.51487</text:p>
              </table:table-cell>
              <table:table-cell office:value-type="float" office:value="2.94224">
                <text:p>2.94224</text:p>
              </table:table-cell>
              <table:table-cell office:value-type="float" office:value="2.51119">
                <text:p>2.51119</text:p>
              </table:table-cell>
              <table:table-cell office:value-type="float" office:value="2.25005">
                <text:p>2.25005</text:p>
              </table:table-cell>
              <table:table-cell office:value-type="float" office:value="2.07235">
                <text:p>2.07235</text:p>
              </table:table-cell>
              <table:table-cell office:value-type="float" office:value="1.94438">
                <text:p>1.94438</text:p>
              </table:table-cell>
              <table:table-cell office:value-type="float" office:value="1.83861">
                <text:p>1.83861</text:p>
              </table:table-cell>
              <table:table-cell office:value-type="float" office:value="1.72274">
                <text:p>1.72274</text:p>
              </table:table-cell>
              <table:table-cell office:value-type="float" office:value="1.58126">
                <text:p>1.58126</text:p>
              </table:table-cell>
              <table:table-cell office:value-type="float" office:value="1.41585">
                <text:p>1.41585</text:p>
              </table:table-cell>
              <table:table-cell office:value-type="float" office:value="1.27785">
                <text:p>1.27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06">
                <text:p>2.94606</text:p>
              </table:table-cell>
              <table:table-cell office:value-type="float" office:value="3.29617">
                <text:p>3.29617</text:p>
              </table:table-cell>
              <table:table-cell office:value-type="float" office:value="2.93048">
                <text:p>2.93048</text:p>
              </table:table-cell>
              <table:table-cell office:value-type="float" office:value="2.50963">
                <text:p>2.50963</text:p>
              </table:table-cell>
              <table:table-cell office:value-type="float" office:value="2.24985">
                <text:p>2.24985</text:p>
              </table:table-cell>
              <table:table-cell office:value-type="float" office:value="2.06907">
                <text:p>2.06907</text:p>
              </table:table-cell>
              <table:table-cell office:value-type="float" office:value="1.94317">
                <text:p>1.94317</text:p>
              </table:table-cell>
              <table:table-cell office:value-type="float" office:value="1.83994">
                <text:p>1.83994</text:p>
              </table:table-cell>
              <table:table-cell office:value-type="float" office:value="1.72521">
                <text:p>1.72521</text:p>
              </table:table-cell>
              <table:table-cell office:value-type="float" office:value="1.58197">
                <text:p>1.58197</text:p>
              </table:table-cell>
              <table:table-cell office:value-type="float" office:value="1.41854">
                <text:p>1.41854</text:p>
              </table:table-cell>
              <table:table-cell office:value-type="float" office:value="1.28066">
                <text:p>1.28066</text:p>
              </table:table-cell>
              <table:table-cell office:value-type="float" office:value="1.16654">
                <text:p>1.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137">
                <text:p>2.84137</text:p>
              </table:table-cell>
              <table:table-cell office:value-type="float" office:value="2.86887">
                <text:p>2.86887</text:p>
              </table:table-cell>
              <table:table-cell office:value-type="float" office:value="2.51272">
                <text:p>2.51272</text:p>
              </table:table-cell>
              <table:table-cell office:value-type="float" office:value="2.25101">
                <text:p>2.25101</text:p>
              </table:table-cell>
              <table:table-cell office:value-type="float" office:value="2.06968">
                <text:p>2.06968</text:p>
              </table:table-cell>
              <table:table-cell office:value-type="float" office:value="1.94558">
                <text:p>1.94558</text:p>
              </table:table-cell>
              <table:table-cell office:value-type="float" office:value="1.83856">
                <text:p>1.83856</text:p>
              </table:table-cell>
              <table:table-cell office:value-type="float" office:value="1.72102">
                <text:p>1.72102</text:p>
              </table:table-cell>
              <table:table-cell office:value-type="float" office:value="1.58025">
                <text:p>1.58025</text:p>
              </table:table-cell>
              <table:table-cell office:value-type="float" office:value="1.41615">
                <text:p>1.41615</text:p>
              </table:table-cell>
              <table:table-cell office:value-type="float" office:value="1.27909">
                <text:p>1.27909</text:p>
              </table:table-cell>
              <table:table-cell office:value-type="float" office:value="1.16608">
                <text:p>1.16608</text:p>
              </table:table-cell>
              <table:table-cell office:value-type="float" office:value="1.08278">
                <text:p>1.0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41">
                <text:p>2.6641</text:p>
              </table:table-cell>
              <table:table-cell office:value-type="float" office:value="2.50493">
                <text:p>2.50493</text:p>
              </table:table-cell>
              <table:table-cell office:value-type="float" office:value="2.24838">
                <text:p>2.24838</text:p>
              </table:table-cell>
              <table:table-cell office:value-type="float" office:value="2.07021">
                <text:p>2.07021</text:p>
              </table:table-cell>
              <table:table-cell office:value-type="float" office:value="1.94308">
                <text:p>1.94308</text:p>
              </table:table-cell>
              <table:table-cell office:value-type="float" office:value="1.83548">
                <text:p>1.83548</text:p>
              </table:table-cell>
              <table:table-cell office:value-type="float" office:value="1.72018">
                <text:p>1.72018</text:p>
              </table:table-cell>
              <table:table-cell office:value-type="float" office:value="1.58159">
                <text:p>1.58159</text:p>
              </table:table-cell>
              <table:table-cell office:value-type="float" office:value="1.42054">
                <text:p>1.42054</text:p>
              </table:table-cell>
              <table:table-cell office:value-type="float" office:value="1.27445">
                <text:p>1.27445</text:p>
              </table:table-cell>
              <table:table-cell office:value-type="float" office:value="1.16601">
                <text:p>1.16601</text:p>
              </table:table-cell>
              <table:table-cell office:value-type="float" office:value="1.08418">
                <text:p>1.08418</text:p>
              </table:table-cell>
              <table:table-cell office:value-type="float" office:value="1.02789">
                <text:p>1.02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339">
                <text:p>2.44339</text:p>
              </table:table-cell>
              <table:table-cell office:value-type="float" office:value="2.2497">
                <text:p>2.2497</text:p>
              </table:table-cell>
              <table:table-cell office:value-type="float" office:value="2.0712">
                <text:p>2.0712</text:p>
              </table:table-cell>
              <table:table-cell office:value-type="float" office:value="1.94071">
                <text:p>1.94071</text:p>
              </table:table-cell>
              <table:table-cell office:value-type="float" office:value="1.83862">
                <text:p>1.83862</text:p>
              </table:table-cell>
              <table:table-cell office:value-type="float" office:value="1.72335">
                <text:p>1.72335</text:p>
              </table:table-cell>
              <table:table-cell office:value-type="float" office:value="1.58513">
                <text:p>1.58513</text:p>
              </table:table-cell>
              <table:table-cell office:value-type="float" office:value="1.41676">
                <text:p>1.41676</text:p>
              </table:table-cell>
              <table:table-cell office:value-type="float" office:value="1.27758">
                <text:p>1.27758</text:p>
              </table:table-cell>
              <table:table-cell office:value-type="float" office:value="1.16675">
                <text:p>1.16675</text:p>
              </table:table-cell>
              <table:table-cell office:value-type="float" office:value="1.08198">
                <text:p>1.08198</text:p>
              </table:table-cell>
              <table:table-cell office:value-type="float" office:value="1.02815">
                <text:p>1.0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4272">
                <text:p>2.24272</text:p>
              </table:table-cell>
              <table:table-cell office:value-type="float" office:value="2.06967">
                <text:p>2.06967</text:p>
              </table:table-cell>
              <table:table-cell office:value-type="float" office:value="1.94366">
                <text:p>1.94366</text:p>
              </table:table-cell>
              <table:table-cell office:value-type="float" office:value="1.83745">
                <text:p>1.83745</text:p>
              </table:table-cell>
              <table:table-cell office:value-type="float" office:value="1.72355">
                <text:p>1.72355</text:p>
              </table:table-cell>
              <table:table-cell office:value-type="float" office:value="1.58486">
                <text:p>1.58486</text:p>
              </table:table-cell>
              <table:table-cell office:value-type="float" office:value="1.414">
                <text:p>1.414</text:p>
              </table:table-cell>
              <table:table-cell office:value-type="float" office:value="1.27892">
                <text:p>1.27892</text:p>
              </table:table-cell>
              <table:table-cell office:value-type="float" office:value="1.16793">
                <text:p>1.16793</text:p>
              </table:table-cell>
              <table:table-cell office:value-type="float" office:value="1.08418">
                <text:p>1.08418</text:p>
              </table:table-cell>
              <table:table-cell office:value-type="float" office:value="1.02687">
                <text:p>1.026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695">
                <text:p>2.0695</text:p>
              </table:table-cell>
              <table:table-cell office:value-type="float" office:value="1.94325">
                <text:p>1.94325</text:p>
              </table:table-cell>
              <table:table-cell office:value-type="float" office:value="1.83704">
                <text:p>1.83704</text:p>
              </table:table-cell>
              <table:table-cell office:value-type="float" office:value="1.72269">
                <text:p>1.72269</text:p>
              </table:table-cell>
              <table:table-cell office:value-type="float" office:value="1.5861">
                <text:p>1.5861</text:p>
              </table:table-cell>
              <table:table-cell office:value-type="float" office:value="1.41547">
                <text:p>1.41547</text:p>
              </table:table-cell>
              <table:table-cell office:value-type="float" office:value="1.27749">
                <text:p>1.27749</text:p>
              </table:table-cell>
              <table:table-cell office:value-type="float" office:value="1.16695">
                <text:p>1.16695</text:p>
              </table:table-cell>
              <table:table-cell office:value-type="float" office:value="1.08369">
                <text:p>1.08369</text:p>
              </table:table-cell>
              <table:table-cell office:value-type="float" office:value="1.02844">
                <text:p>1.02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7161">
                <text:p>1.97161</text:p>
              </table:table-cell>
              <table:table-cell office:value-type="float" office:value="1.94479">
                <text:p>1.94479</text:p>
              </table:table-cell>
              <table:table-cell office:value-type="float" office:value="1.83663">
                <text:p>1.83663</text:p>
              </table:table-cell>
              <table:table-cell office:value-type="float" office:value="1.72075">
                <text:p>1.72075</text:p>
              </table:table-cell>
              <table:table-cell office:value-type="float" office:value="1.58398">
                <text:p>1.58398</text:p>
              </table:table-cell>
              <table:table-cell office:value-type="float" office:value="1.41502">
                <text:p>1.41502</text:p>
              </table:table-cell>
              <table:table-cell office:value-type="float" office:value="1.27721">
                <text:p>1.27721</text:p>
              </table:table-cell>
              <table:table-cell office:value-type="float" office:value="1.16663">
                <text:p>1.16663</text:p>
              </table:table-cell>
              <table:table-cell office:value-type="float" office:value="1.0823">
                <text:p>1.0823</text:p>
              </table:table-cell>
              <table:table-cell office:value-type="float" office:value="1.028">
                <text:p>1.0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193">
                <text:p>1.9193</text:p>
              </table:table-cell>
              <table:table-cell office:value-type="float" office:value="1.83659">
                <text:p>1.83659</text:p>
              </table:table-cell>
              <table:table-cell office:value-type="float" office:value="1.7217">
                <text:p>1.7217</text:p>
              </table:table-cell>
              <table:table-cell office:value-type="float" office:value="1.58449">
                <text:p>1.58449</text:p>
              </table:table-cell>
              <table:table-cell office:value-type="float" office:value="1.41817">
                <text:p>1.41817</text:p>
              </table:table-cell>
              <table:table-cell office:value-type="float" office:value="1.27772">
                <text:p>1.27772</text:p>
              </table:table-cell>
              <table:table-cell office:value-type="float" office:value="1.16651">
                <text:p>1.16651</text:p>
              </table:table-cell>
              <table:table-cell office:value-type="float" office:value="1.08428">
                <text:p>1.08428</text:p>
              </table:table-cell>
              <table:table-cell office:value-type="float" office:value="1.02845">
                <text:p>1.028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83472">
                <text:p>1.83472</text:p>
              </table:table-cell>
              <table:table-cell office:value-type="float" office:value="1.72402">
                <text:p>1.72402</text:p>
              </table:table-cell>
              <table:table-cell office:value-type="float" office:value="1.58451">
                <text:p>1.58451</text:p>
              </table:table-cell>
              <table:table-cell office:value-type="float" office:value="1.41495">
                <text:p>1.41495</text:p>
              </table:table-cell>
              <table:table-cell office:value-type="float" office:value="1.27892">
                <text:p>1.27892</text:p>
              </table:table-cell>
              <table:table-cell office:value-type="float" office:value="1.16717">
                <text:p>1.16717</text:p>
              </table:table-cell>
              <table:table-cell office:value-type="float" office:value="1.08479">
                <text:p>1.08479</text:p>
              </table:table-cell>
              <table:table-cell office:value-type="float" office:value="1.02754">
                <text:p>1.02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72433">
                <text:p>1.72433</text:p>
              </table:table-cell>
              <table:table-cell office:value-type="float" office:value="1.58306">
                <text:p>1.58306</text:p>
              </table:table-cell>
              <table:table-cell office:value-type="float" office:value="1.4173">
                <text:p>1.4173</text:p>
              </table:table-cell>
              <table:table-cell office:value-type="float" office:value="1.27798">
                <text:p>1.27798</text:p>
              </table:table-cell>
              <table:table-cell office:value-type="float" office:value="1.16648">
                <text:p>1.16648</text:p>
              </table:table-cell>
              <table:table-cell office:value-type="float" office:value="1.08391">
                <text:p>1.08391</text:p>
              </table:table-cell>
              <table:table-cell office:value-type="float" office:value="1.02711">
                <text:p>1.027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8277">
                <text:p>1.58277</text:p>
              </table:table-cell>
              <table:table-cell office:value-type="float" office:value="1.41653">
                <text:p>1.41653</text:p>
              </table:table-cell>
              <table:table-cell office:value-type="float" office:value="1.27776">
                <text:p>1.27776</text:p>
              </table:table-cell>
              <table:table-cell office:value-type="float" office:value="1.16778">
                <text:p>1.16778</text:p>
              </table:table-cell>
              <table:table-cell office:value-type="float" office:value="1.08235">
                <text:p>1.08235</text:p>
              </table:table-cell>
              <table:table-cell office:value-type="float" office:value="1.02903">
                <text:p>1.02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2.775cm" svg:y="1.853cm" style:legend-expansion="high" chart:style-name="ch2"/>
        <chart:plot-area chart:style-name="ch3" chart:data-source-has-labels="both" svg:x="0.736cm" svg:y="0.731cm" svg:width="11.467cm" svg:height="6.174cm">
          <chartooo:coordinate-region svg:x="1.543cm" svg:y="0.943cm" svg:width="10.66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49">
                <text:p>0.049</text:p>
              </table:table-cell>
              <table:table-cell office:value-type="float" office:value="1.198">
                <text:p>1.198</text:p>
              </table:table-cell>
              <table:table-cell office:value-type="float" office:value="10.182">
                <text:p>10.182</text:p>
              </table:table-cell>
              <table:table-cell office:value-type="float" office:value="38.084">
                <text:p>38.084</text:p>
              </table:table-cell>
              <table:table-cell office:value-type="float" office:value="74.909">
                <text:p>74.909</text:p>
              </table:table-cell>
              <table:table-cell office:value-type="float" office:value="95.502">
                <text:p>95.502</text:p>
              </table:table-cell>
              <table:table-cell office:value-type="float" office:value="99.748">
                <text:p>99.748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47">
                <text:p>0.047</text:p>
              </table:table-cell>
              <table:table-cell office:value-type="float" office:value="0.057">
                <text:p>0.057</text:p>
              </table:table-cell>
              <table:table-cell office:value-type="float" office:value="0.16">
                <text:p>0.16</text:p>
              </table:table-cell>
              <table:table-cell office:value-type="float" office:value="0.778">
                <text:p>0.778</text:p>
              </table:table-cell>
              <table:table-cell office:value-type="float" office:value="3.832">
                <text:p>3.832</text:p>
              </table:table-cell>
              <table:table-cell office:value-type="float" office:value="16.176">
                <text:p>16.176</text:p>
              </table:table-cell>
              <table:table-cell office:value-type="float" office:value="44.845">
                <text:p>44.845</text:p>
              </table:table-cell>
              <table:table-cell office:value-type="float" office:value="78.807">
                <text:p>78.807</text:p>
              </table:table-cell>
              <table:table-cell office:value-type="float" office:value="96.488">
                <text:p>96.488</text:p>
              </table:table-cell>
              <table:table-cell office:value-type="float" office:value="99.775">
                <text:p>99.77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">
                <text:p>5.33</text:p>
              </table:table-cell>
              <table:table-cell office:value-type="float" office:value="6.629">
                <text:p>6.629</text:p>
              </table:table-cell>
              <table:table-cell office:value-type="float" office:value="10.479">
                <text:p>10.479</text:p>
              </table:table-cell>
              <table:table-cell office:value-type="float" office:value="18.9">
                <text:p>18.9</text:p>
              </table:table-cell>
              <table:table-cell office:value-type="float" office:value="36.662">
                <text:p>36.662</text:p>
              </table:table-cell>
              <table:table-cell office:value-type="float" office:value="62.842">
                <text:p>62.842</text:p>
              </table:table-cell>
              <table:table-cell office:value-type="float" office:value="87.024">
                <text:p>87.024</text:p>
              </table:table-cell>
              <table:table-cell office:value-type="float" office:value="97.846">
                <text:p>97.846</text:p>
              </table:table-cell>
              <table:table-cell office:value-type="float" office:value="99.892">
                <text:p>99.892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49">
                <text:p>49.849</text:p>
              </table:table-cell>
              <table:table-cell office:value-type="float" office:value="54.216">
                <text:p>54.216</text:p>
              </table:table-cell>
              <table:table-cell office:value-type="float" office:value="62.867">
                <text:p>62.867</text:p>
              </table:table-cell>
              <table:table-cell office:value-type="float" office:value="74.996">
                <text:p>74.996</text:p>
              </table:table-cell>
              <table:table-cell office:value-type="float" office:value="87.424">
                <text:p>87.424</text:p>
              </table:table-cell>
              <table:table-cell office:value-type="float" office:value="95.996">
                <text:p>95.996</text:p>
              </table:table-cell>
              <table:table-cell office:value-type="float" office:value="99.384">
                <text:p>99.384</text:p>
              </table:table-cell>
              <table:table-cell office:value-type="float" office:value="99.971">
                <text:p>99.9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695">
                <text:p>94.695</text:p>
              </table:table-cell>
              <table:table-cell office:value-type="float" office:value="95.757">
                <text:p>95.757</text:p>
              </table:table-cell>
              <table:table-cell office:value-type="float" office:value="97.456">
                <text:p>97.456</text:p>
              </table:table-cell>
              <table:table-cell office:value-type="float" office:value="98.795">
                <text:p>98.795</text:p>
              </table:table-cell>
              <table:table-cell office:value-type="float" office:value="99.681">
                <text:p>99.681</text:p>
              </table:table-cell>
              <table:table-cell office:value-type="float" office:value="99.963">
                <text:p>99.963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8">
                <text:p>99.968</text:p>
              </table:table-cell>
              <table:table-cell office:value-type="float" office:value="99.972">
                <text:p>99.972</text:p>
              </table:table-cell>
              <table:table-cell office:value-type="float" office:value="99.989">
                <text:p>99.989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6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322cm" svg:y="0.935cm" svg:width="9.333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7">
                <text:p>3.99997</text:p>
              </table:table-cell>
              <table:table-cell office:value-type="float" office:value="4.9929">
                <text:p>4.9929</text:p>
              </table:table-cell>
              <table:table-cell office:value-type="float" office:value="5.86413">
                <text:p>5.86413</text:p>
              </table:table-cell>
              <table:table-cell office:value-type="float" office:value="6.07828">
                <text:p>6.07828</text:p>
              </table:table-cell>
              <table:table-cell office:value-type="float" office:value="5.17509">
                <text:p>5.17509</text:p>
              </table:table-cell>
              <table:table-cell office:value-type="float" office:value="3.84124">
                <text:p>3.84124</text:p>
              </table:table-cell>
              <table:table-cell office:value-type="float" office:value="2.97399">
                <text:p>2.97399</text:p>
              </table:table-cell>
              <table:table-cell office:value-type="float" office:value="2.51413">
                <text:p>2.51413</text:p>
              </table:table-cell>
              <table:table-cell office:value-type="float" office:value="2.25259">
                <text:p>2.25259</text:p>
              </table:table-cell>
              <table:table-cell office:value-type="float" office:value="2.07194">
                <text:p>2.07194</text:p>
              </table:table-cell>
              <table:table-cell office:value-type="float" office:value="1.94503">
                <text:p>1.94503</text:p>
              </table:table-cell>
              <table:table-cell office:value-type="float" office:value="1.83717">
                <text:p>1.8371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13">
                <text:p>3.99813</text:p>
              </table:table-cell>
              <table:table-cell office:value-type="float" office:value="4.93131">
                <text:p>4.93131</text:p>
              </table:table-cell>
              <table:table-cell office:value-type="float" office:value="5.40932">
                <text:p>5.40932</text:p>
              </table:table-cell>
              <table:table-cell office:value-type="float" office:value="4.89452">
                <text:p>4.89452</text:p>
              </table:table-cell>
              <table:table-cell office:value-type="float" office:value="3.78569">
                <text:p>3.78569</text:p>
              </table:table-cell>
              <table:table-cell office:value-type="float" office:value="2.97414">
                <text:p>2.97414</text:p>
              </table:table-cell>
              <table:table-cell office:value-type="float" office:value="2.51407">
                <text:p>2.51407</text:p>
              </table:table-cell>
              <table:table-cell office:value-type="float" office:value="2.25007">
                <text:p>2.25007</text:p>
              </table:table-cell>
              <table:table-cell office:value-type="float" office:value="2.07058">
                <text:p>2.07058</text:p>
              </table:table-cell>
              <table:table-cell office:value-type="float" office:value="1.94325">
                <text:p>1.94325</text:p>
              </table:table-cell>
              <table:table-cell office:value-type="float" office:value="1.83757">
                <text:p>1.83757</text:p>
              </table:table-cell>
              <table:table-cell office:value-type="float" office:value="1.72038">
                <text:p>1.720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872">
                <text:p>3.97872</text:p>
              </table:table-cell>
              <table:table-cell office:value-type="float" office:value="4.68264">
                <text:p>4.68264</text:p>
              </table:table-cell>
              <table:table-cell office:value-type="float" office:value="4.57249">
                <text:p>4.57249</text:p>
              </table:table-cell>
              <table:table-cell office:value-type="float" office:value="3.72138">
                <text:p>3.72138</text:p>
              </table:table-cell>
              <table:table-cell office:value-type="float" office:value="2.96584">
                <text:p>2.96584</text:p>
              </table:table-cell>
              <table:table-cell office:value-type="float" office:value="2.51328">
                <text:p>2.51328</text:p>
              </table:table-cell>
              <table:table-cell office:value-type="float" office:value="2.25333">
                <text:p>2.25333</text:p>
              </table:table-cell>
              <table:table-cell office:value-type="float" office:value="2.07051">
                <text:p>2.07051</text:p>
              </table:table-cell>
              <table:table-cell office:value-type="float" office:value="1.94292">
                <text:p>1.94292</text:p>
              </table:table-cell>
              <table:table-cell office:value-type="float" office:value="1.83776">
                <text:p>1.83776</text:p>
              </table:table-cell>
              <table:table-cell office:value-type="float" office:value="1.72128">
                <text:p>1.72128</text:p>
              </table:table-cell>
              <table:table-cell office:value-type="float" office:value="1.58426">
                <text:p>1.58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13">
                <text:p>2.99913</text:p>
              </table:table-cell>
              <table:table-cell office:value-type="float" office:value="3.88941">
                <text:p>3.88941</text:p>
              </table:table-cell>
              <table:table-cell office:value-type="float" office:value="4.1776">
                <text:p>4.1776</text:p>
              </table:table-cell>
              <table:table-cell office:value-type="float" office:value="3.6436">
                <text:p>3.6436</text:p>
              </table:table-cell>
              <table:table-cell office:value-type="float" office:value="2.95882">
                <text:p>2.95882</text:p>
              </table:table-cell>
              <table:table-cell office:value-type="float" office:value="2.51371">
                <text:p>2.51371</text:p>
              </table:table-cell>
              <table:table-cell office:value-type="float" office:value="2.2473">
                <text:p>2.2473</text:p>
              </table:table-cell>
              <table:table-cell office:value-type="float" office:value="2.06985">
                <text:p>2.06985</text:p>
              </table:table-cell>
              <table:table-cell office:value-type="float" office:value="1.94327">
                <text:p>1.94327</text:p>
              </table:table-cell>
              <table:table-cell office:value-type="float" office:value="1.83695">
                <text:p>1.83695</text:p>
              </table:table-cell>
              <table:table-cell office:value-type="float" office:value="1.72045">
                <text:p>1.72045</text:p>
              </table:table-cell>
              <table:table-cell office:value-type="float" office:value="1.58453">
                <text:p>1.58453</text:p>
              </table:table-cell>
              <table:table-cell office:value-type="float" office:value="1.41713">
                <text:p>1.41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83">
                <text:p>2.98883</text:p>
              </table:table-cell>
              <table:table-cell office:value-type="float" office:value="3.66204">
                <text:p>3.66204</text:p>
              </table:table-cell>
              <table:table-cell office:value-type="float" office:value="3.51487">
                <text:p>3.51487</text:p>
              </table:table-cell>
              <table:table-cell office:value-type="float" office:value="2.94224">
                <text:p>2.94224</text:p>
              </table:table-cell>
              <table:table-cell office:value-type="float" office:value="2.51119">
                <text:p>2.51119</text:p>
              </table:table-cell>
              <table:table-cell office:value-type="float" office:value="2.25005">
                <text:p>2.25005</text:p>
              </table:table-cell>
              <table:table-cell office:value-type="float" office:value="2.07235">
                <text:p>2.07235</text:p>
              </table:table-cell>
              <table:table-cell office:value-type="float" office:value="1.94438">
                <text:p>1.94438</text:p>
              </table:table-cell>
              <table:table-cell office:value-type="float" office:value="1.83861">
                <text:p>1.83861</text:p>
              </table:table-cell>
              <table:table-cell office:value-type="float" office:value="1.72274">
                <text:p>1.72274</text:p>
              </table:table-cell>
              <table:table-cell office:value-type="float" office:value="1.58126">
                <text:p>1.58126</text:p>
              </table:table-cell>
              <table:table-cell office:value-type="float" office:value="1.41585">
                <text:p>1.41585</text:p>
              </table:table-cell>
              <table:table-cell office:value-type="float" office:value="1.27785">
                <text:p>1.27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606">
                <text:p>2.94606</text:p>
              </table:table-cell>
              <table:table-cell office:value-type="float" office:value="3.29617">
                <text:p>3.29617</text:p>
              </table:table-cell>
              <table:table-cell office:value-type="float" office:value="2.93048">
                <text:p>2.93048</text:p>
              </table:table-cell>
              <table:table-cell office:value-type="float" office:value="2.50963">
                <text:p>2.50963</text:p>
              </table:table-cell>
              <table:table-cell office:value-type="float" office:value="2.24985">
                <text:p>2.24985</text:p>
              </table:table-cell>
              <table:table-cell office:value-type="float" office:value="2.06907">
                <text:p>2.06907</text:p>
              </table:table-cell>
              <table:table-cell office:value-type="float" office:value="1.94317">
                <text:p>1.94317</text:p>
              </table:table-cell>
              <table:table-cell office:value-type="float" office:value="1.83994">
                <text:p>1.83994</text:p>
              </table:table-cell>
              <table:table-cell office:value-type="float" office:value="1.72521">
                <text:p>1.72521</text:p>
              </table:table-cell>
              <table:table-cell office:value-type="float" office:value="1.58197">
                <text:p>1.58197</text:p>
              </table:table-cell>
              <table:table-cell office:value-type="float" office:value="1.41854">
                <text:p>1.41854</text:p>
              </table:table-cell>
              <table:table-cell office:value-type="float" office:value="1.28066">
                <text:p>1.28066</text:p>
              </table:table-cell>
              <table:table-cell office:value-type="float" office:value="1.16654">
                <text:p>1.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137">
                <text:p>2.84137</text:p>
              </table:table-cell>
              <table:table-cell office:value-type="float" office:value="2.86887">
                <text:p>2.86887</text:p>
              </table:table-cell>
              <table:table-cell office:value-type="float" office:value="2.51272">
                <text:p>2.51272</text:p>
              </table:table-cell>
              <table:table-cell office:value-type="float" office:value="2.25101">
                <text:p>2.25101</text:p>
              </table:table-cell>
              <table:table-cell office:value-type="float" office:value="2.06968">
                <text:p>2.06968</text:p>
              </table:table-cell>
              <table:table-cell office:value-type="float" office:value="1.94558">
                <text:p>1.94558</text:p>
              </table:table-cell>
              <table:table-cell office:value-type="float" office:value="1.83856">
                <text:p>1.83856</text:p>
              </table:table-cell>
              <table:table-cell office:value-type="float" office:value="1.72102">
                <text:p>1.72102</text:p>
              </table:table-cell>
              <table:table-cell office:value-type="float" office:value="1.58025">
                <text:p>1.58025</text:p>
              </table:table-cell>
              <table:table-cell office:value-type="float" office:value="1.41615">
                <text:p>1.41615</text:p>
              </table:table-cell>
              <table:table-cell office:value-type="float" office:value="1.27909">
                <text:p>1.27909</text:p>
              </table:table-cell>
              <table:table-cell office:value-type="float" office:value="1.16608">
                <text:p>1.16608</text:p>
              </table:table-cell>
              <table:table-cell office:value-type="float" office:value="1.08278">
                <text:p>1.0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41">
                <text:p>2.6641</text:p>
              </table:table-cell>
              <table:table-cell office:value-type="float" office:value="2.50493">
                <text:p>2.50493</text:p>
              </table:table-cell>
              <table:table-cell office:value-type="float" office:value="2.24838">
                <text:p>2.24838</text:p>
              </table:table-cell>
              <table:table-cell office:value-type="float" office:value="2.07021">
                <text:p>2.07021</text:p>
              </table:table-cell>
              <table:table-cell office:value-type="float" office:value="1.94308">
                <text:p>1.94308</text:p>
              </table:table-cell>
              <table:table-cell office:value-type="float" office:value="1.83548">
                <text:p>1.83548</text:p>
              </table:table-cell>
              <table:table-cell office:value-type="float" office:value="1.72018">
                <text:p>1.72018</text:p>
              </table:table-cell>
              <table:table-cell office:value-type="float" office:value="1.58159">
                <text:p>1.58159</text:p>
              </table:table-cell>
              <table:table-cell office:value-type="float" office:value="1.42054">
                <text:p>1.42054</text:p>
              </table:table-cell>
              <table:table-cell office:value-type="float" office:value="1.27445">
                <text:p>1.27445</text:p>
              </table:table-cell>
              <table:table-cell office:value-type="float" office:value="1.16601">
                <text:p>1.16601</text:p>
              </table:table-cell>
              <table:table-cell office:value-type="float" office:value="1.08418">
                <text:p>1.08418</text:p>
              </table:table-cell>
              <table:table-cell office:value-type="float" office:value="1.02789">
                <text:p>1.02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339">
                <text:p>2.44339</text:p>
              </table:table-cell>
              <table:table-cell office:value-type="float" office:value="2.2497">
                <text:p>2.2497</text:p>
              </table:table-cell>
              <table:table-cell office:value-type="float" office:value="2.0712">
                <text:p>2.0712</text:p>
              </table:table-cell>
              <table:table-cell office:value-type="float" office:value="1.94071">
                <text:p>1.94071</text:p>
              </table:table-cell>
              <table:table-cell office:value-type="float" office:value="1.83862">
                <text:p>1.83862</text:p>
              </table:table-cell>
              <table:table-cell office:value-type="float" office:value="1.72335">
                <text:p>1.72335</text:p>
              </table:table-cell>
              <table:table-cell office:value-type="float" office:value="1.58513">
                <text:p>1.58513</text:p>
              </table:table-cell>
              <table:table-cell office:value-type="float" office:value="1.41676">
                <text:p>1.41676</text:p>
              </table:table-cell>
              <table:table-cell office:value-type="float" office:value="1.27758">
                <text:p>1.27758</text:p>
              </table:table-cell>
              <table:table-cell office:value-type="float" office:value="1.16675">
                <text:p>1.16675</text:p>
              </table:table-cell>
              <table:table-cell office:value-type="float" office:value="1.08198">
                <text:p>1.08198</text:p>
              </table:table-cell>
              <table:table-cell office:value-type="float" office:value="1.02815">
                <text:p>1.0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4272">
                <text:p>2.24272</text:p>
              </table:table-cell>
              <table:table-cell office:value-type="float" office:value="2.06967">
                <text:p>2.06967</text:p>
              </table:table-cell>
              <table:table-cell office:value-type="float" office:value="1.94366">
                <text:p>1.94366</text:p>
              </table:table-cell>
              <table:table-cell office:value-type="float" office:value="1.83745">
                <text:p>1.83745</text:p>
              </table:table-cell>
              <table:table-cell office:value-type="float" office:value="1.72355">
                <text:p>1.72355</text:p>
              </table:table-cell>
              <table:table-cell office:value-type="float" office:value="1.58486">
                <text:p>1.58486</text:p>
              </table:table-cell>
              <table:table-cell office:value-type="float" office:value="1.414">
                <text:p>1.414</text:p>
              </table:table-cell>
              <table:table-cell office:value-type="float" office:value="1.27892">
                <text:p>1.27892</text:p>
              </table:table-cell>
              <table:table-cell office:value-type="float" office:value="1.16793">
                <text:p>1.16793</text:p>
              </table:table-cell>
              <table:table-cell office:value-type="float" office:value="1.08418">
                <text:p>1.08418</text:p>
              </table:table-cell>
              <table:table-cell office:value-type="float" office:value="1.02687">
                <text:p>1.026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695">
                <text:p>2.0695</text:p>
              </table:table-cell>
              <table:table-cell office:value-type="float" office:value="1.94325">
                <text:p>1.94325</text:p>
              </table:table-cell>
              <table:table-cell office:value-type="float" office:value="1.83704">
                <text:p>1.83704</text:p>
              </table:table-cell>
              <table:table-cell office:value-type="float" office:value="1.72269">
                <text:p>1.72269</text:p>
              </table:table-cell>
              <table:table-cell office:value-type="float" office:value="1.5861">
                <text:p>1.5861</text:p>
              </table:table-cell>
              <table:table-cell office:value-type="float" office:value="1.41547">
                <text:p>1.41547</text:p>
              </table:table-cell>
              <table:table-cell office:value-type="float" office:value="1.27749">
                <text:p>1.27749</text:p>
              </table:table-cell>
              <table:table-cell office:value-type="float" office:value="1.16695">
                <text:p>1.16695</text:p>
              </table:table-cell>
              <table:table-cell office:value-type="float" office:value="1.08369">
                <text:p>1.08369</text:p>
              </table:table-cell>
              <table:table-cell office:value-type="float" office:value="1.02844">
                <text:p>1.028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7161">
                <text:p>1.97161</text:p>
              </table:table-cell>
              <table:table-cell office:value-type="float" office:value="1.94479">
                <text:p>1.94479</text:p>
              </table:table-cell>
              <table:table-cell office:value-type="float" office:value="1.83663">
                <text:p>1.83663</text:p>
              </table:table-cell>
              <table:table-cell office:value-type="float" office:value="1.72075">
                <text:p>1.72075</text:p>
              </table:table-cell>
              <table:table-cell office:value-type="float" office:value="1.58398">
                <text:p>1.58398</text:p>
              </table:table-cell>
              <table:table-cell office:value-type="float" office:value="1.41502">
                <text:p>1.41502</text:p>
              </table:table-cell>
              <table:table-cell office:value-type="float" office:value="1.27721">
                <text:p>1.27721</text:p>
              </table:table-cell>
              <table:table-cell office:value-type="float" office:value="1.16663">
                <text:p>1.16663</text:p>
              </table:table-cell>
              <table:table-cell office:value-type="float" office:value="1.0823">
                <text:p>1.0823</text:p>
              </table:table-cell>
              <table:table-cell office:value-type="float" office:value="1.028">
                <text:p>1.0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193">
                <text:p>1.9193</text:p>
              </table:table-cell>
              <table:table-cell office:value-type="float" office:value="1.83659">
                <text:p>1.83659</text:p>
              </table:table-cell>
              <table:table-cell office:value-type="float" office:value="1.7217">
                <text:p>1.7217</text:p>
              </table:table-cell>
              <table:table-cell office:value-type="float" office:value="1.58449">
                <text:p>1.58449</text:p>
              </table:table-cell>
              <table:table-cell office:value-type="float" office:value="1.41817">
                <text:p>1.41817</text:p>
              </table:table-cell>
              <table:table-cell office:value-type="float" office:value="1.27772">
                <text:p>1.27772</text:p>
              </table:table-cell>
              <table:table-cell office:value-type="float" office:value="1.16651">
                <text:p>1.16651</text:p>
              </table:table-cell>
              <table:table-cell office:value-type="float" office:value="1.08428">
                <text:p>1.08428</text:p>
              </table:table-cell>
              <table:table-cell office:value-type="float" office:value="1.02845">
                <text:p>1.028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83472">
                <text:p>1.83472</text:p>
              </table:table-cell>
              <table:table-cell office:value-type="float" office:value="1.72402">
                <text:p>1.72402</text:p>
              </table:table-cell>
              <table:table-cell office:value-type="float" office:value="1.58451">
                <text:p>1.58451</text:p>
              </table:table-cell>
              <table:table-cell office:value-type="float" office:value="1.41495">
                <text:p>1.41495</text:p>
              </table:table-cell>
              <table:table-cell office:value-type="float" office:value="1.27892">
                <text:p>1.27892</text:p>
              </table:table-cell>
              <table:table-cell office:value-type="float" office:value="1.16717">
                <text:p>1.16717</text:p>
              </table:table-cell>
              <table:table-cell office:value-type="float" office:value="1.08479">
                <text:p>1.08479</text:p>
              </table:table-cell>
              <table:table-cell office:value-type="float" office:value="1.02754">
                <text:p>1.027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72433">
                <text:p>1.72433</text:p>
              </table:table-cell>
              <table:table-cell office:value-type="float" office:value="1.58306">
                <text:p>1.58306</text:p>
              </table:table-cell>
              <table:table-cell office:value-type="float" office:value="1.4173">
                <text:p>1.4173</text:p>
              </table:table-cell>
              <table:table-cell office:value-type="float" office:value="1.27798">
                <text:p>1.27798</text:p>
              </table:table-cell>
              <table:table-cell office:value-type="float" office:value="1.16648">
                <text:p>1.16648</text:p>
              </table:table-cell>
              <table:table-cell office:value-type="float" office:value="1.08391">
                <text:p>1.08391</text:p>
              </table:table-cell>
              <table:table-cell office:value-type="float" office:value="1.02711">
                <text:p>1.027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8277">
                <text:p>1.58277</text:p>
              </table:table-cell>
              <table:table-cell office:value-type="float" office:value="1.41653">
                <text:p>1.41653</text:p>
              </table:table-cell>
              <table:table-cell office:value-type="float" office:value="1.27776">
                <text:p>1.27776</text:p>
              </table:table-cell>
              <table:table-cell office:value-type="float" office:value="1.16778">
                <text:p>1.16778</text:p>
              </table:table-cell>
              <table:table-cell office:value-type="float" office:value="1.08235">
                <text:p>1.08235</text:p>
              </table:table-cell>
              <table:table-cell office:value-type="float" office:value="1.02903">
                <text:p>1.02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2.775cm" svg:y="1.853cm" style:legend-expansion="high" chart:style-name="ch2"/>
        <chart:plot-area chart:style-name="ch3" chart:data-source-has-labels="both" svg:x="0.736cm" svg:y="0.731cm" svg:width="11.467cm" svg:height="6.174cm">
          <chartooo:coordinate-region svg:x="1.543cm" svg:y="0.943cm" svg:width="10.474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879">
                <text:p>0.879</text:p>
              </table:table-cell>
              <table:table-cell office:value-type="float" office:value="8.79">
                <text:p>8.79</text:p>
              </table:table-cell>
              <table:table-cell office:value-type="float" office:value="35.894">
                <text:p>35.894</text:p>
              </table:table-cell>
              <table:table-cell office:value-type="float" office:value="73.586">
                <text:p>73.586</text:p>
              </table:table-cell>
              <table:table-cell office:value-type="float" office:value="95.175">
                <text:p>95.175</text:p>
              </table:table-cell>
              <table:table-cell office:value-type="float" office:value="99.705">
                <text:p>99.70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875">
                <text:p>0.875</text:p>
              </table:table-cell>
              <table:table-cell office:value-type="float" office:value="8.539">
                <text:p>8.539</text:p>
              </table:table-cell>
              <table:table-cell office:value-type="float" office:value="36.027">
                <text:p>36.027</text:p>
              </table:table-cell>
              <table:table-cell office:value-type="float" office:value="73.699">
                <text:p>73.699</text:p>
              </table:table-cell>
              <table:table-cell office:value-type="float" office:value="95.368">
                <text:p>95.368</text:p>
              </table:table-cell>
              <table:table-cell office:value-type="float" office:value="99.724">
                <text:p>99.7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875">
                <text:p>0.875</text:p>
              </table:table-cell>
              <table:table-cell office:value-type="float" office:value="8.926">
                <text:p>8.926</text:p>
              </table:table-cell>
              <table:table-cell office:value-type="float" office:value="35.784">
                <text:p>35.784</text:p>
              </table:table-cell>
              <table:table-cell office:value-type="float" office:value="73.896">
                <text:p>73.896</text:p>
              </table:table-cell>
              <table:table-cell office:value-type="float" office:value="95.295">
                <text:p>95.295</text:p>
              </table:table-cell>
              <table:table-cell office:value-type="float" office:value="99.745">
                <text:p>99.745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1.128">
                <text:p>1.128</text:p>
              </table:table-cell>
              <table:table-cell office:value-type="float" office:value="10.245">
                <text:p>10.245</text:p>
              </table:table-cell>
              <table:table-cell office:value-type="float" office:value="37.929">
                <text:p>37.929</text:p>
              </table:table-cell>
              <table:table-cell office:value-type="float" office:value="75.231">
                <text:p>75.231</text:p>
              </table:table-cell>
              <table:table-cell office:value-type="float" office:value="95.567">
                <text:p>95.567</text:p>
              </table:table-cell>
              <table:table-cell office:value-type="float" office:value="99.772">
                <text:p>99.772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196">
                <text:p>0.196</text:p>
              </table:table-cell>
              <table:table-cell office:value-type="float" office:value="0.743">
                <text:p>0.743</text:p>
              </table:table-cell>
              <table:table-cell office:value-type="float" office:value="3.784">
                <text:p>3.784</text:p>
              </table:table-cell>
              <table:table-cell office:value-type="float" office:value="16.119">
                <text:p>16.119</text:p>
              </table:table-cell>
              <table:table-cell office:value-type="float" office:value="44.924">
                <text:p>44.924</text:p>
              </table:table-cell>
              <table:table-cell office:value-type="float" office:value="78.843">
                <text:p>78.843</text:p>
              </table:table-cell>
              <table:table-cell office:value-type="float" office:value="96.417">
                <text:p>96.417</text:p>
              </table:table-cell>
              <table:table-cell office:value-type="float" office:value="99.783">
                <text:p>99.783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17">
                <text:p>5.217</text:p>
              </table:table-cell>
              <table:table-cell office:value-type="float" office:value="6.652">
                <text:p>6.652</text:p>
              </table:table-cell>
              <table:table-cell office:value-type="float" office:value="10.416">
                <text:p>10.416</text:p>
              </table:table-cell>
              <table:table-cell office:value-type="float" office:value="19.325">
                <text:p>19.325</text:p>
              </table:table-cell>
              <table:table-cell office:value-type="float" office:value="36.693">
                <text:p>36.693</text:p>
              </table:table-cell>
              <table:table-cell office:value-type="float" office:value="63.243">
                <text:p>63.243</text:p>
              </table:table-cell>
              <table:table-cell office:value-type="float" office:value="87.095">
                <text:p>87.095</text:p>
              </table:table-cell>
              <table:table-cell office:value-type="float" office:value="97.9">
                <text:p>97.9</text:p>
              </table:table-cell>
              <table:table-cell office:value-type="float" office:value="99.884">
                <text:p>99.8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58">
                <text:p>50.158</text:p>
              </table:table-cell>
              <table:table-cell office:value-type="float" office:value="54.46">
                <text:p>54.46</text:p>
              </table:table-cell>
              <table:table-cell office:value-type="float" office:value="62.87">
                <text:p>62.87</text:p>
              </table:table-cell>
              <table:table-cell office:value-type="float" office:value="74.695">
                <text:p>74.695</text:p>
              </table:table-cell>
              <table:table-cell office:value-type="float" office:value="87.481">
                <text:p>87.481</text:p>
              </table:table-cell>
              <table:table-cell office:value-type="float" office:value="96.169">
                <text:p>96.169</text:p>
              </table:table-cell>
              <table:table-cell office:value-type="float" office:value="99.449">
                <text:p>99.449</text:p>
              </table:table-cell>
              <table:table-cell office:value-type="float" office:value="99.966">
                <text:p>99.966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06cm" svg:height="7.357cm" xlink:href="." xlink:type="simple" chart:class="chart:line" chart:style-name="ch1">
        <chart:legend chart:legend-position="end" svg:x="11.288cm" svg:y="1.532cm" style:legend-expansion="high" chart:style-name="ch2"/>
        <chart:plot-area chart:style-name="ch3" chart:data-source-has-labels="both" svg:x="0.74cm" svg:y="0.723cm" svg:width="9.968cm" svg:height="6.067cm">
          <chartooo:coordinate-region svg:x="1.176cm" svg:y="0.935cm" svg:width="9.345cm" svg:height="5.182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series chart:style-name="ch14" chart:values-cell-range-address="local-table.$B$9:.$Q$9" chart:label-cell-address="local-table.$A$9" chart:class="chart:line">
            <chart:data-point chart:repeated="16"/>
          </chart:series>
          <chart:series chart:style-name="ch15" chart:values-cell-range-address="local-table.$B$10:.$Q$10" chart:label-cell-address="local-table.$A$10" chart:class="chart:line">
            <chart:data-point chart:repeated="16"/>
          </chart:series>
          <chart:series chart:style-name="ch16" chart:values-cell-range-address="local-table.$B$11:.$Q$11" chart:label-cell-address="local-table.$A$11" chart:class="chart:line">
            <chart:data-point chart:repeated="16"/>
          </chart:series>
          <chart:series chart:style-name="ch17" chart:values-cell-range-address="local-table.$B$12:.$Q$12" chart:label-cell-address="local-table.$A$12" chart:class="chart:line">
            <chart:data-point chart:repeated="16"/>
          </chart:series>
          <chart:series chart:style-name="ch18" chart:values-cell-range-address="local-table.$B$13:.$Q$13" chart:label-cell-address="local-table.$A$13" chart:class="chart:line">
            <chart:data-point chart:repeated="16"/>
          </chart:series>
          <chart:series chart:style-name="ch7" chart:values-cell-range-address="local-table.$B$14:.$Q$14" chart:label-cell-address="local-table.$A$14" chart:class="chart:line">
            <chart:data-point chart:repeated="16"/>
          </chart:series>
          <chart:series chart:style-name="ch8" chart:values-cell-range-address="local-table.$B$15:.$Q$15" chart:label-cell-address="local-table.$A$15" chart:class="chart:line">
            <chart:data-point chart:repeated="16"/>
          </chart:series>
          <chart:series chart:style-name="ch9" chart:values-cell-range-address="local-table.$B$16:.$Q$16" chart:label-cell-address="local-table.$A$16" chart:class="chart:line">
            <chart:data-point chart:repeated="16"/>
          </chart:series>
          <chart:series chart:style-name="ch10" chart:values-cell-range-address="local-table.$B$17:.$Q$17" chart:label-cell-address="local-table.$A$17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21">
                <text:p>2.98821</text:p>
              </table:table-cell>
              <table:table-cell office:value-type="float" office:value="3.89981">
                <text:p>3.89981</text:p>
              </table:table-cell>
              <table:table-cell office:value-type="float" office:value="4.77584">
                <text:p>4.77584</text:p>
              </table:table-cell>
              <table:table-cell office:value-type="float" office:value="5.67146">
                <text:p>5.67146</text:p>
              </table:table-cell>
              <table:table-cell office:value-type="float" office:value="6.60364">
                <text:p>6.60364</text:p>
              </table:table-cell>
              <table:table-cell office:value-type="float" office:value="7.53398">
                <text:p>7.53398</text:p>
              </table:table-cell>
              <table:table-cell office:value-type="float" office:value="8.1721">
                <text:p>8.1721</text:p>
              </table:table-cell>
              <table:table-cell office:value-type="float" office:value="7.68321">
                <text:p>7.68321</text:p>
              </table:table-cell>
              <table:table-cell office:value-type="float" office:value="5.83163">
                <text:p>5.83163</text:p>
              </table:table-cell>
              <table:table-cell office:value-type="float" office:value="3.96189">
                <text:p>3.96189</text:p>
              </table:table-cell>
              <table:table-cell office:value-type="float" office:value="2.97354">
                <text:p>2.97354</text:p>
              </table:table-cell>
              <table:table-cell office:value-type="float" office:value="2.51754">
                <text:p>2.51754</text:p>
              </table:table-cell>
              <table:table-cell office:value-type="float" office:value="2.24718">
                <text:p>2.247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32">
                <text:p>2.99932</text:p>
              </table:table-cell>
              <table:table-cell office:value-type="float" office:value="3.98013">
                <text:p>3.98013</text:p>
              </table:table-cell>
              <table:table-cell office:value-type="float" office:value="4.95107">
                <text:p>4.95107</text:p>
              </table:table-cell>
              <table:table-cell office:value-type="float" office:value="5.92619">
                <text:p>5.92619</text:p>
              </table:table-cell>
              <table:table-cell office:value-type="float" office:value="6.88848">
                <text:p>6.88848</text:p>
              </table:table-cell>
              <table:table-cell office:value-type="float" office:value="7.60923">
                <text:p>7.60923</text:p>
              </table:table-cell>
              <table:table-cell office:value-type="float" office:value="7.29064">
                <text:p>7.29064</text:p>
              </table:table-cell>
              <table:table-cell office:value-type="float" office:value="5.67382">
                <text:p>5.67382</text:p>
              </table:table-cell>
              <table:table-cell office:value-type="float" office:value="3.92312">
                <text:p>3.92312</text:p>
              </table:table-cell>
              <table:table-cell office:value-type="float" office:value="2.97611">
                <text:p>2.97611</text:p>
              </table:table-cell>
              <table:table-cell office:value-type="float" office:value="2.51479">
                <text:p>2.51479</text:p>
              </table:table-cell>
              <table:table-cell office:value-type="float" office:value="2.2492">
                <text:p>2.2492</text:p>
              </table:table-cell>
              <table:table-cell office:value-type="float" office:value="2.06977">
                <text:p>2.069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23">
                <text:p>3.99823</text:p>
              </table:table-cell>
              <table:table-cell office:value-type="float" office:value="4.99505">
                <text:p>4.99505</text:p>
              </table:table-cell>
              <table:table-cell office:value-type="float" office:value="5.97825">
                <text:p>5.97825</text:p>
              </table:table-cell>
              <table:table-cell office:value-type="float" office:value="6.77332">
                <text:p>6.77332</text:p>
              </table:table-cell>
              <table:table-cell office:value-type="float" office:value="6.73884">
                <text:p>6.73884</text:p>
              </table:table-cell>
              <table:table-cell office:value-type="float" office:value="5.44091">
                <text:p>5.44091</text:p>
              </table:table-cell>
              <table:table-cell office:value-type="float" office:value="3.88863">
                <text:p>3.88863</text:p>
              </table:table-cell>
              <table:table-cell office:value-type="float" office:value="2.97366">
                <text:p>2.97366</text:p>
              </table:table-cell>
              <table:table-cell office:value-type="float" office:value="2.51525">
                <text:p>2.51525</text:p>
              </table:table-cell>
              <table:table-cell office:value-type="float" office:value="2.24932">
                <text:p>2.24932</text:p>
              </table:table-cell>
              <table:table-cell office:value-type="float" office:value="2.06946">
                <text:p>2.06946</text:p>
              </table:table-cell>
              <table:table-cell office:value-type="float" office:value="1.9422">
                <text:p>1.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998">
                <text:p>3.99998</text:p>
              </table:table-cell>
              <table:table-cell office:value-type="float" office:value="4.99392">
                <text:p>4.99392</text:p>
              </table:table-cell>
              <table:table-cell office:value-type="float" office:value="5.86061">
                <text:p>5.86061</text:p>
              </table:table-cell>
              <table:table-cell office:value-type="float" office:value="6.08296">
                <text:p>6.08296</text:p>
              </table:table-cell>
              <table:table-cell office:value-type="float" office:value="5.16445">
                <text:p>5.16445</text:p>
              </table:table-cell>
              <table:table-cell office:value-type="float" office:value="3.84329">
                <text:p>3.84329</text:p>
              </table:table-cell>
              <table:table-cell office:value-type="float" office:value="2.96933">
                <text:p>2.96933</text:p>
              </table:table-cell>
              <table:table-cell office:value-type="float" office:value="2.51445">
                <text:p>2.51445</text:p>
              </table:table-cell>
              <table:table-cell office:value-type="float" office:value="2.24847">
                <text:p>2.24847</text:p>
              </table:table-cell>
              <table:table-cell office:value-type="float" office:value="2.07044">
                <text:p>2.07044</text:p>
              </table:table-cell>
              <table:table-cell office:value-type="float" office:value="1.94477">
                <text:p>1.94477</text:p>
              </table:table-cell>
              <table:table-cell office:value-type="float" office:value="1.8371">
                <text:p>1.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9838">
                <text:p>3.99838</text:p>
              </table:table-cell>
              <table:table-cell office:value-type="float" office:value="4.93161">
                <text:p>4.93161</text:p>
              </table:table-cell>
              <table:table-cell office:value-type="float" office:value="5.40216">
                <text:p>5.40216</text:p>
              </table:table-cell>
              <table:table-cell office:value-type="float" office:value="4.89163">
                <text:p>4.89163</text:p>
              </table:table-cell>
              <table:table-cell office:value-type="float" office:value="3.7865">
                <text:p>3.7865</text:p>
              </table:table-cell>
              <table:table-cell office:value-type="float" office:value="2.96781">
                <text:p>2.96781</text:p>
              </table:table-cell>
              <table:table-cell office:value-type="float" office:value="2.51096">
                <text:p>2.51096</text:p>
              </table:table-cell>
              <table:table-cell office:value-type="float" office:value="2.24799">
                <text:p>2.24799</text:p>
              </table:table-cell>
              <table:table-cell office:value-type="float" office:value="2.07074">
                <text:p>2.07074</text:p>
              </table:table-cell>
              <table:table-cell office:value-type="float" office:value="1.94488">
                <text:p>1.94488</text:p>
              </table:table-cell>
              <table:table-cell office:value-type="float" office:value="1.83516">
                <text:p>1.83516</text:p>
              </table:table-cell>
              <table:table-cell office:value-type="float" office:value="1.72147">
                <text:p>1.72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97871">
                <text:p>3.97871</text:p>
              </table:table-cell>
              <table:table-cell office:value-type="float" office:value="4.68852">
                <text:p>4.68852</text:p>
              </table:table-cell>
              <table:table-cell office:value-type="float" office:value="4.57009">
                <text:p>4.57009</text:p>
              </table:table-cell>
              <table:table-cell office:value-type="float" office:value="3.72971">
                <text:p>3.72971</text:p>
              </table:table-cell>
              <table:table-cell office:value-type="float" office:value="2.96753">
                <text:p>2.96753</text:p>
              </table:table-cell>
              <table:table-cell office:value-type="float" office:value="2.51477">
                <text:p>2.51477</text:p>
              </table:table-cell>
              <table:table-cell office:value-type="float" office:value="2.24947">
                <text:p>2.24947</text:p>
              </table:table-cell>
              <table:table-cell office:value-type="float" office:value="2.06827">
                <text:p>2.06827</text:p>
              </table:table-cell>
              <table:table-cell office:value-type="float" office:value="1.9433">
                <text:p>1.9433</text:p>
              </table:table-cell>
              <table:table-cell office:value-type="float" office:value="1.83823">
                <text:p>1.83823</text:p>
              </table:table-cell>
              <table:table-cell office:value-type="float" office:value="1.72035">
                <text:p>1.72035</text:p>
              </table:table-cell>
              <table:table-cell office:value-type="float" office:value="1.58437">
                <text:p>1.58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9922">
                <text:p>2.99922</text:p>
              </table:table-cell>
              <table:table-cell office:value-type="float" office:value="3.88976">
                <text:p>3.88976</text:p>
              </table:table-cell>
              <table:table-cell office:value-type="float" office:value="4.17371">
                <text:p>4.17371</text:p>
              </table:table-cell>
              <table:table-cell office:value-type="float" office:value="3.64889">
                <text:p>3.64889</text:p>
              </table:table-cell>
              <table:table-cell office:value-type="float" office:value="2.96139">
                <text:p>2.96139</text:p>
              </table:table-cell>
              <table:table-cell office:value-type="float" office:value="2.51514">
                <text:p>2.51514</text:p>
              </table:table-cell>
              <table:table-cell office:value-type="float" office:value="2.24981">
                <text:p>2.24981</text:p>
              </table:table-cell>
              <table:table-cell office:value-type="float" office:value="2.07096">
                <text:p>2.07096</text:p>
              </table:table-cell>
              <table:table-cell office:value-type="float" office:value="1.94222">
                <text:p>1.94222</text:p>
              </table:table-cell>
              <table:table-cell office:value-type="float" office:value="1.83713">
                <text:p>1.83713</text:p>
              </table:table-cell>
              <table:table-cell office:value-type="float" office:value="1.72138">
                <text:p>1.72138</text:p>
              </table:table-cell>
              <table:table-cell office:value-type="float" office:value="1.58089">
                <text:p>1.58089</text:p>
              </table:table-cell>
              <table:table-cell office:value-type="float" office:value="1.41923">
                <text:p>1.41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8855">
                <text:p>2.98855</text:p>
              </table:table-cell>
              <table:table-cell office:value-type="float" office:value="3.66399">
                <text:p>3.66399</text:p>
              </table:table-cell>
              <table:table-cell office:value-type="float" office:value="3.51596">
                <text:p>3.51596</text:p>
              </table:table-cell>
              <table:table-cell office:value-type="float" office:value="2.95206">
                <text:p>2.95206</text:p>
              </table:table-cell>
              <table:table-cell office:value-type="float" office:value="2.5142">
                <text:p>2.5142</text:p>
              </table:table-cell>
              <table:table-cell office:value-type="float" office:value="2.2499">
                <text:p>2.2499</text:p>
              </table:table-cell>
              <table:table-cell office:value-type="float" office:value="2.06884">
                <text:p>2.06884</text:p>
              </table:table-cell>
              <table:table-cell office:value-type="float" office:value="1.94405">
                <text:p>1.94405</text:p>
              </table:table-cell>
              <table:table-cell office:value-type="float" office:value="1.83685">
                <text:p>1.83685</text:p>
              </table:table-cell>
              <table:table-cell office:value-type="float" office:value="1.722">
                <text:p>1.722</text:p>
              </table:table-cell>
              <table:table-cell office:value-type="float" office:value="1.58579">
                <text:p>1.58579</text:p>
              </table:table-cell>
              <table:table-cell office:value-type="float" office:value="1.41897">
                <text:p>1.41897</text:p>
              </table:table-cell>
              <table:table-cell office:value-type="float" office:value="1.27816">
                <text:p>1.2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535">
                <text:p>2.94535</text:p>
              </table:table-cell>
              <table:table-cell office:value-type="float" office:value="3.29987">
                <text:p>3.29987</text:p>
              </table:table-cell>
              <table:table-cell office:value-type="float" office:value="2.93014">
                <text:p>2.93014</text:p>
              </table:table-cell>
              <table:table-cell office:value-type="float" office:value="2.5085">
                <text:p>2.5085</text:p>
              </table:table-cell>
              <table:table-cell office:value-type="float" office:value="2.25065">
                <text:p>2.25065</text:p>
              </table:table-cell>
              <table:table-cell office:value-type="float" office:value="2.07172">
                <text:p>2.07172</text:p>
              </table:table-cell>
              <table:table-cell office:value-type="float" office:value="1.94453">
                <text:p>1.94453</text:p>
              </table:table-cell>
              <table:table-cell office:value-type="float" office:value="1.83902">
                <text:p>1.83902</text:p>
              </table:table-cell>
              <table:table-cell office:value-type="float" office:value="1.7218">
                <text:p>1.7218</text:p>
              </table:table-cell>
              <table:table-cell office:value-type="float" office:value="1.58115">
                <text:p>1.58115</text:p>
              </table:table-cell>
              <table:table-cell office:value-type="float" office:value="1.41466">
                <text:p>1.41466</text:p>
              </table:table-cell>
              <table:table-cell office:value-type="float" office:value="1.27708">
                <text:p>1.27708</text:p>
              </table:table-cell>
              <table:table-cell office:value-type="float" office:value="1.16768">
                <text:p>1.16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055">
                <text:p>2.84055</text:p>
              </table:table-cell>
              <table:table-cell office:value-type="float" office:value="2.87569">
                <text:p>2.87569</text:p>
              </table:table-cell>
              <table:table-cell office:value-type="float" office:value="2.50632">
                <text:p>2.50632</text:p>
              </table:table-cell>
              <table:table-cell office:value-type="float" office:value="2.25042">
                <text:p>2.25042</text:p>
              </table:table-cell>
              <table:table-cell office:value-type="float" office:value="2.07215">
                <text:p>2.07215</text:p>
              </table:table-cell>
              <table:table-cell office:value-type="float" office:value="1.94192">
                <text:p>1.94192</text:p>
              </table:table-cell>
              <table:table-cell office:value-type="float" office:value="1.8365">
                <text:p>1.8365</text:p>
              </table:table-cell>
              <table:table-cell office:value-type="float" office:value="1.71975">
                <text:p>1.71975</text:p>
              </table:table-cell>
              <table:table-cell office:value-type="float" office:value="1.58414">
                <text:p>1.58414</text:p>
              </table:table-cell>
              <table:table-cell office:value-type="float" office:value="1.41758">
                <text:p>1.41758</text:p>
              </table:table-cell>
              <table:table-cell office:value-type="float" office:value="1.27711">
                <text:p>1.27711</text:p>
              </table:table-cell>
              <table:table-cell office:value-type="float" office:value="1.16481">
                <text:p>1.16481</text:p>
              </table:table-cell>
              <table:table-cell office:value-type="float" office:value="1.08237">
                <text:p>1.08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6254">
                <text:p>2.66254</text:p>
              </table:table-cell>
              <table:table-cell office:value-type="float" office:value="2.50627">
                <text:p>2.50627</text:p>
              </table:table-cell>
              <table:table-cell office:value-type="float" office:value="2.24932">
                <text:p>2.24932</text:p>
              </table:table-cell>
              <table:table-cell office:value-type="float" office:value="2.07054">
                <text:p>2.07054</text:p>
              </table:table-cell>
              <table:table-cell office:value-type="float" office:value="1.94168">
                <text:p>1.94168</text:p>
              </table:table-cell>
              <table:table-cell office:value-type="float" office:value="1.83586">
                <text:p>1.83586</text:p>
              </table:table-cell>
              <table:table-cell office:value-type="float" office:value="1.72223">
                <text:p>1.72223</text:p>
              </table:table-cell>
              <table:table-cell office:value-type="float" office:value="1.58559">
                <text:p>1.58559</text:p>
              </table:table-cell>
              <table:table-cell office:value-type="float" office:value="1.4185">
                <text:p>1.4185</text:p>
              </table:table-cell>
              <table:table-cell office:value-type="float" office:value="1.27813">
                <text:p>1.27813</text:p>
              </table:table-cell>
              <table:table-cell office:value-type="float" office:value="1.16588">
                <text:p>1.16588</text:p>
              </table:table-cell>
              <table:table-cell office:value-type="float" office:value="1.08318">
                <text:p>1.08318</text:p>
              </table:table-cell>
              <table:table-cell office:value-type="float" office:value="1.02773">
                <text:p>1.02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4625">
                <text:p>2.44625</text:p>
              </table:table-cell>
              <table:table-cell office:value-type="float" office:value="2.24645">
                <text:p>2.24645</text:p>
              </table:table-cell>
              <table:table-cell office:value-type="float" office:value="2.07017">
                <text:p>2.07017</text:p>
              </table:table-cell>
              <table:table-cell office:value-type="float" office:value="1.94385">
                <text:p>1.94385</text:p>
              </table:table-cell>
              <table:table-cell office:value-type="float" office:value="1.83805">
                <text:p>1.83805</text:p>
              </table:table-cell>
              <table:table-cell office:value-type="float" office:value="1.72027">
                <text:p>1.72027</text:p>
              </table:table-cell>
              <table:table-cell office:value-type="float" office:value="1.58454">
                <text:p>1.58454</text:p>
              </table:table-cell>
              <table:table-cell office:value-type="float" office:value="1.41632">
                <text:p>1.41632</text:p>
              </table:table-cell>
              <table:table-cell office:value-type="float" office:value="1.27795">
                <text:p>1.27795</text:p>
              </table:table-cell>
              <table:table-cell office:value-type="float" office:value="1.16705">
                <text:p>1.16705</text:p>
              </table:table-cell>
              <table:table-cell office:value-type="float" office:value="1.08227">
                <text:p>1.08227</text:p>
              </table:table-cell>
              <table:table-cell office:value-type="float" office:value="1.02771">
                <text:p>1.02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23838">
                <text:p>2.23838</text:p>
              </table:table-cell>
              <table:table-cell office:value-type="float" office:value="2.06891">
                <text:p>2.06891</text:p>
              </table:table-cell>
              <table:table-cell office:value-type="float" office:value="1.94573">
                <text:p>1.94573</text:p>
              </table:table-cell>
              <table:table-cell office:value-type="float" office:value="1.83699">
                <text:p>1.83699</text:p>
              </table:table-cell>
              <table:table-cell office:value-type="float" office:value="1.72411">
                <text:p>1.72411</text:p>
              </table:table-cell>
              <table:table-cell office:value-type="float" office:value="1.58294">
                <text:p>1.58294</text:p>
              </table:table-cell>
              <table:table-cell office:value-type="float" office:value="1.4125">
                <text:p>1.4125</text:p>
              </table:table-cell>
              <table:table-cell office:value-type="float" office:value="1.27895">
                <text:p>1.27895</text:p>
              </table:table-cell>
              <table:table-cell office:value-type="float" office:value="1.16534">
                <text:p>1.16534</text:p>
              </table:table-cell>
              <table:table-cell office:value-type="float" office:value="1.0832">
                <text:p>1.0832</text:p>
              </table:table-cell>
              <table:table-cell office:value-type="float" office:value="1.0282">
                <text:p>1.02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07011">
                <text:p>2.07011</text:p>
              </table:table-cell>
              <table:table-cell office:value-type="float" office:value="1.94434">
                <text:p>1.94434</text:p>
              </table:table-cell>
              <table:table-cell office:value-type="float" office:value="1.83655">
                <text:p>1.83655</text:p>
              </table:table-cell>
              <table:table-cell office:value-type="float" office:value="1.72086">
                <text:p>1.72086</text:p>
              </table:table-cell>
              <table:table-cell office:value-type="float" office:value="1.58736">
                <text:p>1.58736</text:p>
              </table:table-cell>
              <table:table-cell office:value-type="float" office:value="1.41716">
                <text:p>1.41716</text:p>
              </table:table-cell>
              <table:table-cell office:value-type="float" office:value="1.27707">
                <text:p>1.27707</text:p>
              </table:table-cell>
              <table:table-cell office:value-type="float" office:value="1.16664">
                <text:p>1.16664</text:p>
              </table:table-cell>
              <table:table-cell office:value-type="float" office:value="1.08277">
                <text:p>1.08277</text:p>
              </table:table-cell>
              <table:table-cell office:value-type="float" office:value="1.02888">
                <text:p>1.028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7331">
                <text:p>1.97331</text:p>
              </table:table-cell>
              <table:table-cell office:value-type="float" office:value="1.94416">
                <text:p>1.94416</text:p>
              </table:table-cell>
              <table:table-cell office:value-type="float" office:value="1.83745">
                <text:p>1.83745</text:p>
              </table:table-cell>
              <table:table-cell office:value-type="float" office:value="1.72032">
                <text:p>1.72032</text:p>
              </table:table-cell>
              <table:table-cell office:value-type="float" office:value="1.58317">
                <text:p>1.58317</text:p>
              </table:table-cell>
              <table:table-cell office:value-type="float" office:value="1.41616">
                <text:p>1.41616</text:p>
              </table:table-cell>
              <table:table-cell office:value-type="float" office:value="1.27794">
                <text:p>1.27794</text:p>
              </table:table-cell>
              <table:table-cell office:value-type="float" office:value="1.16694">
                <text:p>1.16694</text:p>
              </table:table-cell>
              <table:table-cell office:value-type="float" office:value="1.08247">
                <text:p>1.08247</text:p>
              </table:table-cell>
              <table:table-cell office:value-type="float" office:value="1.02783">
                <text:p>1.027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1639">
                <text:p>1.91639</text:p>
              </table:table-cell>
              <table:table-cell office:value-type="float" office:value="1.83849">
                <text:p>1.83849</text:p>
              </table:table-cell>
              <table:table-cell office:value-type="float" office:value="1.72441">
                <text:p>1.72441</text:p>
              </table:table-cell>
              <table:table-cell office:value-type="float" office:value="1.58275">
                <text:p>1.58275</text:p>
              </table:table-cell>
              <table:table-cell office:value-type="float" office:value="1.4162">
                <text:p>1.4162</text:p>
              </table:table-cell>
              <table:table-cell office:value-type="float" office:value="1.27731">
                <text:p>1.27731</text:p>
              </table:table-cell>
              <table:table-cell office:value-type="float" office:value="1.1663">
                <text:p>1.1663</text:p>
              </table:table-cell>
              <table:table-cell office:value-type="float" office:value="1.08313">
                <text:p>1.08313</text:p>
              </table:table-cell>
              <table:table-cell office:value-type="float" office:value="1.02736">
                <text:p>1.027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6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6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04cm" svg:height="7.474cm" xlink:href="." xlink:type="simple" chart:class="chart:line" chart:style-name="ch1">
        <chart:legend chart:legend-position="end" svg:x="12.775cm" svg:y="1.853cm" style:legend-expansion="high" chart:style-name="ch2"/>
        <chart:plot-area chart:style-name="ch3" chart:data-source-has-labels="both" svg:x="0.736cm" svg:y="0.731cm" svg:width="11.467cm" svg:height="6.174cm">
          <chartooo:coordinate-region svg:x="1.543cm" svg:y="0.943cm" svg:width="10.474cm" svg:height="5.289cm"/>
          <chart:axis chart:dimension="x" chart:name="primary-x" chart:style-name="ch4" chartooo:axis-type="auto">
            <chartooo:date-scale/>
            <chart:categories table:cell-range-address="local-table.$B$1:.$Q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Q$2" chart:label-cell-address="local-table.$A$2" chart:class="chart:line">
            <chart:data-point chart:repeated="16"/>
          </chart:series>
          <chart:series chart:style-name="ch8" chart:values-cell-range-address="local-table.$B$3:.$Q$3" chart:label-cell-address="local-table.$A$3" chart:class="chart:line">
            <chart:data-point chart:repeated="16"/>
          </chart:series>
          <chart:series chart:style-name="ch9" chart:values-cell-range-address="local-table.$B$4:.$Q$4" chart:label-cell-address="local-table.$A$4" chart:class="chart:line">
            <chart:data-point chart:repeated="16"/>
          </chart:series>
          <chart:series chart:style-name="ch10" chart:values-cell-range-address="local-table.$B$5:.$Q$5" chart:label-cell-address="local-table.$A$5" chart:class="chart:line">
            <chart:data-point chart:repeated="16"/>
          </chart:series>
          <chart:series chart:style-name="ch11" chart:values-cell-range-address="local-table.$B$6:.$Q$6" chart:label-cell-address="local-table.$A$6" chart:class="chart:line">
            <chart:data-point chart:repeated="16"/>
          </chart:series>
          <chart:series chart:style-name="ch12" chart:values-cell-range-address="local-table.$B$7:.$Q$7" chart:label-cell-address="local-table.$A$7" chart:class="chart:line">
            <chart:data-point chart:repeated="16"/>
          </chart:series>
          <chart:series chart:style-name="ch13" chart:values-cell-range-address="local-table.$B$8:.$Q$8" chart:label-cell-address="local-table.$A$8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49">
                <text:p>0.049</text:p>
              </table:table-cell>
              <table:table-cell office:value-type="float" office:value="1.198">
                <text:p>1.198</text:p>
              </table:table-cell>
              <table:table-cell office:value-type="float" office:value="10.182">
                <text:p>10.182</text:p>
              </table:table-cell>
              <table:table-cell office:value-type="float" office:value="38.084">
                <text:p>38.084</text:p>
              </table:table-cell>
              <table:table-cell office:value-type="float" office:value="74.909">
                <text:p>74.909</text:p>
              </table:table-cell>
              <table:table-cell office:value-type="float" office:value="95.502">
                <text:p>95.502</text:p>
              </table:table-cell>
              <table:table-cell office:value-type="float" office:value="99.748">
                <text:p>99.748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47">
                <text:p>0.047</text:p>
              </table:table-cell>
              <table:table-cell office:value-type="float" office:value="0.057">
                <text:p>0.057</text:p>
              </table:table-cell>
              <table:table-cell office:value-type="float" office:value="0.16">
                <text:p>0.16</text:p>
              </table:table-cell>
              <table:table-cell office:value-type="float" office:value="0.778">
                <text:p>0.778</text:p>
              </table:table-cell>
              <table:table-cell office:value-type="float" office:value="3.832">
                <text:p>3.832</text:p>
              </table:table-cell>
              <table:table-cell office:value-type="float" office:value="16.176">
                <text:p>16.176</text:p>
              </table:table-cell>
              <table:table-cell office:value-type="float" office:value="44.845">
                <text:p>44.845</text:p>
              </table:table-cell>
              <table:table-cell office:value-type="float" office:value="78.807">
                <text:p>78.807</text:p>
              </table:table-cell>
              <table:table-cell office:value-type="float" office:value="96.488">
                <text:p>96.488</text:p>
              </table:table-cell>
              <table:table-cell office:value-type="float" office:value="99.775">
                <text:p>99.775</text:p>
              </table:table-cell>
              <table:table-cell office:value-type="float" office:value="99.997">
                <text:p>99.9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3">
                <text:p>5.33</text:p>
              </table:table-cell>
              <table:table-cell office:value-type="float" office:value="6.629">
                <text:p>6.629</text:p>
              </table:table-cell>
              <table:table-cell office:value-type="float" office:value="10.479">
                <text:p>10.479</text:p>
              </table:table-cell>
              <table:table-cell office:value-type="float" office:value="18.9">
                <text:p>18.9</text:p>
              </table:table-cell>
              <table:table-cell office:value-type="float" office:value="36.662">
                <text:p>36.662</text:p>
              </table:table-cell>
              <table:table-cell office:value-type="float" office:value="62.842">
                <text:p>62.842</text:p>
              </table:table-cell>
              <table:table-cell office:value-type="float" office:value="87.024">
                <text:p>87.024</text:p>
              </table:table-cell>
              <table:table-cell office:value-type="float" office:value="97.846">
                <text:p>97.846</text:p>
              </table:table-cell>
              <table:table-cell office:value-type="float" office:value="99.892">
                <text:p>99.892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49">
                <text:p>49.849</text:p>
              </table:table-cell>
              <table:table-cell office:value-type="float" office:value="54.216">
                <text:p>54.216</text:p>
              </table:table-cell>
              <table:table-cell office:value-type="float" office:value="62.867">
                <text:p>62.867</text:p>
              </table:table-cell>
              <table:table-cell office:value-type="float" office:value="74.996">
                <text:p>74.996</text:p>
              </table:table-cell>
              <table:table-cell office:value-type="float" office:value="87.424">
                <text:p>87.424</text:p>
              </table:table-cell>
              <table:table-cell office:value-type="float" office:value="95.996">
                <text:p>95.996</text:p>
              </table:table-cell>
              <table:table-cell office:value-type="float" office:value="99.384">
                <text:p>99.384</text:p>
              </table:table-cell>
              <table:table-cell office:value-type="float" office:value="99.971">
                <text:p>99.97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695">
                <text:p>94.695</text:p>
              </table:table-cell>
              <table:table-cell office:value-type="float" office:value="95.757">
                <text:p>95.757</text:p>
              </table:table-cell>
              <table:table-cell office:value-type="float" office:value="97.456">
                <text:p>97.456</text:p>
              </table:table-cell>
              <table:table-cell office:value-type="float" office:value="98.795">
                <text:p>98.795</text:p>
              </table:table-cell>
              <table:table-cell office:value-type="float" office:value="99.681">
                <text:p>99.681</text:p>
              </table:table-cell>
              <table:table-cell office:value-type="float" office:value="99.963">
                <text:p>99.963</text:p>
              </table:table-cell>
              <table:table-cell office:value-type="float" office:value="99.998">
                <text:p>99.9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8">
                <text:p>99.968</text:p>
              </table:table-cell>
              <table:table-cell office:value-type="float" office:value="99.972">
                <text:p>99.972</text:p>
              </table:table-cell>
              <table:table-cell office:value-type="float" office:value="99.989">
                <text:p>99.989</text:p>
              </table:table-cell>
              <table:table-cell office:value-type="float" office:value="99.999">
                <text:p>99.9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